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Sans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6" style:family="table-cell" style:parent-style-name="Default" style:data-style-name="N104"/>
    <style:style style:name="ce7" style:family="table-cell" style:parent-style-name="Default" style:data-style-name="N0"/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dbb6"/>
      <style:text-properties fo:color="#c9211e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4">
      <style:text-properties fo:color="#c9211e"/>
    </style:style>
    <style:style style:name="ce12" style:family="table-cell" style:parent-style-name="Default" style:data-style-name="N10"/>
    <style:style style:name="ce13" style:family="table-cell" style:parent-style-name="Default" style:data-style-name="N104">
      <style:table-cell-properties fo:background-color="transparent"/>
    </style:style>
    <style:style style:name="ce14" style:family="table-cell" style:parent-style-name="Default" style:data-style-name="N104">
      <style:text-properties fo:font-weight="bold" style:font-weight-asian="bold" style:font-weight-complex="bold"/>
    </style:style>
    <style:style style:name="ce15" style:family="table-cell" style:parent-style-name="Default" style:data-style-name="N104">
      <style:text-properties style:font-name="FreeSans"/>
    </style:style>
    <style:style style:name="ce16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FreeSans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1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dScheduleD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total short</text:p>
          </table:table-cell>
          <table:table-cell table:style-name="ce4" office:value-type="currency" office:currency="USD" office:value="1000" calcext:value-type="currency">
            <text:p>$1,000.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3000" calcext:value-type="float">
            <text:p>-3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total long</text:p>
          </table:table-cell>
          <table:table-cell table:style-name="ce4" office:value-type="currency" office:currency="USD" office:value="20000" calcext:value-type="currency">
            <text:p>$20,000.00</text:p>
          </table:table-cell>
          <table:table-cell table:style-name="ce1" office:value-type="float" office:value="-1500" calcext:value-type="float">
            <text:p>-1500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-9000" calcext:value-type="float">
            <text:p>-9000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expected line 16 or 21</text:p>
          </table:table-cell>
          <table:table-cell table:style-name="ce4" table:formula="of:=IF([.B10];[.B9];[.B15])" office:value-type="currency" office:currency="USD" office:value="21000" calcext:value-type="currency">
            <text:p>$21,000.00</text:p>
          </table:table-cell>
          <table:table-cell table:style-name="ce4" table:formula="of:=IF([.C10];[.C9];[.C15])" office:value-type="currency" office:currency="USD" office:value="-2400" calcext:value-type="currency">
            <text:p>-$2,400.00</text:p>
          </table:table-cell>
          <table:table-cell table:style-name="ce4" table:formula="of:=IF([.D10];[.D9];[.D15])" office:value-type="currency" office:currency="USD" office:value="-3000" calcext:value-type="currency">
            <text:p>-$3,000.00</text:p>
          </table:table-cell>
          <table:table-cell table:style-name="ce4" table:formula="of:=IF([.E10];[.E9];[.E15])" office:value-type="currency" office:currency="USD" office:value="9100" calcext:value-type="currency">
            <text:p>$9,100.00</text:p>
          </table:table-cell>
          <table:table-cell table:style-name="ce4" table:formula="of:=IF([.F10];[.F9];[.F15])" office:value-type="currency" office:currency="USD" office:value="9100" calcext:value-type="currency">
            <text:p>$9,100.00</text:p>
          </table:table-cell>
          <table:table-cell table:style-name="ce4" table:formula="of:=IF([.G10];[.G9];[.G15])" office:value-type="currency" office:currency="USD" office:value="-3000" calcext:value-type="currency">
            <text:p>-$3,000.00</text:p>
          </table:table-cell>
          <table:table-cell table:style-name="ce4" table:formula="of:=IF([.H10];[.H9];[.H15])" office:value-type="currency" office:currency="USD" office:value="-3000" calcext:value-type="currency">
            <text:p>-$3,000.00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expected line 20</text:p>
          </table:table-cell>
          <table:table-cell table:style-name="ce5" table:formula="of:=[.B14]" office:value-type="boolean" office:boolean-value="true" calcext:value-type="boolean">
            <text:p>TRUE</text:p>
          </table:table-cell>
          <table:table-cell table:style-name="ce5" table:formula="of:=[.C14]" office:value-type="boolean" office:boolean-value="true" calcext:value-type="boolean">
            <text:p>TRUE</text:p>
          </table:table-cell>
          <table:table-cell table:style-name="ce5" table:formula="of:=[.D14]" office:value-type="boolean" office:boolean-value="true" calcext:value-type="boolean">
            <text:p>TRUE</text:p>
          </table:table-cell>
          <table:table-cell table:style-name="ce5" table:formula="of:=[.E14]" office:value-type="boolean" office:boolean-value="true" calcext:value-type="boolean">
            <text:p>TRUE</text:p>
          </table:table-cell>
          <table:table-cell table:style-name="ce5" table:formula="of:=[.F14]" office:value-type="boolean" office:boolean-value="true" calcext:value-type="boolean">
            <text:p>TRUE</text:p>
          </table:table-cell>
          <table:table-cell table:style-name="ce5" table:formula="of:=[.G14]" office:value-type="boolean" office:boolean-value="true" calcext:value-type="boolean">
            <text:p>TRUE</text:p>
          </table:table-cell>
          <table:table-cell table:style-name="ce5" table:formula="of:=[.H14]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expected line 22</text:p>
          </table:table-cell>
          <table:table-cell table:style-name="ce5" table:formula="of:=[.B16]" office:value-type="boolean" office:boolean-value="false" calcext:value-type="boolean">
            <text:p>FALSE</text:p>
          </table:table-cell>
          <table:table-cell table:style-name="ce5" table:formula="of:=[.C16]" office:value-type="boolean" office:boolean-value="false" calcext:value-type="boolean">
            <text:p>FALSE</text:p>
          </table:table-cell>
          <table:table-cell table:style-name="ce5" table:formula="of:=[.D16]" office:value-type="boolean" office:boolean-value="false" calcext:value-type="boolean">
            <text:p>FALSE</text:p>
          </table:table-cell>
          <table:table-cell table:style-name="ce5" table:formula="of:=[.E16]" office:value-type="boolean" office:boolean-value="false" calcext:value-type="boolean">
            <text:p>FALSE</text:p>
          </table:table-cell>
          <table:table-cell table:style-name="ce5" table:formula="of:=[.F16]" office:value-type="boolean" office:boolean-value="false" calcext:value-type="boolean">
            <text:p>FALSE</text:p>
          </table:table-cell>
          <table:table-cell table:style-name="ce5" table:formula="of:=[.G16]" office:value-type="boolean" office:boolean-value="false" calcext:value-type="boolean">
            <text:p>FALSE</text:p>
          </table:table-cell>
          <table:table-cell table:style-name="ce5" table:formula="of:=[.H16]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3">
          <table:table-cell table:style-name="ce2"/>
          <table:table-cell table:style-name="Default" office:value-type="string" calcext:value-type="string">
            <text:p>// both positive</text:p>
          </table:table-cell>
          <table:table-cell table:style-name="ce1" office:value-type="string" calcext:value-type="string">
            <text:p>// both small losses</text:p>
          </table:table-cell>
          <table:table-cell table:style-name="ce1" office:value-type="string" calcext:value-type="string">
            <text:p>// both big losses</text:p>
          </table:table-cell>
          <table:table-cell table:style-name="ce1" office:value-type="string" calcext:value-type="string">
            <text:p>// short loss, long gain, overall gain</text:p>
          </table:table-cell>
          <table:table-cell table:style-name="ce1" office:value-type="string" calcext:value-type="string">
            <text:p>// short gain, long loss, overall gain</text:p>
          </table:table-cell>
          <table:table-cell table:style-name="ce1" office:value-type="string" calcext:value-type="string">
            <text:p>// short loss, long gain, overall loss</text:p>
          </table:table-cell>
          <table:table-cell table:style-name="ce1" office:value-type="string" calcext:value-type="string">
            <text:p>// short gain, long loss, overall loss</text:p>
          </table:table-cell>
          <table:table-cell table:number-columns-repeated="1637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formula="of:=[.B1]" office:value-type="currency" office:currency="USD" office:value="1000" calcext:value-type="currency">
            <text:p>$1,000.00</text:p>
          </table:table-cell>
          <table:table-cell table:style-name="ce6" table:formula="of:=[.C1]" office:value-type="currency" office:currency="USD" office:value="-900" calcext:value-type="currency">
            <text:p>-$900.00</text:p>
          </table:table-cell>
          <table:table-cell table:style-name="ce6" table:formula="of:=[.D1]" office:value-type="currency" office:currency="USD" office:value="-3000" calcext:value-type="currency">
            <text:p>-$3,000.00</text:p>
          </table:table-cell>
          <table:table-cell table:style-name="ce6" table:formula="of:=[.E1]" office:value-type="currency" office:currency="USD" office:value="-900" calcext:value-type="currency">
            <text:p>-$900.00</text:p>
          </table:table-cell>
          <table:table-cell table:style-name="ce6" table:formula="of:=[.F1]" office:value-type="currency" office:currency="USD" office:value="10000" calcext:value-type="currency">
            <text:p>$10,000.00</text:p>
          </table:table-cell>
          <table:table-cell table:style-name="ce6" table:formula="of:=[.G1]" office:value-type="currency" office:currency="USD" office:value="-9000" calcext:value-type="currency">
            <text:p>-$9,000.00</text:p>
          </table:table-cell>
          <table:table-cell table:style-name="ce6" table:formula="of:=[.H1]" office:value-type="currency" office:currency="USD" office:value="1000" calcext:value-type="currency">
            <text:p>$1,000.00</text:p>
          </table:table-cell>
          <table:table-cell table:number-columns-repeated="1637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table:formula="of:=[.B2]" office:value-type="currency" office:currency="USD" office:value="20000" calcext:value-type="currency">
            <text:p>$20,000.00</text:p>
          </table:table-cell>
          <table:table-cell table:style-name="ce6" table:formula="of:=[.C2]" office:value-type="currency" office:currency="USD" office:value="-1500" calcext:value-type="currency">
            <text:p>-$1,500.00</text:p>
          </table:table-cell>
          <table:table-cell table:style-name="ce6" table:formula="of:=[.D2]" office:value-type="currency" office:currency="USD" office:value="-4000" calcext:value-type="currency">
            <text:p>-$4,000.00</text:p>
          </table:table-cell>
          <table:table-cell table:style-name="ce6" table:formula="of:=[.E2]" office:value-type="currency" office:currency="USD" office:value="10000" calcext:value-type="currency">
            <text:p>$10,000.00</text:p>
          </table:table-cell>
          <table:table-cell table:style-name="ce6" table:formula="of:=[.F2]" office:value-type="currency" office:currency="USD" office:value="-900" calcext:value-type="currency">
            <text:p>-$900.00</text:p>
          </table:table-cell>
          <table:table-cell table:style-name="ce6" table:formula="of:=[.G2]" office:value-type="currency" office:currency="USD" office:value="1000" calcext:value-type="currency">
            <text:p>$1,000.00</text:p>
          </table:table-cell>
          <table:table-cell table:style-name="ce6" table:formula="of:=[.H2]" office:value-type="currency" office:currency="USD" office:value="-9000" calcext:value-type="currency">
            <text:p>-$9,000.00</text:p>
          </table:table-cell>
          <table:table-cell table:number-columns-repeated="1637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table:formula="of:=[.B8]+[.B7]" office:value-type="currency" office:currency="USD" office:value="21000" calcext:value-type="currency">
            <text:p>$21,000.00</text:p>
          </table:table-cell>
          <table:table-cell table:style-name="ce6" table:formula="of:=[.C8]+[.C7]" office:value-type="currency" office:currency="USD" office:value="-2400" calcext:value-type="currency">
            <text:p>-$2,400.00</text:p>
          </table:table-cell>
          <table:table-cell table:style-name="ce6" table:formula="of:=[.D8]+[.D7]" office:value-type="currency" office:currency="USD" office:value="-7000" calcext:value-type="currency">
            <text:p>-$7,000.00</text:p>
          </table:table-cell>
          <table:table-cell table:style-name="ce6" table:formula="of:=[.E8]+[.E7]" office:value-type="currency" office:currency="USD" office:value="9100" calcext:value-type="currency">
            <text:p>$9,100.00</text:p>
          </table:table-cell>
          <table:table-cell table:style-name="ce6" table:formula="of:=[.F8]+[.F7]" office:value-type="currency" office:currency="USD" office:value="9100" calcext:value-type="currency">
            <text:p>$9,100.00</text:p>
          </table:table-cell>
          <table:table-cell table:style-name="ce6" table:formula="of:=[.G8]+[.G7]" office:value-type="currency" office:currency="USD" office:value="-8000" calcext:value-type="currency">
            <text:p>-$8,000.00</text:p>
          </table:table-cell>
          <table:table-cell table:style-name="ce6" table:formula="of:=[.H8]+[.H7]" office:value-type="currency" office:currency="USD" office:value="-8000" calcext:value-type="currency">
            <text:p>-$8,000.00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5" table:formula="of:=IF([.B9]&gt;0;1; 0)" office:value-type="boolean" office:boolean-value="true" calcext:value-type="boolean">
            <text:p>TRUE</text:p>
          </table:table-cell>
          <table:table-cell table:style-name="ce5" table:formula="of:=IF([.C9]&gt;0;1; 0)" office:value-type="boolean" office:boolean-value="false" calcext:value-type="boolean">
            <text:p>FALSE</text:p>
          </table:table-cell>
          <table:table-cell table:style-name="ce5" table:formula="of:=IF([.D9]&gt;0;1; 0)" office:value-type="boolean" office:boolean-value="false" calcext:value-type="boolean">
            <text:p>FALSE</text:p>
          </table:table-cell>
          <table:table-cell table:style-name="ce5" table:formula="of:=IF([.E9]&gt;0;1; 0)" office:value-type="boolean" office:boolean-value="true" calcext:value-type="boolean">
            <text:p>TRUE</text:p>
          </table:table-cell>
          <table:table-cell table:style-name="ce5" table:formula="of:=IF([.F9]&gt;0;1; 0)" office:value-type="boolean" office:boolean-value="true" calcext:value-type="boolean">
            <text:p>TRUE</text:p>
          </table:table-cell>
          <table:table-cell table:style-name="ce5" table:formula="of:=IF([.G9]&gt;0;1; 0)" office:value-type="boolean" office:boolean-value="false" calcext:value-type="boolean">
            <text:p>FALSE</text:p>
          </table:table-cell>
          <table:table-cell table:style-name="ce5" table:formula="of:=IF([.H9]&gt;0;1; 0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table:formula="of:=IF(AND([.B8]&gt;0;[.B7]&gt;0);1;0)" office:value-type="boolean" office:boolean-value="true" calcext:value-type="boolean">
            <text:p>TRUE</text:p>
          </table:table-cell>
          <table:table-cell table:style-name="ce5" table:formula="of:=IF(AND([.C8]&gt;0;[.C7]&gt;0);1;0)" office:value-type="boolean" office:boolean-value="false" calcext:value-type="boolean">
            <text:p>FALSE</text:p>
          </table:table-cell>
          <table:table-cell table:style-name="ce5" table:formula="of:=IF(AND([.D8]&gt;0;[.D7]&gt;0);1;0)" office:value-type="boolean" office:boolean-value="false" calcext:value-type="boolean">
            <text:p>FALSE</text:p>
          </table:table-cell>
          <table:table-cell table:style-name="ce5" table:formula="of:=IF(AND([.E8]&gt;0;[.E7]&gt;0);1;0)" office:value-type="boolean" office:boolean-value="false" calcext:value-type="boolean">
            <text:p>FALSE</text:p>
          </table:table-cell>
          <table:table-cell table:style-name="ce5" table:formula="of:=IF(AND([.F8]&gt;0;[.F7]&gt;0);1;0)" office:value-type="boolean" office:boolean-value="false" calcext:value-type="boolean">
            <text:p>FALSE</text:p>
          </table:table-cell>
          <table:table-cell table:style-name="ce5" table:formula="of:=IF(AND([.G8]&gt;0;[.G7]&gt;0);1;0)" office:value-type="boolean" office:boolean-value="false" calcext:value-type="boolean">
            <text:p>FALSE</text:p>
          </table:table-cell>
          <table:table-cell table:style-name="ce5" table:formula="of:=IF(AND([.H8]&gt;0;[.H7]&gt;0);1;0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formula="of:=IF(AND([.B12]=0;[.B13]=0);1;0)" office:value-type="boolean" office:boolean-value="true" calcext:value-type="boolean">
            <text:p>TRUE</text:p>
          </table:table-cell>
          <table:table-cell table:style-name="ce5" table:formula="of:=IF(AND([.C12]=0;[.C13]=0);1;0)" office:value-type="boolean" office:boolean-value="true" calcext:value-type="boolean">
            <text:p>TRUE</text:p>
          </table:table-cell>
          <table:table-cell table:style-name="ce5" table:formula="of:=IF(AND([.D12]=0;[.D13]=0);1;0)" office:value-type="boolean" office:boolean-value="true" calcext:value-type="boolean">
            <text:p>TRUE</text:p>
          </table:table-cell>
          <table:table-cell table:style-name="ce5" table:formula="of:=IF(AND([.E12]=0;[.E13]=0);1;0)" office:value-type="boolean" office:boolean-value="true" calcext:value-type="boolean">
            <text:p>TRUE</text:p>
          </table:table-cell>
          <table:table-cell table:style-name="ce5" table:formula="of:=IF(AND([.F12]=0;[.F13]=0);1;0)" office:value-type="boolean" office:boolean-value="true" calcext:value-type="boolean">
            <text:p>TRUE</text:p>
          </table:table-cell>
          <table:table-cell table:style-name="ce5" table:formula="of:=IF(AND([.G12]=0;[.G13]=0);1;0)" office:value-type="boolean" office:boolean-value="true" calcext:value-type="boolean">
            <text:p>TRUE</text:p>
          </table:table-cell>
          <table:table-cell table:style-name="ce5" table:formula="of:=IF(AND([.H12]=0;[.H13]=0);1;0)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table:formula="of:=IF([.B9]&lt;0;IF([.B9]&lt;-3000;-3000;[.B9]);0)" office:value-type="float" office:value="0" calcext:value-type="float">
            <text:p>0</text:p>
          </table:table-cell>
          <table:table-cell table:style-name="ce6" table:formula="of:=IF([.C9]&lt;0;IF([.C9]&lt;-3000;-3000;[.C9]);0)" office:value-type="currency" office:currency="USD" office:value="-2400" calcext:value-type="currency">
            <text:p>-$2,400.00</text:p>
          </table:table-cell>
          <table:table-cell table:style-name="ce6" table:formula="of:=IF([.D9]&lt;0;IF([.D9]&lt;-3000;-3000;[.D9]);0)" office:value-type="currency" office:currency="USD" office:value="-3000" calcext:value-type="currency">
            <text:p>-$3,000.00</text:p>
          </table:table-cell>
          <table:table-cell table:style-name="ce6" table:formula="of:=IF([.E9]&lt;0;IF([.E9]&lt;-3000;-3000;[.E9]);0)" office:value-type="currency" office:currency="USD" office:value="0" calcext:value-type="currency">
            <text:p>$0.00</text:p>
          </table:table-cell>
          <table:table-cell table:style-name="ce6" table:formula="of:=IF([.F9]&lt;0;IF([.F9]&lt;-3000;-3000;[.F9]);0)" office:value-type="currency" office:currency="USD" office:value="0" calcext:value-type="currency">
            <text:p>$0.00</text:p>
          </table:table-cell>
          <table:table-cell table:style-name="ce6" table:formula="of:=IF([.G9]&lt;0;IF([.G9]&lt;-3000;-3000;[.G9]);0)" office:value-type="currency" office:currency="USD" office:value="-3000" calcext:value-type="currency">
            <text:p>-$3,000.00</text:p>
          </table:table-cell>
          <table:table-cell table:style-name="ce6" table:formula="of:=IF([.H9]&lt;0;IF([.H9]&lt;-3000;-3000;[.H9]);0)" office:value-type="currency" office:currency="USD" office:value="-3000" calcext:value-type="currency">
            <text:p>-$3,000.00</text:p>
          </table:table-cell>
          <table:table-cell table:number-columns-repeated="1637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 table:style-name="ce5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number-columns-repeated="16376"/>
        </table:table-row>
        <table:table-row table:style-name="ro1" table:number-rows-repeated="2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B1]&amp;&quot;, &quot;&amp;[.B2]&amp;&quot;, &quot;&amp;[.B3]&amp;&quot;, &quot;&amp;IF([.B4]=1;&quot;true&quot;;&quot;false&quot;)&amp;&quot;, &quot;&amp;IF([.B5]=1;&quot;true&quot;;&quot;false&quot;)&amp;&quot;)] &quot;&amp;[.B6]" office:value-type="string" office:string-value="[InlineData(1000, 20000, 21000, true, false)] // both positive" calcext:value-type="string">
            <text:p>[InlineData(1000, 20000, 21000, true, false)] // both positive</text:p>
          </table:table-cell>
          <table:table-cell table:style-name="Default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C1]&amp;&quot;, &quot;&amp;[.C2]&amp;&quot;, &quot;&amp;[.C3]&amp;&quot;, &quot;&amp;IF([.C4]=1;&quot;true&quot;;&quot;false&quot;)&amp;&quot;, &quot;&amp;IF([.C5]=1;&quot;true&quot;;&quot;false&quot;)&amp;&quot;)] &quot;&amp;[.C6]" office:value-type="string" office:string-value="[InlineData(-900, -1500, -2400, true, false)] // both small losses" calcext:value-type="string">
            <text:p>[InlineData(-900, -1500, -2400, true, false)] // both small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D1]&amp;&quot;, &quot;&amp;[.D2]&amp;&quot;, &quot;&amp;[.D3]&amp;&quot;, &quot;&amp;IF([.D4]=1;&quot;true&quot;;&quot;false&quot;)&amp;&quot;, &quot;&amp;IF([.D5]=1;&quot;true&quot;;&quot;false&quot;)&amp;&quot;)] &quot;&amp;[.D6]" office:value-type="string" office:string-value="[InlineData(-3000, -4000, -3000, true, false)] // both big losses" calcext:value-type="string">
            <text:p>[InlineData(-3000, -4000, -3000, true, false)] // both big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E1]&amp;&quot;, &quot;&amp;[.E2]&amp;&quot;, &quot;&amp;[.E3]&amp;&quot;, &quot;&amp;IF([.E4]=1;&quot;true&quot;;&quot;false&quot;)&amp;&quot;, &quot;&amp;IF([.E5]=1;&quot;true&quot;;&quot;false&quot;)&amp;&quot;)] &quot;&amp;[.E6]" office:value-type="string" office:string-value="[InlineData(-900, 10000, 9100, true, false)] // short loss, long gain, overall gain" calcext:value-type="string">
            <text:p>[InlineData(-900, 10000, 9100, true, false)] // short loss, long gain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F1]&amp;&quot;, &quot;&amp;[.F2]&amp;&quot;, &quot;&amp;[.F3]&amp;&quot;, &quot;&amp;IF([.F4]=1;&quot;true&quot;;&quot;false&quot;)&amp;&quot;, &quot;&amp;IF([.F5]=1;&quot;true&quot;;&quot;false&quot;)&amp;&quot;)] &quot;&amp;[.F6]" office:value-type="string" office:string-value="[InlineData(10000, -900, 9100, true, false)] // short gain, long loss, overall gain" calcext:value-type="string">
            <text:p>[InlineData(10000, -900, 9100, true, false)] // short gain, long loss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G1]&amp;&quot;, &quot;&amp;[.G2]&amp;&quot;, &quot;&amp;[.G3]&amp;&quot;, &quot;&amp;IF([.G4]=1;&quot;true&quot;;&quot;false&quot;)&amp;&quot;, &quot;&amp;IF([.G5]=1;&quot;true&quot;;&quot;false&quot;)&amp;&quot;)] &quot;&amp;[.G6]" office:value-type="string" office:string-value="[InlineData(-9000, 1000, -3000, true, false)] // short loss, long gain, overall loss" calcext:value-type="string">
            <text:p>[InlineData(-9000, 1000, -3000, true, false)] // short loss, long gain, overall los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/>
          <table:table-cell table:style-name="ce8" table:formula="of:=&quot;[InlineData(&quot;&amp;[.H1]&amp;&quot;, &quot;&amp;[.H2]&amp;&quot;, &quot;&amp;[.H3]&amp;&quot;, &quot;&amp;IF([.H4]=1;&quot;true&quot;;&quot;false&quot;)&amp;&quot;, &quot;&amp;IF([.H5]=1;&quot;true&quot;;&quot;false&quot;)&amp;&quot;)] &quot;&amp;[.H6]" office:value-type="string" office:string-value="[InlineData(1000, -9000, -3000, true, false)] // short gain, long loss, overall loss" calcext:value-type="string">
            <text:p>[InlineData(1000, -9000, -3000, true, false)] // short gain, long loss, overall loss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ComputationWorksheet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Bracket 1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2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3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4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5</text:p>
          </table:table-cell>
          <table:covered-table-cell table:number-columns-repeated="4"/>
          <table:table-cell table:number-columns-repeated="16352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 table:number-columns-repeated="16352"/>
        </table:table-row>
        <table:table-row table:style-name="ro1">
          <table:table-cell office:value-type="currency" office:currency="USD" office:value="100000" calcext:value-type="currency">
            <text:p>$100,000.00</text:p>
          </table:table-cell>
          <table:table-cell table:formula="of:=ROUND([.H3]+[.N3]+[.T3]+[.Z3]+[.AF3];2)" office:value-type="currency" office:currency="USD" office:value="12106" calcext:value-type="currency">
            <text:p>$12,1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3]&gt;=[.D3];[.$A3]&lt;=[.E3]);([.$A3]*[.F3])-[.G3];0)" office:value-type="currency" office:currency="USD" office:value="12106" calcext:value-type="currency">
            <text:p>$12,106.00</text:p>
          </table:table-cell>
          <table:table-cell/>
          <table:table-cell table:formula="of:=[.E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3]&gt;[.J3];[.$A3]&lt;=[.K3]);([.$A3]*[.L3])-[.M3];0)" office:value-type="currency" office:currency="USD" office:value="0" calcext:value-type="currency">
            <text:p>$0.00</text:p>
          </table:table-cell>
          <table:table-cell/>
          <table:table-cell table:formula="of:=[.K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3]&gt;[.P3];[.$A3]&lt;=[.Q3]);([.$A3]*[.R3])-[.S3];0)" office:value-type="currency" office:currency="USD" office:value="0" calcext:value-type="currency">
            <text:p>$0.00</text:p>
          </table:table-cell>
          <table:table-cell/>
          <table:table-cell table:formula="of:=[.Q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3]&gt;[.V3];[.$A3]&lt;=[.W3]);([.$A3]*[.X3])-[.Y3];0)" office:value-type="currency" office:currency="USD" office:value="0" calcext:value-type="currency">
            <text:p>$0.00</text:p>
          </table:table-cell>
          <table:table-cell/>
          <table:table-cell table:formula="of:=[.W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3]&gt;[.AB3];[.$A3]&lt;=[.AC3]);([.$A3]*[.AD3])-[.AE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3]*1.25;2)" office:value-type="currency" office:currency="USD" office:value="125000" calcext:value-type="currency">
            <text:p>$125,000.00</text:p>
          </table:table-cell>
          <table:table-cell table:formula="of:=ROUND([.H4]+[.N4]+[.T4]+[.Z4]+[.AF4];2)" office:value-type="currency" office:currency="USD" office:value="17606" calcext:value-type="currency">
            <text:p>$17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]&gt;=[.D4];[.$A4]&lt;=[.E4]);([.$A4]*[.F4])-[.G4];0)" office:value-type="currency" office:currency="USD" office:value="17606" calcext:value-type="currency">
            <text:p>$17,606.00</text:p>
          </table:table-cell>
          <table:table-cell/>
          <table:table-cell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]&gt;[.J4];[.$A4]&lt;=[.K4]);([.$A4]*[.L4])-[.M4];0)" office:value-type="currency" office:currency="USD" office:value="0" calcext:value-type="currency">
            <text:p>$0.00</text:p>
          </table:table-cell>
          <table:table-cell/>
          <table:table-cell table:formula="of:=[.K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]&gt;[.P4];[.$A4]&lt;=[.Q4]);([.$A4]*[.R4])-[.S4];0)" office:value-type="currency" office:currency="USD" office:value="0" calcext:value-type="currency">
            <text:p>$0.00</text:p>
          </table:table-cell>
          <table:table-cell/>
          <table:table-cell table:formula="of:=[.Q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]&gt;[.V4];[.$A4]&lt;=[.W4]);([.$A4]*[.X4])-[.Y4];0)" office:value-type="currency" office:currency="USD" office:value="0" calcext:value-type="currency">
            <text:p>$0.00</text:p>
          </table:table-cell>
          <table:table-cell/>
          <table:table-cell table:formula="of:=[.W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]&gt;[.AB4];[.$A4]&lt;=[.AC4]);([.$A4]*[.AD4])-[.AE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4]*1.25;2)" office:value-type="currency" office:currency="USD" office:value="156250" calcext:value-type="currency">
            <text:p>$156,250.00</text:p>
          </table:table-cell>
          <table:table-cell table:formula="of:=ROUND([.H5]+[.N5]+[.T5]+[.Z5]+[.AF5];2)" office:value-type="currency" office:currency="USD" office:value="24481" calcext:value-type="currency">
            <text:p>$24,481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]&gt;=[.D5];[.$A5]&lt;=[.E5]);([.$A5]*[.F5])-[.G5];0)" office:value-type="currency" office:currency="USD" office:value="24481" calcext:value-type="currency">
            <text:p>$24,481.00</text:p>
          </table:table-cell>
          <table:table-cell/>
          <table:table-cell table:formula="of:=[.E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]&gt;[.J5];[.$A5]&lt;=[.K5]);([.$A5]*[.L5])-[.M5];0)" office:value-type="currency" office:currency="USD" office:value="0" calcext:value-type="currency">
            <text:p>$0.00</text:p>
          </table:table-cell>
          <table:table-cell/>
          <table:table-cell table:formula="of:=[.K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]&gt;[.P5];[.$A5]&lt;=[.Q5]);([.$A5]*[.R5])-[.S5];0)" office:value-type="currency" office:currency="USD" office:value="0" calcext:value-type="currency">
            <text:p>$0.00</text:p>
          </table:table-cell>
          <table:table-cell/>
          <table:table-cell table:formula="of:=[.Q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]&gt;[.V5];[.$A5]&lt;=[.W5]);([.$A5]*[.X5])-[.Y5];0)" office:value-type="currency" office:currency="USD" office:value="0" calcext:value-type="currency">
            <text:p>$0.00</text:p>
          </table:table-cell>
          <table:table-cell/>
          <table:table-cell table:formula="of:=[.W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]&gt;[.AB5];[.$A5]&lt;=[.AC5]);([.$A5]*[.AD5])-[.AE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5]*1.25;2)" office:value-type="currency" office:currency="USD" office:value="195312.5" calcext:value-type="currency">
            <text:p>$195,312.50</text:p>
          </table:table-cell>
          <table:table-cell table:formula="of:=ROUND([.H6]+[.N6]+[.T6]+[.Z6]+[.AF6];2)" office:value-type="currency" office:currency="USD" office:value="33074.75" calcext:value-type="currency">
            <text:p>$33,074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]&gt;=[.D6];[.$A6]&lt;=[.E6]);([.$A6]*[.F6])-[.G6];0)" office:value-type="currency" office:currency="USD" office:value="33074.75" calcext:value-type="currency">
            <text:p>$33,074.75</text:p>
          </table:table-cell>
          <table:table-cell/>
          <table:table-cell table:formula="of:=[.E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]&gt;[.J6];[.$A6]&lt;=[.K6]);([.$A6]*[.L6])-[.M6];0)" office:value-type="currency" office:currency="USD" office:value="0" calcext:value-type="currency">
            <text:p>$0.00</text:p>
          </table:table-cell>
          <table:table-cell/>
          <table:table-cell table:formula="of:=[.K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]&gt;[.P6];[.$A6]&lt;=[.Q6]);([.$A6]*[.R6])-[.S6];0)" office:value-type="currency" office:currency="USD" office:value="0" calcext:value-type="currency">
            <text:p>$0.00</text:p>
          </table:table-cell>
          <table:table-cell/>
          <table:table-cell table:formula="of:=[.Q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]&gt;[.V6];[.$A6]&lt;=[.W6]);([.$A6]*[.X6])-[.Y6];0)" office:value-type="currency" office:currency="USD" office:value="0" calcext:value-type="currency">
            <text:p>$0.00</text:p>
          </table:table-cell>
          <table:table-cell/>
          <table:table-cell table:formula="of:=[.W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]&gt;[.AB6];[.$A6]&lt;=[.AC6]);([.$A6]*[.AD6])-[.AE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6]*1.25;2)" office:value-type="currency" office:currency="USD" office:value="244140.63" calcext:value-type="currency">
            <text:p>$244,140.63</text:p>
          </table:table-cell>
          <table:table-cell table:formula="of:=ROUND([.H7]+[.N7]+[.T7]+[.Z7]+[.AF7];2)" office:value-type="currency" office:currency="USD" office:value="44678.75" calcext:value-type="currency">
            <text:p>$44,678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]&gt;=[.D7];[.$A7]&lt;=[.E7]);([.$A7]*[.F7])-[.G7];0)" office:value-type="currency" office:currency="USD" office:value="0" calcext:value-type="currency">
            <text:p>$0.00</text:p>
          </table:table-cell>
          <table:table-cell/>
          <table:table-cell table:formula="of:=[.E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]&gt;[.J7];[.$A7]&lt;=[.K7]);([.$A7]*[.L7])-[.M7];0)" office:value-type="currency" office:currency="USD" office:value="44678.7512" calcext:value-type="currency">
            <text:p>$44,678.75</text:p>
          </table:table-cell>
          <table:table-cell/>
          <table:table-cell table:formula="of:=[.K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]&gt;[.P7];[.$A7]&lt;=[.Q7]);([.$A7]*[.R7])-[.S7];0)" office:value-type="currency" office:currency="USD" office:value="0" calcext:value-type="currency">
            <text:p>$0.00</text:p>
          </table:table-cell>
          <table:table-cell/>
          <table:table-cell table:formula="of:=[.Q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]&gt;[.V7];[.$A7]&lt;=[.W7]);([.$A7]*[.X7])-[.Y7];0)" office:value-type="currency" office:currency="USD" office:value="0" calcext:value-type="currency">
            <text:p>$0.00</text:p>
          </table:table-cell>
          <table:table-cell/>
          <table:table-cell table:formula="of:=[.W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]&gt;[.AB7];[.$A7]&lt;=[.AC7]);([.$A7]*[.AD7])-[.AE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7]*1.25;2)" office:value-type="currency" office:currency="USD" office:value="305175.79" calcext:value-type="currency">
            <text:p>$305,175.79</text:p>
          </table:table-cell>
          <table:table-cell table:formula="of:=ROUND([.H8]+[.N8]+[.T8]+[.Z8]+[.AF8];2)" office:value-type="currency" office:currency="USD" office:value="59327.19" calcext:value-type="currency">
            <text:p>$59,327.19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8]&gt;=[.D8];[.$A8]&lt;=[.E8]);([.$A8]*[.F8])-[.G8];0)" office:value-type="currency" office:currency="USD" office:value="0" calcext:value-type="currency">
            <text:p>$0.00</text:p>
          </table:table-cell>
          <table:table-cell/>
          <table:table-cell table:formula="of:=[.E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8]&gt;[.J8];[.$A8]&lt;=[.K8]);([.$A8]*[.L8])-[.M8];0)" office:value-type="currency" office:currency="USD" office:value="59327.1896" calcext:value-type="currency">
            <text:p>$59,327.19</text:p>
          </table:table-cell>
          <table:table-cell/>
          <table:table-cell table:formula="of:=[.K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8]&gt;[.P8];[.$A8]&lt;=[.Q8]);([.$A8]*[.R8])-[.S8];0)" office:value-type="currency" office:currency="USD" office:value="0" calcext:value-type="currency">
            <text:p>$0.00</text:p>
          </table:table-cell>
          <table:table-cell/>
          <table:table-cell table:formula="of:=[.Q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8]&gt;[.V8];[.$A8]&lt;=[.W8]);([.$A8]*[.X8])-[.Y8];0)" office:value-type="currency" office:currency="USD" office:value="0" calcext:value-type="currency">
            <text:p>$0.00</text:p>
          </table:table-cell>
          <table:table-cell/>
          <table:table-cell table:formula="of:=[.W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8]&gt;[.AB8];[.$A8]&lt;=[.AC8]);([.$A8]*[.AD8])-[.AE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8]*1.25;2)" office:value-type="currency" office:currency="USD" office:value="381469.74" calcext:value-type="currency">
            <text:p>$381,469.74</text:p>
          </table:table-cell>
          <table:table-cell table:formula="of:=ROUND([.H9]+[.N9]+[.T9]+[.Z9]+[.AF9];2)" office:value-type="currency" office:currency="USD" office:value="77637.74" calcext:value-type="currency">
            <text:p>$77,637.7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9]&gt;=[.D9];[.$A9]&lt;=[.E9]);([.$A9]*[.F9])-[.G9];0)" office:value-type="currency" office:currency="USD" office:value="0" calcext:value-type="currency">
            <text:p>$0.00</text:p>
          </table:table-cell>
          <table:table-cell/>
          <table:table-cell table:formula="of:=[.E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9]&gt;[.J9];[.$A9]&lt;=[.K9]);([.$A9]*[.L9])-[.M9];0)" office:value-type="currency" office:currency="USD" office:value="77637.7376" calcext:value-type="currency">
            <text:p>$77,637.74</text:p>
          </table:table-cell>
          <table:table-cell/>
          <table:table-cell table:formula="of:=[.K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9]&gt;[.P9];[.$A9]&lt;=[.Q9]);([.$A9]*[.R9])-[.S9];0)" office:value-type="currency" office:currency="USD" office:value="0" calcext:value-type="currency">
            <text:p>$0.00</text:p>
          </table:table-cell>
          <table:table-cell/>
          <table:table-cell table:formula="of:=[.Q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9]&gt;[.V9];[.$A9]&lt;=[.W9]);([.$A9]*[.X9])-[.Y9];0)" office:value-type="currency" office:currency="USD" office:value="0" calcext:value-type="currency">
            <text:p>$0.00</text:p>
          </table:table-cell>
          <table:table-cell/>
          <table:table-cell table:formula="of:=[.W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9]&gt;[.AB9];[.$A9]&lt;=[.AC9]);([.$A9]*[.AD9])-[.AE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9]*1.25;2)" office:value-type="currency" office:currency="USD" office:value="476837.18" calcext:value-type="currency">
            <text:p>$476,837.18</text:p>
          </table:table-cell>
          <table:table-cell table:formula="of:=ROUND([.H10]+[.N10]+[.T10]+[.Z10]+[.AF10];2)" office:value-type="currency" office:currency="USD" office:value="107960.9" calcext:value-type="currency">
            <text:p>$107,960.9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0]&gt;=[.D10];[.$A10]&lt;=[.E10]);([.$A10]*[.F10])-[.G10];0)" office:value-type="currency" office:currency="USD" office:value="0" calcext:value-type="currency">
            <text:p>$0.00</text:p>
          </table:table-cell>
          <table:table-cell/>
          <table:table-cell table:formula="of:=[.E1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0]&gt;[.J10];[.$A10]&lt;=[.K10]);([.$A10]*[.L10])-[.M10];0)" office:value-type="currency" office:currency="USD" office:value="0" calcext:value-type="currency">
            <text:p>$0.00</text:p>
          </table:table-cell>
          <table:table-cell/>
          <table:table-cell table:formula="of:=[.K1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0]&gt;[.P10];[.$A10]&lt;=[.Q10]);([.$A10]*[.R10])-[.S10];0)" office:value-type="currency" office:currency="USD" office:value="107960.8976" calcext:value-type="currency">
            <text:p>$107,960.90</text:p>
          </table:table-cell>
          <table:table-cell/>
          <table:table-cell table:formula="of:=[.Q1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0]&gt;[.V10];[.$A10]&lt;=[.W10]);([.$A10]*[.X10])-[.Y10];0)" office:value-type="currency" office:currency="USD" office:value="0" calcext:value-type="currency">
            <text:p>$0.00</text:p>
          </table:table-cell>
          <table:table-cell/>
          <table:table-cell table:formula="of:=[.W1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0]&gt;[.AB10];[.$A10]&lt;=[.AC10]);([.$A10]*[.AD10])-[.AE1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0]*1.25;2)" office:value-type="currency" office:currency="USD" office:value="596046.48" calcext:value-type="currency">
            <text:p>$596,046.48</text:p>
          </table:table-cell>
          <table:table-cell table:formula="of:=ROUND([.H11]+[.N11]+[.T11]+[.Z11]+[.AF11];2)" office:value-type="currency" office:currency="USD" office:value="149365.77" calcext:value-type="currency">
            <text:p>$149,365.7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1]&gt;=[.D11];[.$A11]&lt;=[.E11]);([.$A11]*[.F11])-[.G11];0)" office:value-type="currency" office:currency="USD" office:value="0" calcext:value-type="currency">
            <text:p>$0.00</text:p>
          </table:table-cell>
          <table:table-cell/>
          <table:table-cell table:formula="of:=[.E1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1]&gt;[.J11];[.$A11]&lt;=[.K11]);([.$A11]*[.L11])-[.M11];0)" office:value-type="currency" office:currency="USD" office:value="0" calcext:value-type="currency">
            <text:p>$0.00</text:p>
          </table:table-cell>
          <table:table-cell/>
          <table:table-cell table:formula="of:=[.K1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1]&gt;[.P11];[.$A11]&lt;=[.Q11]);([.$A11]*[.R11])-[.S11];0)" office:value-type="currency" office:currency="USD" office:value="0" calcext:value-type="currency">
            <text:p>$0.00</text:p>
          </table:table-cell>
          <table:table-cell/>
          <table:table-cell table:formula="of:=[.Q1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1]&gt;[.V11];[.$A11]&lt;=[.W11]);([.$A11]*[.X11])-[.Y11];0)" office:value-type="currency" office:currency="USD" office:value="149365.768" calcext:value-type="currency">
            <text:p>$149,365.77</text:p>
          </table:table-cell>
          <table:table-cell/>
          <table:table-cell table:formula="of:=[.W1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1]&gt;[.AB11];[.$A11]&lt;=[.AC11]);([.$A11]*[.AD11])-[.AE1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1]*1.25;2)" office:value-type="currency" office:currency="USD" office:value="745058.1" calcext:value-type="currency">
            <text:p>$745,058.10</text:p>
          </table:table-cell>
          <table:table-cell table:formula="of:=ROUND([.H12]+[.N12]+[.T12]+[.Z12]+[.AF12];2)" office:value-type="currency" office:currency="USD" office:value="201797" calcext:value-type="currency">
            <text:p>$201,797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2]&gt;=[.D12];[.$A12]&lt;=[.E12]);([.$A12]*[.F12])-[.G12];0)" office:value-type="currency" office:currency="USD" office:value="0" calcext:value-type="currency">
            <text:p>$0.00</text:p>
          </table:table-cell>
          <table:table-cell/>
          <table:table-cell table:formula="of:=[.E1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2]&gt;[.J12];[.$A12]&lt;=[.K12]);([.$A12]*[.L12])-[.M12];0)" office:value-type="currency" office:currency="USD" office:value="0" calcext:value-type="currency">
            <text:p>$0.00</text:p>
          </table:table-cell>
          <table:table-cell/>
          <table:table-cell table:formula="of:=[.K1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2]&gt;[.P12];[.$A12]&lt;=[.Q12]);([.$A12]*[.R12])-[.S12];0)" office:value-type="currency" office:currency="USD" office:value="0" calcext:value-type="currency">
            <text:p>$0.00</text:p>
          </table:table-cell>
          <table:table-cell/>
          <table:table-cell table:formula="of:=[.Q1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2]&gt;[.V12];[.$A12]&lt;=[.W12]);([.$A12]*[.X12])-[.Y12];0)" office:value-type="currency" office:currency="USD" office:value="0" calcext:value-type="currency">
            <text:p>$0.00</text:p>
          </table:table-cell>
          <table:table-cell/>
          <table:table-cell table:formula="of:=[.W1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2]&gt;[.AB12];[.$A12]&lt;=[.AC12]);([.$A12]*[.AD12])-[.AE12];0)" office:value-type="currency" office:currency="USD" office:value="201796.997" calcext:value-type="currency">
            <text:p>$201,797.00</text:p>
          </table:table-cell>
          <table:table-cell table:number-columns-repeated="16352"/>
        </table:table-row>
        <table:table-row table:style-name="ro1">
          <table:table-cell table:formula="of:=ROUND([.A12]*1.25;2)" office:value-type="currency" office:currency="USD" office:value="931322.63" calcext:value-type="currency">
            <text:p>$931,322.63</text:p>
          </table:table-cell>
          <table:table-cell table:formula="of:=ROUND([.H13]+[.N13]+[.T13]+[.Z13]+[.AF13];2)" office:value-type="currency" office:currency="USD" office:value="270714.87" calcext:value-type="currency">
            <text:p>$270,714.8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3]&gt;=[.D13];[.$A13]&lt;=[.E13]);([.$A13]*[.F13])-[.G13];0)" office:value-type="currency" office:currency="USD" office:value="0" calcext:value-type="currency">
            <text:p>$0.00</text:p>
          </table:table-cell>
          <table:table-cell/>
          <table:table-cell table:formula="of:=[.E1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3]&gt;[.J13];[.$A13]&lt;=[.K13]);([.$A13]*[.L13])-[.M13];0)" office:value-type="currency" office:currency="USD" office:value="0" calcext:value-type="currency">
            <text:p>$0.00</text:p>
          </table:table-cell>
          <table:table-cell/>
          <table:table-cell table:formula="of:=[.K1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3]&gt;[.P13];[.$A13]&lt;=[.Q13]);([.$A13]*[.R13])-[.S13];0)" office:value-type="currency" office:currency="USD" office:value="0" calcext:value-type="currency">
            <text:p>$0.00</text:p>
          </table:table-cell>
          <table:table-cell/>
          <table:table-cell table:formula="of:=[.Q1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3]&gt;[.V13];[.$A13]&lt;=[.W13]);([.$A13]*[.X13])-[.Y13];0)" office:value-type="currency" office:currency="USD" office:value="0" calcext:value-type="currency">
            <text:p>$0.00</text:p>
          </table:table-cell>
          <table:table-cell/>
          <table:table-cell table:formula="of:=[.W1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3]&gt;[.AB13];[.$A13]&lt;=[.AC13]);([.$A13]*[.AD13])-[.AE13];0)" office:value-type="currency" office:currency="USD" office:value="270714.8731" calcext:value-type="currency">
            <text:p>$270,714.87</text:p>
          </table:table-cell>
          <table:table-cell table:number-columns-repeated="1635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formula="of:=&quot;[InlineData(&quot;&amp;[.A3]&amp;&quot;, &quot;&amp;[.B3]&amp;&quot;)]&quot;" office:value-type="string" office:string-value="[InlineData(100000, 12106)]" calcext:value-type="string">
            <text:p>[InlineData(100000, 12106)]</text:p>
          </table:table-cell>
          <table:table-cell table:number-columns-repeated="16383"/>
        </table:table-row>
        <table:table-row table:style-name="ro1">
          <table:table-cell table:formula="of:=&quot;[InlineData(&quot;&amp;[.A4]&amp;&quot;, &quot;&amp;[.B4]&amp;&quot;)]&quot;" office:value-type="string" office:string-value="[InlineData(125000, 17606)]" calcext:value-type="string">
            <text:p>[InlineData(125000, 17606)]</text:p>
          </table:table-cell>
          <table:table-cell table:number-columns-repeated="16383"/>
        </table:table-row>
        <table:table-row table:style-name="ro1">
          <table:table-cell table:formula="of:=&quot;[InlineData(&quot;&amp;[.A5]&amp;&quot;, &quot;&amp;[.B5]&amp;&quot;)]&quot;" office:value-type="string" office:string-value="[InlineData(156250, 24481)]" calcext:value-type="string">
            <text:p>[InlineData(156250, 24481)]</text:p>
          </table:table-cell>
          <table:table-cell table:number-columns-repeated="16383"/>
        </table:table-row>
        <table:table-row table:style-name="ro1">
          <table:table-cell table:formula="of:=&quot;[InlineData(&quot;&amp;[.A6]&amp;&quot;, &quot;&amp;[.B6]&amp;&quot;)]&quot;" office:value-type="string" office:string-value="[InlineData(195312.5, 33074.75)]" calcext:value-type="string">
            <text:p>[InlineData(195312.5, 33074.75)]</text:p>
          </table:table-cell>
          <table:table-cell table:number-columns-repeated="16383"/>
        </table:table-row>
        <table:table-row table:style-name="ro1">
          <table:table-cell table:formula="of:=&quot;[InlineData(&quot;&amp;[.A7]&amp;&quot;, &quot;&amp;[.B7]&amp;&quot;)]&quot;" office:value-type="string" office:string-value="[InlineData(244140.63, 44678.75)]" calcext:value-type="string">
            <text:p>[InlineData(244140.63, 44678.75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8]&amp;&quot;, &quot;&amp;[.B8]&amp;&quot;)]&quot;" office:value-type="string" office:string-value="[InlineData(305175.79, 59327.19)]" calcext:value-type="string">
            <text:p>[InlineData(305175.79, 59327.19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9]&amp;&quot;, &quot;&amp;[.B9]&amp;&quot;)]&quot;" office:value-type="string" office:string-value="[InlineData(381469.74, 77637.74)]" calcext:value-type="string">
            <text:p>[InlineData(381469.74, 77637.74)]</text:p>
          </table:table-cell>
          <table:table-cell table:number-columns-repeated="16383"/>
        </table:table-row>
        <table:table-row table:style-name="ro1">
          <table:table-cell table:formula="of:=&quot;[InlineData(&quot;&amp;[.A10]&amp;&quot;, &quot;&amp;[.B10]&amp;&quot;)]&quot;" office:value-type="string" office:string-value="[InlineData(476837.18, 107960.9)]" calcext:value-type="string">
            <text:p>[InlineData(476837.18, 107960.9)]</text:p>
          </table:table-cell>
          <table:table-cell table:number-columns-repeated="16383"/>
        </table:table-row>
        <table:table-row table:style-name="ro1">
          <table:table-cell table:formula="of:=&quot;[InlineData(&quot;&amp;[.A11]&amp;&quot;, &quot;&amp;[.B11]&amp;&quot;)]&quot;" office:value-type="string" office:string-value="[InlineData(596046.48, 149365.77)]" calcext:value-type="string">
            <text:p>[InlineData(596046.48, 149365.77)]</text:p>
          </table:table-cell>
          <table:table-cell table:number-columns-repeated="16383"/>
        </table:table-row>
        <table:table-row table:style-name="ro1">
          <table:table-cell table:formula="of:=&quot;[InlineData(&quot;&amp;[.A12]&amp;&quot;, &quot;&amp;[.B12]&amp;&quot;)]&quot;" office:value-type="string" office:string-value="[InlineData(745058.1, 201797)]" calcext:value-type="string">
            <text:p>[InlineData(745058.1, 201797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931322.63, 270714.87)]" calcext:value-type="string">
            <text:p>[InlineData(931322.63, 270714.87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formula="of:=ROUND([.H43]+[.N43]+[.T43]+[.Z43]+[.AF4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3]&gt;=[.D43];[.$A43]&lt;=[.E43]);([.$A43]*[.F43])-[.G43];0)" office:value-type="currency" office:currency="USD" office:value="0" calcext:value-type="currency">
            <text:p>$0.00</text:p>
          </table:table-cell>
          <table:table-cell/>
          <table:table-cell table:formula="of:=[.E4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3]&gt;[.J43];[.$A43]&lt;=[.K43]);([.$A43]*[.L43])-[.M43];0)" office:value-type="currency" office:currency="USD" office:value="0" calcext:value-type="currency">
            <text:p>$0.00</text:p>
          </table:table-cell>
          <table:table-cell/>
          <table:table-cell table:formula="of:=[.K4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3]&gt;[.P43];[.$A43]&lt;=[.Q43]);([.$A43]*[.R43])-[.S43];0)" office:value-type="currency" office:currency="USD" office:value="0" calcext:value-type="currency">
            <text:p>$0.00</text:p>
          </table:table-cell>
          <table:table-cell/>
          <table:table-cell table:formula="of:=[.Q4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3]&gt;[.V43];[.$A43]&lt;=[.W43]);([.$A43]*[.X43])-[.Y43];0)" office:value-type="currency" office:currency="USD" office:value="0" calcext:value-type="currency">
            <text:p>$0.00</text:p>
          </table:table-cell>
          <table:table-cell/>
          <table:table-cell table:formula="of:=[.W4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3]&gt;[.AB43];[.$A43]&lt;=[.AC43]);([.$A43]*[.AD43])-[.AE4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H44]+[.N44]+[.T44]+[.Z44]+[.AF44];2)" office:value-type="currency" office:currency="USD" office:value="13206" calcext:value-type="currency">
            <text:p>$13,2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4]&gt;=[.D44];[.$A44]&lt;=[.E44]);([.$A44]*[.F44])-[.G44];0)" office:value-type="currency" office:currency="USD" office:value="13206" calcext:value-type="currency">
            <text:p>$13,206.00</text:p>
          </table:table-cell>
          <table:table-cell/>
          <table:table-cell table:formula="of:=[.E4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4]&gt;[.J44];[.$A44]&lt;=[.K44]);([.$A44]*[.L44])-[.M44];0)" office:value-type="currency" office:currency="USD" office:value="0" calcext:value-type="currency">
            <text:p>$0.00</text:p>
          </table:table-cell>
          <table:table-cell/>
          <table:table-cell table:formula="of:=[.K4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4]&gt;[.P44];[.$A44]&lt;=[.Q44]);([.$A44]*[.R44])-[.S44];0)" office:value-type="currency" office:currency="USD" office:value="0" calcext:value-type="currency">
            <text:p>$0.00</text:p>
          </table:table-cell>
          <table:table-cell/>
          <table:table-cell table:formula="of:=[.Q4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4]&gt;[.V44];[.$A44]&lt;=[.W44]);([.$A44]*[.X44])-[.Y44];0)" office:value-type="currency" office:currency="USD" office:value="0" calcext:value-type="currency">
            <text:p>$0.00</text:p>
          </table:table-cell>
          <table:table-cell/>
          <table:table-cell table:formula="of:=[.W4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4]&gt;[.AB44];[.$A44]&lt;=[.AC44]);([.$A44]*[.AD44])-[.AE4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formula="of:=ROUND([.H45]+[.N45]+[.T45]+[.Z45]+[.AF45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5]&gt;=[.D45];[.$A45]&lt;=[.E45]);([.$A45]*[.F45])-[.G45];0)" office:value-type="currency" office:currency="USD" office:value="0" calcext:value-type="currency">
            <text:p>$0.00</text:p>
          </table:table-cell>
          <table:table-cell/>
          <table:table-cell table:formula="of:=[.E4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5]&gt;[.J45];[.$A45]&lt;=[.K45]);([.$A45]*[.L45])-[.M45];0)" office:value-type="currency" office:currency="USD" office:value="0" calcext:value-type="currency">
            <text:p>$0.00</text:p>
          </table:table-cell>
          <table:table-cell/>
          <table:table-cell table:formula="of:=[.K4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5]&gt;[.P45];[.$A45]&lt;=[.Q45]);([.$A45]*[.R45])-[.S45];0)" office:value-type="currency" office:currency="USD" office:value="0" calcext:value-type="currency">
            <text:p>$0.00</text:p>
          </table:table-cell>
          <table:table-cell/>
          <table:table-cell table:formula="of:=[.Q4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5]&gt;[.V45];[.$A45]&lt;=[.W45]);([.$A45]*[.X45])-[.Y45];0)" office:value-type="currency" office:currency="USD" office:value="0" calcext:value-type="currency">
            <text:p>$0.00</text:p>
          </table:table-cell>
          <table:table-cell/>
          <table:table-cell table:formula="of:=[.W4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5]&gt;[.AB45];[.$A45]&lt;=[.AC45]);([.$A45]*[.AD45])-[.AE4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H46]+[.N46]+[.T46]+[.Z46]+[.AF46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6]&gt;=[.D46];[.$A46]&lt;=[.E46]);([.$A46]*[.F46])-[.G46];0)" office:value-type="currency" office:currency="USD" office:value="0" calcext:value-type="currency">
            <text:p>$0.00</text:p>
          </table:table-cell>
          <table:table-cell/>
          <table:table-cell table:formula="of:=[.E4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6]&gt;[.J46];[.$A46]&lt;=[.K46]);([.$A46]*[.L46])-[.M46];0)" office:value-type="currency" office:currency="USD" office:value="0" calcext:value-type="currency">
            <text:p>$0.00</text:p>
          </table:table-cell>
          <table:table-cell/>
          <table:table-cell table:formula="of:=[.K4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6]&gt;[.P46];[.$A46]&lt;=[.Q46]);([.$A46]*[.R46])-[.S46];0)" office:value-type="currency" office:currency="USD" office:value="0" calcext:value-type="currency">
            <text:p>$0.00</text:p>
          </table:table-cell>
          <table:table-cell/>
          <table:table-cell table:formula="of:=[.Q4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6]&gt;[.V46];[.$A46]&lt;=[.W46]);([.$A46]*[.X46])-[.Y46];0)" office:value-type="currency" office:currency="USD" office:value="0" calcext:value-type="currency">
            <text:p>$0.00</text:p>
          </table:table-cell>
          <table:table-cell/>
          <table:table-cell table:formula="of:=[.W4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6]&gt;[.AB46];[.$A46]&lt;=[.AC46]);([.$A46]*[.AD46])-[.AE4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formula="of:=ROUND([.H47]+[.N47]+[.T47]+[.Z47]+[.AF4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7]&gt;=[.D47];[.$A47]&lt;=[.E47]);([.$A47]*[.F47])-[.G47];0)" office:value-type="currency" office:currency="USD" office:value="0" calcext:value-type="currency">
            <text:p>$0.00</text:p>
          </table:table-cell>
          <table:table-cell/>
          <table:table-cell table:formula="of:=[.E4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7]&gt;[.J47];[.$A47]&lt;=[.K47]);([.$A47]*[.L47])-[.M47];0)" office:value-type="currency" office:currency="USD" office:value="0" calcext:value-type="currency">
            <text:p>$0.00</text:p>
          </table:table-cell>
          <table:table-cell/>
          <table:table-cell table:formula="of:=[.K4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7]&gt;[.P47];[.$A47]&lt;=[.Q47]);([.$A47]*[.R47])-[.S47];0)" office:value-type="currency" office:currency="USD" office:value="0" calcext:value-type="currency">
            <text:p>$0.00</text:p>
          </table:table-cell>
          <table:table-cell/>
          <table:table-cell table:formula="of:=[.Q4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7]&gt;[.V47];[.$A47]&lt;=[.W47]);([.$A47]*[.X47])-[.Y47];0)" office:value-type="currency" office:currency="USD" office:value="0" calcext:value-type="currency">
            <text:p>$0.00</text:p>
          </table:table-cell>
          <table:table-cell/>
          <table:table-cell table:formula="of:=[.W4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7]&gt;[.AB47];[.$A47]&lt;=[.AC47]);([.$A47]*[.AD47])-[.AE4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H48]+[.N48]+[.T48]+[.Z48]+[.AF4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8]&gt;=[.D48];[.$A48]&lt;=[.E48]);([.$A48]*[.F48])-[.G48];0)" office:value-type="currency" office:currency="USD" office:value="0" calcext:value-type="currency">
            <text:p>$0.00</text:p>
          </table:table-cell>
          <table:table-cell/>
          <table:table-cell table:formula="of:=[.E4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8]&gt;[.J48];[.$A48]&lt;=[.K48]);([.$A48]*[.L48])-[.M48];0)" office:value-type="currency" office:currency="USD" office:value="0" calcext:value-type="currency">
            <text:p>$0.00</text:p>
          </table:table-cell>
          <table:table-cell/>
          <table:table-cell table:formula="of:=[.K4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8]&gt;[.P48];[.$A48]&lt;=[.Q48]);([.$A48]*[.R48])-[.S48];0)" office:value-type="currency" office:currency="USD" office:value="0" calcext:value-type="currency">
            <text:p>$0.00</text:p>
          </table:table-cell>
          <table:table-cell/>
          <table:table-cell table:formula="of:=[.Q4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8]&gt;[.V48];[.$A48]&lt;=[.W48]);([.$A48]*[.X48])-[.Y48];0)" office:value-type="currency" office:currency="USD" office:value="0" calcext:value-type="currency">
            <text:p>$0.00</text:p>
          </table:table-cell>
          <table:table-cell/>
          <table:table-cell table:formula="of:=[.W4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8]&gt;[.AB48];[.$A48]&lt;=[.AC48]);([.$A48]*[.AD48])-[.AE4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formula="of:=ROUND([.H49]+[.N49]+[.T49]+[.Z49]+[.AF49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9]&gt;=[.D49];[.$A49]&lt;=[.E49]);([.$A49]*[.F49])-[.G49];0)" office:value-type="currency" office:currency="USD" office:value="0" calcext:value-type="currency">
            <text:p>$0.00</text:p>
          </table:table-cell>
          <table:table-cell/>
          <table:table-cell table:formula="of:=[.E4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9]&gt;[.J49];[.$A49]&lt;=[.K49]);([.$A49]*[.L49])-[.M49];0)" office:value-type="currency" office:currency="USD" office:value="0" calcext:value-type="currency">
            <text:p>$0.00</text:p>
          </table:table-cell>
          <table:table-cell/>
          <table:table-cell table:formula="of:=[.K4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9]&gt;[.P49];[.$A49]&lt;=[.Q49]);([.$A49]*[.R49])-[.S49];0)" office:value-type="currency" office:currency="USD" office:value="0" calcext:value-type="currency">
            <text:p>$0.00</text:p>
          </table:table-cell>
          <table:table-cell/>
          <table:table-cell table:formula="of:=[.Q4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9]&gt;[.V49];[.$A49]&lt;=[.W49]);([.$A49]*[.X49])-[.Y49];0)" office:value-type="currency" office:currency="USD" office:value="0" calcext:value-type="currency">
            <text:p>$0.00</text:p>
          </table:table-cell>
          <table:table-cell/>
          <table:table-cell table:formula="of:=[.W4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9]&gt;[.AB49];[.$A49]&lt;=[.AC49]);([.$A49]*[.AD49])-[.AE4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H50]+[.N50]+[.T50]+[.Z50]+[.AF50];2)" office:value-type="currency" office:currency="USD" office:value="28606" calcext:value-type="currency">
            <text:p>$28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0]&gt;=[.D50];[.$A50]&lt;=[.E50]);([.$A50]*[.F50])-[.G50];0)" office:value-type="currency" office:currency="USD" office:value="28606" calcext:value-type="currency">
            <text:p>$28,606.00</text:p>
          </table:table-cell>
          <table:table-cell/>
          <table:table-cell table:formula="of:=[.E5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0]&gt;[.J50];[.$A50]&lt;=[.K50]);([.$A50]*[.L50])-[.M50];0)" office:value-type="currency" office:currency="USD" office:value="0" calcext:value-type="currency">
            <text:p>$0.00</text:p>
          </table:table-cell>
          <table:table-cell/>
          <table:table-cell table:formula="of:=[.K5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0]&gt;[.P50];[.$A50]&lt;=[.Q50]);([.$A50]*[.R50])-[.S50];0)" office:value-type="currency" office:currency="USD" office:value="0" calcext:value-type="currency">
            <text:p>$0.00</text:p>
          </table:table-cell>
          <table:table-cell/>
          <table:table-cell table:formula="of:=[.Q5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0]&gt;[.V50];[.$A50]&lt;=[.W50]);([.$A50]*[.X50])-[.Y50];0)" office:value-type="currency" office:currency="USD" office:value="0" calcext:value-type="currency">
            <text:p>$0.00</text:p>
          </table:table-cell>
          <table:table-cell/>
          <table:table-cell table:formula="of:=[.W5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0]&gt;[.AB50];[.$A50]&lt;=[.AC50]);([.$A50]*[.AD50])-[.AE5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formula="of:=ROUND([.H51]+[.N51]+[.T51]+[.Z51]+[.AF51];2)" office:value-type="currency" office:currency="USD" office:value="82693" calcext:value-type="currency">
            <text:p>$82,69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1]&gt;=[.D51];[.$A51]&lt;=[.E51]);([.$A51]*[.F51])-[.G51];0)" office:value-type="currency" office:currency="USD" office:value="0" calcext:value-type="currency">
            <text:p>$0.00</text:p>
          </table:table-cell>
          <table:table-cell/>
          <table:table-cell table:formula="of:=[.E5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1]&gt;[.J51];[.$A51]&lt;=[.K51]);([.$A51]*[.L51])-[.M51];0)" office:value-type="currency" office:currency="USD" office:value="0" calcext:value-type="currency">
            <text:p>$0.00</text:p>
          </table:table-cell>
          <table:table-cell/>
          <table:table-cell table:formula="of:=[.K5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1]&gt;[.P51];[.$A51]&lt;=[.Q51]);([.$A51]*[.R51])-[.S51];0)" office:value-type="currency" office:currency="USD" office:value="82693" calcext:value-type="currency">
            <text:p>$82,693.00</text:p>
          </table:table-cell>
          <table:table-cell/>
          <table:table-cell table:formula="of:=[.Q5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1]&gt;[.V51];[.$A51]&lt;=[.W51]);([.$A51]*[.X51])-[.Y51];0)" office:value-type="currency" office:currency="USD" office:value="0" calcext:value-type="currency">
            <text:p>$0.00</text:p>
          </table:table-cell>
          <table:table-cell/>
          <table:table-cell table:formula="of:=[.W5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1]&gt;[.AB51];[.$A51]&lt;=[.AC51]);([.$A51]*[.AD51])-[.AE5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H52]+[.N52]+[.T52]+[.Z52]+[.AF52];2)" office:value-type="currency" office:currency="USD" office:value="84333" calcext:value-type="currency">
            <text:p>$84,33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2]&gt;=[.D52];[.$A52]&lt;=[.E52]);([.$A52]*[.F52])-[.G52];0)" office:value-type="currency" office:currency="USD" office:value="0" calcext:value-type="currency">
            <text:p>$0.00</text:p>
          </table:table-cell>
          <table:table-cell/>
          <table:table-cell table:formula="of:=[.E5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2]&gt;[.J52];[.$A52]&lt;=[.K52]);([.$A52]*[.L52])-[.M52];0)" office:value-type="currency" office:currency="USD" office:value="0" calcext:value-type="currency">
            <text:p>$0.00</text:p>
          </table:table-cell>
          <table:table-cell/>
          <table:table-cell table:formula="of:=[.K5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2]&gt;[.P52];[.$A52]&lt;=[.Q52]);([.$A52]*[.R52])-[.S52];0)" office:value-type="currency" office:currency="USD" office:value="84333" calcext:value-type="currency">
            <text:p>$84,333.00</text:p>
          </table:table-cell>
          <table:table-cell/>
          <table:table-cell table:formula="of:=[.Q5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2]&gt;[.V52];[.$A52]&lt;=[.W52]);([.$A52]*[.X52])-[.Y52];0)" office:value-type="currency" office:currency="USD" office:value="0" calcext:value-type="currency">
            <text:p>$0.00</text:p>
          </table:table-cell>
          <table:table-cell/>
          <table:table-cell table:formula="of:=[.W5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2]&gt;[.AB52];[.$A52]&lt;=[.AC52]);([.$A52]*[.AD52])-[.AE52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formula="of:=ROUND([.H53]+[.N53]+[.T53]+[.Z53]+[.AF5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3]&gt;=[.D53];[.$A53]&lt;=[.E53]);([.$A53]*[.F53])-[.G53];0)" office:value-type="currency" office:currency="USD" office:value="0" calcext:value-type="currency">
            <text:p>$0.00</text:p>
          </table:table-cell>
          <table:table-cell/>
          <table:table-cell table:formula="of:=[.E5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3]&gt;[.J53];[.$A53]&lt;=[.K53]);([.$A53]*[.L53])-[.M53];0)" office:value-type="currency" office:currency="USD" office:value="0" calcext:value-type="currency">
            <text:p>$0.00</text:p>
          </table:table-cell>
          <table:table-cell/>
          <table:table-cell table:formula="of:=[.K5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3]&gt;[.P53];[.$A53]&lt;=[.Q53]);([.$A53]*[.R53])-[.S53];0)" office:value-type="currency" office:currency="USD" office:value="0" calcext:value-type="currency">
            <text:p>$0.00</text:p>
          </table:table-cell>
          <table:table-cell/>
          <table:table-cell table:formula="of:=[.Q5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3]&gt;[.V53];[.$A53]&lt;=[.W53]);([.$A53]*[.X53])-[.Y53];0)" office:value-type="currency" office:currency="USD" office:value="0" calcext:value-type="currency">
            <text:p>$0.00</text:p>
          </table:table-cell>
          <table:table-cell/>
          <table:table-cell table:formula="of:=[.W5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3]&gt;[.AB53];[.$A53]&lt;=[.AC53]);([.$A53]*[.AD53])-[.AE5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H54]+[.N54]+[.T54]+[.Z54]+[.AF54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4]&gt;=[.D54];[.$A54]&lt;=[.E54]);([.$A54]*[.F54])-[.G54];0)" office:value-type="currency" office:currency="USD" office:value="0" calcext:value-type="currency">
            <text:p>$0.00</text:p>
          </table:table-cell>
          <table:table-cell/>
          <table:table-cell table:formula="of:=[.E5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4]&gt;[.J54];[.$A54]&lt;=[.K54]);([.$A54]*[.L54])-[.M54];0)" office:value-type="currency" office:currency="USD" office:value="0" calcext:value-type="currency">
            <text:p>$0.00</text:p>
          </table:table-cell>
          <table:table-cell/>
          <table:table-cell table:formula="of:=[.K5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4]&gt;[.P54];[.$A54]&lt;=[.Q54]);([.$A54]*[.R54])-[.S54];0)" office:value-type="currency" office:currency="USD" office:value="0" calcext:value-type="currency">
            <text:p>$0.00</text:p>
          </table:table-cell>
          <table:table-cell/>
          <table:table-cell table:formula="of:=[.Q5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4]&gt;[.V54];[.$A54]&lt;=[.W54]);([.$A54]*[.X54])-[.Y54];0)" office:value-type="currency" office:currency="USD" office:value="0" calcext:value-type="currency">
            <text:p>$0.00</text:p>
          </table:table-cell>
          <table:table-cell/>
          <table:table-cell table:formula="of:=[.W5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4]&gt;[.AB54];[.$A54]&lt;=[.AC54]);([.$A54]*[.AD54])-[.AE5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formula="of:=ROUND([.H55]+[.N55]+[.T55]+[.Z55]+[.AF55];2)" office:value-type="currency" office:currency="USD" office:value="60148.04" calcext:value-type="currency">
            <text:p>$60,14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5]&gt;=[.D55];[.$A55]&lt;=[.E55]);([.$A55]*[.F55])-[.G55];0)" office:value-type="currency" office:currency="USD" office:value="0" calcext:value-type="currency">
            <text:p>$0.00</text:p>
          </table:table-cell>
          <table:table-cell/>
          <table:table-cell table:formula="of:=[.E5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5]&gt;[.J55];[.$A55]&lt;=[.K55]);([.$A55]*[.L55])-[.M55];0)" office:value-type="currency" office:currency="USD" office:value="60148.04" calcext:value-type="currency">
            <text:p>$60,148.04</text:p>
          </table:table-cell>
          <table:table-cell/>
          <table:table-cell table:formula="of:=[.K5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5]&gt;[.P55];[.$A55]&lt;=[.Q55]);([.$A55]*[.R55])-[.S55];0)" office:value-type="currency" office:currency="USD" office:value="0" calcext:value-type="currency">
            <text:p>$0.00</text:p>
          </table:table-cell>
          <table:table-cell/>
          <table:table-cell table:formula="of:=[.Q5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5]&gt;[.V55];[.$A55]&lt;=[.W55]);([.$A55]*[.X55])-[.Y55];0)" office:value-type="currency" office:currency="USD" office:value="0" calcext:value-type="currency">
            <text:p>$0.00</text:p>
          </table:table-cell>
          <table:table-cell/>
          <table:table-cell table:formula="of:=[.W5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5]&gt;[.AB55];[.$A55]&lt;=[.AC55]);([.$A55]*[.AD55])-[.AE5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H56]+[.N56]+[.T56]+[.Z56]+[.AF56];2)" office:value-type="currency" office:currency="USD" office:value="60178.04" calcext:value-type="currency">
            <text:p>$60,17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6]&gt;=[.D56];[.$A56]&lt;=[.E56]);([.$A56]*[.F56])-[.G56];0)" office:value-type="currency" office:currency="USD" office:value="0" calcext:value-type="currency">
            <text:p>$0.00</text:p>
          </table:table-cell>
          <table:table-cell/>
          <table:table-cell table:formula="of:=[.E5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6]&gt;[.J56];[.$A56]&lt;=[.K56]);([.$A56]*[.L56])-[.M56];0)" office:value-type="currency" office:currency="USD" office:value="60178.04" calcext:value-type="currency">
            <text:p>$60,178.04</text:p>
          </table:table-cell>
          <table:table-cell/>
          <table:table-cell table:formula="of:=[.K5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6]&gt;[.P56];[.$A56]&lt;=[.Q56]);([.$A56]*[.R56])-[.S56];0)" office:value-type="currency" office:currency="USD" office:value="0" calcext:value-type="currency">
            <text:p>$0.00</text:p>
          </table:table-cell>
          <table:table-cell/>
          <table:table-cell table:formula="of:=[.Q5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6]&gt;[.V56];[.$A56]&lt;=[.W56]);([.$A56]*[.X56])-[.Y56];0)" office:value-type="currency" office:currency="USD" office:value="0" calcext:value-type="currency">
            <text:p>$0.00</text:p>
          </table:table-cell>
          <table:table-cell/>
          <table:table-cell table:formula="of:=[.W5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6]&gt;[.AB56];[.$A56]&lt;=[.AC56]);([.$A56]*[.AD56])-[.AE5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formula="of:=ROUND([.H57]+[.N57]+[.T57]+[.Z57]+[.AF5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7]&gt;=[.D57];[.$A57]&lt;=[.E57]);([.$A57]*[.F57])-[.G57];0)" office:value-type="currency" office:currency="USD" office:value="0" calcext:value-type="currency">
            <text:p>$0.00</text:p>
          </table:table-cell>
          <table:table-cell/>
          <table:table-cell table:formula="of:=[.E5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7]&gt;[.J57];[.$A57]&lt;=[.K57]);([.$A57]*[.L57])-[.M57];0)" office:value-type="currency" office:currency="USD" office:value="0" calcext:value-type="currency">
            <text:p>$0.00</text:p>
          </table:table-cell>
          <table:table-cell/>
          <table:table-cell table:formula="of:=[.K5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7]&gt;[.P57];[.$A57]&lt;=[.Q57]);([.$A57]*[.R57])-[.S57];0)" office:value-type="currency" office:currency="USD" office:value="0" calcext:value-type="currency">
            <text:p>$0.00</text:p>
          </table:table-cell>
          <table:table-cell/>
          <table:table-cell table:formula="of:=[.Q5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7]&gt;[.V57];[.$A57]&lt;=[.W57]);([.$A57]*[.X57])-[.Y57];0)" office:value-type="currency" office:currency="USD" office:value="0" calcext:value-type="currency">
            <text:p>$0.00</text:p>
          </table:table-cell>
          <table:table-cell/>
          <table:table-cell table:formula="of:=[.W5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7]&gt;[.AB57];[.$A57]&lt;=[.AC57]);([.$A57]*[.AD57])-[.AE5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H58]+[.N58]+[.T58]+[.Z58]+[.AF5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8]&gt;=[.D58];[.$A58]&lt;=[.E58]);([.$A58]*[.F58])-[.G58];0)" office:value-type="currency" office:currency="USD" office:value="0" calcext:value-type="currency">
            <text:p>$0.00</text:p>
          </table:table-cell>
          <table:table-cell/>
          <table:table-cell table:formula="of:=[.E5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8]&gt;[.J58];[.$A58]&lt;=[.K58]);([.$A58]*[.L58])-[.M58];0)" office:value-type="currency" office:currency="USD" office:value="0" calcext:value-type="currency">
            <text:p>$0.00</text:p>
          </table:table-cell>
          <table:table-cell/>
          <table:table-cell table:formula="of:=[.K5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8]&gt;[.P58];[.$A58]&lt;=[.Q58]);([.$A58]*[.R58])-[.S58];0)" office:value-type="currency" office:currency="USD" office:value="0" calcext:value-type="currency">
            <text:p>$0.00</text:p>
          </table:table-cell>
          <table:table-cell/>
          <table:table-cell table:formula="of:=[.Q5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8]&gt;[.V58];[.$A58]&lt;=[.W58]);([.$A58]*[.X58])-[.Y58];0)" office:value-type="currency" office:currency="USD" office:value="0" calcext:value-type="currency">
            <text:p>$0.00</text:p>
          </table:table-cell>
          <table:table-cell/>
          <table:table-cell table:formula="of:=[.W5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8]&gt;[.AB58];[.$A58]&lt;=[.AC58]);([.$A58]*[.AD58])-[.AE5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TableWorksheet" table:style-name="ta1"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5" table:default-cell-style-name="ce6"/>
        <table:table-column table:style-name="co1" table:number-columns-repeated="4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rate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currency" office:currency="USD" office:value="0" calcext:value-type="currency">
            <text:p>$0.00</text:p>
          </table:table-cell>
          <table:table-cell office:value-type="currency" office:currency="USD" office:value="23200" calcext:value-type="currency">
            <text:p>$23,200.00</text:p>
          </table:table-cell>
          <table:table-cell table:style-name="Default"/>
          <table:table-cell table:style-name="ce12" office:value-type="percentage" office:value="0.1" calcext:value-type="percentage">
            <text:p>10%</text:p>
          </table:table-cell>
          <table:table-cell table:formula="of:=[.E2]-[.D2]" office:value-type="currency" office:currency="USD" office:value="23200" calcext:value-type="currency">
            <text:p>$23,2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2]" office:value-type="currency" office:currency="USD" office:value="23200" calcext:value-type="currency">
            <text:p>$23,200.00</text:p>
          </table:table-cell>
          <table:table-cell office:value-type="currency" office:currency="USD" office:value="94300" calcext:value-type="currency">
            <text:p>$94,300.00</text:p>
          </table:table-cell>
          <table:table-cell table:style-name="Default"/>
          <table:table-cell table:style-name="ce12" office:value-type="percentage" office:value="0.12" calcext:value-type="percentage">
            <text:p>12%</text:p>
          </table:table-cell>
          <table:table-cell table:formula="of:=[.E3]-[.D3]" office:value-type="currency" office:currency="USD" office:value="71100" calcext:value-type="currency">
            <text:p>$71,1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3]" office:value-type="currency" office:currency="USD" office:value="94300" calcext:value-type="currency">
            <text:p>$94,300.00</text:p>
          </table:table-cell>
          <table:table-cell office:value-type="currency" office:currency="USD" office:value="201050" calcext:value-type="currency">
            <text:p>$201,050.00</text:p>
          </table:table-cell>
          <table:table-cell table:style-name="Default"/>
          <table:table-cell table:style-name="ce12" office:value-type="percentage" office:value="0.22" calcext:value-type="percentage">
            <text:p>22%</text:p>
          </table:table-cell>
          <table:table-cell table:formula="of:=[.E4]-[.D4]" office:value-type="currency" office:currency="USD" office:value="106750" calcext:value-type="currency">
            <text:p>$106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table:style-name="Default"/>
          <table:table-cell table:style-name="ce12" office:value-type="percentage" office:value="0.24" calcext:value-type="percentage">
            <text:p>24%</text:p>
          </table:table-cell>
          <table:table-cell table:formula="of:=[.E5]-[.D5]" office:value-type="currency" office:currency="USD" office:value="182850" calcext:value-type="currency">
            <text:p>$182,8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table:style-name="Default"/>
          <table:table-cell table:style-name="ce12" office:value-type="percentage" office:value="0.32" calcext:value-type="percentage">
            <text:p>32%</text:p>
          </table:table-cell>
          <table:table-cell table:formula="of:=[.E6]-[.D6]" office:value-type="currency" office:currency="USD" office:value="103550" calcext:value-type="currency">
            <text:p>$103,5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table:style-name="Default"/>
          <table:table-cell table:style-name="ce12" office:value-type="percentage" office:value="0.35" calcext:value-type="percentage">
            <text:p>35%</text:p>
          </table:table-cell>
          <table:table-cell table:formula="of:=[.E7]-[.D7]" office:value-type="currency" office:currency="USD" office:value="243750" calcext:value-type="currency">
            <text:p>$243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style-name="Default"/>
          <table:table-cell table:style-name="ce12" office:value-type="percentage" office:value="0.37" calcext:value-type="percentage">
            <text:p>37%</text:p>
          </table:table-cell>
          <table:table-cell table:formula="of:=[.E8]-[.D8]" office:value-type="currency" office:currency="USD" office:value="9268800" calcext:value-type="currency">
            <text:p>$9,268,8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 table:number-columns-repeated="16361"/>
        </table:table-row>
        <table:table-row table:style-name="ro1">
          <table:table-cell office:value-type="currency" office:currency="USD" office:value="10000" calcext:value-type="currency">
            <text:p>$10,000.00</text:p>
          </table:table-cell>
          <table:table-cell table:formula="of:=ROUND([.E12]+[.H12]+[.K12]+[.N12]+[.Q12]+[.T12]+[.W12];0)" office:value-type="currency" office:currency="USD" office:value="1000" calcext:value-type="currency">
            <text:p>$1,000.00</text:p>
          </table:table-cell>
          <table:table-cell/>
          <table:table-cell table:formula="of:=IF([.$A12]&gt;=[.$E$2];[.$E$2];[.$A12])" office:value-type="currency" office:currency="USD" office:value="10000" calcext:value-type="currency">
            <text:p>$10,000.00</text:p>
          </table:table-cell>
          <table:table-cell table:formula="of:=[.D12]*[.$G$2]" office:value-type="currency" office:currency="USD" office:value="1000" calcext:value-type="currency">
            <text:p>$1,000.00</text:p>
          </table:table-cell>
          <table:table-cell table:style-name="ce12"/>
          <table:table-cell table:formula="of:=IF([.$A12]&lt;[.$D$3];0;IF([.$A12]&gt;[.$E$3];[.$E$3]-[.$D$3];[.$A12]-[.$D$3]))" office:value-type="currency" office:currency="USD" office:value="0" calcext:value-type="currency">
            <text:p>$0.00</text:p>
          </table:table-cell>
          <table:table-cell table:formula="of:=[.G12]*[.$G$3]" office:value-type="currency" office:currency="USD" office:value="0" calcext:value-type="currency">
            <text:p>$0.00</text:p>
          </table:table-cell>
          <table:table-cell/>
          <table:table-cell table:formula="of:=IF([.$A12]&lt;[.$D$4];0;IF([.$A12]&gt;[.$E$4];[.$E$4]-[.$D$4];[.$A12]-[.$D$4]))" office:value-type="currency" office:currency="USD" office:value="0" calcext:value-type="currency">
            <text:p>$0.00</text:p>
          </table:table-cell>
          <table:table-cell table:formula="of:=[.J12]*[.$G$4]" office:value-type="currency" office:currency="USD" office:value="0" calcext:value-type="currency">
            <text:p>$0.00</text:p>
          </table:table-cell>
          <table:table-cell/>
          <table:table-cell table:formula="of:=IF([.$A12]&lt;[.$D$5];0;IF([.$A12]&gt;[.$E$5];[.$E$5]-[.$D$5];[.$A12]-[.$D$5]))" office:value-type="currency" office:currency="USD" office:value="0" calcext:value-type="currency">
            <text:p>$0.00</text:p>
          </table:table-cell>
          <table:table-cell table:formula="of:=[.M12]*[.$G$5]" office:value-type="currency" office:currency="USD" office:value="0" calcext:value-type="currency">
            <text:p>$0.00</text:p>
          </table:table-cell>
          <table:table-cell/>
          <table:table-cell table:formula="of:=IF([.$A12]&lt;[.$D$6];0;IF([.$A12]&gt;[.$E$6];[.$E$6]-[.$D$6];[.$A12]-[.$D$6]))" office:value-type="currency" office:currency="USD" office:value="0" calcext:value-type="currency">
            <text:p>$0.00</text:p>
          </table:table-cell>
          <table:table-cell table:formula="of:=[.P12]*[.$G$6]" office:value-type="currency" office:currency="USD" office:value="0" calcext:value-type="currency">
            <text:p>$0.00</text:p>
          </table:table-cell>
          <table:table-cell/>
          <table:table-cell table:formula="of:=IF([.$A12]&lt;[.$D$7];0;IF([.$A12]&gt;[.$E$7];[.$E$7]-[.$D$7];[.$A12]-[.$D$7]))" office:value-type="currency" office:currency="USD" office:value="0" calcext:value-type="currency">
            <text:p>$0.00</text:p>
          </table:table-cell>
          <table:table-cell table:formula="of:=[.S12]*[.$G$7]" office:value-type="currency" office:currency="USD" office:value="0" calcext:value-type="currency">
            <text:p>$0.00</text:p>
          </table:table-cell>
          <table:table-cell/>
          <table:table-cell table:formula="of:=IF([.$A12]&lt;[.$D$8];0;IF([.$A12]&gt;[.$E$8];[.$E$8]-[.$D$8];[.$A12]-[.$D$8]))" office:value-type="currency" office:currency="USD" office:value="0" calcext:value-type="currency">
            <text:p>$0.00</text:p>
          </table:table-cell>
          <table:table-cell table:formula="of:=[.V12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2]*1.75;2)" office:value-type="currency" office:currency="USD" office:value="17500" calcext:value-type="currency">
            <text:p>$17,500.00</text:p>
          </table:table-cell>
          <table:table-cell table:formula="of:=ROUND([.E13]+[.H13]+[.K13]+[.N13]+[.Q13]+[.T13]+[.W13];2)" office:value-type="currency" office:currency="USD" office:value="1750" calcext:value-type="currency">
            <text:p>$1,750.00</text:p>
          </table:table-cell>
          <table:table-cell/>
          <table:table-cell table:formula="of:=IF([.$A13]&gt;=[.$E$2];[.$E$2];[.$A13])" office:value-type="currency" office:currency="USD" office:value="17500" calcext:value-type="currency">
            <text:p>$17,500.00</text:p>
          </table:table-cell>
          <table:table-cell table:formula="of:=[.D13]*[.$G$2]" office:value-type="currency" office:currency="USD" office:value="1750" calcext:value-type="currency">
            <text:p>$1,750.00</text:p>
          </table:table-cell>
          <table:table-cell table:style-name="ce12"/>
          <table:table-cell table:formula="of:=IF([.$A13]&lt;[.$D$3];0;IF([.$A13]&gt;[.$E$3];[.$E$3]-[.$D$3];[.$A13]-[.$D$3]))" office:value-type="currency" office:currency="USD" office:value="0" calcext:value-type="currency">
            <text:p>$0.00</text:p>
          </table:table-cell>
          <table:table-cell table:formula="of:=[.G13]*[.$G$3]" office:value-type="currency" office:currency="USD" office:value="0" calcext:value-type="currency">
            <text:p>$0.00</text:p>
          </table:table-cell>
          <table:table-cell/>
          <table:table-cell table:formula="of:=IF([.$A13]&lt;[.$D$4];0;IF([.$A13]&gt;[.$E$4];[.$E$4]-[.$D$4];[.$A13]-[.$D$4]))" office:value-type="currency" office:currency="USD" office:value="0" calcext:value-type="currency">
            <text:p>$0.00</text:p>
          </table:table-cell>
          <table:table-cell table:formula="of:=[.J13]*[.$G$4]" office:value-type="currency" office:currency="USD" office:value="0" calcext:value-type="currency">
            <text:p>$0.00</text:p>
          </table:table-cell>
          <table:table-cell/>
          <table:table-cell table:formula="of:=IF([.$A13]&lt;[.$D$5];0;IF([.$A13]&gt;[.$E$5];[.$E$5]-[.$D$5];[.$A13]-[.$D$5]))" office:value-type="currency" office:currency="USD" office:value="0" calcext:value-type="currency">
            <text:p>$0.00</text:p>
          </table:table-cell>
          <table:table-cell table:formula="of:=[.M13]*[.$G$5]" office:value-type="currency" office:currency="USD" office:value="0" calcext:value-type="currency">
            <text:p>$0.00</text:p>
          </table:table-cell>
          <table:table-cell/>
          <table:table-cell table:formula="of:=IF([.$A13]&lt;[.$D$6];0;IF([.$A13]&gt;[.$E$6];[.$E$6]-[.$D$6];[.$A13]-[.$D$6]))" office:value-type="currency" office:currency="USD" office:value="0" calcext:value-type="currency">
            <text:p>$0.00</text:p>
          </table:table-cell>
          <table:table-cell table:formula="of:=[.P13]*[.$G$6]" office:value-type="currency" office:currency="USD" office:value="0" calcext:value-type="currency">
            <text:p>$0.00</text:p>
          </table:table-cell>
          <table:table-cell/>
          <table:table-cell table:formula="of:=IF([.$A13]&lt;[.$D$7];0;IF([.$A13]&gt;[.$E$7];[.$E$7]-[.$D$7];[.$A13]-[.$D$7]))" office:value-type="currency" office:currency="USD" office:value="0" calcext:value-type="currency">
            <text:p>$0.00</text:p>
          </table:table-cell>
          <table:table-cell table:formula="of:=[.S13]*[.$G$7]" office:value-type="currency" office:currency="USD" office:value="0" calcext:value-type="currency">
            <text:p>$0.00</text:p>
          </table:table-cell>
          <table:table-cell/>
          <table:table-cell table:formula="of:=IF([.$A13]&lt;[.$D$8];0;IF([.$A13]&gt;[.$E$8];[.$E$8]-[.$D$8];[.$A13]-[.$D$8]))" office:value-type="currency" office:currency="USD" office:value="0" calcext:value-type="currency">
            <text:p>$0.00</text:p>
          </table:table-cell>
          <table:table-cell table:formula="of:=[.V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3]*1.75;2)" office:value-type="currency" office:currency="USD" office:value="30625" calcext:value-type="currency">
            <text:p>$30,625.00</text:p>
          </table:table-cell>
          <table:table-cell table:formula="of:=ROUND([.E14]+[.H14]+[.K14]+[.N14]+[.Q14]+[.T14]+[.W14];2)" office:value-type="currency" office:currency="USD" office:value="3211" calcext:value-type="currency">
            <text:p>$3,211.00</text:p>
          </table:table-cell>
          <table:table-cell/>
          <table:table-cell table:formula="of:=IF([.$A14]&gt;=[.$E$2];[.$E$2];[.$A14])" office:value-type="currency" office:currency="USD" office:value="23200" calcext:value-type="currency">
            <text:p>$23,200.00</text:p>
          </table:table-cell>
          <table:table-cell table:formula="of:=[.D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4]&lt;[.$D$3];0;IF([.$A14]&gt;[.$E$3];[.$E$3]-[.$D$3];[.$A14]-[.$D$3]))" office:value-type="currency" office:currency="USD" office:value="7425" calcext:value-type="currency">
            <text:p>$7,425.00</text:p>
          </table:table-cell>
          <table:table-cell table:formula="of:=[.G14]*[.$G$3]" office:value-type="currency" office:currency="USD" office:value="891" calcext:value-type="currency">
            <text:p>$891.00</text:p>
          </table:table-cell>
          <table:table-cell/>
          <table:table-cell table:formula="of:=IF([.$A14]&lt;[.$D$4];0;IF([.$A14]&gt;[.$E$4];[.$E$4]-[.$D$4];[.$A14]-[.$D$4]))" office:value-type="currency" office:currency="USD" office:value="0" calcext:value-type="currency">
            <text:p>$0.00</text:p>
          </table:table-cell>
          <table:table-cell table:formula="of:=[.J14]*[.$G$4]" office:value-type="currency" office:currency="USD" office:value="0" calcext:value-type="currency">
            <text:p>$0.00</text:p>
          </table:table-cell>
          <table:table-cell/>
          <table:table-cell table:formula="of:=IF([.$A14]&lt;[.$D$5];0;IF([.$A14]&gt;[.$E$5];[.$E$5]-[.$D$5];[.$A14]-[.$D$5]))" office:value-type="currency" office:currency="USD" office:value="0" calcext:value-type="currency">
            <text:p>$0.00</text:p>
          </table:table-cell>
          <table:table-cell table:formula="of:=[.M14]*[.$G$5]" office:value-type="currency" office:currency="USD" office:value="0" calcext:value-type="currency">
            <text:p>$0.00</text:p>
          </table:table-cell>
          <table:table-cell/>
          <table:table-cell table:formula="of:=IF([.$A14]&lt;[.$D$6];0;IF([.$A14]&gt;[.$E$6];[.$E$6]-[.$D$6];[.$A14]-[.$D$6]))" office:value-type="currency" office:currency="USD" office:value="0" calcext:value-type="currency">
            <text:p>$0.00</text:p>
          </table:table-cell>
          <table:table-cell table:formula="of:=[.P14]*[.$G$6]" office:value-type="currency" office:currency="USD" office:value="0" calcext:value-type="currency">
            <text:p>$0.00</text:p>
          </table:table-cell>
          <table:table-cell/>
          <table:table-cell table:formula="of:=IF([.$A14]&lt;[.$D$7];0;IF([.$A14]&gt;[.$E$7];[.$E$7]-[.$D$7];[.$A14]-[.$D$7]))" office:value-type="currency" office:currency="USD" office:value="0" calcext:value-type="currency">
            <text:p>$0.00</text:p>
          </table:table-cell>
          <table:table-cell table:formula="of:=[.S14]*[.$G$7]" office:value-type="currency" office:currency="USD" office:value="0" calcext:value-type="currency">
            <text:p>$0.00</text:p>
          </table:table-cell>
          <table:table-cell/>
          <table:table-cell table:formula="of:=IF([.$A14]&lt;[.$D$8];0;IF([.$A14]&gt;[.$E$8];[.$E$8]-[.$D$8];[.$A14]-[.$D$8]))" office:value-type="currency" office:currency="USD" office:value="0" calcext:value-type="currency">
            <text:p>$0.00</text:p>
          </table:table-cell>
          <table:table-cell table:formula="of:=[.V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4]*1.75;2)" office:value-type="currency" office:currency="USD" office:value="53593.75" calcext:value-type="currency">
            <text:p>$53,593.75</text:p>
          </table:table-cell>
          <table:table-cell table:formula="of:=ROUND([.E15]+[.H15]+[.K15]+[.N15]+[.Q15]+[.T15]+[.W15];2)" office:value-type="currency" office:currency="USD" office:value="5967.25" calcext:value-type="currency">
            <text:p>$5,967.25</text:p>
          </table:table-cell>
          <table:table-cell/>
          <table:table-cell table:formula="of:=IF([.$A15]&gt;=[.$E$2];[.$E$2];[.$A15])" office:value-type="currency" office:currency="USD" office:value="23200" calcext:value-type="currency">
            <text:p>$23,200.00</text:p>
          </table:table-cell>
          <table:table-cell table:formula="of:=[.D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5]&lt;[.$D$3];0;IF([.$A15]&gt;[.$E$3];[.$E$3]-[.$D$3];[.$A15]-[.$D$3]))" office:value-type="currency" office:currency="USD" office:value="30393.75" calcext:value-type="currency">
            <text:p>$30,393.75</text:p>
          </table:table-cell>
          <table:table-cell table:formula="of:=[.G15]*[.$G$3]" office:value-type="currency" office:currency="USD" office:value="3647.25" calcext:value-type="currency">
            <text:p>$3,647.25</text:p>
          </table:table-cell>
          <table:table-cell/>
          <table:table-cell table:formula="of:=IF([.$A15]&lt;[.$D$4];0;IF([.$A15]&gt;[.$E$4];[.$E$4]-[.$D$4];[.$A15]-[.$D$4]))" office:value-type="currency" office:currency="USD" office:value="0" calcext:value-type="currency">
            <text:p>$0.00</text:p>
          </table:table-cell>
          <table:table-cell table:formula="of:=[.J15]*[.$G$4]" office:value-type="currency" office:currency="USD" office:value="0" calcext:value-type="currency">
            <text:p>$0.00</text:p>
          </table:table-cell>
          <table:table-cell/>
          <table:table-cell table:formula="of:=IF([.$A15]&lt;[.$D$5];0;IF([.$A15]&gt;[.$E$5];[.$E$5]-[.$D$5];[.$A15]-[.$D$5]))" office:value-type="currency" office:currency="USD" office:value="0" calcext:value-type="currency">
            <text:p>$0.00</text:p>
          </table:table-cell>
          <table:table-cell table:formula="of:=[.M15]*[.$G$5]" office:value-type="currency" office:currency="USD" office:value="0" calcext:value-type="currency">
            <text:p>$0.00</text:p>
          </table:table-cell>
          <table:table-cell/>
          <table:table-cell table:formula="of:=IF([.$A15]&lt;[.$D$6];0;IF([.$A15]&gt;[.$E$6];[.$E$6]-[.$D$6];[.$A15]-[.$D$6]))" office:value-type="currency" office:currency="USD" office:value="0" calcext:value-type="currency">
            <text:p>$0.00</text:p>
          </table:table-cell>
          <table:table-cell table:formula="of:=[.P15]*[.$G$6]" office:value-type="currency" office:currency="USD" office:value="0" calcext:value-type="currency">
            <text:p>$0.00</text:p>
          </table:table-cell>
          <table:table-cell/>
          <table:table-cell table:formula="of:=IF([.$A15]&lt;[.$D$7];0;IF([.$A15]&gt;[.$E$7];[.$E$7]-[.$D$7];[.$A15]-[.$D$7]))" office:value-type="currency" office:currency="USD" office:value="0" calcext:value-type="currency">
            <text:p>$0.00</text:p>
          </table:table-cell>
          <table:table-cell table:formula="of:=[.S15]*[.$G$7]" office:value-type="currency" office:currency="USD" office:value="0" calcext:value-type="currency">
            <text:p>$0.00</text:p>
          </table:table-cell>
          <table:table-cell/>
          <table:table-cell table:formula="of:=IF([.$A15]&lt;[.$D$8];0;IF([.$A15]&gt;[.$E$8];[.$E$8]-[.$D$8];[.$A15]-[.$D$8]))" office:value-type="currency" office:currency="USD" office:value="0" calcext:value-type="currency">
            <text:p>$0.00</text:p>
          </table:table-cell>
          <table:table-cell table:formula="of:=[.V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5]*1.75;2)" office:value-type="currency" office:currency="USD" office:value="93789.06" calcext:value-type="currency">
            <text:p>$93,789.06</text:p>
          </table:table-cell>
          <table:table-cell table:formula="of:=ROUND([.E16]+[.H16]+[.K16]+[.N16]+[.Q16]+[.T16]+[.W16];2)" office:value-type="currency" office:currency="USD" office:value="10790.69" calcext:value-type="currency">
            <text:p>$10,790.69</text:p>
          </table:table-cell>
          <table:table-cell/>
          <table:table-cell table:formula="of:=IF([.$A16]&gt;=[.$E$2];[.$E$2];[.$A16])" office:value-type="currency" office:currency="USD" office:value="23200" calcext:value-type="currency">
            <text:p>$23,200.00</text:p>
          </table:table-cell>
          <table:table-cell table:formula="of:=[.D16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]&lt;[.$D$3];0;IF([.$A16]&gt;[.$E$3];[.$E$3]-[.$D$3];[.$A16]-[.$D$3]))" office:value-type="currency" office:currency="USD" office:value="70589.06" calcext:value-type="currency">
            <text:p>$70,589.06</text:p>
          </table:table-cell>
          <table:table-cell table:formula="of:=[.G16]*[.$G$3]" office:value-type="currency" office:currency="USD" office:value="8470.6872" calcext:value-type="currency">
            <text:p>$8,470.69</text:p>
          </table:table-cell>
          <table:table-cell/>
          <table:table-cell table:formula="of:=IF([.$A16]&lt;[.$D$4];0;IF([.$A16]&gt;[.$E$4];[.$E$4]-[.$D$4];[.$A16]-[.$D$4]))" office:value-type="currency" office:currency="USD" office:value="0" calcext:value-type="currency">
            <text:p>$0.00</text:p>
          </table:table-cell>
          <table:table-cell table:formula="of:=[.J16]*[.$G$4]" office:value-type="currency" office:currency="USD" office:value="0" calcext:value-type="currency">
            <text:p>$0.00</text:p>
          </table:table-cell>
          <table:table-cell/>
          <table:table-cell table:formula="of:=IF([.$A16]&lt;[.$D$5];0;IF([.$A16]&gt;[.$E$5];[.$E$5]-[.$D$5];[.$A16]-[.$D$5]))" office:value-type="currency" office:currency="USD" office:value="0" calcext:value-type="currency">
            <text:p>$0.00</text:p>
          </table:table-cell>
          <table:table-cell table:formula="of:=[.M16]*[.$G$5]" office:value-type="currency" office:currency="USD" office:value="0" calcext:value-type="currency">
            <text:p>$0.00</text:p>
          </table:table-cell>
          <table:table-cell/>
          <table:table-cell table:formula="of:=IF([.$A16]&lt;[.$D$6];0;IF([.$A16]&gt;[.$E$6];[.$E$6]-[.$D$6];[.$A16]-[.$D$6]))" office:value-type="currency" office:currency="USD" office:value="0" calcext:value-type="currency">
            <text:p>$0.00</text:p>
          </table:table-cell>
          <table:table-cell table:formula="of:=[.P16]*[.$G$6]" office:value-type="currency" office:currency="USD" office:value="0" calcext:value-type="currency">
            <text:p>$0.00</text:p>
          </table:table-cell>
          <table:table-cell/>
          <table:table-cell table:formula="of:=IF([.$A16]&lt;[.$D$7];0;IF([.$A16]&gt;[.$E$7];[.$E$7]-[.$D$7];[.$A16]-[.$D$7]))" office:value-type="currency" office:currency="USD" office:value="0" calcext:value-type="currency">
            <text:p>$0.00</text:p>
          </table:table-cell>
          <table:table-cell table:formula="of:=[.S16]*[.$G$7]" office:value-type="currency" office:currency="USD" office:value="0" calcext:value-type="currency">
            <text:p>$0.00</text:p>
          </table:table-cell>
          <table:table-cell/>
          <table:table-cell table:formula="of:=IF([.$A16]&lt;[.$D$8];0;IF([.$A16]&gt;[.$E$8];[.$E$8]-[.$D$8];[.$A16]-[.$D$8]))" office:value-type="currency" office:currency="USD" office:value="0" calcext:value-type="currency">
            <text:p>$0.00</text:p>
          </table:table-cell>
          <table:table-cell table:formula="of:=[.V16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6]*1.75;2)" office:value-type="currency" office:currency="USD" office:value="164130.86" calcext:value-type="currency">
            <text:p>$164,130.86</text:p>
          </table:table-cell>
          <table:table-cell table:formula="of:=ROUND([.E17]+[.H17]+[.K17]+[.N17]+[.Q17]+[.T17]+[.W17];2)" office:value-type="currency" office:currency="USD" office:value="26214.79" calcext:value-type="currency">
            <text:p>$26,214.79</text:p>
          </table:table-cell>
          <table:table-cell/>
          <table:table-cell table:formula="of:=IF([.$A17]&gt;=[.$E$2];[.$E$2];[.$A17])" office:value-type="currency" office:currency="USD" office:value="23200" calcext:value-type="currency">
            <text:p>$23,200.00</text:p>
          </table:table-cell>
          <table:table-cell table:formula="of:=[.D17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]&lt;[.$D$3];0;IF([.$A17]&gt;[.$E$3];[.$E$3]-[.$D$3];[.$A17]-[.$D$3]))" office:value-type="currency" office:currency="USD" office:value="71100" calcext:value-type="currency">
            <text:p>$71,100.00</text:p>
          </table:table-cell>
          <table:table-cell table:formula="of:=[.G17]*[.$G$3]" office:value-type="currency" office:currency="USD" office:value="8532" calcext:value-type="currency">
            <text:p>$8,532.00</text:p>
          </table:table-cell>
          <table:table-cell/>
          <table:table-cell table:formula="of:=IF([.$A17]&lt;[.$D$4];0;IF([.$A17]&gt;[.$E$4];[.$E$4]-[.$D$4];[.$A17]-[.$D$4]))" office:value-type="currency" office:currency="USD" office:value="69830.86" calcext:value-type="currency">
            <text:p>$69,830.86</text:p>
          </table:table-cell>
          <table:table-cell table:formula="of:=[.J17]*[.$G$4]" office:value-type="currency" office:currency="USD" office:value="15362.7892" calcext:value-type="currency">
            <text:p>$15,362.79</text:p>
          </table:table-cell>
          <table:table-cell/>
          <table:table-cell table:formula="of:=IF([.$A17]&lt;[.$D$5];0;IF([.$A17]&gt;[.$E$5];[.$E$5]-[.$D$5];[.$A17]-[.$D$5]))" office:value-type="currency" office:currency="USD" office:value="0" calcext:value-type="currency">
            <text:p>$0.00</text:p>
          </table:table-cell>
          <table:table-cell table:formula="of:=[.M17]*[.$G$5]" office:value-type="currency" office:currency="USD" office:value="0" calcext:value-type="currency">
            <text:p>$0.00</text:p>
          </table:table-cell>
          <table:table-cell/>
          <table:table-cell table:formula="of:=IF([.$A17]&lt;[.$D$6];0;IF([.$A17]&gt;[.$E$6];[.$E$6]-[.$D$6];[.$A17]-[.$D$6]))" office:value-type="currency" office:currency="USD" office:value="0" calcext:value-type="currency">
            <text:p>$0.00</text:p>
          </table:table-cell>
          <table:table-cell table:formula="of:=[.P17]*[.$G$6]" office:value-type="currency" office:currency="USD" office:value="0" calcext:value-type="currency">
            <text:p>$0.00</text:p>
          </table:table-cell>
          <table:table-cell/>
          <table:table-cell table:formula="of:=IF([.$A17]&lt;[.$D$7];0;IF([.$A17]&gt;[.$E$7];[.$E$7]-[.$D$7];[.$A17]-[.$D$7]))" office:value-type="currency" office:currency="USD" office:value="0" calcext:value-type="currency">
            <text:p>$0.00</text:p>
          </table:table-cell>
          <table:table-cell table:formula="of:=[.S17]*[.$G$7]" office:value-type="currency" office:currency="USD" office:value="0" calcext:value-type="currency">
            <text:p>$0.00</text:p>
          </table:table-cell>
          <table:table-cell/>
          <table:table-cell table:formula="of:=IF([.$A17]&lt;[.$D$8];0;IF([.$A17]&gt;[.$E$8];[.$E$8]-[.$D$8];[.$A17]-[.$D$8]))" office:value-type="currency" office:currency="USD" office:value="0" calcext:value-type="currency">
            <text:p>$0.00</text:p>
          </table:table-cell>
          <table:table-cell table:formula="of:=[.V17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7]*1.75;2)" office:value-type="currency" office:currency="USD" office:value="287229.01" calcext:value-type="currency">
            <text:p>$287,229.01</text:p>
          </table:table-cell>
          <table:table-cell table:formula="of:=ROUND([.E18]+[.H18]+[.K18]+[.N18]+[.Q18]+[.T18]+[.W18];2)" office:value-type="currency" office:currency="USD" office:value="55019.96" calcext:value-type="currency">
            <text:p>$55,019.96</text:p>
          </table:table-cell>
          <table:table-cell/>
          <table:table-cell table:formula="of:=IF([.$A18]&gt;=[.$E$2];[.$E$2];[.$A18])" office:value-type="currency" office:currency="USD" office:value="23200" calcext:value-type="currency">
            <text:p>$23,200.00</text:p>
          </table:table-cell>
          <table:table-cell table:formula="of:=[.D1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]&lt;[.$D$3];0;IF([.$A18]&gt;[.$E$3];[.$E$3]-[.$D$3];[.$A18]-[.$D$3]))" office:value-type="currency" office:currency="USD" office:value="71100" calcext:value-type="currency">
            <text:p>$71,100.00</text:p>
          </table:table-cell>
          <table:table-cell table:formula="of:=[.G18]*[.$G$3]" office:value-type="currency" office:currency="USD" office:value="8532" calcext:value-type="currency">
            <text:p>$8,532.00</text:p>
          </table:table-cell>
          <table:table-cell/>
          <table:table-cell table:formula="of:=IF([.$A18]&lt;[.$D$4];0;IF([.$A18]&gt;[.$E$4];[.$E$4]-[.$D$4];[.$A18]-[.$D$4]))" office:value-type="currency" office:currency="USD" office:value="106750" calcext:value-type="currency">
            <text:p>$106,750.00</text:p>
          </table:table-cell>
          <table:table-cell table:formula="of:=[.J18]*[.$G$4]" office:value-type="currency" office:currency="USD" office:value="23485" calcext:value-type="currency">
            <text:p>$23,485.00</text:p>
          </table:table-cell>
          <table:table-cell/>
          <table:table-cell table:formula="of:=IF([.$A18]&lt;[.$D$5];0;IF([.$A18]&gt;[.$E$5];[.$E$5]-[.$D$5];[.$A18]-[.$D$5]))" office:value-type="currency" office:currency="USD" office:value="86179.01" calcext:value-type="currency">
            <text:p>$86,179.01</text:p>
          </table:table-cell>
          <table:table-cell table:formula="of:=[.M18]*[.$G$5]" office:value-type="currency" office:currency="USD" office:value="20682.9624" calcext:value-type="currency">
            <text:p>$20,682.96</text:p>
          </table:table-cell>
          <table:table-cell/>
          <table:table-cell table:formula="of:=IF([.$A18]&lt;[.$D$6];0;IF([.$A18]&gt;[.$E$6];[.$E$6]-[.$D$6];[.$A18]-[.$D$6]))" office:value-type="currency" office:currency="USD" office:value="0" calcext:value-type="currency">
            <text:p>$0.00</text:p>
          </table:table-cell>
          <table:table-cell table:formula="of:=[.P18]*[.$G$6]" office:value-type="currency" office:currency="USD" office:value="0" calcext:value-type="currency">
            <text:p>$0.00</text:p>
          </table:table-cell>
          <table:table-cell/>
          <table:table-cell table:formula="of:=IF([.$A18]&lt;[.$D$7];0;IF([.$A18]&gt;[.$E$7];[.$E$7]-[.$D$7];[.$A18]-[.$D$7]))" office:value-type="currency" office:currency="USD" office:value="0" calcext:value-type="currency">
            <text:p>$0.00</text:p>
          </table:table-cell>
          <table:table-cell table:formula="of:=[.S18]*[.$G$7]" office:value-type="currency" office:currency="USD" office:value="0" calcext:value-type="currency">
            <text:p>$0.00</text:p>
          </table:table-cell>
          <table:table-cell/>
          <table:table-cell table:formula="of:=IF([.$A18]&lt;[.$D$8];0;IF([.$A18]&gt;[.$E$8];[.$E$8]-[.$D$8];[.$A18]-[.$D$8]))" office:value-type="currency" office:currency="USD" office:value="0" calcext:value-type="currency">
            <text:p>$0.00</text:p>
          </table:table-cell>
          <table:table-cell table:formula="of:=[.V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8]*1.75;2)" office:value-type="currency" office:currency="USD" office:value="502650.77" calcext:value-type="currency">
            <text:p>$502,650.77</text:p>
          </table:table-cell>
          <table:table-cell table:formula="of:=ROUND([.E19]+[.H19]+[.K19]+[.N19]+[.Q19]+[.T19]+[.W19];2)" office:value-type="currency" office:currency="USD" office:value="116677.27" calcext:value-type="currency">
            <text:p>$116,677.27</text:p>
          </table:table-cell>
          <table:table-cell/>
          <table:table-cell table:formula="of:=IF([.$A19]&gt;=[.$E$2];[.$E$2];[.$A19])" office:value-type="currency" office:currency="USD" office:value="23200" calcext:value-type="currency">
            <text:p>$23,200.00</text:p>
          </table:table-cell>
          <table:table-cell table:formula="of:=[.D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]&lt;[.$D$3];0;IF([.$A19]&gt;[.$E$3];[.$E$3]-[.$D$3];[.$A19]-[.$D$3]))" office:value-type="currency" office:currency="USD" office:value="71100" calcext:value-type="currency">
            <text:p>$71,100.00</text:p>
          </table:table-cell>
          <table:table-cell table:formula="of:=[.G19]*[.$G$3]" office:value-type="currency" office:currency="USD" office:value="8532" calcext:value-type="currency">
            <text:p>$8,532.00</text:p>
          </table:table-cell>
          <table:table-cell/>
          <table:table-cell table:formula="of:=IF([.$A19]&lt;[.$D$4];0;IF([.$A19]&gt;[.$E$4];[.$E$4]-[.$D$4];[.$A19]-[.$D$4]))" office:value-type="currency" office:currency="USD" office:value="106750" calcext:value-type="currency">
            <text:p>$106,750.00</text:p>
          </table:table-cell>
          <table:table-cell table:formula="of:=[.J19]*[.$G$4]" office:value-type="currency" office:currency="USD" office:value="23485" calcext:value-type="currency">
            <text:p>$23,485.00</text:p>
          </table:table-cell>
          <table:table-cell/>
          <table:table-cell table:formula="of:=IF([.$A19]&lt;[.$D$5];0;IF([.$A19]&gt;[.$E$5];[.$E$5]-[.$D$5];[.$A19]-[.$D$5]))" office:value-type="currency" office:currency="USD" office:value="182850" calcext:value-type="currency">
            <text:p>$182,850.00</text:p>
          </table:table-cell>
          <table:table-cell table:formula="of:=[.M19]*[.$G$5]" office:value-type="currency" office:currency="USD" office:value="43884" calcext:value-type="currency">
            <text:p>$43,884.00</text:p>
          </table:table-cell>
          <table:table-cell/>
          <table:table-cell table:formula="of:=IF([.$A19]&lt;[.$D$6];0;IF([.$A19]&gt;[.$E$6];[.$E$6]-[.$D$6];[.$A19]-[.$D$6]))" office:value-type="currency" office:currency="USD" office:value="103550" calcext:value-type="currency">
            <text:p>$103,550.00</text:p>
          </table:table-cell>
          <table:table-cell table:formula="of:=[.P19]*[.$G$6]" office:value-type="currency" office:currency="USD" office:value="33136" calcext:value-type="currency">
            <text:p>$33,136.00</text:p>
          </table:table-cell>
          <table:table-cell/>
          <table:table-cell table:formula="of:=IF([.$A19]&lt;[.$D$7];0;IF([.$A19]&gt;[.$E$7];[.$E$7]-[.$D$7];[.$A19]-[.$D$7]))" office:value-type="currency" office:currency="USD" office:value="15200.77" calcext:value-type="currency">
            <text:p>$15,200.77</text:p>
          </table:table-cell>
          <table:table-cell table:formula="of:=[.S19]*[.$G$7]" office:value-type="currency" office:currency="USD" office:value="5320.26950000001" calcext:value-type="currency">
            <text:p>$5,320.27</text:p>
          </table:table-cell>
          <table:table-cell/>
          <table:table-cell table:formula="of:=IF([.$A19]&lt;[.$D$8];0;IF([.$A19]&gt;[.$E$8];[.$E$8]-[.$D$8];[.$A19]-[.$D$8]))" office:value-type="currency" office:currency="USD" office:value="0" calcext:value-type="currency">
            <text:p>$0.00</text:p>
          </table:table-cell>
          <table:table-cell table:formula="of:=[.V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9]*1.75;2)" office:value-type="currency" office:currency="USD" office:value="879638.85" calcext:value-type="currency">
            <text:p>$879,638.85</text:p>
          </table:table-cell>
          <table:table-cell table:formula="of:=ROUND([.E20]+[.H20]+[.K20]+[.N20]+[.Q20]+[.T20]+[.W20];2)" office:value-type="currency" office:currency="USD" office:value="251591.87" calcext:value-type="currency">
            <text:p>$251,591.87</text:p>
          </table:table-cell>
          <table:table-cell/>
          <table:table-cell table:formula="of:=IF([.$A20]&gt;=[.$E$2];[.$E$2];[.$A20])" office:value-type="currency" office:currency="USD" office:value="23200" calcext:value-type="currency">
            <text:p>$23,200.00</text:p>
          </table:table-cell>
          <table:table-cell table:formula="of:=[.D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0]&lt;[.$D$3];0;IF([.$A20]&gt;[.$E$3];[.$E$3]-[.$D$3];[.$A20]-[.$D$3]))" office:value-type="currency" office:currency="USD" office:value="71100" calcext:value-type="currency">
            <text:p>$71,100.00</text:p>
          </table:table-cell>
          <table:table-cell table:formula="of:=[.G20]*[.$G$3]" office:value-type="currency" office:currency="USD" office:value="8532" calcext:value-type="currency">
            <text:p>$8,532.00</text:p>
          </table:table-cell>
          <table:table-cell/>
          <table:table-cell table:formula="of:=IF([.$A20]&lt;[.$D$4];0;IF([.$A20]&gt;[.$E$4];[.$E$4]-[.$D$4];[.$A20]-[.$D$4]))" office:value-type="currency" office:currency="USD" office:value="106750" calcext:value-type="currency">
            <text:p>$106,750.00</text:p>
          </table:table-cell>
          <table:table-cell table:formula="of:=[.J20]*[.$G$4]" office:value-type="currency" office:currency="USD" office:value="23485" calcext:value-type="currency">
            <text:p>$23,485.00</text:p>
          </table:table-cell>
          <table:table-cell/>
          <table:table-cell table:formula="of:=IF([.$A20]&lt;[.$D$5];0;IF([.$A20]&gt;[.$E$5];[.$E$5]-[.$D$5];[.$A20]-[.$D$5]))" office:value-type="currency" office:currency="USD" office:value="182850" calcext:value-type="currency">
            <text:p>$182,850.00</text:p>
          </table:table-cell>
          <table:table-cell table:formula="of:=[.M20]*[.$G$5]" office:value-type="currency" office:currency="USD" office:value="43884" calcext:value-type="currency">
            <text:p>$43,884.00</text:p>
          </table:table-cell>
          <table:table-cell/>
          <table:table-cell table:formula="of:=IF([.$A20]&lt;[.$D$6];0;IF([.$A20]&gt;[.$E$6];[.$E$6]-[.$D$6];[.$A20]-[.$D$6]))" office:value-type="currency" office:currency="USD" office:value="103550" calcext:value-type="currency">
            <text:p>$103,550.00</text:p>
          </table:table-cell>
          <table:table-cell table:formula="of:=[.P20]*[.$G$6]" office:value-type="currency" office:currency="USD" office:value="33136" calcext:value-type="currency">
            <text:p>$33,136.00</text:p>
          </table:table-cell>
          <table:table-cell/>
          <table:table-cell table:formula="of:=IF([.$A20]&lt;[.$D$7];0;IF([.$A20]&gt;[.$E$7];[.$E$7]-[.$D$7];[.$A20]-[.$D$7]))" office:value-type="currency" office:currency="USD" office:value="243750" calcext:value-type="currency">
            <text:p>$243,750.00</text:p>
          </table:table-cell>
          <table:table-cell table:formula="of:=[.S20]*[.$G$7]" office:value-type="currency" office:currency="USD" office:value="85312.5" calcext:value-type="currency">
            <text:p>$85,312.50</text:p>
          </table:table-cell>
          <table:table-cell/>
          <table:table-cell table:formula="of:=IF([.$A20]&lt;[.$D$8];0;IF([.$A20]&gt;[.$E$8];[.$E$8]-[.$D$8];[.$A20]-[.$D$8]))" office:value-type="currency" office:currency="USD" office:value="148438.85" calcext:value-type="currency">
            <text:p>$148,438.85</text:p>
          </table:table-cell>
          <table:table-cell table:formula="of:=[.V20]*[.$G$8]" office:value-type="currency" office:currency="USD" office:value="54922.3745" calcext:value-type="currency">
            <text:p>$54,922.37</text:p>
          </table:table-cell>
          <table:table-cell table:number-columns-repeated="16361"/>
        </table:table-row>
        <table:table-row table:style-name="ro1">
          <table:table-cell table:formula="of:=ROUND([.A20]*1.75;2)" office:value-type="currency" office:currency="USD" office:value="1539367.99" calcext:value-type="currency">
            <text:p>$1,539,367.99</text:p>
          </table:table-cell>
          <table:table-cell table:formula="of:=ROUND([.E21]+[.H21]+[.K21]+[.N21]+[.Q21]+[.T21]+[.W21];2)" office:value-type="currency" office:currency="USD" office:value="495691.66" calcext:value-type="currency">
            <text:p>$495,691.66</text:p>
          </table:table-cell>
          <table:table-cell/>
          <table:table-cell table:formula="of:=IF([.$A21]&gt;=[.$E$2];[.$E$2];[.$A21])" office:value-type="currency" office:currency="USD" office:value="23200" calcext:value-type="currency">
            <text:p>$23,200.00</text:p>
          </table:table-cell>
          <table:table-cell table:formula="of:=[.D21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1]&lt;[.$D$3];0;IF([.$A21]&gt;[.$E$3];[.$E$3]-[.$D$3];[.$A21]-[.$D$3]))" office:value-type="currency" office:currency="USD" office:value="71100" calcext:value-type="currency">
            <text:p>$71,100.00</text:p>
          </table:table-cell>
          <table:table-cell table:formula="of:=[.G21]*[.$G$3]" office:value-type="currency" office:currency="USD" office:value="8532" calcext:value-type="currency">
            <text:p>$8,532.00</text:p>
          </table:table-cell>
          <table:table-cell/>
          <table:table-cell table:formula="of:=IF([.$A21]&lt;[.$D$4];0;IF([.$A21]&gt;[.$E$4];[.$E$4]-[.$D$4];[.$A21]-[.$D$4]))" office:value-type="currency" office:currency="USD" office:value="106750" calcext:value-type="currency">
            <text:p>$106,750.00</text:p>
          </table:table-cell>
          <table:table-cell table:formula="of:=[.J21]*[.$G$4]" office:value-type="currency" office:currency="USD" office:value="23485" calcext:value-type="currency">
            <text:p>$23,485.00</text:p>
          </table:table-cell>
          <table:table-cell/>
          <table:table-cell table:formula="of:=IF([.$A21]&lt;[.$D$5];0;IF([.$A21]&gt;[.$E$5];[.$E$5]-[.$D$5];[.$A21]-[.$D$5]))" office:value-type="currency" office:currency="USD" office:value="182850" calcext:value-type="currency">
            <text:p>$182,850.00</text:p>
          </table:table-cell>
          <table:table-cell table:formula="of:=[.M21]*[.$G$5]" office:value-type="currency" office:currency="USD" office:value="43884" calcext:value-type="currency">
            <text:p>$43,884.00</text:p>
          </table:table-cell>
          <table:table-cell/>
          <table:table-cell table:formula="of:=IF([.$A21]&lt;[.$D$6];0;IF([.$A21]&gt;[.$E$6];[.$E$6]-[.$D$6];[.$A21]-[.$D$6]))" office:value-type="currency" office:currency="USD" office:value="103550" calcext:value-type="currency">
            <text:p>$103,550.00</text:p>
          </table:table-cell>
          <table:table-cell table:formula="of:=[.P21]*[.$G$6]" office:value-type="currency" office:currency="USD" office:value="33136" calcext:value-type="currency">
            <text:p>$33,136.00</text:p>
          </table:table-cell>
          <table:table-cell/>
          <table:table-cell table:formula="of:=IF([.$A21]&lt;[.$D$7];0;IF([.$A21]&gt;[.$E$7];[.$E$7]-[.$D$7];[.$A21]-[.$D$7]))" office:value-type="currency" office:currency="USD" office:value="243750" calcext:value-type="currency">
            <text:p>$243,750.00</text:p>
          </table:table-cell>
          <table:table-cell table:formula="of:=[.S21]*[.$G$7]" office:value-type="currency" office:currency="USD" office:value="85312.5" calcext:value-type="currency">
            <text:p>$85,312.50</text:p>
          </table:table-cell>
          <table:table-cell/>
          <table:table-cell table:formula="of:=IF([.$A21]&lt;[.$D$8];0;IF([.$A21]&gt;[.$E$8];[.$E$8]-[.$D$8];[.$A21]-[.$D$8]))" office:value-type="currency" office:currency="USD" office:value="808167.99" calcext:value-type="currency">
            <text:p>$808,167.99</text:p>
          </table:table-cell>
          <table:table-cell table:formula="of:=[.V21]*[.$G$8]" office:value-type="currency" office:currency="USD" office:value="299022.1563" calcext:value-type="currency">
            <text:p>$299,022.16</text:p>
          </table:table-cell>
          <table:table-cell table:number-columns-repeated="16361"/>
        </table:table-row>
        <table:table-row table:style-name="ro1">
          <table:table-cell table:formula="of:=ROUND([.A21]*1.75;2)" office:value-type="currency" office:currency="USD" office:value="2693893.98" calcext:value-type="currency">
            <text:p>$2,693,893.98</text:p>
          </table:table-cell>
          <table:table-cell table:formula="of:=ROUND([.E22]+[.H22]+[.K22]+[.N22]+[.Q22]+[.T22]+[.W22];2)" office:value-type="currency" office:currency="USD" office:value="922866.27" calcext:value-type="currency">
            <text:p>$922,866.27</text:p>
          </table:table-cell>
          <table:table-cell/>
          <table:table-cell table:formula="of:=IF([.$A22]&gt;=[.$E$2];[.$E$2];[.$A22])" office:value-type="currency" office:currency="USD" office:value="23200" calcext:value-type="currency">
            <text:p>$23,200.00</text:p>
          </table:table-cell>
          <table:table-cell table:formula="of:=[.D22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2]&lt;[.$D$3];0;IF([.$A22]&gt;[.$E$3];[.$E$3]-[.$D$3];[.$A22]-[.$D$3]))" office:value-type="currency" office:currency="USD" office:value="71100" calcext:value-type="currency">
            <text:p>$71,100.00</text:p>
          </table:table-cell>
          <table:table-cell table:formula="of:=[.G22]*[.$G$3]" office:value-type="currency" office:currency="USD" office:value="8532" calcext:value-type="currency">
            <text:p>$8,532.00</text:p>
          </table:table-cell>
          <table:table-cell/>
          <table:table-cell table:formula="of:=IF([.$A22]&lt;[.$D$4];0;IF([.$A22]&gt;[.$E$4];[.$E$4]-[.$D$4];[.$A22]-[.$D$4]))" office:value-type="currency" office:currency="USD" office:value="106750" calcext:value-type="currency">
            <text:p>$106,750.00</text:p>
          </table:table-cell>
          <table:table-cell table:formula="of:=[.J22]*[.$G$4]" office:value-type="currency" office:currency="USD" office:value="23485" calcext:value-type="currency">
            <text:p>$23,485.00</text:p>
          </table:table-cell>
          <table:table-cell/>
          <table:table-cell table:formula="of:=IF([.$A22]&lt;[.$D$5];0;IF([.$A22]&gt;[.$E$5];[.$E$5]-[.$D$5];[.$A22]-[.$D$5]))" office:value-type="currency" office:currency="USD" office:value="182850" calcext:value-type="currency">
            <text:p>$182,850.00</text:p>
          </table:table-cell>
          <table:table-cell table:formula="of:=[.M22]*[.$G$5]" office:value-type="currency" office:currency="USD" office:value="43884" calcext:value-type="currency">
            <text:p>$43,884.00</text:p>
          </table:table-cell>
          <table:table-cell/>
          <table:table-cell table:formula="of:=IF([.$A22]&lt;[.$D$6];0;IF([.$A22]&gt;[.$E$6];[.$E$6]-[.$D$6];[.$A22]-[.$D$6]))" office:value-type="currency" office:currency="USD" office:value="103550" calcext:value-type="currency">
            <text:p>$103,550.00</text:p>
          </table:table-cell>
          <table:table-cell table:formula="of:=[.P22]*[.$G$6]" office:value-type="currency" office:currency="USD" office:value="33136" calcext:value-type="currency">
            <text:p>$33,136.00</text:p>
          </table:table-cell>
          <table:table-cell/>
          <table:table-cell table:formula="of:=IF([.$A22]&lt;[.$D$7];0;IF([.$A22]&gt;[.$E$7];[.$E$7]-[.$D$7];[.$A22]-[.$D$7]))" office:value-type="currency" office:currency="USD" office:value="243750" calcext:value-type="currency">
            <text:p>$243,750.00</text:p>
          </table:table-cell>
          <table:table-cell table:formula="of:=[.S22]*[.$G$7]" office:value-type="currency" office:currency="USD" office:value="85312.5" calcext:value-type="currency">
            <text:p>$85,312.50</text:p>
          </table:table-cell>
          <table:table-cell/>
          <table:table-cell table:formula="of:=IF([.$A22]&lt;[.$D$8];0;IF([.$A22]&gt;[.$E$8];[.$E$8]-[.$D$8];[.$A22]-[.$D$8]))" office:value-type="currency" office:currency="USD" office:value="1962693.98" calcext:value-type="currency">
            <text:p>$1,962,693.98</text:p>
          </table:table-cell>
          <table:table-cell table:formula="of:=[.V22]*[.$G$8]" office:value-type="currency" office:currency="USD" office:value="726196.7726" calcext:value-type="currency">
            <text:p>$726,196.77</text:p>
          </table:table-cell>
          <table:table-cell table:number-columns-repeated="16361"/>
        </table:table-row>
        <table:table-row table:style-name="ro1">
          <table:table-cell/>
          <table:table-cell table:style-name="ce11" office:value-type="string" calcext:value-type="string">
            <text:p>* don’t round these because they’re used in the “precise” function. Round the rows at the bottom because they use the upper and lower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formula="of:=&quot;[InlineData(&quot;&amp;[.A12]&amp;&quot;, &quot;&amp;[.B12]&amp;&quot;)]&quot;" office:value-type="string" office:string-value="[InlineData(10000, 1000)]" calcext:value-type="string">
            <text:p>[InlineData(10000, 1000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17500, 1750)]" calcext:value-type="string">
            <text:p>[InlineData(17500, 1750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30625, 3211)]" calcext:value-type="string">
            <text:p>[InlineData(30625, 3211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53593.75, 5967.25)]" calcext:value-type="string">
            <text:p>[InlineData(53593.75, 5967.25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93789.06, 10790.69)]" calcext:value-type="string">
            <text:p>[InlineData(93789.06, 10790.69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164130.86, 26214.79)]" calcext:value-type="string">
            <text:p>[InlineData(164130.86, 26214.79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287229.01, 55019.96)]" calcext:value-type="string">
            <text:p>[InlineData(287229.01, 55019.96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502650.77, 116677.27)]" calcext:value-type="string">
            <text:p>[InlineData(502650.77, 116677.27)]</text:p>
          </table:table-cell>
          <table:table-cell table:number-columns-repeated="16383"/>
        </table:table-row>
        <table:table-row table:style-name="ro1">
          <table:table-cell table:formula="of:=&quot;[InlineData(&quot;&amp;[.A20]&amp;&quot;, &quot;&amp;[.B20]&amp;&quot;)]&quot;" office:value-type="string" office:string-value="[InlineData(879638.85, 251591.87)]" calcext:value-type="string">
            <text:p>[InlineData(879638.85, 251591.87)]</text:p>
          </table:table-cell>
          <table:table-cell table:number-columns-repeated="16383"/>
        </table:table-row>
        <table:table-row table:style-name="ro1">
          <table:table-cell table:formula="of:=&quot;[InlineData(&quot;&amp;[.A21]&amp;&quot;, &quot;&amp;[.B21]&amp;&quot;)]&quot;" office:value-type="string" office:string-value="[InlineData(1539367.99, 495691.66)]" calcext:value-type="string">
            <text:p>[InlineData(1539367.99, 495691.66)]</text:p>
          </table:table-cell>
          <table:table-cell table:number-columns-repeated="16383"/>
        </table:table-row>
        <table:table-row table:style-name="ro1">
          <table:table-cell table:formula="of:=&quot;[InlineData(&quot;&amp;[.A22]&amp;&quot;, &quot;&amp;[.B22]&amp;&quot;)]&quot;" office:value-type="string" office:string-value="[InlineData(2693893.98, 922866.27)]" calcext:value-type="string">
            <text:p>[InlineData(2693893.98, 922866.27)]</text:p>
          </table:table-cell>
          <table:table-cell table:number-columns-repeated="16383"/>
        </table:table-row>
        <table:table-row table:style-name="ro1">
          <table:table-cell table:formula="of:=&quot;[InlineData(&quot;&amp;[.A23]&amp;&quot;, &quot;&amp;[.B23]&amp;&quot;)]&quot;" office:value-type="string" office:string-value="[InlineData(, * don’t round these because they’re used in the “precise” function. Round the rows at the bottom because they use the upper and lower)]" calcext:value-type="string">
            <text:p>[InlineData(, * don’t round these because they’re used in the “precise” function. Round the rows at the bottom because they use the upper and lower)]</text:p>
          </table:table-cell>
          <table:table-cell table:number-columns-repeated="16383"/>
        </table:table-row>
        <table:table-row table:style-name="ro1">
          <table:table-cell table:formula="of:=&quot;[InlineData(&quot;&amp;[.A24]&amp;&quot;, &quot;&amp;[.B2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5]&amp;&quot;, &quot;&amp;[.B2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6]&amp;&quot;, &quot;&amp;[.B2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7]&amp;&quot;, &quot;&amp;[.B2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8]&amp;&quot;, &quot;&amp;[.B2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number-columns-repeated="16383"/>
        </table:table-row>
        <table:table-row table:style-name="ro1">
          <table:table-cell table:formula="of:=FLOOR([.A48]/50)*50" office:value-type="currency" office:currency="USD" office:value="99850" calcext:value-type="currency">
            <text:p>$99,850.00</text:p>
          </table:table-cell>
          <table:table-cell table:formula="of:=ROUND([.E49]+[.H49]+[.K49]+[.N49]+[.Q49]+[.T49]+[.W49];0)" office:value-type="currency" office:currency="USD" office:value="12073" calcext:value-type="currency">
            <text:p>$12,073.00</text:p>
          </table:table-cell>
          <table:table-cell/>
          <table:table-cell table:formula="of:=IF([.$A49]&gt;=[.$E$2];[.$E$2];[.$A49])" office:value-type="currency" office:currency="USD" office:value="23200" calcext:value-type="currency">
            <text:p>$23,200.00</text:p>
          </table:table-cell>
          <table:table-cell table:formula="of:=[.D4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49]&lt;[.$D$3];0;IF([.$A49]&gt;[.$E$3];[.$E$3]-[.$D$3];[.$A49]-[.$D$3]))" office:value-type="currency" office:currency="USD" office:value="71100" calcext:value-type="currency">
            <text:p>$71,100.00</text:p>
          </table:table-cell>
          <table:table-cell table:formula="of:=[.G49]*[.$G$3]" office:value-type="currency" office:currency="USD" office:value="8532" calcext:value-type="currency">
            <text:p>$8,532.00</text:p>
          </table:table-cell>
          <table:table-cell/>
          <table:table-cell table:formula="of:=IF([.$A49]&lt;[.$D$4];0;IF([.$A49]&gt;[.$E$4];[.$E$4]-[.$D$4];[.$A49]-[.$D$4]))" office:value-type="currency" office:currency="USD" office:value="5550" calcext:value-type="currency">
            <text:p>$5,550.00</text:p>
          </table:table-cell>
          <table:table-cell table:formula="of:=[.J49]*[.$G$4]" office:value-type="currency" office:currency="USD" office:value="1221" calcext:value-type="currency">
            <text:p>$1,221.00</text:p>
          </table:table-cell>
          <table:table-cell/>
          <table:table-cell table:formula="of:=IF([.$A49]&lt;[.$D$5];0;IF([.$A49]&gt;[.$E$5];[.$E$5]-[.$D$5];[.$A49]-[.$D$5]))" office:value-type="currency" office:currency="USD" office:value="0" calcext:value-type="currency">
            <text:p>$0.00</text:p>
          </table:table-cell>
          <table:table-cell table:formula="of:=[.M49]*[.$G$5]" office:value-type="currency" office:currency="USD" office:value="0" calcext:value-type="currency">
            <text:p>$0.00</text:p>
          </table:table-cell>
          <table:table-cell/>
          <table:table-cell table:formula="of:=IF([.$A49]&lt;[.$D$6];0;IF([.$A49]&gt;[.$E$6];[.$E$6]-[.$D$6];[.$A49]-[.$D$6]))" office:value-type="currency" office:currency="USD" office:value="0" calcext:value-type="currency">
            <text:p>$0.00</text:p>
          </table:table-cell>
          <table:table-cell table:formula="of:=[.P49]*[.$G$6]" office:value-type="currency" office:currency="USD" office:value="0" calcext:value-type="currency">
            <text:p>$0.00</text:p>
          </table:table-cell>
          <table:table-cell/>
          <table:table-cell table:formula="of:=IF([.$A49]&lt;[.$D$7];0;IF([.$A49]&gt;[.$E$7];[.$E$7]-[.$D$7];[.$A49]-[.$D$7]))" office:value-type="currency" office:currency="USD" office:value="0" calcext:value-type="currency">
            <text:p>$0.00</text:p>
          </table:table-cell>
          <table:table-cell table:formula="of:=[.S49]*[.$G$7]" office:value-type="currency" office:currency="USD" office:value="0" calcext:value-type="currency">
            <text:p>$0.00</text:p>
          </table:table-cell>
          <table:table-cell/>
          <table:table-cell table:formula="of:=IF([.$A49]&lt;[.$D$8];0;IF([.$A49]&gt;[.$E$8];[.$E$8]-[.$D$8];[.$A49]-[.$D$8]))" office:value-type="currency" office:currency="USD" office:value="0" calcext:value-type="currency">
            <text:p>$0.00</text:p>
          </table:table-cell>
          <table:table-cell table:formula="of:=[.V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48]/50)*50" office:value-type="currency" office:currency="USD" office:value="99900" calcext:value-type="currency">
            <text:p>$99,900.00</text:p>
          </table:table-cell>
          <table:table-cell table:formula="of:=ROUND([.E50]+[.H50]+[.K50]+[.N50]+[.Q50]+[.T50]+[.W50];0)" office:value-type="currency" office:currency="USD" office:value="12084" calcext:value-type="currency">
            <text:p>$12,084.00</text:p>
          </table:table-cell>
          <table:table-cell/>
          <table:table-cell table:formula="of:=IF([.$A50]&gt;=[.$E$2];[.$E$2];[.$A50])" office:value-type="currency" office:currency="USD" office:value="23200" calcext:value-type="currency">
            <text:p>$23,200.00</text:p>
          </table:table-cell>
          <table:table-cell table:formula="of:=[.D5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0]&lt;[.$D$3];0;IF([.$A50]&gt;[.$E$3];[.$E$3]-[.$D$3];[.$A50]-[.$D$3]))" office:value-type="currency" office:currency="USD" office:value="71100" calcext:value-type="currency">
            <text:p>$71,100.00</text:p>
          </table:table-cell>
          <table:table-cell table:formula="of:=[.G50]*[.$G$3]" office:value-type="currency" office:currency="USD" office:value="8532" calcext:value-type="currency">
            <text:p>$8,532.00</text:p>
          </table:table-cell>
          <table:table-cell/>
          <table:table-cell table:formula="of:=IF([.$A50]&lt;[.$D$4];0;IF([.$A50]&gt;[.$E$4];[.$E$4]-[.$D$4];[.$A50]-[.$D$4]))" office:value-type="currency" office:currency="USD" office:value="5600" calcext:value-type="currency">
            <text:p>$5,600.00</text:p>
          </table:table-cell>
          <table:table-cell table:formula="of:=[.J50]*[.$G$4]" office:value-type="currency" office:currency="USD" office:value="1232" calcext:value-type="currency">
            <text:p>$1,232.00</text:p>
          </table:table-cell>
          <table:table-cell/>
          <table:table-cell table:formula="of:=IF([.$A50]&lt;[.$D$5];0;IF([.$A50]&gt;[.$E$5];[.$E$5]-[.$D$5];[.$A50]-[.$D$5]))" office:value-type="currency" office:currency="USD" office:value="0" calcext:value-type="currency">
            <text:p>$0.00</text:p>
          </table:table-cell>
          <table:table-cell table:formula="of:=[.M50]*[.$G$5]" office:value-type="currency" office:currency="USD" office:value="0" calcext:value-type="currency">
            <text:p>$0.00</text:p>
          </table:table-cell>
          <table:table-cell/>
          <table:table-cell table:formula="of:=IF([.$A50]&lt;[.$D$6];0;IF([.$A50]&gt;[.$E$6];[.$E$6]-[.$D$6];[.$A50]-[.$D$6]))" office:value-type="currency" office:currency="USD" office:value="0" calcext:value-type="currency">
            <text:p>$0.00</text:p>
          </table:table-cell>
          <table:table-cell table:formula="of:=[.P50]*[.$G$6]" office:value-type="currency" office:currency="USD" office:value="0" calcext:value-type="currency">
            <text:p>$0.00</text:p>
          </table:table-cell>
          <table:table-cell/>
          <table:table-cell table:formula="of:=IF([.$A50]&lt;[.$D$7];0;IF([.$A50]&gt;[.$E$7];[.$E$7]-[.$D$7];[.$A50]-[.$D$7]))" office:value-type="currency" office:currency="USD" office:value="0" calcext:value-type="currency">
            <text:p>$0.00</text:p>
          </table:table-cell>
          <table:table-cell table:formula="of:=[.S50]*[.$G$7]" office:value-type="currency" office:currency="USD" office:value="0" calcext:value-type="currency">
            <text:p>$0.00</text:p>
          </table:table-cell>
          <table:table-cell/>
          <table:table-cell table:formula="of:=IF([.$A50]&lt;[.$D$8];0;IF([.$A50]&gt;[.$E$8];[.$E$8]-[.$D$8];[.$A50]-[.$D$8]))" office:value-type="currency" office:currency="USD" office:value="0" calcext:value-type="currency">
            <text:p>$0.00</text:p>
          </table:table-cell>
          <table:table-cell table:formula="of:=[.V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49:.B50]);0)" office:value-type="currency" office:currency="USD" office:value="12079" calcext:value-type="currency">
            <text:p>$12,0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E53]+[.H53]+[.K53]+[.N53]+[.Q53]+[.T53]+[.W53];0)" office:value-type="currency" office:currency="USD" office:value="13206" calcext:value-type="currency">
            <text:p>$13,206.00</text:p>
          </table:table-cell>
          <table:table-cell/>
          <table:table-cell table:formula="of:=IF([.$A53]&gt;=[.$E$2];[.$E$2];[.$A53])" office:value-type="currency" office:currency="USD" office:value="23200" calcext:value-type="currency">
            <text:p>$23,200.00</text:p>
          </table:table-cell>
          <table:table-cell table:formula="of:=[.D5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3]&lt;[.$D$3];0;IF([.$A53]&gt;[.$E$3];[.$E$3]-[.$D$3];[.$A53]-[.$D$3]))" office:value-type="currency" office:currency="USD" office:value="71100" calcext:value-type="currency">
            <text:p>$71,100.00</text:p>
          </table:table-cell>
          <table:table-cell table:formula="of:=[.G53]*[.$G$3]" office:value-type="currency" office:currency="USD" office:value="8532" calcext:value-type="currency">
            <text:p>$8,532.00</text:p>
          </table:table-cell>
          <table:table-cell/>
          <table:table-cell table:formula="of:=IF([.$A53]&lt;[.$D$4];0;IF([.$A53]&gt;[.$E$4];[.$E$4]-[.$D$4];[.$A53]-[.$D$4]))" office:value-type="currency" office:currency="USD" office:value="10700" calcext:value-type="currency">
            <text:p>$10,700.00</text:p>
          </table:table-cell>
          <table:table-cell table:formula="of:=[.J53]*[.$G$4]" office:value-type="currency" office:currency="USD" office:value="2354" calcext:value-type="currency">
            <text:p>$2,354.00</text:p>
          </table:table-cell>
          <table:table-cell/>
          <table:table-cell table:formula="of:=IF([.$A53]&lt;[.$D$5];0;IF([.$A53]&gt;[.$E$5];[.$E$5]-[.$D$5];[.$A53]-[.$D$5]))" office:value-type="currency" office:currency="USD" office:value="0" calcext:value-type="currency">
            <text:p>$0.00</text:p>
          </table:table-cell>
          <table:table-cell table:formula="of:=[.M53]*[.$G$5]" office:value-type="currency" office:currency="USD" office:value="0" calcext:value-type="currency">
            <text:p>$0.00</text:p>
          </table:table-cell>
          <table:table-cell/>
          <table:table-cell table:formula="of:=IF([.$A53]&lt;[.$D$6];0;IF([.$A53]&gt;[.$E$6];[.$E$6]-[.$D$6];[.$A53]-[.$D$6]))" office:value-type="currency" office:currency="USD" office:value="0" calcext:value-type="currency">
            <text:p>$0.00</text:p>
          </table:table-cell>
          <table:table-cell table:formula="of:=[.P53]*[.$G$6]" office:value-type="currency" office:currency="USD" office:value="0" calcext:value-type="currency">
            <text:p>$0.00</text:p>
          </table:table-cell>
          <table:table-cell/>
          <table:table-cell table:formula="of:=IF([.$A53]&lt;[.$D$7];0;IF([.$A53]&gt;[.$E$7];[.$E$7]-[.$D$7];[.$A53]-[.$D$7]))" office:value-type="currency" office:currency="USD" office:value="0" calcext:value-type="currency">
            <text:p>$0.00</text:p>
          </table:table-cell>
          <table:table-cell table:formula="of:=[.S53]*[.$G$7]" office:value-type="currency" office:currency="USD" office:value="0" calcext:value-type="currency">
            <text:p>$0.00</text:p>
          </table:table-cell>
          <table:table-cell/>
          <table:table-cell table:formula="of:=IF([.$A53]&lt;[.$D$8];0;IF([.$A53]&gt;[.$E$8];[.$E$8]-[.$D$8];[.$A53]-[.$D$8]))" office:value-type="currency" office:currency="USD" office:value="0" calcext:value-type="currency">
            <text:p>$0.00</text:p>
          </table:table-cell>
          <table:table-cell table:formula="of:=[.V5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53]/50)*50" office:value-type="currency" office:currency="USD" office:value="105000" calcext:value-type="currency">
            <text:p>$105,000.00</text:p>
          </table:table-cell>
          <table:table-cell table:formula="of:=ROUND([.E54]+[.H54]+[.K54]+[.N54]+[.Q54]+[.T54]+[.W54];0)" office:value-type="currency" office:currency="USD" office:value="13206" calcext:value-type="currency">
            <text:p>$13,206.00</text:p>
          </table:table-cell>
          <table:table-cell/>
          <table:table-cell table:formula="of:=IF([.$A54]&gt;=[.$E$2];[.$E$2];[.$A54])" office:value-type="currency" office:currency="USD" office:value="23200" calcext:value-type="currency">
            <text:p>$23,200.00</text:p>
          </table:table-cell>
          <table:table-cell table:formula="of:=[.D5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4]&lt;[.$D$3];0;IF([.$A54]&gt;[.$E$3];[.$E$3]-[.$D$3];[.$A54]-[.$D$3]))" office:value-type="currency" office:currency="USD" office:value="71100" calcext:value-type="currency">
            <text:p>$71,100.00</text:p>
          </table:table-cell>
          <table:table-cell table:formula="of:=[.G54]*[.$G$3]" office:value-type="currency" office:currency="USD" office:value="8532" calcext:value-type="currency">
            <text:p>$8,532.00</text:p>
          </table:table-cell>
          <table:table-cell/>
          <table:table-cell table:formula="of:=IF([.$A54]&lt;[.$D$4];0;IF([.$A54]&gt;[.$E$4];[.$E$4]-[.$D$4];[.$A54]-[.$D$4]))" office:value-type="currency" office:currency="USD" office:value="10700" calcext:value-type="currency">
            <text:p>$10,700.00</text:p>
          </table:table-cell>
          <table:table-cell table:formula="of:=[.J54]*[.$G$4]" office:value-type="currency" office:currency="USD" office:value="2354" calcext:value-type="currency">
            <text:p>$2,354.00</text:p>
          </table:table-cell>
          <table:table-cell/>
          <table:table-cell table:formula="of:=IF([.$A54]&lt;[.$D$5];0;IF([.$A54]&gt;[.$E$5];[.$E$5]-[.$D$5];[.$A54]-[.$D$5]))" office:value-type="currency" office:currency="USD" office:value="0" calcext:value-type="currency">
            <text:p>$0.00</text:p>
          </table:table-cell>
          <table:table-cell table:formula="of:=[.M54]*[.$G$5]" office:value-type="currency" office:currency="USD" office:value="0" calcext:value-type="currency">
            <text:p>$0.00</text:p>
          </table:table-cell>
          <table:table-cell/>
          <table:table-cell table:formula="of:=IF([.$A54]&lt;[.$D$6];0;IF([.$A54]&gt;[.$E$6];[.$E$6]-[.$D$6];[.$A54]-[.$D$6]))" office:value-type="currency" office:currency="USD" office:value="0" calcext:value-type="currency">
            <text:p>$0.00</text:p>
          </table:table-cell>
          <table:table-cell table:formula="of:=[.P54]*[.$G$6]" office:value-type="currency" office:currency="USD" office:value="0" calcext:value-type="currency">
            <text:p>$0.00</text:p>
          </table:table-cell>
          <table:table-cell/>
          <table:table-cell table:formula="of:=IF([.$A54]&lt;[.$D$7];0;IF([.$A54]&gt;[.$E$7];[.$E$7]-[.$D$7];[.$A54]-[.$D$7]))" office:value-type="currency" office:currency="USD" office:value="0" calcext:value-type="currency">
            <text:p>$0.00</text:p>
          </table:table-cell>
          <table:table-cell table:formula="of:=[.S54]*[.$G$7]" office:value-type="currency" office:currency="USD" office:value="0" calcext:value-type="currency">
            <text:p>$0.00</text:p>
          </table:table-cell>
          <table:table-cell/>
          <table:table-cell table:formula="of:=IF([.$A54]&lt;[.$D$8];0;IF([.$A54]&gt;[.$E$8];[.$E$8]-[.$D$8];[.$A54]-[.$D$8]))" office:value-type="currency" office:currency="USD" office:value="0" calcext:value-type="currency">
            <text:p>$0.00</text:p>
          </table:table-cell>
          <table:table-cell table:formula="of:=[.V5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53]/50)*50" office:value-type="currency" office:currency="USD" office:value="105000" calcext:value-type="currency">
            <text:p>$105,000.00</text:p>
          </table:table-cell>
          <table:table-cell table:formula="of:=ROUND([.E55]+[.H55]+[.K55]+[.N55]+[.Q55]+[.T55]+[.W55];0)" office:value-type="currency" office:currency="USD" office:value="13206" calcext:value-type="currency">
            <text:p>$13,206.00</text:p>
          </table:table-cell>
          <table:table-cell/>
          <table:table-cell table:formula="of:=IF([.$A55]&gt;=[.$E$2];[.$E$2];[.$A55])" office:value-type="currency" office:currency="USD" office:value="23200" calcext:value-type="currency">
            <text:p>$23,200.00</text:p>
          </table:table-cell>
          <table:table-cell table:formula="of:=[.D5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5]&lt;[.$D$3];0;IF([.$A55]&gt;[.$E$3];[.$E$3]-[.$D$3];[.$A55]-[.$D$3]))" office:value-type="currency" office:currency="USD" office:value="71100" calcext:value-type="currency">
            <text:p>$71,100.00</text:p>
          </table:table-cell>
          <table:table-cell table:formula="of:=[.G55]*[.$G$3]" office:value-type="currency" office:currency="USD" office:value="8532" calcext:value-type="currency">
            <text:p>$8,532.00</text:p>
          </table:table-cell>
          <table:table-cell/>
          <table:table-cell table:formula="of:=IF([.$A55]&lt;[.$D$4];0;IF([.$A55]&gt;[.$E$4];[.$E$4]-[.$D$4];[.$A55]-[.$D$4]))" office:value-type="currency" office:currency="USD" office:value="10700" calcext:value-type="currency">
            <text:p>$10,700.00</text:p>
          </table:table-cell>
          <table:table-cell table:formula="of:=[.J55]*[.$G$4]" office:value-type="currency" office:currency="USD" office:value="2354" calcext:value-type="currency">
            <text:p>$2,354.00</text:p>
          </table:table-cell>
          <table:table-cell/>
          <table:table-cell table:formula="of:=IF([.$A55]&lt;[.$D$5];0;IF([.$A55]&gt;[.$E$5];[.$E$5]-[.$D$5];[.$A55]-[.$D$5]))" office:value-type="currency" office:currency="USD" office:value="0" calcext:value-type="currency">
            <text:p>$0.00</text:p>
          </table:table-cell>
          <table:table-cell table:formula="of:=[.M55]*[.$G$5]" office:value-type="currency" office:currency="USD" office:value="0" calcext:value-type="currency">
            <text:p>$0.00</text:p>
          </table:table-cell>
          <table:table-cell/>
          <table:table-cell table:formula="of:=IF([.$A55]&lt;[.$D$6];0;IF([.$A55]&gt;[.$E$6];[.$E$6]-[.$D$6];[.$A55]-[.$D$6]))" office:value-type="currency" office:currency="USD" office:value="0" calcext:value-type="currency">
            <text:p>$0.00</text:p>
          </table:table-cell>
          <table:table-cell table:formula="of:=[.P55]*[.$G$6]" office:value-type="currency" office:currency="USD" office:value="0" calcext:value-type="currency">
            <text:p>$0.00</text:p>
          </table:table-cell>
          <table:table-cell/>
          <table:table-cell table:formula="of:=IF([.$A55]&lt;[.$D$7];0;IF([.$A55]&gt;[.$E$7];[.$E$7]-[.$D$7];[.$A55]-[.$D$7]))" office:value-type="currency" office:currency="USD" office:value="0" calcext:value-type="currency">
            <text:p>$0.00</text:p>
          </table:table-cell>
          <table:table-cell table:formula="of:=[.S55]*[.$G$7]" office:value-type="currency" office:currency="USD" office:value="0" calcext:value-type="currency">
            <text:p>$0.00</text:p>
          </table:table-cell>
          <table:table-cell/>
          <table:table-cell table:formula="of:=IF([.$A55]&lt;[.$D$8];0;IF([.$A55]&gt;[.$E$8];[.$E$8]-[.$D$8];[.$A55]-[.$D$8]))" office:value-type="currency" office:currency="USD" office:value="0" calcext:value-type="currency">
            <text:p>$0.00</text:p>
          </table:table-cell>
          <table:table-cell table:formula="of:=[.V5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4:.B55]);0)" office:value-type="currency" office:currency="USD" office:value="13206" calcext:value-type="currency">
            <text:p>$13,206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58]/50)*50" office:value-type="currency" office:currency="USD" office:value="29850" calcext:value-type="currency">
            <text:p>$29,850.00</text:p>
          </table:table-cell>
          <table:table-cell table:formula="of:=ROUND([.E59]+[.H59]+[.K59]+[.N59]+[.Q59]+[.T59]+[.W59];0)" office:value-type="currency" office:currency="USD" office:value="3118" calcext:value-type="currency">
            <text:p>$3,118.00</text:p>
          </table:table-cell>
          <table:table-cell/>
          <table:table-cell table:formula="of:=IF([.$A59]&gt;=[.$E$2];[.$E$2];[.$A59])" office:value-type="currency" office:currency="USD" office:value="23200" calcext:value-type="currency">
            <text:p>$23,200.00</text:p>
          </table:table-cell>
          <table:table-cell table:formula="of:=[.D5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9]&lt;[.$D$3];0;IF([.$A59]&gt;[.$E$3];[.$E$3]-[.$D$3];[.$A59]-[.$D$3]))" office:value-type="currency" office:currency="USD" office:value="6650" calcext:value-type="currency">
            <text:p>$6,650.00</text:p>
          </table:table-cell>
          <table:table-cell table:formula="of:=[.G59]*[.$G$3]" office:value-type="currency" office:currency="USD" office:value="798" calcext:value-type="currency">
            <text:p>$798.00</text:p>
          </table:table-cell>
          <table:table-cell/>
          <table:table-cell table:formula="of:=IF([.$A59]&lt;[.$D$4];0;IF([.$A59]&gt;[.$E$4];[.$E$4]-[.$D$4];[.$A59]-[.$D$4]))" office:value-type="currency" office:currency="USD" office:value="0" calcext:value-type="currency">
            <text:p>$0.00</text:p>
          </table:table-cell>
          <table:table-cell table:formula="of:=[.J59]*[.$G$4]" office:value-type="currency" office:currency="USD" office:value="0" calcext:value-type="currency">
            <text:p>$0.00</text:p>
          </table:table-cell>
          <table:table-cell/>
          <table:table-cell table:formula="of:=IF([.$A59]&lt;[.$D$5];0;IF([.$A59]&gt;[.$E$5];[.$E$5]-[.$D$5];[.$A59]-[.$D$5]))" office:value-type="currency" office:currency="USD" office:value="0" calcext:value-type="currency">
            <text:p>$0.00</text:p>
          </table:table-cell>
          <table:table-cell table:formula="of:=[.M59]*[.$G$5]" office:value-type="currency" office:currency="USD" office:value="0" calcext:value-type="currency">
            <text:p>$0.00</text:p>
          </table:table-cell>
          <table:table-cell/>
          <table:table-cell table:formula="of:=IF([.$A59]&lt;[.$D$6];0;IF([.$A59]&gt;[.$E$6];[.$E$6]-[.$D$6];[.$A59]-[.$D$6]))" office:value-type="currency" office:currency="USD" office:value="0" calcext:value-type="currency">
            <text:p>$0.00</text:p>
          </table:table-cell>
          <table:table-cell table:formula="of:=[.P59]*[.$G$6]" office:value-type="currency" office:currency="USD" office:value="0" calcext:value-type="currency">
            <text:p>$0.00</text:p>
          </table:table-cell>
          <table:table-cell/>
          <table:table-cell table:formula="of:=IF([.$A59]&lt;[.$D$7];0;IF([.$A59]&gt;[.$E$7];[.$E$7]-[.$D$7];[.$A59]-[.$D$7]))" office:value-type="currency" office:currency="USD" office:value="0" calcext:value-type="currency">
            <text:p>$0.00</text:p>
          </table:table-cell>
          <table:table-cell table:formula="of:=[.S59]*[.$G$7]" office:value-type="currency" office:currency="USD" office:value="0" calcext:value-type="currency">
            <text:p>$0.00</text:p>
          </table:table-cell>
          <table:table-cell/>
          <table:table-cell table:formula="of:=IF([.$A59]&lt;[.$D$8];0;IF([.$A59]&gt;[.$E$8];[.$E$8]-[.$D$8];[.$A59]-[.$D$8]))" office:value-type="currency" office:currency="USD" office:value="0" calcext:value-type="currency">
            <text:p>$0.00</text:p>
          </table:table-cell>
          <table:table-cell table:formula="of:=[.V5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58]/50)*50" office:value-type="currency" office:currency="USD" office:value="29900" calcext:value-type="currency">
            <text:p>$29,900.00</text:p>
          </table:table-cell>
          <table:table-cell table:formula="of:=ROUND([.E60]+[.H60]+[.K60]+[.N60]+[.Q60]+[.T60]+[.W60];0)" office:value-type="currency" office:currency="USD" office:value="3124" calcext:value-type="currency">
            <text:p>$3,124.00</text:p>
          </table:table-cell>
          <table:table-cell/>
          <table:table-cell table:formula="of:=IF([.$A60]&gt;=[.$E$2];[.$E$2];[.$A60])" office:value-type="currency" office:currency="USD" office:value="23200" calcext:value-type="currency">
            <text:p>$23,200.00</text:p>
          </table:table-cell>
          <table:table-cell table:formula="of:=[.D6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0]&lt;[.$D$3];0;IF([.$A60]&gt;[.$E$3];[.$E$3]-[.$D$3];[.$A60]-[.$D$3]))" office:value-type="currency" office:currency="USD" office:value="6700" calcext:value-type="currency">
            <text:p>$6,700.00</text:p>
          </table:table-cell>
          <table:table-cell table:formula="of:=[.G60]*[.$G$3]" office:value-type="currency" office:currency="USD" office:value="804" calcext:value-type="currency">
            <text:p>$804.00</text:p>
          </table:table-cell>
          <table:table-cell/>
          <table:table-cell table:formula="of:=IF([.$A60]&lt;[.$D$4];0;IF([.$A60]&gt;[.$E$4];[.$E$4]-[.$D$4];[.$A60]-[.$D$4]))" office:value-type="currency" office:currency="USD" office:value="0" calcext:value-type="currency">
            <text:p>$0.00</text:p>
          </table:table-cell>
          <table:table-cell table:formula="of:=[.J60]*[.$G$4]" office:value-type="currency" office:currency="USD" office:value="0" calcext:value-type="currency">
            <text:p>$0.00</text:p>
          </table:table-cell>
          <table:table-cell/>
          <table:table-cell table:formula="of:=IF([.$A60]&lt;[.$D$5];0;IF([.$A60]&gt;[.$E$5];[.$E$5]-[.$D$5];[.$A60]-[.$D$5]))" office:value-type="currency" office:currency="USD" office:value="0" calcext:value-type="currency">
            <text:p>$0.00</text:p>
          </table:table-cell>
          <table:table-cell table:formula="of:=[.M60]*[.$G$5]" office:value-type="currency" office:currency="USD" office:value="0" calcext:value-type="currency">
            <text:p>$0.00</text:p>
          </table:table-cell>
          <table:table-cell/>
          <table:table-cell table:formula="of:=IF([.$A60]&lt;[.$D$6];0;IF([.$A60]&gt;[.$E$6];[.$E$6]-[.$D$6];[.$A60]-[.$D$6]))" office:value-type="currency" office:currency="USD" office:value="0" calcext:value-type="currency">
            <text:p>$0.00</text:p>
          </table:table-cell>
          <table:table-cell table:formula="of:=[.P60]*[.$G$6]" office:value-type="currency" office:currency="USD" office:value="0" calcext:value-type="currency">
            <text:p>$0.00</text:p>
          </table:table-cell>
          <table:table-cell/>
          <table:table-cell table:formula="of:=IF([.$A60]&lt;[.$D$7];0;IF([.$A60]&gt;[.$E$7];[.$E$7]-[.$D$7];[.$A60]-[.$D$7]))" office:value-type="currency" office:currency="USD" office:value="0" calcext:value-type="currency">
            <text:p>$0.00</text:p>
          </table:table-cell>
          <table:table-cell table:formula="of:=[.S60]*[.$G$7]" office:value-type="currency" office:currency="USD" office:value="0" calcext:value-type="currency">
            <text:p>$0.00</text:p>
          </table:table-cell>
          <table:table-cell/>
          <table:table-cell table:formula="of:=IF([.$A60]&lt;[.$D$8];0;IF([.$A60]&gt;[.$E$8];[.$E$8]-[.$D$8];[.$A60]-[.$D$8]))" office:value-type="currency" office:currency="USD" office:value="0" calcext:value-type="currency">
            <text:p>$0.00</text:p>
          </table:table-cell>
          <table:table-cell table:formula="of:=[.V6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9:.B6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E63]+[.H63]+[.K63]+[.N63]+[.Q63]+[.T63]+[.W63];0)" office:value-type="currency" office:currency="USD" office:value="3736" calcext:value-type="currency">
            <text:p>$3,736.00</text:p>
          </table:table-cell>
          <table:table-cell/>
          <table:table-cell table:formula="of:=IF([.$A63]&gt;=[.$E$2];[.$E$2];[.$A63])" office:value-type="currency" office:currency="USD" office:value="23200" calcext:value-type="currency">
            <text:p>$23,200.00</text:p>
          </table:table-cell>
          <table:table-cell table:formula="of:=[.D6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3]&lt;[.$D$3];0;IF([.$A63]&gt;[.$E$3];[.$E$3]-[.$D$3];[.$A63]-[.$D$3]))" office:value-type="currency" office:currency="USD" office:value="11800" calcext:value-type="currency">
            <text:p>$11,800.00</text:p>
          </table:table-cell>
          <table:table-cell table:formula="of:=[.G63]*[.$G$3]" office:value-type="currency" office:currency="USD" office:value="1416" calcext:value-type="currency">
            <text:p>$1,416.00</text:p>
          </table:table-cell>
          <table:table-cell/>
          <table:table-cell table:formula="of:=IF([.$A63]&lt;[.$D$4];0;IF([.$A63]&gt;[.$E$4];[.$E$4]-[.$D$4];[.$A63]-[.$D$4]))" office:value-type="currency" office:currency="USD" office:value="0" calcext:value-type="currency">
            <text:p>$0.00</text:p>
          </table:table-cell>
          <table:table-cell table:formula="of:=[.J63]*[.$G$4]" office:value-type="currency" office:currency="USD" office:value="0" calcext:value-type="currency">
            <text:p>$0.00</text:p>
          </table:table-cell>
          <table:table-cell/>
          <table:table-cell table:formula="of:=IF([.$A63]&lt;[.$D$5];0;IF([.$A63]&gt;[.$E$5];[.$E$5]-[.$D$5];[.$A63]-[.$D$5]))" office:value-type="currency" office:currency="USD" office:value="0" calcext:value-type="currency">
            <text:p>$0.00</text:p>
          </table:table-cell>
          <table:table-cell table:formula="of:=[.M63]*[.$G$5]" office:value-type="currency" office:currency="USD" office:value="0" calcext:value-type="currency">
            <text:p>$0.00</text:p>
          </table:table-cell>
          <table:table-cell/>
          <table:table-cell table:formula="of:=IF([.$A63]&lt;[.$D$6];0;IF([.$A63]&gt;[.$E$6];[.$E$6]-[.$D$6];[.$A63]-[.$D$6]))" office:value-type="currency" office:currency="USD" office:value="0" calcext:value-type="currency">
            <text:p>$0.00</text:p>
          </table:table-cell>
          <table:table-cell table:formula="of:=[.P63]*[.$G$6]" office:value-type="currency" office:currency="USD" office:value="0" calcext:value-type="currency">
            <text:p>$0.00</text:p>
          </table:table-cell>
          <table:table-cell/>
          <table:table-cell table:formula="of:=IF([.$A63]&lt;[.$D$7];0;IF([.$A63]&gt;[.$E$7];[.$E$7]-[.$D$7];[.$A63]-[.$D$7]))" office:value-type="currency" office:currency="USD" office:value="0" calcext:value-type="currency">
            <text:p>$0.00</text:p>
          </table:table-cell>
          <table:table-cell table:formula="of:=[.S63]*[.$G$7]" office:value-type="currency" office:currency="USD" office:value="0" calcext:value-type="currency">
            <text:p>$0.00</text:p>
          </table:table-cell>
          <table:table-cell/>
          <table:table-cell table:formula="of:=IF([.$A63]&lt;[.$D$8];0;IF([.$A63]&gt;[.$E$8];[.$E$8]-[.$D$8];[.$A63]-[.$D$8]))" office:value-type="currency" office:currency="USD" office:value="0" calcext:value-type="currency">
            <text:p>$0.00</text:p>
          </table:table-cell>
          <table:table-cell table:formula="of:=[.V6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63]/50)*50" office:value-type="currency" office:currency="USD" office:value="35000" calcext:value-type="currency">
            <text:p>$35,000.00</text:p>
          </table:table-cell>
          <table:table-cell table:formula="of:=ROUND([.E64]+[.H64]+[.K64]+[.N64]+[.Q64]+[.T64]+[.W64];0)" office:value-type="currency" office:currency="USD" office:value="3736" calcext:value-type="currency">
            <text:p>$3,736.00</text:p>
          </table:table-cell>
          <table:table-cell/>
          <table:table-cell table:formula="of:=IF([.$A64]&gt;=[.$E$2];[.$E$2];[.$A64])" office:value-type="currency" office:currency="USD" office:value="23200" calcext:value-type="currency">
            <text:p>$23,200.00</text:p>
          </table:table-cell>
          <table:table-cell table:formula="of:=[.D6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4]&lt;[.$D$3];0;IF([.$A64]&gt;[.$E$3];[.$E$3]-[.$D$3];[.$A64]-[.$D$3]))" office:value-type="currency" office:currency="USD" office:value="11800" calcext:value-type="currency">
            <text:p>$11,800.00</text:p>
          </table:table-cell>
          <table:table-cell table:formula="of:=[.G64]*[.$G$3]" office:value-type="currency" office:currency="USD" office:value="1416" calcext:value-type="currency">
            <text:p>$1,416.00</text:p>
          </table:table-cell>
          <table:table-cell/>
          <table:table-cell table:formula="of:=IF([.$A64]&lt;[.$D$4];0;IF([.$A64]&gt;[.$E$4];[.$E$4]-[.$D$4];[.$A64]-[.$D$4]))" office:value-type="currency" office:currency="USD" office:value="0" calcext:value-type="currency">
            <text:p>$0.00</text:p>
          </table:table-cell>
          <table:table-cell table:formula="of:=[.J64]*[.$G$4]" office:value-type="currency" office:currency="USD" office:value="0" calcext:value-type="currency">
            <text:p>$0.00</text:p>
          </table:table-cell>
          <table:table-cell/>
          <table:table-cell table:formula="of:=IF([.$A64]&lt;[.$D$5];0;IF([.$A64]&gt;[.$E$5];[.$E$5]-[.$D$5];[.$A64]-[.$D$5]))" office:value-type="currency" office:currency="USD" office:value="0" calcext:value-type="currency">
            <text:p>$0.00</text:p>
          </table:table-cell>
          <table:table-cell table:formula="of:=[.M64]*[.$G$5]" office:value-type="currency" office:currency="USD" office:value="0" calcext:value-type="currency">
            <text:p>$0.00</text:p>
          </table:table-cell>
          <table:table-cell/>
          <table:table-cell table:formula="of:=IF([.$A64]&lt;[.$D$6];0;IF([.$A64]&gt;[.$E$6];[.$E$6]-[.$D$6];[.$A64]-[.$D$6]))" office:value-type="currency" office:currency="USD" office:value="0" calcext:value-type="currency">
            <text:p>$0.00</text:p>
          </table:table-cell>
          <table:table-cell table:formula="of:=[.P64]*[.$G$6]" office:value-type="currency" office:currency="USD" office:value="0" calcext:value-type="currency">
            <text:p>$0.00</text:p>
          </table:table-cell>
          <table:table-cell/>
          <table:table-cell table:formula="of:=IF([.$A64]&lt;[.$D$7];0;IF([.$A64]&gt;[.$E$7];[.$E$7]-[.$D$7];[.$A64]-[.$D$7]))" office:value-type="currency" office:currency="USD" office:value="0" calcext:value-type="currency">
            <text:p>$0.00</text:p>
          </table:table-cell>
          <table:table-cell table:formula="of:=[.S64]*[.$G$7]" office:value-type="currency" office:currency="USD" office:value="0" calcext:value-type="currency">
            <text:p>$0.00</text:p>
          </table:table-cell>
          <table:table-cell/>
          <table:table-cell table:formula="of:=IF([.$A64]&lt;[.$D$8];0;IF([.$A64]&gt;[.$E$8];[.$E$8]-[.$D$8];[.$A64]-[.$D$8]))" office:value-type="currency" office:currency="USD" office:value="0" calcext:value-type="currency">
            <text:p>$0.00</text:p>
          </table:table-cell>
          <table:table-cell table:formula="of:=[.V6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63]/50)*50" office:value-type="currency" office:currency="USD" office:value="35000" calcext:value-type="currency">
            <text:p>$35,000.00</text:p>
          </table:table-cell>
          <table:table-cell table:formula="of:=ROUND([.E65]+[.H65]+[.K65]+[.N65]+[.Q65]+[.T65]+[.W65];0)" office:value-type="currency" office:currency="USD" office:value="3736" calcext:value-type="currency">
            <text:p>$3,736.00</text:p>
          </table:table-cell>
          <table:table-cell/>
          <table:table-cell table:formula="of:=IF([.$A65]&gt;=[.$E$2];[.$E$2];[.$A65])" office:value-type="currency" office:currency="USD" office:value="23200" calcext:value-type="currency">
            <text:p>$23,200.00</text:p>
          </table:table-cell>
          <table:table-cell table:formula="of:=[.D6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5]&lt;[.$D$3];0;IF([.$A65]&gt;[.$E$3];[.$E$3]-[.$D$3];[.$A65]-[.$D$3]))" office:value-type="currency" office:currency="USD" office:value="11800" calcext:value-type="currency">
            <text:p>$11,800.00</text:p>
          </table:table-cell>
          <table:table-cell table:formula="of:=[.G65]*[.$G$3]" office:value-type="currency" office:currency="USD" office:value="1416" calcext:value-type="currency">
            <text:p>$1,416.00</text:p>
          </table:table-cell>
          <table:table-cell/>
          <table:table-cell table:formula="of:=IF([.$A65]&lt;[.$D$4];0;IF([.$A65]&gt;[.$E$4];[.$E$4]-[.$D$4];[.$A65]-[.$D$4]))" office:value-type="currency" office:currency="USD" office:value="0" calcext:value-type="currency">
            <text:p>$0.00</text:p>
          </table:table-cell>
          <table:table-cell table:formula="of:=[.J65]*[.$G$4]" office:value-type="currency" office:currency="USD" office:value="0" calcext:value-type="currency">
            <text:p>$0.00</text:p>
          </table:table-cell>
          <table:table-cell/>
          <table:table-cell table:formula="of:=IF([.$A65]&lt;[.$D$5];0;IF([.$A65]&gt;[.$E$5];[.$E$5]-[.$D$5];[.$A65]-[.$D$5]))" office:value-type="currency" office:currency="USD" office:value="0" calcext:value-type="currency">
            <text:p>$0.00</text:p>
          </table:table-cell>
          <table:table-cell table:formula="of:=[.M65]*[.$G$5]" office:value-type="currency" office:currency="USD" office:value="0" calcext:value-type="currency">
            <text:p>$0.00</text:p>
          </table:table-cell>
          <table:table-cell/>
          <table:table-cell table:formula="of:=IF([.$A65]&lt;[.$D$6];0;IF([.$A65]&gt;[.$E$6];[.$E$6]-[.$D$6];[.$A65]-[.$D$6]))" office:value-type="currency" office:currency="USD" office:value="0" calcext:value-type="currency">
            <text:p>$0.00</text:p>
          </table:table-cell>
          <table:table-cell table:formula="of:=[.P65]*[.$G$6]" office:value-type="currency" office:currency="USD" office:value="0" calcext:value-type="currency">
            <text:p>$0.00</text:p>
          </table:table-cell>
          <table:table-cell/>
          <table:table-cell table:formula="of:=IF([.$A65]&lt;[.$D$7];0;IF([.$A65]&gt;[.$E$7];[.$E$7]-[.$D$7];[.$A65]-[.$D$7]))" office:value-type="currency" office:currency="USD" office:value="0" calcext:value-type="currency">
            <text:p>$0.00</text:p>
          </table:table-cell>
          <table:table-cell table:formula="of:=[.S65]*[.$G$7]" office:value-type="currency" office:currency="USD" office:value="0" calcext:value-type="currency">
            <text:p>$0.00</text:p>
          </table:table-cell>
          <table:table-cell/>
          <table:table-cell table:formula="of:=IF([.$A65]&lt;[.$D$8];0;IF([.$A65]&gt;[.$E$8];[.$E$8]-[.$D$8];[.$A65]-[.$D$8]))" office:value-type="currency" office:currency="USD" office:value="0" calcext:value-type="currency">
            <text:p>$0.00</text:p>
          </table:table-cell>
          <table:table-cell table:formula="of:=[.V6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4:.B65]);0)" office:value-type="currency" office:currency="USD" office:value="3736" calcext:value-type="currency">
            <text:p>$3,736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number-columns-repeated="16383"/>
        </table:table-row>
        <table:table-row table:style-name="ro1">
          <table:table-cell table:formula="of:=FLOOR([.A68]/50)*50" office:value-type="currency" office:currency="USD" office:value="0" calcext:value-type="currency">
            <text:p>$0.00</text:p>
          </table:table-cell>
          <table:table-cell table:formula="of:=ROUND([.E69]+[.H69]+[.K69]+[.N69]+[.Q69]+[.T69]+[.W69];0)" office:value-type="currency" office:currency="USD" office:value="0" calcext:value-type="currency">
            <text:p>$0.00</text:p>
          </table:table-cell>
          <table:table-cell/>
          <table:table-cell table:formula="of:=IF([.$A69]&gt;=[.$E$2];[.$E$2];[.$A69])" office:value-type="currency" office:currency="USD" office:value="0" calcext:value-type="currency">
            <text:p>$0.00</text:p>
          </table:table-cell>
          <table:table-cell table:formula="of:=[.D6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69]&lt;[.$D$3];0;IF([.$A69]&gt;[.$E$3];[.$E$3]-[.$D$3];[.$A69]-[.$D$3]))" office:value-type="currency" office:currency="USD" office:value="0" calcext:value-type="currency">
            <text:p>$0.00</text:p>
          </table:table-cell>
          <table:table-cell table:formula="of:=[.G69]*[.$G$3]" office:value-type="currency" office:currency="USD" office:value="0" calcext:value-type="currency">
            <text:p>$0.00</text:p>
          </table:table-cell>
          <table:table-cell/>
          <table:table-cell table:formula="of:=IF([.$A69]&lt;[.$D$4];0;IF([.$A69]&gt;[.$E$4];[.$E$4]-[.$D$4];[.$A69]-[.$D$4]))" office:value-type="currency" office:currency="USD" office:value="0" calcext:value-type="currency">
            <text:p>$0.00</text:p>
          </table:table-cell>
          <table:table-cell table:formula="of:=[.J69]*[.$G$4]" office:value-type="currency" office:currency="USD" office:value="0" calcext:value-type="currency">
            <text:p>$0.00</text:p>
          </table:table-cell>
          <table:table-cell/>
          <table:table-cell table:formula="of:=IF([.$A69]&lt;[.$D$5];0;IF([.$A69]&gt;[.$E$5];[.$E$5]-[.$D$5];[.$A69]-[.$D$5]))" office:value-type="currency" office:currency="USD" office:value="0" calcext:value-type="currency">
            <text:p>$0.00</text:p>
          </table:table-cell>
          <table:table-cell table:formula="of:=[.M69]*[.$G$5]" office:value-type="currency" office:currency="USD" office:value="0" calcext:value-type="currency">
            <text:p>$0.00</text:p>
          </table:table-cell>
          <table:table-cell/>
          <table:table-cell table:formula="of:=IF([.$A69]&lt;[.$D$6];0;IF([.$A69]&gt;[.$E$6];[.$E$6]-[.$D$6];[.$A69]-[.$D$6]))" office:value-type="currency" office:currency="USD" office:value="0" calcext:value-type="currency">
            <text:p>$0.00</text:p>
          </table:table-cell>
          <table:table-cell table:formula="of:=[.P69]*[.$G$6]" office:value-type="currency" office:currency="USD" office:value="0" calcext:value-type="currency">
            <text:p>$0.00</text:p>
          </table:table-cell>
          <table:table-cell/>
          <table:table-cell table:formula="of:=IF([.$A69]&lt;[.$D$7];0;IF([.$A69]&gt;[.$E$7];[.$E$7]-[.$D$7];[.$A69]-[.$D$7]))" office:value-type="currency" office:currency="USD" office:value="0" calcext:value-type="currency">
            <text:p>$0.00</text:p>
          </table:table-cell>
          <table:table-cell table:formula="of:=[.S69]*[.$G$7]" office:value-type="currency" office:currency="USD" office:value="0" calcext:value-type="currency">
            <text:p>$0.00</text:p>
          </table:table-cell>
          <table:table-cell/>
          <table:table-cell table:formula="of:=IF([.$A69]&lt;[.$D$8];0;IF([.$A69]&gt;[.$E$8];[.$E$8]-[.$D$8];[.$A69]-[.$D$8]))" office:value-type="currency" office:currency="USD" office:value="0" calcext:value-type="currency">
            <text:p>$0.00</text:p>
          </table:table-cell>
          <table:table-cell table:formula="of:=[.V6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68]/50)*50" office:value-type="currency" office:currency="USD" office:value="0" calcext:value-type="currency">
            <text:p>$0.00</text:p>
          </table:table-cell>
          <table:table-cell table:formula="of:=ROUND([.E70]+[.H70]+[.K70]+[.N70]+[.Q70]+[.T70]+[.W70];0)" office:value-type="currency" office:currency="USD" office:value="0" calcext:value-type="currency">
            <text:p>$0.00</text:p>
          </table:table-cell>
          <table:table-cell/>
          <table:table-cell table:formula="of:=IF([.$A70]&gt;=[.$E$2];[.$E$2];[.$A70])" office:value-type="currency" office:currency="USD" office:value="0" calcext:value-type="currency">
            <text:p>$0.00</text:p>
          </table:table-cell>
          <table:table-cell table:formula="of:=[.D70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70]&lt;[.$D$3];0;IF([.$A70]&gt;[.$E$3];[.$E$3]-[.$D$3];[.$A70]-[.$D$3]))" office:value-type="currency" office:currency="USD" office:value="0" calcext:value-type="currency">
            <text:p>$0.00</text:p>
          </table:table-cell>
          <table:table-cell table:formula="of:=[.G70]*[.$G$3]" office:value-type="currency" office:currency="USD" office:value="0" calcext:value-type="currency">
            <text:p>$0.00</text:p>
          </table:table-cell>
          <table:table-cell/>
          <table:table-cell table:formula="of:=IF([.$A70]&lt;[.$D$4];0;IF([.$A70]&gt;[.$E$4];[.$E$4]-[.$D$4];[.$A70]-[.$D$4]))" office:value-type="currency" office:currency="USD" office:value="0" calcext:value-type="currency">
            <text:p>$0.00</text:p>
          </table:table-cell>
          <table:table-cell table:formula="of:=[.J70]*[.$G$4]" office:value-type="currency" office:currency="USD" office:value="0" calcext:value-type="currency">
            <text:p>$0.00</text:p>
          </table:table-cell>
          <table:table-cell/>
          <table:table-cell table:formula="of:=IF([.$A70]&lt;[.$D$5];0;IF([.$A70]&gt;[.$E$5];[.$E$5]-[.$D$5];[.$A70]-[.$D$5]))" office:value-type="currency" office:currency="USD" office:value="0" calcext:value-type="currency">
            <text:p>$0.00</text:p>
          </table:table-cell>
          <table:table-cell table:formula="of:=[.M70]*[.$G$5]" office:value-type="currency" office:currency="USD" office:value="0" calcext:value-type="currency">
            <text:p>$0.00</text:p>
          </table:table-cell>
          <table:table-cell/>
          <table:table-cell table:formula="of:=IF([.$A70]&lt;[.$D$6];0;IF([.$A70]&gt;[.$E$6];[.$E$6]-[.$D$6];[.$A70]-[.$D$6]))" office:value-type="currency" office:currency="USD" office:value="0" calcext:value-type="currency">
            <text:p>$0.00</text:p>
          </table:table-cell>
          <table:table-cell table:formula="of:=[.P70]*[.$G$6]" office:value-type="currency" office:currency="USD" office:value="0" calcext:value-type="currency">
            <text:p>$0.00</text:p>
          </table:table-cell>
          <table:table-cell/>
          <table:table-cell table:formula="of:=IF([.$A70]&lt;[.$D$7];0;IF([.$A70]&gt;[.$E$7];[.$E$7]-[.$D$7];[.$A70]-[.$D$7]))" office:value-type="currency" office:currency="USD" office:value="0" calcext:value-type="currency">
            <text:p>$0.00</text:p>
          </table:table-cell>
          <table:table-cell table:formula="of:=[.S70]*[.$G$7]" office:value-type="currency" office:currency="USD" office:value="0" calcext:value-type="currency">
            <text:p>$0.00</text:p>
          </table:table-cell>
          <table:table-cell/>
          <table:table-cell table:formula="of:=IF([.$A70]&lt;[.$D$8];0;IF([.$A70]&gt;[.$E$8];[.$E$8]-[.$D$8];[.$A70]-[.$D$8]))" office:value-type="currency" office:currency="USD" office:value="0" calcext:value-type="currency">
            <text:p>$0.00</text:p>
          </table:table-cell>
          <table:table-cell table:formula="of:=[.V7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9:.B70]);0)" office:value-type="currency" office:currency="USD" office:value="0" calcext:value-type="currency">
            <text:p>$0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E73]+[.H73]+[.K73]+[.N73]+[.Q73]+[.T73]+[.W73];0)" office:value-type="currency" office:currency="USD" office:value="3736" calcext:value-type="currency">
            <text:p>$3,736.00</text:p>
          </table:table-cell>
          <table:table-cell/>
          <table:table-cell table:formula="of:=IF([.$A73]&gt;=[.$E$2];[.$E$2];[.$A73])" office:value-type="currency" office:currency="USD" office:value="23200" calcext:value-type="currency">
            <text:p>$23,200.00</text:p>
          </table:table-cell>
          <table:table-cell table:formula="of:=[.D7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3]&lt;[.$D$3];0;IF([.$A73]&gt;[.$E$3];[.$E$3]-[.$D$3];[.$A73]-[.$D$3]))" office:value-type="currency" office:currency="USD" office:value="11800" calcext:value-type="currency">
            <text:p>$11,800.00</text:p>
          </table:table-cell>
          <table:table-cell table:formula="of:=[.G73]*[.$G$3]" office:value-type="currency" office:currency="USD" office:value="1416" calcext:value-type="currency">
            <text:p>$1,416.00</text:p>
          </table:table-cell>
          <table:table-cell/>
          <table:table-cell table:formula="of:=IF([.$A73]&lt;[.$D$4];0;IF([.$A73]&gt;[.$E$4];[.$E$4]-[.$D$4];[.$A73]-[.$D$4]))" office:value-type="currency" office:currency="USD" office:value="0" calcext:value-type="currency">
            <text:p>$0.00</text:p>
          </table:table-cell>
          <table:table-cell table:formula="of:=[.J73]*[.$G$4]" office:value-type="currency" office:currency="USD" office:value="0" calcext:value-type="currency">
            <text:p>$0.00</text:p>
          </table:table-cell>
          <table:table-cell/>
          <table:table-cell table:formula="of:=IF([.$A73]&lt;[.$D$5];0;IF([.$A73]&gt;[.$E$5];[.$E$5]-[.$D$5];[.$A73]-[.$D$5]))" office:value-type="currency" office:currency="USD" office:value="0" calcext:value-type="currency">
            <text:p>$0.00</text:p>
          </table:table-cell>
          <table:table-cell table:formula="of:=[.M73]*[.$G$5]" office:value-type="currency" office:currency="USD" office:value="0" calcext:value-type="currency">
            <text:p>$0.00</text:p>
          </table:table-cell>
          <table:table-cell/>
          <table:table-cell table:formula="of:=IF([.$A73]&lt;[.$D$6];0;IF([.$A73]&gt;[.$E$6];[.$E$6]-[.$D$6];[.$A73]-[.$D$6]))" office:value-type="currency" office:currency="USD" office:value="0" calcext:value-type="currency">
            <text:p>$0.00</text:p>
          </table:table-cell>
          <table:table-cell table:formula="of:=[.P73]*[.$G$6]" office:value-type="currency" office:currency="USD" office:value="0" calcext:value-type="currency">
            <text:p>$0.00</text:p>
          </table:table-cell>
          <table:table-cell/>
          <table:table-cell table:formula="of:=IF([.$A73]&lt;[.$D$7];0;IF([.$A73]&gt;[.$E$7];[.$E$7]-[.$D$7];[.$A73]-[.$D$7]))" office:value-type="currency" office:currency="USD" office:value="0" calcext:value-type="currency">
            <text:p>$0.00</text:p>
          </table:table-cell>
          <table:table-cell table:formula="of:=[.S73]*[.$G$7]" office:value-type="currency" office:currency="USD" office:value="0" calcext:value-type="currency">
            <text:p>$0.00</text:p>
          </table:table-cell>
          <table:table-cell/>
          <table:table-cell table:formula="of:=IF([.$A73]&lt;[.$D$8];0;IF([.$A73]&gt;[.$E$8];[.$E$8]-[.$D$8];[.$A73]-[.$D$8]))" office:value-type="currency" office:currency="USD" office:value="0" calcext:value-type="currency">
            <text:p>$0.00</text:p>
          </table:table-cell>
          <table:table-cell table:formula="of:=[.V7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73]/50)*50" office:value-type="currency" office:currency="USD" office:value="35000" calcext:value-type="currency">
            <text:p>$35,000.00</text:p>
          </table:table-cell>
          <table:table-cell table:formula="of:=ROUND([.E74]+[.H74]+[.K74]+[.N74]+[.Q74]+[.T74]+[.W74];0)" office:value-type="currency" office:currency="USD" office:value="3736" calcext:value-type="currency">
            <text:p>$3,736.00</text:p>
          </table:table-cell>
          <table:table-cell/>
          <table:table-cell table:formula="of:=IF([.$A74]&gt;=[.$E$2];[.$E$2];[.$A74])" office:value-type="currency" office:currency="USD" office:value="23200" calcext:value-type="currency">
            <text:p>$23,200.00</text:p>
          </table:table-cell>
          <table:table-cell table:formula="of:=[.D7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4]&lt;[.$D$3];0;IF([.$A74]&gt;[.$E$3];[.$E$3]-[.$D$3];[.$A74]-[.$D$3]))" office:value-type="currency" office:currency="USD" office:value="11800" calcext:value-type="currency">
            <text:p>$11,800.00</text:p>
          </table:table-cell>
          <table:table-cell table:formula="of:=[.G74]*[.$G$3]" office:value-type="currency" office:currency="USD" office:value="1416" calcext:value-type="currency">
            <text:p>$1,416.00</text:p>
          </table:table-cell>
          <table:table-cell/>
          <table:table-cell table:formula="of:=IF([.$A74]&lt;[.$D$4];0;IF([.$A74]&gt;[.$E$4];[.$E$4]-[.$D$4];[.$A74]-[.$D$4]))" office:value-type="currency" office:currency="USD" office:value="0" calcext:value-type="currency">
            <text:p>$0.00</text:p>
          </table:table-cell>
          <table:table-cell table:formula="of:=[.J74]*[.$G$4]" office:value-type="currency" office:currency="USD" office:value="0" calcext:value-type="currency">
            <text:p>$0.00</text:p>
          </table:table-cell>
          <table:table-cell/>
          <table:table-cell table:formula="of:=IF([.$A74]&lt;[.$D$5];0;IF([.$A74]&gt;[.$E$5];[.$E$5]-[.$D$5];[.$A74]-[.$D$5]))" office:value-type="currency" office:currency="USD" office:value="0" calcext:value-type="currency">
            <text:p>$0.00</text:p>
          </table:table-cell>
          <table:table-cell table:formula="of:=[.M74]*[.$G$5]" office:value-type="currency" office:currency="USD" office:value="0" calcext:value-type="currency">
            <text:p>$0.00</text:p>
          </table:table-cell>
          <table:table-cell/>
          <table:table-cell table:formula="of:=IF([.$A74]&lt;[.$D$6];0;IF([.$A74]&gt;[.$E$6];[.$E$6]-[.$D$6];[.$A74]-[.$D$6]))" office:value-type="currency" office:currency="USD" office:value="0" calcext:value-type="currency">
            <text:p>$0.00</text:p>
          </table:table-cell>
          <table:table-cell table:formula="of:=[.P74]*[.$G$6]" office:value-type="currency" office:currency="USD" office:value="0" calcext:value-type="currency">
            <text:p>$0.00</text:p>
          </table:table-cell>
          <table:table-cell/>
          <table:table-cell table:formula="of:=IF([.$A74]&lt;[.$D$7];0;IF([.$A74]&gt;[.$E$7];[.$E$7]-[.$D$7];[.$A74]-[.$D$7]))" office:value-type="currency" office:currency="USD" office:value="0" calcext:value-type="currency">
            <text:p>$0.00</text:p>
          </table:table-cell>
          <table:table-cell table:formula="of:=[.S74]*[.$G$7]" office:value-type="currency" office:currency="USD" office:value="0" calcext:value-type="currency">
            <text:p>$0.00</text:p>
          </table:table-cell>
          <table:table-cell/>
          <table:table-cell table:formula="of:=IF([.$A74]&lt;[.$D$8];0;IF([.$A74]&gt;[.$E$8];[.$E$8]-[.$D$8];[.$A74]-[.$D$8]))" office:value-type="currency" office:currency="USD" office:value="0" calcext:value-type="currency">
            <text:p>$0.00</text:p>
          </table:table-cell>
          <table:table-cell table:formula="of:=[.V7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73]/50)*50" office:value-type="currency" office:currency="USD" office:value="35000" calcext:value-type="currency">
            <text:p>$35,000.00</text:p>
          </table:table-cell>
          <table:table-cell table:formula="of:=ROUND([.E75]+[.H75]+[.K75]+[.N75]+[.Q75]+[.T75]+[.W75];0)" office:value-type="currency" office:currency="USD" office:value="3736" calcext:value-type="currency">
            <text:p>$3,736.00</text:p>
          </table:table-cell>
          <table:table-cell/>
          <table:table-cell table:formula="of:=IF([.$A75]&gt;=[.$E$2];[.$E$2];[.$A75])" office:value-type="currency" office:currency="USD" office:value="23200" calcext:value-type="currency">
            <text:p>$23,200.00</text:p>
          </table:table-cell>
          <table:table-cell table:formula="of:=[.D7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5]&lt;[.$D$3];0;IF([.$A75]&gt;[.$E$3];[.$E$3]-[.$D$3];[.$A75]-[.$D$3]))" office:value-type="currency" office:currency="USD" office:value="11800" calcext:value-type="currency">
            <text:p>$11,800.00</text:p>
          </table:table-cell>
          <table:table-cell table:formula="of:=[.G75]*[.$G$3]" office:value-type="currency" office:currency="USD" office:value="1416" calcext:value-type="currency">
            <text:p>$1,416.00</text:p>
          </table:table-cell>
          <table:table-cell/>
          <table:table-cell table:formula="of:=IF([.$A75]&lt;[.$D$4];0;IF([.$A75]&gt;[.$E$4];[.$E$4]-[.$D$4];[.$A75]-[.$D$4]))" office:value-type="currency" office:currency="USD" office:value="0" calcext:value-type="currency">
            <text:p>$0.00</text:p>
          </table:table-cell>
          <table:table-cell table:formula="of:=[.J75]*[.$G$4]" office:value-type="currency" office:currency="USD" office:value="0" calcext:value-type="currency">
            <text:p>$0.00</text:p>
          </table:table-cell>
          <table:table-cell/>
          <table:table-cell table:formula="of:=IF([.$A75]&lt;[.$D$5];0;IF([.$A75]&gt;[.$E$5];[.$E$5]-[.$D$5];[.$A75]-[.$D$5]))" office:value-type="currency" office:currency="USD" office:value="0" calcext:value-type="currency">
            <text:p>$0.00</text:p>
          </table:table-cell>
          <table:table-cell table:formula="of:=[.M75]*[.$G$5]" office:value-type="currency" office:currency="USD" office:value="0" calcext:value-type="currency">
            <text:p>$0.00</text:p>
          </table:table-cell>
          <table:table-cell/>
          <table:table-cell table:formula="of:=IF([.$A75]&lt;[.$D$6];0;IF([.$A75]&gt;[.$E$6];[.$E$6]-[.$D$6];[.$A75]-[.$D$6]))" office:value-type="currency" office:currency="USD" office:value="0" calcext:value-type="currency">
            <text:p>$0.00</text:p>
          </table:table-cell>
          <table:table-cell table:formula="of:=[.P75]*[.$G$6]" office:value-type="currency" office:currency="USD" office:value="0" calcext:value-type="currency">
            <text:p>$0.00</text:p>
          </table:table-cell>
          <table:table-cell/>
          <table:table-cell table:formula="of:=IF([.$A75]&lt;[.$D$7];0;IF([.$A75]&gt;[.$E$7];[.$E$7]-[.$D$7];[.$A75]-[.$D$7]))" office:value-type="currency" office:currency="USD" office:value="0" calcext:value-type="currency">
            <text:p>$0.00</text:p>
          </table:table-cell>
          <table:table-cell table:formula="of:=[.S75]*[.$G$7]" office:value-type="currency" office:currency="USD" office:value="0" calcext:value-type="currency">
            <text:p>$0.00</text:p>
          </table:table-cell>
          <table:table-cell/>
          <table:table-cell table:formula="of:=IF([.$A75]&lt;[.$D$8];0;IF([.$A75]&gt;[.$E$8];[.$E$8]-[.$D$8];[.$A75]-[.$D$8]))" office:value-type="currency" office:currency="USD" office:value="0" calcext:value-type="currency">
            <text:p>$0.00</text:p>
          </table:table-cell>
          <table:table-cell table:formula="of:=[.V7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4:.B75]);0)" office:value-type="currency" office:currency="USD" office:value="3736" calcext:value-type="currency">
            <text:p>$3,736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number-columns-repeated="16383"/>
        </table:table-row>
        <table:table-row table:style-name="ro1">
          <table:table-cell table:formula="of:=FLOOR([.A78]/50)*50" office:value-type="currency" office:currency="USD" office:value="49850" calcext:value-type="currency">
            <text:p>$49,850.00</text:p>
          </table:table-cell>
          <table:table-cell table:formula="of:=ROUND([.E79]+[.H79]+[.K79]+[.N79]+[.Q79]+[.T79]+[.W79];0)" office:value-type="currency" office:currency="USD" office:value="5518" calcext:value-type="currency">
            <text:p>$5,518.00</text:p>
          </table:table-cell>
          <table:table-cell/>
          <table:table-cell table:formula="of:=IF([.$A79]&gt;=[.$E$2];[.$E$2];[.$A79])" office:value-type="currency" office:currency="USD" office:value="23200" calcext:value-type="currency">
            <text:p>$23,200.00</text:p>
          </table:table-cell>
          <table:table-cell table:formula="of:=[.D7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9]&lt;[.$D$3];0;IF([.$A79]&gt;[.$E$3];[.$E$3]-[.$D$3];[.$A79]-[.$D$3]))" office:value-type="currency" office:currency="USD" office:value="26650" calcext:value-type="currency">
            <text:p>$26,650.00</text:p>
          </table:table-cell>
          <table:table-cell table:formula="of:=[.G79]*[.$G$3]" office:value-type="currency" office:currency="USD" office:value="3198" calcext:value-type="currency">
            <text:p>$3,198.00</text:p>
          </table:table-cell>
          <table:table-cell/>
          <table:table-cell table:formula="of:=IF([.$A79]&lt;[.$D$4];0;IF([.$A79]&gt;[.$E$4];[.$E$4]-[.$D$4];[.$A79]-[.$D$4]))" office:value-type="currency" office:currency="USD" office:value="0" calcext:value-type="currency">
            <text:p>$0.00</text:p>
          </table:table-cell>
          <table:table-cell table:formula="of:=[.J79]*[.$G$4]" office:value-type="currency" office:currency="USD" office:value="0" calcext:value-type="currency">
            <text:p>$0.00</text:p>
          </table:table-cell>
          <table:table-cell/>
          <table:table-cell table:formula="of:=IF([.$A79]&lt;[.$D$5];0;IF([.$A79]&gt;[.$E$5];[.$E$5]-[.$D$5];[.$A79]-[.$D$5]))" office:value-type="currency" office:currency="USD" office:value="0" calcext:value-type="currency">
            <text:p>$0.00</text:p>
          </table:table-cell>
          <table:table-cell table:formula="of:=[.M79]*[.$G$5]" office:value-type="currency" office:currency="USD" office:value="0" calcext:value-type="currency">
            <text:p>$0.00</text:p>
          </table:table-cell>
          <table:table-cell/>
          <table:table-cell table:formula="of:=IF([.$A79]&lt;[.$D$6];0;IF([.$A79]&gt;[.$E$6];[.$E$6]-[.$D$6];[.$A79]-[.$D$6]))" office:value-type="currency" office:currency="USD" office:value="0" calcext:value-type="currency">
            <text:p>$0.00</text:p>
          </table:table-cell>
          <table:table-cell table:formula="of:=[.P79]*[.$G$6]" office:value-type="currency" office:currency="USD" office:value="0" calcext:value-type="currency">
            <text:p>$0.00</text:p>
          </table:table-cell>
          <table:table-cell/>
          <table:table-cell table:formula="of:=IF([.$A79]&lt;[.$D$7];0;IF([.$A79]&gt;[.$E$7];[.$E$7]-[.$D$7];[.$A79]-[.$D$7]))" office:value-type="currency" office:currency="USD" office:value="0" calcext:value-type="currency">
            <text:p>$0.00</text:p>
          </table:table-cell>
          <table:table-cell table:formula="of:=[.S79]*[.$G$7]" office:value-type="currency" office:currency="USD" office:value="0" calcext:value-type="currency">
            <text:p>$0.00</text:p>
          </table:table-cell>
          <table:table-cell/>
          <table:table-cell table:formula="of:=IF([.$A79]&lt;[.$D$8];0;IF([.$A79]&gt;[.$E$8];[.$E$8]-[.$D$8];[.$A79]-[.$D$8]))" office:value-type="currency" office:currency="USD" office:value="0" calcext:value-type="currency">
            <text:p>$0.00</text:p>
          </table:table-cell>
          <table:table-cell table:formula="of:=[.V7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78]/50)*50" office:value-type="currency" office:currency="USD" office:value="49900" calcext:value-type="currency">
            <text:p>$49,900.00</text:p>
          </table:table-cell>
          <table:table-cell table:formula="of:=ROUND([.E80]+[.H80]+[.K80]+[.N80]+[.Q80]+[.T80]+[.W80];0)" office:value-type="currency" office:currency="USD" office:value="5524" calcext:value-type="currency">
            <text:p>$5,524.00</text:p>
          </table:table-cell>
          <table:table-cell/>
          <table:table-cell table:formula="of:=IF([.$A80]&gt;=[.$E$2];[.$E$2];[.$A80])" office:value-type="currency" office:currency="USD" office:value="23200" calcext:value-type="currency">
            <text:p>$23,200.00</text:p>
          </table:table-cell>
          <table:table-cell table:formula="of:=[.D8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0]&lt;[.$D$3];0;IF([.$A80]&gt;[.$E$3];[.$E$3]-[.$D$3];[.$A80]-[.$D$3]))" office:value-type="currency" office:currency="USD" office:value="26700" calcext:value-type="currency">
            <text:p>$26,700.00</text:p>
          </table:table-cell>
          <table:table-cell table:formula="of:=[.G80]*[.$G$3]" office:value-type="currency" office:currency="USD" office:value="3204" calcext:value-type="currency">
            <text:p>$3,204.00</text:p>
          </table:table-cell>
          <table:table-cell/>
          <table:table-cell table:formula="of:=IF([.$A80]&lt;[.$D$4];0;IF([.$A80]&gt;[.$E$4];[.$E$4]-[.$D$4];[.$A80]-[.$D$4]))" office:value-type="currency" office:currency="USD" office:value="0" calcext:value-type="currency">
            <text:p>$0.00</text:p>
          </table:table-cell>
          <table:table-cell table:formula="of:=[.J80]*[.$G$4]" office:value-type="currency" office:currency="USD" office:value="0" calcext:value-type="currency">
            <text:p>$0.00</text:p>
          </table:table-cell>
          <table:table-cell/>
          <table:table-cell table:formula="of:=IF([.$A80]&lt;[.$D$5];0;IF([.$A80]&gt;[.$E$5];[.$E$5]-[.$D$5];[.$A80]-[.$D$5]))" office:value-type="currency" office:currency="USD" office:value="0" calcext:value-type="currency">
            <text:p>$0.00</text:p>
          </table:table-cell>
          <table:table-cell table:formula="of:=[.M80]*[.$G$5]" office:value-type="currency" office:currency="USD" office:value="0" calcext:value-type="currency">
            <text:p>$0.00</text:p>
          </table:table-cell>
          <table:table-cell/>
          <table:table-cell table:formula="of:=IF([.$A80]&lt;[.$D$6];0;IF([.$A80]&gt;[.$E$6];[.$E$6]-[.$D$6];[.$A80]-[.$D$6]))" office:value-type="currency" office:currency="USD" office:value="0" calcext:value-type="currency">
            <text:p>$0.00</text:p>
          </table:table-cell>
          <table:table-cell table:formula="of:=[.P80]*[.$G$6]" office:value-type="currency" office:currency="USD" office:value="0" calcext:value-type="currency">
            <text:p>$0.00</text:p>
          </table:table-cell>
          <table:table-cell/>
          <table:table-cell table:formula="of:=IF([.$A80]&lt;[.$D$7];0;IF([.$A80]&gt;[.$E$7];[.$E$7]-[.$D$7];[.$A80]-[.$D$7]))" office:value-type="currency" office:currency="USD" office:value="0" calcext:value-type="currency">
            <text:p>$0.00</text:p>
          </table:table-cell>
          <table:table-cell table:formula="of:=[.S80]*[.$G$7]" office:value-type="currency" office:currency="USD" office:value="0" calcext:value-type="currency">
            <text:p>$0.00</text:p>
          </table:table-cell>
          <table:table-cell/>
          <table:table-cell table:formula="of:=IF([.$A80]&lt;[.$D$8];0;IF([.$A80]&gt;[.$E$8];[.$E$8]-[.$D$8];[.$A80]-[.$D$8]))" office:value-type="currency" office:currency="USD" office:value="0" calcext:value-type="currency">
            <text:p>$0.00</text:p>
          </table:table-cell>
          <table:table-cell table:formula="of:=[.V8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9:.B80]);0)" office:value-type="currency" office:currency="USD" office:value="5521" calcext:value-type="currency">
            <text:p>$5,5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E83]+[.H83]+[.K83]+[.N83]+[.Q83]+[.T83]+[.W83];0)" office:value-type="currency" office:currency="USD" office:value="28606" calcext:value-type="currency">
            <text:p>$28,606.00</text:p>
          </table:table-cell>
          <table:table-cell/>
          <table:table-cell table:formula="of:=IF([.$A83]&gt;=[.$E$2];[.$E$2];[.$A83])" office:value-type="currency" office:currency="USD" office:value="23200" calcext:value-type="currency">
            <text:p>$23,200.00</text:p>
          </table:table-cell>
          <table:table-cell table:formula="of:=[.D8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3]&lt;[.$D$3];0;IF([.$A83]&gt;[.$E$3];[.$E$3]-[.$D$3];[.$A83]-[.$D$3]))" office:value-type="currency" office:currency="USD" office:value="71100" calcext:value-type="currency">
            <text:p>$71,100.00</text:p>
          </table:table-cell>
          <table:table-cell table:formula="of:=[.G83]*[.$G$3]" office:value-type="currency" office:currency="USD" office:value="8532" calcext:value-type="currency">
            <text:p>$8,532.00</text:p>
          </table:table-cell>
          <table:table-cell/>
          <table:table-cell table:formula="of:=IF([.$A83]&lt;[.$D$4];0;IF([.$A83]&gt;[.$E$4];[.$E$4]-[.$D$4];[.$A83]-[.$D$4]))" office:value-type="currency" office:currency="USD" office:value="80700" calcext:value-type="currency">
            <text:p>$80,700.00</text:p>
          </table:table-cell>
          <table:table-cell table:formula="of:=[.J83]*[.$G$4]" office:value-type="currency" office:currency="USD" office:value="17754" calcext:value-type="currency">
            <text:p>$17,754.00</text:p>
          </table:table-cell>
          <table:table-cell/>
          <table:table-cell table:formula="of:=IF([.$A83]&lt;[.$D$5];0;IF([.$A83]&gt;[.$E$5];[.$E$5]-[.$D$5];[.$A83]-[.$D$5]))" office:value-type="currency" office:currency="USD" office:value="0" calcext:value-type="currency">
            <text:p>$0.00</text:p>
          </table:table-cell>
          <table:table-cell table:formula="of:=[.M83]*[.$G$5]" office:value-type="currency" office:currency="USD" office:value="0" calcext:value-type="currency">
            <text:p>$0.00</text:p>
          </table:table-cell>
          <table:table-cell/>
          <table:table-cell table:formula="of:=IF([.$A83]&lt;[.$D$6];0;IF([.$A83]&gt;[.$E$6];[.$E$6]-[.$D$6];[.$A83]-[.$D$6]))" office:value-type="currency" office:currency="USD" office:value="0" calcext:value-type="currency">
            <text:p>$0.00</text:p>
          </table:table-cell>
          <table:table-cell table:formula="of:=[.P83]*[.$G$6]" office:value-type="currency" office:currency="USD" office:value="0" calcext:value-type="currency">
            <text:p>$0.00</text:p>
          </table:table-cell>
          <table:table-cell/>
          <table:table-cell table:formula="of:=IF([.$A83]&lt;[.$D$7];0;IF([.$A83]&gt;[.$E$7];[.$E$7]-[.$D$7];[.$A83]-[.$D$7]))" office:value-type="currency" office:currency="USD" office:value="0" calcext:value-type="currency">
            <text:p>$0.00</text:p>
          </table:table-cell>
          <table:table-cell table:formula="of:=[.S83]*[.$G$7]" office:value-type="currency" office:currency="USD" office:value="0" calcext:value-type="currency">
            <text:p>$0.00</text:p>
          </table:table-cell>
          <table:table-cell/>
          <table:table-cell table:formula="of:=IF([.$A83]&lt;[.$D$8];0;IF([.$A83]&gt;[.$E$8];[.$E$8]-[.$D$8];[.$A83]-[.$D$8]))" office:value-type="currency" office:currency="USD" office:value="0" calcext:value-type="currency">
            <text:p>$0.00</text:p>
          </table:table-cell>
          <table:table-cell table:formula="of:=[.V8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83]/50)*50" office:value-type="currency" office:currency="USD" office:value="175000" calcext:value-type="currency">
            <text:p>$175,000.00</text:p>
          </table:table-cell>
          <table:table-cell table:formula="of:=ROUND([.E84]+[.H84]+[.K84]+[.N84]+[.Q84]+[.T84]+[.W84];0)" office:value-type="currency" office:currency="USD" office:value="28606" calcext:value-type="currency">
            <text:p>$28,606.00</text:p>
          </table:table-cell>
          <table:table-cell/>
          <table:table-cell table:formula="of:=IF([.$A84]&gt;=[.$E$2];[.$E$2];[.$A84])" office:value-type="currency" office:currency="USD" office:value="23200" calcext:value-type="currency">
            <text:p>$23,200.00</text:p>
          </table:table-cell>
          <table:table-cell table:formula="of:=[.D8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4]&lt;[.$D$3];0;IF([.$A84]&gt;[.$E$3];[.$E$3]-[.$D$3];[.$A84]-[.$D$3]))" office:value-type="currency" office:currency="USD" office:value="71100" calcext:value-type="currency">
            <text:p>$71,100.00</text:p>
          </table:table-cell>
          <table:table-cell table:formula="of:=[.G84]*[.$G$3]" office:value-type="currency" office:currency="USD" office:value="8532" calcext:value-type="currency">
            <text:p>$8,532.00</text:p>
          </table:table-cell>
          <table:table-cell/>
          <table:table-cell table:formula="of:=IF([.$A84]&lt;[.$D$4];0;IF([.$A84]&gt;[.$E$4];[.$E$4]-[.$D$4];[.$A84]-[.$D$4]))" office:value-type="currency" office:currency="USD" office:value="80700" calcext:value-type="currency">
            <text:p>$80,700.00</text:p>
          </table:table-cell>
          <table:table-cell table:formula="of:=[.J84]*[.$G$4]" office:value-type="currency" office:currency="USD" office:value="17754" calcext:value-type="currency">
            <text:p>$17,754.00</text:p>
          </table:table-cell>
          <table:table-cell/>
          <table:table-cell table:formula="of:=IF([.$A84]&lt;[.$D$5];0;IF([.$A84]&gt;[.$E$5];[.$E$5]-[.$D$5];[.$A84]-[.$D$5]))" office:value-type="currency" office:currency="USD" office:value="0" calcext:value-type="currency">
            <text:p>$0.00</text:p>
          </table:table-cell>
          <table:table-cell table:formula="of:=[.M84]*[.$G$5]" office:value-type="currency" office:currency="USD" office:value="0" calcext:value-type="currency">
            <text:p>$0.00</text:p>
          </table:table-cell>
          <table:table-cell/>
          <table:table-cell table:formula="of:=IF([.$A84]&lt;[.$D$6];0;IF([.$A84]&gt;[.$E$6];[.$E$6]-[.$D$6];[.$A84]-[.$D$6]))" office:value-type="currency" office:currency="USD" office:value="0" calcext:value-type="currency">
            <text:p>$0.00</text:p>
          </table:table-cell>
          <table:table-cell table:formula="of:=[.P84]*[.$G$6]" office:value-type="currency" office:currency="USD" office:value="0" calcext:value-type="currency">
            <text:p>$0.00</text:p>
          </table:table-cell>
          <table:table-cell/>
          <table:table-cell table:formula="of:=IF([.$A84]&lt;[.$D$7];0;IF([.$A84]&gt;[.$E$7];[.$E$7]-[.$D$7];[.$A84]-[.$D$7]))" office:value-type="currency" office:currency="USD" office:value="0" calcext:value-type="currency">
            <text:p>$0.00</text:p>
          </table:table-cell>
          <table:table-cell table:formula="of:=[.S84]*[.$G$7]" office:value-type="currency" office:currency="USD" office:value="0" calcext:value-type="currency">
            <text:p>$0.00</text:p>
          </table:table-cell>
          <table:table-cell/>
          <table:table-cell table:formula="of:=IF([.$A84]&lt;[.$D$8];0;IF([.$A84]&gt;[.$E$8];[.$E$8]-[.$D$8];[.$A84]-[.$D$8]))" office:value-type="currency" office:currency="USD" office:value="0" calcext:value-type="currency">
            <text:p>$0.00</text:p>
          </table:table-cell>
          <table:table-cell table:formula="of:=[.V8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83]/50)*50" office:value-type="currency" office:currency="USD" office:value="175000" calcext:value-type="currency">
            <text:p>$175,000.00</text:p>
          </table:table-cell>
          <table:table-cell table:formula="of:=ROUND([.E85]+[.H85]+[.K85]+[.N85]+[.Q85]+[.T85]+[.W85];0)" office:value-type="currency" office:currency="USD" office:value="28606" calcext:value-type="currency">
            <text:p>$28,606.00</text:p>
          </table:table-cell>
          <table:table-cell/>
          <table:table-cell table:formula="of:=IF([.$A85]&gt;=[.$E$2];[.$E$2];[.$A85])" office:value-type="currency" office:currency="USD" office:value="23200" calcext:value-type="currency">
            <text:p>$23,200.00</text:p>
          </table:table-cell>
          <table:table-cell table:formula="of:=[.D8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5]&lt;[.$D$3];0;IF([.$A85]&gt;[.$E$3];[.$E$3]-[.$D$3];[.$A85]-[.$D$3]))" office:value-type="currency" office:currency="USD" office:value="71100" calcext:value-type="currency">
            <text:p>$71,100.00</text:p>
          </table:table-cell>
          <table:table-cell table:formula="of:=[.G85]*[.$G$3]" office:value-type="currency" office:currency="USD" office:value="8532" calcext:value-type="currency">
            <text:p>$8,532.00</text:p>
          </table:table-cell>
          <table:table-cell/>
          <table:table-cell table:formula="of:=IF([.$A85]&lt;[.$D$4];0;IF([.$A85]&gt;[.$E$4];[.$E$4]-[.$D$4];[.$A85]-[.$D$4]))" office:value-type="currency" office:currency="USD" office:value="80700" calcext:value-type="currency">
            <text:p>$80,700.00</text:p>
          </table:table-cell>
          <table:table-cell table:formula="of:=[.J85]*[.$G$4]" office:value-type="currency" office:currency="USD" office:value="17754" calcext:value-type="currency">
            <text:p>$17,754.00</text:p>
          </table:table-cell>
          <table:table-cell/>
          <table:table-cell table:formula="of:=IF([.$A85]&lt;[.$D$5];0;IF([.$A85]&gt;[.$E$5];[.$E$5]-[.$D$5];[.$A85]-[.$D$5]))" office:value-type="currency" office:currency="USD" office:value="0" calcext:value-type="currency">
            <text:p>$0.00</text:p>
          </table:table-cell>
          <table:table-cell table:formula="of:=[.M85]*[.$G$5]" office:value-type="currency" office:currency="USD" office:value="0" calcext:value-type="currency">
            <text:p>$0.00</text:p>
          </table:table-cell>
          <table:table-cell/>
          <table:table-cell table:formula="of:=IF([.$A85]&lt;[.$D$6];0;IF([.$A85]&gt;[.$E$6];[.$E$6]-[.$D$6];[.$A85]-[.$D$6]))" office:value-type="currency" office:currency="USD" office:value="0" calcext:value-type="currency">
            <text:p>$0.00</text:p>
          </table:table-cell>
          <table:table-cell table:formula="of:=[.P85]*[.$G$6]" office:value-type="currency" office:currency="USD" office:value="0" calcext:value-type="currency">
            <text:p>$0.00</text:p>
          </table:table-cell>
          <table:table-cell/>
          <table:table-cell table:formula="of:=IF([.$A85]&lt;[.$D$7];0;IF([.$A85]&gt;[.$E$7];[.$E$7]-[.$D$7];[.$A85]-[.$D$7]))" office:value-type="currency" office:currency="USD" office:value="0" calcext:value-type="currency">
            <text:p>$0.00</text:p>
          </table:table-cell>
          <table:table-cell table:formula="of:=[.S85]*[.$G$7]" office:value-type="currency" office:currency="USD" office:value="0" calcext:value-type="currency">
            <text:p>$0.00</text:p>
          </table:table-cell>
          <table:table-cell/>
          <table:table-cell table:formula="of:=IF([.$A85]&lt;[.$D$8];0;IF([.$A85]&gt;[.$E$8];[.$E$8]-[.$D$8];[.$A85]-[.$D$8]))" office:value-type="currency" office:currency="USD" office:value="0" calcext:value-type="currency">
            <text:p>$0.00</text:p>
          </table:table-cell>
          <table:table-cell table:formula="of:=[.V8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4:.B85]);0)" office:value-type="currency" office:currency="USD" office:value="28606" calcext:value-type="currency">
            <text:p>$28,606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number-columns-repeated="16383"/>
        </table:table-row>
        <table:table-row table:style-name="ro1">
          <table:table-cell table:formula="of:=FLOOR([.A88]/50)*50" office:value-type="currency" office:currency="USD" office:value="397850" calcext:value-type="currency">
            <text:p>$397,850.00</text:p>
          </table:table-cell>
          <table:table-cell table:formula="of:=ROUND([.E89]+[.H89]+[.K89]+[.N89]+[.Q89]+[.T89]+[.W89];0)" office:value-type="currency" office:currency="USD" office:value="82685" calcext:value-type="currency">
            <text:p>$82,685.00</text:p>
          </table:table-cell>
          <table:table-cell/>
          <table:table-cell table:formula="of:=IF([.$A89]&gt;=[.$E$2];[.$E$2];[.$A89])" office:value-type="currency" office:currency="USD" office:value="23200" calcext:value-type="currency">
            <text:p>$23,200.00</text:p>
          </table:table-cell>
          <table:table-cell table:formula="of:=[.D8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9]&lt;[.$D$3];0;IF([.$A89]&gt;[.$E$3];[.$E$3]-[.$D$3];[.$A89]-[.$D$3]))" office:value-type="currency" office:currency="USD" office:value="71100" calcext:value-type="currency">
            <text:p>$71,100.00</text:p>
          </table:table-cell>
          <table:table-cell table:formula="of:=[.G89]*[.$G$3]" office:value-type="currency" office:currency="USD" office:value="8532" calcext:value-type="currency">
            <text:p>$8,532.00</text:p>
          </table:table-cell>
          <table:table-cell/>
          <table:table-cell table:formula="of:=IF([.$A89]&lt;[.$D$4];0;IF([.$A89]&gt;[.$E$4];[.$E$4]-[.$D$4];[.$A89]-[.$D$4]))" office:value-type="currency" office:currency="USD" office:value="106750" calcext:value-type="currency">
            <text:p>$106,750.00</text:p>
          </table:table-cell>
          <table:table-cell table:formula="of:=[.J89]*[.$G$4]" office:value-type="currency" office:currency="USD" office:value="23485" calcext:value-type="currency">
            <text:p>$23,485.00</text:p>
          </table:table-cell>
          <table:table-cell/>
          <table:table-cell table:formula="of:=IF([.$A89]&lt;[.$D$5];0;IF([.$A89]&gt;[.$E$5];[.$E$5]-[.$D$5];[.$A89]-[.$D$5]))" office:value-type="currency" office:currency="USD" office:value="182850" calcext:value-type="currency">
            <text:p>$182,850.00</text:p>
          </table:table-cell>
          <table:table-cell table:formula="of:=[.M89]*[.$G$5]" office:value-type="currency" office:currency="USD" office:value="43884" calcext:value-type="currency">
            <text:p>$43,884.00</text:p>
          </table:table-cell>
          <table:table-cell/>
          <table:table-cell table:formula="of:=IF([.$A89]&lt;[.$D$6];0;IF([.$A89]&gt;[.$E$6];[.$E$6]-[.$D$6];[.$A89]-[.$D$6]))" office:value-type="currency" office:currency="USD" office:value="13950" calcext:value-type="currency">
            <text:p>$13,950.00</text:p>
          </table:table-cell>
          <table:table-cell table:formula="of:=[.P89]*[.$G$6]" office:value-type="currency" office:currency="USD" office:value="4464" calcext:value-type="currency">
            <text:p>$4,464.00</text:p>
          </table:table-cell>
          <table:table-cell/>
          <table:table-cell table:formula="of:=IF([.$A89]&lt;[.$D$7];0;IF([.$A89]&gt;[.$E$7];[.$E$7]-[.$D$7];[.$A89]-[.$D$7]))" office:value-type="currency" office:currency="USD" office:value="0" calcext:value-type="currency">
            <text:p>$0.00</text:p>
          </table:table-cell>
          <table:table-cell table:formula="of:=[.S89]*[.$G$7]" office:value-type="currency" office:currency="USD" office:value="0" calcext:value-type="currency">
            <text:p>$0.00</text:p>
          </table:table-cell>
          <table:table-cell/>
          <table:table-cell table:formula="of:=IF([.$A89]&lt;[.$D$8];0;IF([.$A89]&gt;[.$E$8];[.$E$8]-[.$D$8];[.$A89]-[.$D$8]))" office:value-type="currency" office:currency="USD" office:value="0" calcext:value-type="currency">
            <text:p>$0.00</text:p>
          </table:table-cell>
          <table:table-cell table:formula="of:=[.V8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88]/50)*50" office:value-type="currency" office:currency="USD" office:value="397900" calcext:value-type="currency">
            <text:p>$397,900.00</text:p>
          </table:table-cell>
          <table:table-cell table:formula="of:=ROUND([.E90]+[.H90]+[.K90]+[.N90]+[.Q90]+[.T90]+[.W90];0)" office:value-type="currency" office:currency="USD" office:value="82701" calcext:value-type="currency">
            <text:p>$82,701.00</text:p>
          </table:table-cell>
          <table:table-cell/>
          <table:table-cell table:formula="of:=IF([.$A90]&gt;=[.$E$2];[.$E$2];[.$A90])" office:value-type="currency" office:currency="USD" office:value="23200" calcext:value-type="currency">
            <text:p>$23,200.00</text:p>
          </table:table-cell>
          <table:table-cell table:formula="of:=[.D9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0]&lt;[.$D$3];0;IF([.$A90]&gt;[.$E$3];[.$E$3]-[.$D$3];[.$A90]-[.$D$3]))" office:value-type="currency" office:currency="USD" office:value="71100" calcext:value-type="currency">
            <text:p>$71,100.00</text:p>
          </table:table-cell>
          <table:table-cell table:formula="of:=[.G90]*[.$G$3]" office:value-type="currency" office:currency="USD" office:value="8532" calcext:value-type="currency">
            <text:p>$8,532.00</text:p>
          </table:table-cell>
          <table:table-cell/>
          <table:table-cell table:formula="of:=IF([.$A90]&lt;[.$D$4];0;IF([.$A90]&gt;[.$E$4];[.$E$4]-[.$D$4];[.$A90]-[.$D$4]))" office:value-type="currency" office:currency="USD" office:value="106750" calcext:value-type="currency">
            <text:p>$106,750.00</text:p>
          </table:table-cell>
          <table:table-cell table:formula="of:=[.J90]*[.$G$4]" office:value-type="currency" office:currency="USD" office:value="23485" calcext:value-type="currency">
            <text:p>$23,485.00</text:p>
          </table:table-cell>
          <table:table-cell/>
          <table:table-cell table:formula="of:=IF([.$A90]&lt;[.$D$5];0;IF([.$A90]&gt;[.$E$5];[.$E$5]-[.$D$5];[.$A90]-[.$D$5]))" office:value-type="currency" office:currency="USD" office:value="182850" calcext:value-type="currency">
            <text:p>$182,850.00</text:p>
          </table:table-cell>
          <table:table-cell table:formula="of:=[.M90]*[.$G$5]" office:value-type="currency" office:currency="USD" office:value="43884" calcext:value-type="currency">
            <text:p>$43,884.00</text:p>
          </table:table-cell>
          <table:table-cell/>
          <table:table-cell table:formula="of:=IF([.$A90]&lt;[.$D$6];0;IF([.$A90]&gt;[.$E$6];[.$E$6]-[.$D$6];[.$A90]-[.$D$6]))" office:value-type="currency" office:currency="USD" office:value="14000" calcext:value-type="currency">
            <text:p>$14,000.00</text:p>
          </table:table-cell>
          <table:table-cell table:formula="of:=[.P90]*[.$G$6]" office:value-type="currency" office:currency="USD" office:value="4480" calcext:value-type="currency">
            <text:p>$4,480.00</text:p>
          </table:table-cell>
          <table:table-cell/>
          <table:table-cell table:formula="of:=IF([.$A90]&lt;[.$D$7];0;IF([.$A90]&gt;[.$E$7];[.$E$7]-[.$D$7];[.$A90]-[.$D$7]))" office:value-type="currency" office:currency="USD" office:value="0" calcext:value-type="currency">
            <text:p>$0.00</text:p>
          </table:table-cell>
          <table:table-cell table:formula="of:=[.S90]*[.$G$7]" office:value-type="currency" office:currency="USD" office:value="0" calcext:value-type="currency">
            <text:p>$0.00</text:p>
          </table:table-cell>
          <table:table-cell/>
          <table:table-cell table:formula="of:=IF([.$A90]&lt;[.$D$8];0;IF([.$A90]&gt;[.$E$8];[.$E$8]-[.$D$8];[.$A90]-[.$D$8]))" office:value-type="currency" office:currency="USD" office:value="0" calcext:value-type="currency">
            <text:p>$0.00</text:p>
          </table:table-cell>
          <table:table-cell table:formula="of:=[.V9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9:.B90]);0)" office:value-type="currency" office:currency="USD" office:value="82693" calcext:value-type="currency">
            <text:p>$82,69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E93]+[.H93]+[.K93]+[.N93]+[.Q93]+[.T93]+[.W93];0)" office:value-type="currency" office:currency="USD" office:value="84333" calcext:value-type="currency">
            <text:p>$84,333.00</text:p>
          </table:table-cell>
          <table:table-cell/>
          <table:table-cell table:formula="of:=IF([.$A93]&gt;=[.$E$2];[.$E$2];[.$A93])" office:value-type="currency" office:currency="USD" office:value="23200" calcext:value-type="currency">
            <text:p>$23,200.00</text:p>
          </table:table-cell>
          <table:table-cell table:formula="of:=[.D9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3]&lt;[.$D$3];0;IF([.$A93]&gt;[.$E$3];[.$E$3]-[.$D$3];[.$A93]-[.$D$3]))" office:value-type="currency" office:currency="USD" office:value="71100" calcext:value-type="currency">
            <text:p>$71,100.00</text:p>
          </table:table-cell>
          <table:table-cell table:formula="of:=[.G93]*[.$G$3]" office:value-type="currency" office:currency="USD" office:value="8532" calcext:value-type="currency">
            <text:p>$8,532.00</text:p>
          </table:table-cell>
          <table:table-cell/>
          <table:table-cell table:formula="of:=IF([.$A93]&lt;[.$D$4];0;IF([.$A93]&gt;[.$E$4];[.$E$4]-[.$D$4];[.$A93]-[.$D$4]))" office:value-type="currency" office:currency="USD" office:value="106750" calcext:value-type="currency">
            <text:p>$106,750.00</text:p>
          </table:table-cell>
          <table:table-cell table:formula="of:=[.J93]*[.$G$4]" office:value-type="currency" office:currency="USD" office:value="23485" calcext:value-type="currency">
            <text:p>$23,485.00</text:p>
          </table:table-cell>
          <table:table-cell/>
          <table:table-cell table:formula="of:=IF([.$A93]&lt;[.$D$5];0;IF([.$A93]&gt;[.$E$5];[.$E$5]-[.$D$5];[.$A93]-[.$D$5]))" office:value-type="currency" office:currency="USD" office:value="182850" calcext:value-type="currency">
            <text:p>$182,850.00</text:p>
          </table:table-cell>
          <table:table-cell table:formula="of:=[.M93]*[.$G$5]" office:value-type="currency" office:currency="USD" office:value="43884" calcext:value-type="currency">
            <text:p>$43,884.00</text:p>
          </table:table-cell>
          <table:table-cell/>
          <table:table-cell table:formula="of:=IF([.$A93]&lt;[.$D$6];0;IF([.$A93]&gt;[.$E$6];[.$E$6]-[.$D$6];[.$A93]-[.$D$6]))" office:value-type="currency" office:currency="USD" office:value="19100" calcext:value-type="currency">
            <text:p>$19,100.00</text:p>
          </table:table-cell>
          <table:table-cell table:formula="of:=[.P93]*[.$G$6]" office:value-type="currency" office:currency="USD" office:value="6112" calcext:value-type="currency">
            <text:p>$6,112.00</text:p>
          </table:table-cell>
          <table:table-cell/>
          <table:table-cell table:formula="of:=IF([.$A93]&lt;[.$D$7];0;IF([.$A93]&gt;[.$E$7];[.$E$7]-[.$D$7];[.$A93]-[.$D$7]))" office:value-type="currency" office:currency="USD" office:value="0" calcext:value-type="currency">
            <text:p>$0.00</text:p>
          </table:table-cell>
          <table:table-cell table:formula="of:=[.S93]*[.$G$7]" office:value-type="currency" office:currency="USD" office:value="0" calcext:value-type="currency">
            <text:p>$0.00</text:p>
          </table:table-cell>
          <table:table-cell/>
          <table:table-cell table:formula="of:=IF([.$A93]&lt;[.$D$8];0;IF([.$A93]&gt;[.$E$8];[.$E$8]-[.$D$8];[.$A93]-[.$D$8]))" office:value-type="currency" office:currency="USD" office:value="0" calcext:value-type="currency">
            <text:p>$0.00</text:p>
          </table:table-cell>
          <table:table-cell table:formula="of:=[.V9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93]/50)*50" office:value-type="currency" office:currency="USD" office:value="403000" calcext:value-type="currency">
            <text:p>$403,000.00</text:p>
          </table:table-cell>
          <table:table-cell table:formula="of:=ROUND([.E94]+[.H94]+[.K94]+[.N94]+[.Q94]+[.T94]+[.W94];0)" office:value-type="currency" office:currency="USD" office:value="84333" calcext:value-type="currency">
            <text:p>$84,333.00</text:p>
          </table:table-cell>
          <table:table-cell/>
          <table:table-cell table:formula="of:=IF([.$A94]&gt;=[.$E$2];[.$E$2];[.$A94])" office:value-type="currency" office:currency="USD" office:value="23200" calcext:value-type="currency">
            <text:p>$23,200.00</text:p>
          </table:table-cell>
          <table:table-cell table:formula="of:=[.D9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4]&lt;[.$D$3];0;IF([.$A94]&gt;[.$E$3];[.$E$3]-[.$D$3];[.$A94]-[.$D$3]))" office:value-type="currency" office:currency="USD" office:value="71100" calcext:value-type="currency">
            <text:p>$71,100.00</text:p>
          </table:table-cell>
          <table:table-cell table:formula="of:=[.G94]*[.$G$3]" office:value-type="currency" office:currency="USD" office:value="8532" calcext:value-type="currency">
            <text:p>$8,532.00</text:p>
          </table:table-cell>
          <table:table-cell/>
          <table:table-cell table:formula="of:=IF([.$A94]&lt;[.$D$4];0;IF([.$A94]&gt;[.$E$4];[.$E$4]-[.$D$4];[.$A94]-[.$D$4]))" office:value-type="currency" office:currency="USD" office:value="106750" calcext:value-type="currency">
            <text:p>$106,750.00</text:p>
          </table:table-cell>
          <table:table-cell table:formula="of:=[.J94]*[.$G$4]" office:value-type="currency" office:currency="USD" office:value="23485" calcext:value-type="currency">
            <text:p>$23,485.00</text:p>
          </table:table-cell>
          <table:table-cell/>
          <table:table-cell table:formula="of:=IF([.$A94]&lt;[.$D$5];0;IF([.$A94]&gt;[.$E$5];[.$E$5]-[.$D$5];[.$A94]-[.$D$5]))" office:value-type="currency" office:currency="USD" office:value="182850" calcext:value-type="currency">
            <text:p>$182,850.00</text:p>
          </table:table-cell>
          <table:table-cell table:formula="of:=[.M94]*[.$G$5]" office:value-type="currency" office:currency="USD" office:value="43884" calcext:value-type="currency">
            <text:p>$43,884.00</text:p>
          </table:table-cell>
          <table:table-cell/>
          <table:table-cell table:formula="of:=IF([.$A94]&lt;[.$D$6];0;IF([.$A94]&gt;[.$E$6];[.$E$6]-[.$D$6];[.$A94]-[.$D$6]))" office:value-type="currency" office:currency="USD" office:value="19100" calcext:value-type="currency">
            <text:p>$19,100.00</text:p>
          </table:table-cell>
          <table:table-cell table:formula="of:=[.P94]*[.$G$6]" office:value-type="currency" office:currency="USD" office:value="6112" calcext:value-type="currency">
            <text:p>$6,112.00</text:p>
          </table:table-cell>
          <table:table-cell/>
          <table:table-cell table:formula="of:=IF([.$A94]&lt;[.$D$7];0;IF([.$A94]&gt;[.$E$7];[.$E$7]-[.$D$7];[.$A94]-[.$D$7]))" office:value-type="currency" office:currency="USD" office:value="0" calcext:value-type="currency">
            <text:p>$0.00</text:p>
          </table:table-cell>
          <table:table-cell table:formula="of:=[.S94]*[.$G$7]" office:value-type="currency" office:currency="USD" office:value="0" calcext:value-type="currency">
            <text:p>$0.00</text:p>
          </table:table-cell>
          <table:table-cell/>
          <table:table-cell table:formula="of:=IF([.$A94]&lt;[.$D$8];0;IF([.$A94]&gt;[.$E$8];[.$E$8]-[.$D$8];[.$A94]-[.$D$8]))" office:value-type="currency" office:currency="USD" office:value="0" calcext:value-type="currency">
            <text:p>$0.00</text:p>
          </table:table-cell>
          <table:table-cell table:formula="of:=[.V9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93]/50)*50" office:value-type="currency" office:currency="USD" office:value="403000" calcext:value-type="currency">
            <text:p>$403,000.00</text:p>
          </table:table-cell>
          <table:table-cell table:formula="of:=ROUND([.E95]+[.H95]+[.K95]+[.N95]+[.Q95]+[.T95]+[.W95];0)" office:value-type="currency" office:currency="USD" office:value="84333" calcext:value-type="currency">
            <text:p>$84,333.00</text:p>
          </table:table-cell>
          <table:table-cell/>
          <table:table-cell table:formula="of:=IF([.$A95]&gt;=[.$E$2];[.$E$2];[.$A95])" office:value-type="currency" office:currency="USD" office:value="23200" calcext:value-type="currency">
            <text:p>$23,200.00</text:p>
          </table:table-cell>
          <table:table-cell table:formula="of:=[.D9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5]&lt;[.$D$3];0;IF([.$A95]&gt;[.$E$3];[.$E$3]-[.$D$3];[.$A95]-[.$D$3]))" office:value-type="currency" office:currency="USD" office:value="71100" calcext:value-type="currency">
            <text:p>$71,100.00</text:p>
          </table:table-cell>
          <table:table-cell table:formula="of:=[.G95]*[.$G$3]" office:value-type="currency" office:currency="USD" office:value="8532" calcext:value-type="currency">
            <text:p>$8,532.00</text:p>
          </table:table-cell>
          <table:table-cell/>
          <table:table-cell table:formula="of:=IF([.$A95]&lt;[.$D$4];0;IF([.$A95]&gt;[.$E$4];[.$E$4]-[.$D$4];[.$A95]-[.$D$4]))" office:value-type="currency" office:currency="USD" office:value="106750" calcext:value-type="currency">
            <text:p>$106,750.00</text:p>
          </table:table-cell>
          <table:table-cell table:formula="of:=[.J95]*[.$G$4]" office:value-type="currency" office:currency="USD" office:value="23485" calcext:value-type="currency">
            <text:p>$23,485.00</text:p>
          </table:table-cell>
          <table:table-cell/>
          <table:table-cell table:formula="of:=IF([.$A95]&lt;[.$D$5];0;IF([.$A95]&gt;[.$E$5];[.$E$5]-[.$D$5];[.$A95]-[.$D$5]))" office:value-type="currency" office:currency="USD" office:value="182850" calcext:value-type="currency">
            <text:p>$182,850.00</text:p>
          </table:table-cell>
          <table:table-cell table:formula="of:=[.M95]*[.$G$5]" office:value-type="currency" office:currency="USD" office:value="43884" calcext:value-type="currency">
            <text:p>$43,884.00</text:p>
          </table:table-cell>
          <table:table-cell/>
          <table:table-cell table:formula="of:=IF([.$A95]&lt;[.$D$6];0;IF([.$A95]&gt;[.$E$6];[.$E$6]-[.$D$6];[.$A95]-[.$D$6]))" office:value-type="currency" office:currency="USD" office:value="19100" calcext:value-type="currency">
            <text:p>$19,100.00</text:p>
          </table:table-cell>
          <table:table-cell table:formula="of:=[.P95]*[.$G$6]" office:value-type="currency" office:currency="USD" office:value="6112" calcext:value-type="currency">
            <text:p>$6,112.00</text:p>
          </table:table-cell>
          <table:table-cell/>
          <table:table-cell table:formula="of:=IF([.$A95]&lt;[.$D$7];0;IF([.$A95]&gt;[.$E$7];[.$E$7]-[.$D$7];[.$A95]-[.$D$7]))" office:value-type="currency" office:currency="USD" office:value="0" calcext:value-type="currency">
            <text:p>$0.00</text:p>
          </table:table-cell>
          <table:table-cell table:formula="of:=[.S95]*[.$G$7]" office:value-type="currency" office:currency="USD" office:value="0" calcext:value-type="currency">
            <text:p>$0.00</text:p>
          </table:table-cell>
          <table:table-cell/>
          <table:table-cell table:formula="of:=IF([.$A95]&lt;[.$D$8];0;IF([.$A95]&gt;[.$E$8];[.$E$8]-[.$D$8];[.$A95]-[.$D$8]))" office:value-type="currency" office:currency="USD" office:value="0" calcext:value-type="currency">
            <text:p>$0.00</text:p>
          </table:table-cell>
          <table:table-cell table:formula="of:=[.V9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4:.B95]);0)" office:value-type="currency" office:currency="USD" office:value="84333" calcext:value-type="currency">
            <text:p>$84,33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number-columns-repeated="16383"/>
        </table:table-row>
        <table:table-row table:style-name="ro1">
          <table:table-cell table:formula="of:=FLOOR([.A98]/50)*50" office:value-type="currency" office:currency="USD" office:value="34850" calcext:value-type="currency">
            <text:p>$34,850.00</text:p>
          </table:table-cell>
          <table:table-cell table:formula="of:=ROUND([.E99]+[.H99]+[.K99]+[.N99]+[.Q99]+[.T99]+[.W99];0)" office:value-type="currency" office:currency="USD" office:value="3718" calcext:value-type="currency">
            <text:p>$3,718.00</text:p>
          </table:table-cell>
          <table:table-cell/>
          <table:table-cell table:formula="of:=IF([.$A99]&gt;=[.$E$2];[.$E$2];[.$A99])" office:value-type="currency" office:currency="USD" office:value="23200" calcext:value-type="currency">
            <text:p>$23,200.00</text:p>
          </table:table-cell>
          <table:table-cell table:formula="of:=[.D9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9]&lt;[.$D$3];0;IF([.$A99]&gt;[.$E$3];[.$E$3]-[.$D$3];[.$A99]-[.$D$3]))" office:value-type="currency" office:currency="USD" office:value="11650" calcext:value-type="currency">
            <text:p>$11,650.00</text:p>
          </table:table-cell>
          <table:table-cell table:formula="of:=[.G99]*[.$G$3]" office:value-type="currency" office:currency="USD" office:value="1398" calcext:value-type="currency">
            <text:p>$1,398.00</text:p>
          </table:table-cell>
          <table:table-cell/>
          <table:table-cell table:formula="of:=IF([.$A99]&lt;[.$D$4];0;IF([.$A99]&gt;[.$E$4];[.$E$4]-[.$D$4];[.$A99]-[.$D$4]))" office:value-type="currency" office:currency="USD" office:value="0" calcext:value-type="currency">
            <text:p>$0.00</text:p>
          </table:table-cell>
          <table:table-cell table:formula="of:=[.J99]*[.$G$4]" office:value-type="currency" office:currency="USD" office:value="0" calcext:value-type="currency">
            <text:p>$0.00</text:p>
          </table:table-cell>
          <table:table-cell/>
          <table:table-cell table:formula="of:=IF([.$A99]&lt;[.$D$5];0;IF([.$A99]&gt;[.$E$5];[.$E$5]-[.$D$5];[.$A99]-[.$D$5]))" office:value-type="currency" office:currency="USD" office:value="0" calcext:value-type="currency">
            <text:p>$0.00</text:p>
          </table:table-cell>
          <table:table-cell table:formula="of:=[.M99]*[.$G$5]" office:value-type="currency" office:currency="USD" office:value="0" calcext:value-type="currency">
            <text:p>$0.00</text:p>
          </table:table-cell>
          <table:table-cell/>
          <table:table-cell table:formula="of:=IF([.$A99]&lt;[.$D$6];0;IF([.$A99]&gt;[.$E$6];[.$E$6]-[.$D$6];[.$A99]-[.$D$6]))" office:value-type="currency" office:currency="USD" office:value="0" calcext:value-type="currency">
            <text:p>$0.00</text:p>
          </table:table-cell>
          <table:table-cell table:formula="of:=[.P99]*[.$G$6]" office:value-type="currency" office:currency="USD" office:value="0" calcext:value-type="currency">
            <text:p>$0.00</text:p>
          </table:table-cell>
          <table:table-cell/>
          <table:table-cell table:formula="of:=IF([.$A99]&lt;[.$D$7];0;IF([.$A99]&gt;[.$E$7];[.$E$7]-[.$D$7];[.$A99]-[.$D$7]))" office:value-type="currency" office:currency="USD" office:value="0" calcext:value-type="currency">
            <text:p>$0.00</text:p>
          </table:table-cell>
          <table:table-cell table:formula="of:=[.S99]*[.$G$7]" office:value-type="currency" office:currency="USD" office:value="0" calcext:value-type="currency">
            <text:p>$0.00</text:p>
          </table:table-cell>
          <table:table-cell/>
          <table:table-cell table:formula="of:=IF([.$A99]&lt;[.$D$8];0;IF([.$A99]&gt;[.$E$8];[.$E$8]-[.$D$8];[.$A99]-[.$D$8]))" office:value-type="currency" office:currency="USD" office:value="0" calcext:value-type="currency">
            <text:p>$0.00</text:p>
          </table:table-cell>
          <table:table-cell table:formula="of:=[.V9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98]/50)*50" office:value-type="currency" office:currency="USD" office:value="34900" calcext:value-type="currency">
            <text:p>$34,900.00</text:p>
          </table:table-cell>
          <table:table-cell table:formula="of:=ROUND([.E100]+[.H100]+[.K100]+[.N100]+[.Q100]+[.T100]+[.W100];0)" office:value-type="currency" office:currency="USD" office:value="3724" calcext:value-type="currency">
            <text:p>$3,724.00</text:p>
          </table:table-cell>
          <table:table-cell/>
          <table:table-cell table:formula="of:=IF([.$A100]&gt;=[.$E$2];[.$E$2];[.$A100])" office:value-type="currency" office:currency="USD" office:value="23200" calcext:value-type="currency">
            <text:p>$23,200.00</text:p>
          </table:table-cell>
          <table:table-cell table:formula="of:=[.D10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0]&lt;[.$D$3];0;IF([.$A100]&gt;[.$E$3];[.$E$3]-[.$D$3];[.$A100]-[.$D$3]))" office:value-type="currency" office:currency="USD" office:value="11700" calcext:value-type="currency">
            <text:p>$11,700.00</text:p>
          </table:table-cell>
          <table:table-cell table:formula="of:=[.G100]*[.$G$3]" office:value-type="currency" office:currency="USD" office:value="1404" calcext:value-type="currency">
            <text:p>$1,404.00</text:p>
          </table:table-cell>
          <table:table-cell/>
          <table:table-cell table:formula="of:=IF([.$A100]&lt;[.$D$4];0;IF([.$A100]&gt;[.$E$4];[.$E$4]-[.$D$4];[.$A100]-[.$D$4]))" office:value-type="currency" office:currency="USD" office:value="0" calcext:value-type="currency">
            <text:p>$0.00</text:p>
          </table:table-cell>
          <table:table-cell table:formula="of:=[.J100]*[.$G$4]" office:value-type="currency" office:currency="USD" office:value="0" calcext:value-type="currency">
            <text:p>$0.00</text:p>
          </table:table-cell>
          <table:table-cell/>
          <table:table-cell table:formula="of:=IF([.$A100]&lt;[.$D$5];0;IF([.$A100]&gt;[.$E$5];[.$E$5]-[.$D$5];[.$A100]-[.$D$5]))" office:value-type="currency" office:currency="USD" office:value="0" calcext:value-type="currency">
            <text:p>$0.00</text:p>
          </table:table-cell>
          <table:table-cell table:formula="of:=[.M100]*[.$G$5]" office:value-type="currency" office:currency="USD" office:value="0" calcext:value-type="currency">
            <text:p>$0.00</text:p>
          </table:table-cell>
          <table:table-cell/>
          <table:table-cell table:formula="of:=IF([.$A100]&lt;[.$D$6];0;IF([.$A100]&gt;[.$E$6];[.$E$6]-[.$D$6];[.$A100]-[.$D$6]))" office:value-type="currency" office:currency="USD" office:value="0" calcext:value-type="currency">
            <text:p>$0.00</text:p>
          </table:table-cell>
          <table:table-cell table:formula="of:=[.P100]*[.$G$6]" office:value-type="currency" office:currency="USD" office:value="0" calcext:value-type="currency">
            <text:p>$0.00</text:p>
          </table:table-cell>
          <table:table-cell/>
          <table:table-cell table:formula="of:=IF([.$A100]&lt;[.$D$7];0;IF([.$A100]&gt;[.$E$7];[.$E$7]-[.$D$7];[.$A100]-[.$D$7]))" office:value-type="currency" office:currency="USD" office:value="0" calcext:value-type="currency">
            <text:p>$0.00</text:p>
          </table:table-cell>
          <table:table-cell table:formula="of:=[.S100]*[.$G$7]" office:value-type="currency" office:currency="USD" office:value="0" calcext:value-type="currency">
            <text:p>$0.00</text:p>
          </table:table-cell>
          <table:table-cell/>
          <table:table-cell table:formula="of:=IF([.$A100]&lt;[.$D$8];0;IF([.$A100]&gt;[.$E$8];[.$E$8]-[.$D$8];[.$A100]-[.$D$8]))" office:value-type="currency" office:currency="USD" office:value="0" calcext:value-type="currency">
            <text:p>$0.00</text:p>
          </table:table-cell>
          <table:table-cell table:formula="of:=[.V10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9:.B100]);0)" office:value-type="currency" office:currency="USD" office:value="3721" calcext:value-type="currency">
            <text:p>$3,7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E103]+[.H103]+[.K103]+[.N103]+[.Q103]+[.T103]+[.W103];0)" office:value-type="currency" office:currency="USD" office:value="3736" calcext:value-type="currency">
            <text:p>$3,736.00</text:p>
          </table:table-cell>
          <table:table-cell/>
          <table:table-cell table:formula="of:=IF([.$A103]&gt;=[.$E$2];[.$E$2];[.$A103])" office:value-type="currency" office:currency="USD" office:value="23200" calcext:value-type="currency">
            <text:p>$23,200.00</text:p>
          </table:table-cell>
          <table:table-cell table:formula="of:=[.D10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3]&lt;[.$D$3];0;IF([.$A103]&gt;[.$E$3];[.$E$3]-[.$D$3];[.$A103]-[.$D$3]))" office:value-type="currency" office:currency="USD" office:value="11800" calcext:value-type="currency">
            <text:p>$11,800.00</text:p>
          </table:table-cell>
          <table:table-cell table:formula="of:=[.G103]*[.$G$3]" office:value-type="currency" office:currency="USD" office:value="1416" calcext:value-type="currency">
            <text:p>$1,416.00</text:p>
          </table:table-cell>
          <table:table-cell/>
          <table:table-cell table:formula="of:=IF([.$A103]&lt;[.$D$4];0;IF([.$A103]&gt;[.$E$4];[.$E$4]-[.$D$4];[.$A103]-[.$D$4]))" office:value-type="currency" office:currency="USD" office:value="0" calcext:value-type="currency">
            <text:p>$0.00</text:p>
          </table:table-cell>
          <table:table-cell table:formula="of:=[.J103]*[.$G$4]" office:value-type="currency" office:currency="USD" office:value="0" calcext:value-type="currency">
            <text:p>$0.00</text:p>
          </table:table-cell>
          <table:table-cell/>
          <table:table-cell table:formula="of:=IF([.$A103]&lt;[.$D$5];0;IF([.$A103]&gt;[.$E$5];[.$E$5]-[.$D$5];[.$A103]-[.$D$5]))" office:value-type="currency" office:currency="USD" office:value="0" calcext:value-type="currency">
            <text:p>$0.00</text:p>
          </table:table-cell>
          <table:table-cell table:formula="of:=[.M103]*[.$G$5]" office:value-type="currency" office:currency="USD" office:value="0" calcext:value-type="currency">
            <text:p>$0.00</text:p>
          </table:table-cell>
          <table:table-cell/>
          <table:table-cell table:formula="of:=IF([.$A103]&lt;[.$D$6];0;IF([.$A103]&gt;[.$E$6];[.$E$6]-[.$D$6];[.$A103]-[.$D$6]))" office:value-type="currency" office:currency="USD" office:value="0" calcext:value-type="currency">
            <text:p>$0.00</text:p>
          </table:table-cell>
          <table:table-cell table:formula="of:=[.P103]*[.$G$6]" office:value-type="currency" office:currency="USD" office:value="0" calcext:value-type="currency">
            <text:p>$0.00</text:p>
          </table:table-cell>
          <table:table-cell/>
          <table:table-cell table:formula="of:=IF([.$A103]&lt;[.$D$7];0;IF([.$A103]&gt;[.$E$7];[.$E$7]-[.$D$7];[.$A103]-[.$D$7]))" office:value-type="currency" office:currency="USD" office:value="0" calcext:value-type="currency">
            <text:p>$0.00</text:p>
          </table:table-cell>
          <table:table-cell table:formula="of:=[.S103]*[.$G$7]" office:value-type="currency" office:currency="USD" office:value="0" calcext:value-type="currency">
            <text:p>$0.00</text:p>
          </table:table-cell>
          <table:table-cell/>
          <table:table-cell table:formula="of:=IF([.$A103]&lt;[.$D$8];0;IF([.$A103]&gt;[.$E$8];[.$E$8]-[.$D$8];[.$A103]-[.$D$8]))" office:value-type="currency" office:currency="USD" office:value="0" calcext:value-type="currency">
            <text:p>$0.00</text:p>
          </table:table-cell>
          <table:table-cell table:formula="of:=[.V10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03]/50)*50" office:value-type="currency" office:currency="USD" office:value="35000" calcext:value-type="currency">
            <text:p>$35,000.00</text:p>
          </table:table-cell>
          <table:table-cell table:formula="of:=ROUND([.E104]+[.H104]+[.K104]+[.N104]+[.Q104]+[.T104]+[.W104];0)" office:value-type="currency" office:currency="USD" office:value="3736" calcext:value-type="currency">
            <text:p>$3,736.00</text:p>
          </table:table-cell>
          <table:table-cell/>
          <table:table-cell table:formula="of:=IF([.$A104]&gt;=[.$E$2];[.$E$2];[.$A104])" office:value-type="currency" office:currency="USD" office:value="23200" calcext:value-type="currency">
            <text:p>$23,200.00</text:p>
          </table:table-cell>
          <table:table-cell table:formula="of:=[.D10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4]&lt;[.$D$3];0;IF([.$A104]&gt;[.$E$3];[.$E$3]-[.$D$3];[.$A104]-[.$D$3]))" office:value-type="currency" office:currency="USD" office:value="11800" calcext:value-type="currency">
            <text:p>$11,800.00</text:p>
          </table:table-cell>
          <table:table-cell table:formula="of:=[.G104]*[.$G$3]" office:value-type="currency" office:currency="USD" office:value="1416" calcext:value-type="currency">
            <text:p>$1,416.00</text:p>
          </table:table-cell>
          <table:table-cell/>
          <table:table-cell table:formula="of:=IF([.$A104]&lt;[.$D$4];0;IF([.$A104]&gt;[.$E$4];[.$E$4]-[.$D$4];[.$A104]-[.$D$4]))" office:value-type="currency" office:currency="USD" office:value="0" calcext:value-type="currency">
            <text:p>$0.00</text:p>
          </table:table-cell>
          <table:table-cell table:formula="of:=[.J104]*[.$G$4]" office:value-type="currency" office:currency="USD" office:value="0" calcext:value-type="currency">
            <text:p>$0.00</text:p>
          </table:table-cell>
          <table:table-cell/>
          <table:table-cell table:formula="of:=IF([.$A104]&lt;[.$D$5];0;IF([.$A104]&gt;[.$E$5];[.$E$5]-[.$D$5];[.$A104]-[.$D$5]))" office:value-type="currency" office:currency="USD" office:value="0" calcext:value-type="currency">
            <text:p>$0.00</text:p>
          </table:table-cell>
          <table:table-cell table:formula="of:=[.M104]*[.$G$5]" office:value-type="currency" office:currency="USD" office:value="0" calcext:value-type="currency">
            <text:p>$0.00</text:p>
          </table:table-cell>
          <table:table-cell/>
          <table:table-cell table:formula="of:=IF([.$A104]&lt;[.$D$6];0;IF([.$A104]&gt;[.$E$6];[.$E$6]-[.$D$6];[.$A104]-[.$D$6]))" office:value-type="currency" office:currency="USD" office:value="0" calcext:value-type="currency">
            <text:p>$0.00</text:p>
          </table:table-cell>
          <table:table-cell table:formula="of:=[.P104]*[.$G$6]" office:value-type="currency" office:currency="USD" office:value="0" calcext:value-type="currency">
            <text:p>$0.00</text:p>
          </table:table-cell>
          <table:table-cell/>
          <table:table-cell table:formula="of:=IF([.$A104]&lt;[.$D$7];0;IF([.$A104]&gt;[.$E$7];[.$E$7]-[.$D$7];[.$A104]-[.$D$7]))" office:value-type="currency" office:currency="USD" office:value="0" calcext:value-type="currency">
            <text:p>$0.00</text:p>
          </table:table-cell>
          <table:table-cell table:formula="of:=[.S104]*[.$G$7]" office:value-type="currency" office:currency="USD" office:value="0" calcext:value-type="currency">
            <text:p>$0.00</text:p>
          </table:table-cell>
          <table:table-cell/>
          <table:table-cell table:formula="of:=IF([.$A104]&lt;[.$D$8];0;IF([.$A104]&gt;[.$E$8];[.$E$8]-[.$D$8];[.$A104]-[.$D$8]))" office:value-type="currency" office:currency="USD" office:value="0" calcext:value-type="currency">
            <text:p>$0.00</text:p>
          </table:table-cell>
          <table:table-cell table:formula="of:=[.V10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103]/50)*50" office:value-type="currency" office:currency="USD" office:value="35000" calcext:value-type="currency">
            <text:p>$35,000.00</text:p>
          </table:table-cell>
          <table:table-cell table:formula="of:=ROUND([.E105]+[.H105]+[.K105]+[.N105]+[.Q105]+[.T105]+[.W105];0)" office:value-type="currency" office:currency="USD" office:value="3736" calcext:value-type="currency">
            <text:p>$3,736.00</text:p>
          </table:table-cell>
          <table:table-cell/>
          <table:table-cell table:formula="of:=IF([.$A105]&gt;=[.$E$2];[.$E$2];[.$A105])" office:value-type="currency" office:currency="USD" office:value="23200" calcext:value-type="currency">
            <text:p>$23,200.00</text:p>
          </table:table-cell>
          <table:table-cell table:formula="of:=[.D10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5]&lt;[.$D$3];0;IF([.$A105]&gt;[.$E$3];[.$E$3]-[.$D$3];[.$A105]-[.$D$3]))" office:value-type="currency" office:currency="USD" office:value="11800" calcext:value-type="currency">
            <text:p>$11,800.00</text:p>
          </table:table-cell>
          <table:table-cell table:formula="of:=[.G105]*[.$G$3]" office:value-type="currency" office:currency="USD" office:value="1416" calcext:value-type="currency">
            <text:p>$1,416.00</text:p>
          </table:table-cell>
          <table:table-cell/>
          <table:table-cell table:formula="of:=IF([.$A105]&lt;[.$D$4];0;IF([.$A105]&gt;[.$E$4];[.$E$4]-[.$D$4];[.$A105]-[.$D$4]))" office:value-type="currency" office:currency="USD" office:value="0" calcext:value-type="currency">
            <text:p>$0.00</text:p>
          </table:table-cell>
          <table:table-cell table:formula="of:=[.J105]*[.$G$4]" office:value-type="currency" office:currency="USD" office:value="0" calcext:value-type="currency">
            <text:p>$0.00</text:p>
          </table:table-cell>
          <table:table-cell/>
          <table:table-cell table:formula="of:=IF([.$A105]&lt;[.$D$5];0;IF([.$A105]&gt;[.$E$5];[.$E$5]-[.$D$5];[.$A105]-[.$D$5]))" office:value-type="currency" office:currency="USD" office:value="0" calcext:value-type="currency">
            <text:p>$0.00</text:p>
          </table:table-cell>
          <table:table-cell table:formula="of:=[.M105]*[.$G$5]" office:value-type="currency" office:currency="USD" office:value="0" calcext:value-type="currency">
            <text:p>$0.00</text:p>
          </table:table-cell>
          <table:table-cell/>
          <table:table-cell table:formula="of:=IF([.$A105]&lt;[.$D$6];0;IF([.$A105]&gt;[.$E$6];[.$E$6]-[.$D$6];[.$A105]-[.$D$6]))" office:value-type="currency" office:currency="USD" office:value="0" calcext:value-type="currency">
            <text:p>$0.00</text:p>
          </table:table-cell>
          <table:table-cell table:formula="of:=[.P105]*[.$G$6]" office:value-type="currency" office:currency="USD" office:value="0" calcext:value-type="currency">
            <text:p>$0.00</text:p>
          </table:table-cell>
          <table:table-cell/>
          <table:table-cell table:formula="of:=IF([.$A105]&lt;[.$D$7];0;IF([.$A105]&gt;[.$E$7];[.$E$7]-[.$D$7];[.$A105]-[.$D$7]))" office:value-type="currency" office:currency="USD" office:value="0" calcext:value-type="currency">
            <text:p>$0.00</text:p>
          </table:table-cell>
          <table:table-cell table:formula="of:=[.S105]*[.$G$7]" office:value-type="currency" office:currency="USD" office:value="0" calcext:value-type="currency">
            <text:p>$0.00</text:p>
          </table:table-cell>
          <table:table-cell/>
          <table:table-cell table:formula="of:=IF([.$A105]&lt;[.$D$8];0;IF([.$A105]&gt;[.$E$8];[.$E$8]-[.$D$8];[.$A105]-[.$D$8]))" office:value-type="currency" office:currency="USD" office:value="0" calcext:value-type="currency">
            <text:p>$0.00</text:p>
          </table:table-cell>
          <table:table-cell table:formula="of:=[.V10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4:.B105]);0)" office:value-type="currency" office:currency="USD" office:value="3736" calcext:value-type="currency">
            <text:p>$3,736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number-columns-repeated="16383"/>
        </table:table-row>
        <table:table-row table:style-name="ro1">
          <table:table-cell table:formula="of:=FLOOR([.A108]/50)*50" office:value-type="currency" office:currency="USD" office:value="308550" calcext:value-type="currency">
            <text:p>$308,550.00</text:p>
          </table:table-cell>
          <table:table-cell table:formula="of:=ROUND([.E109]+[.H109]+[.K109]+[.N109]+[.Q109]+[.T109]+[.W109];0)" office:value-type="currency" office:currency="USD" office:value="60137" calcext:value-type="currency">
            <text:p>$60,137.00</text:p>
          </table:table-cell>
          <table:table-cell/>
          <table:table-cell table:formula="of:=IF([.$A109]&gt;=[.$E$2];[.$E$2];[.$A109])" office:value-type="currency" office:currency="USD" office:value="23200" calcext:value-type="currency">
            <text:p>$23,200.00</text:p>
          </table:table-cell>
          <table:table-cell table:formula="of:=[.D10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9]&lt;[.$D$3];0;IF([.$A109]&gt;[.$E$3];[.$E$3]-[.$D$3];[.$A109]-[.$D$3]))" office:value-type="currency" office:currency="USD" office:value="71100" calcext:value-type="currency">
            <text:p>$71,100.00</text:p>
          </table:table-cell>
          <table:table-cell table:formula="of:=[.G109]*[.$G$3]" office:value-type="currency" office:currency="USD" office:value="8532" calcext:value-type="currency">
            <text:p>$8,532.00</text:p>
          </table:table-cell>
          <table:table-cell/>
          <table:table-cell table:formula="of:=IF([.$A109]&lt;[.$D$4];0;IF([.$A109]&gt;[.$E$4];[.$E$4]-[.$D$4];[.$A109]-[.$D$4]))" office:value-type="currency" office:currency="USD" office:value="106750" calcext:value-type="currency">
            <text:p>$106,750.00</text:p>
          </table:table-cell>
          <table:table-cell table:formula="of:=[.J109]*[.$G$4]" office:value-type="currency" office:currency="USD" office:value="23485" calcext:value-type="currency">
            <text:p>$23,485.00</text:p>
          </table:table-cell>
          <table:table-cell/>
          <table:table-cell table:formula="of:=IF([.$A109]&lt;[.$D$5];0;IF([.$A109]&gt;[.$E$5];[.$E$5]-[.$D$5];[.$A109]-[.$D$5]))" office:value-type="currency" office:currency="USD" office:value="107500" calcext:value-type="currency">
            <text:p>$107,500.00</text:p>
          </table:table-cell>
          <table:table-cell table:formula="of:=[.M109]*[.$G$5]" office:value-type="currency" office:currency="USD" office:value="25800" calcext:value-type="currency">
            <text:p>$25,800.00</text:p>
          </table:table-cell>
          <table:table-cell/>
          <table:table-cell table:formula="of:=IF([.$A109]&lt;[.$D$6];0;IF([.$A109]&gt;[.$E$6];[.$E$6]-[.$D$6];[.$A109]-[.$D$6]))" office:value-type="currency" office:currency="USD" office:value="0" calcext:value-type="currency">
            <text:p>$0.00</text:p>
          </table:table-cell>
          <table:table-cell table:formula="of:=[.P109]*[.$G$6]" office:value-type="currency" office:currency="USD" office:value="0" calcext:value-type="currency">
            <text:p>$0.00</text:p>
          </table:table-cell>
          <table:table-cell/>
          <table:table-cell table:formula="of:=IF([.$A109]&lt;[.$D$7];0;IF([.$A109]&gt;[.$E$7];[.$E$7]-[.$D$7];[.$A109]-[.$D$7]))" office:value-type="currency" office:currency="USD" office:value="0" calcext:value-type="currency">
            <text:p>$0.00</text:p>
          </table:table-cell>
          <table:table-cell table:formula="of:=[.S109]*[.$G$7]" office:value-type="currency" office:currency="USD" office:value="0" calcext:value-type="currency">
            <text:p>$0.00</text:p>
          </table:table-cell>
          <table:table-cell/>
          <table:table-cell table:formula="of:=IF([.$A109]&lt;[.$D$8];0;IF([.$A109]&gt;[.$E$8];[.$E$8]-[.$D$8];[.$A109]-[.$D$8]))" office:value-type="currency" office:currency="USD" office:value="0" calcext:value-type="currency">
            <text:p>$0.00</text:p>
          </table:table-cell>
          <table:table-cell table:formula="of:=[.V1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108]/50)*50" office:value-type="currency" office:currency="USD" office:value="308600" calcext:value-type="currency">
            <text:p>$308,600.00</text:p>
          </table:table-cell>
          <table:table-cell table:formula="of:=ROUND([.E110]+[.H110]+[.K110]+[.N110]+[.Q110]+[.T110]+[.W110];0)" office:value-type="currency" office:currency="USD" office:value="60149" calcext:value-type="currency">
            <text:p>$60,149.00</text:p>
          </table:table-cell>
          <table:table-cell/>
          <table:table-cell table:formula="of:=IF([.$A110]&gt;=[.$E$2];[.$E$2];[.$A110])" office:value-type="currency" office:currency="USD" office:value="23200" calcext:value-type="currency">
            <text:p>$23,200.00</text:p>
          </table:table-cell>
          <table:table-cell table:formula="of:=[.D11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0]&lt;[.$D$3];0;IF([.$A110]&gt;[.$E$3];[.$E$3]-[.$D$3];[.$A110]-[.$D$3]))" office:value-type="currency" office:currency="USD" office:value="71100" calcext:value-type="currency">
            <text:p>$71,100.00</text:p>
          </table:table-cell>
          <table:table-cell table:formula="of:=[.G110]*[.$G$3]" office:value-type="currency" office:currency="USD" office:value="8532" calcext:value-type="currency">
            <text:p>$8,532.00</text:p>
          </table:table-cell>
          <table:table-cell/>
          <table:table-cell table:formula="of:=IF([.$A110]&lt;[.$D$4];0;IF([.$A110]&gt;[.$E$4];[.$E$4]-[.$D$4];[.$A110]-[.$D$4]))" office:value-type="currency" office:currency="USD" office:value="106750" calcext:value-type="currency">
            <text:p>$106,750.00</text:p>
          </table:table-cell>
          <table:table-cell table:formula="of:=[.J110]*[.$G$4]" office:value-type="currency" office:currency="USD" office:value="23485" calcext:value-type="currency">
            <text:p>$23,485.00</text:p>
          </table:table-cell>
          <table:table-cell/>
          <table:table-cell table:formula="of:=IF([.$A110]&lt;[.$D$5];0;IF([.$A110]&gt;[.$E$5];[.$E$5]-[.$D$5];[.$A110]-[.$D$5]))" office:value-type="currency" office:currency="USD" office:value="107550" calcext:value-type="currency">
            <text:p>$107,550.00</text:p>
          </table:table-cell>
          <table:table-cell table:formula="of:=[.M110]*[.$G$5]" office:value-type="currency" office:currency="USD" office:value="25812" calcext:value-type="currency">
            <text:p>$25,812.00</text:p>
          </table:table-cell>
          <table:table-cell/>
          <table:table-cell table:formula="of:=IF([.$A110]&lt;[.$D$6];0;IF([.$A110]&gt;[.$E$6];[.$E$6]-[.$D$6];[.$A110]-[.$D$6]))" office:value-type="currency" office:currency="USD" office:value="0" calcext:value-type="currency">
            <text:p>$0.00</text:p>
          </table:table-cell>
          <table:table-cell table:formula="of:=[.P110]*[.$G$6]" office:value-type="currency" office:currency="USD" office:value="0" calcext:value-type="currency">
            <text:p>$0.00</text:p>
          </table:table-cell>
          <table:table-cell/>
          <table:table-cell table:formula="of:=IF([.$A110]&lt;[.$D$7];0;IF([.$A110]&gt;[.$E$7];[.$E$7]-[.$D$7];[.$A110]-[.$D$7]))" office:value-type="currency" office:currency="USD" office:value="0" calcext:value-type="currency">
            <text:p>$0.00</text:p>
          </table:table-cell>
          <table:table-cell table:formula="of:=[.S110]*[.$G$7]" office:value-type="currency" office:currency="USD" office:value="0" calcext:value-type="currency">
            <text:p>$0.00</text:p>
          </table:table-cell>
          <table:table-cell/>
          <table:table-cell table:formula="of:=IF([.$A110]&lt;[.$D$8];0;IF([.$A110]&gt;[.$E$8];[.$E$8]-[.$D$8];[.$A110]-[.$D$8]))" office:value-type="currency" office:currency="USD" office:value="0" calcext:value-type="currency">
            <text:p>$0.00</text:p>
          </table:table-cell>
          <table:table-cell table:formula="of:=[.V1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9:.B110]);0)" office:value-type="currency" office:currency="USD" office:value="60143" calcext:value-type="currency">
            <text:p>$60,14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E113]+[.H113]+[.K113]+[.N113]+[.Q113]+[.T113]+[.W113];0)" office:value-type="currency" office:currency="USD" office:value="60178" calcext:value-type="currency">
            <text:p>$60,178.00</text:p>
          </table:table-cell>
          <table:table-cell/>
          <table:table-cell table:formula="of:=IF([.$A113]&gt;=[.$E$2];[.$E$2];[.$A113])" office:value-type="currency" office:currency="USD" office:value="23200" calcext:value-type="currency">
            <text:p>$23,200.00</text:p>
          </table:table-cell>
          <table:table-cell table:formula="of:=[.D11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3]&lt;[.$D$3];0;IF([.$A113]&gt;[.$E$3];[.$E$3]-[.$D$3];[.$A113]-[.$D$3]))" office:value-type="currency" office:currency="USD" office:value="71100" calcext:value-type="currency">
            <text:p>$71,100.00</text:p>
          </table:table-cell>
          <table:table-cell table:formula="of:=[.G113]*[.$G$3]" office:value-type="currency" office:currency="USD" office:value="8532" calcext:value-type="currency">
            <text:p>$8,532.00</text:p>
          </table:table-cell>
          <table:table-cell/>
          <table:table-cell table:formula="of:=IF([.$A113]&lt;[.$D$4];0;IF([.$A113]&gt;[.$E$4];[.$E$4]-[.$D$4];[.$A113]-[.$D$4]))" office:value-type="currency" office:currency="USD" office:value="106750" calcext:value-type="currency">
            <text:p>$106,750.00</text:p>
          </table:table-cell>
          <table:table-cell table:formula="of:=[.J113]*[.$G$4]" office:value-type="currency" office:currency="USD" office:value="23485" calcext:value-type="currency">
            <text:p>$23,485.00</text:p>
          </table:table-cell>
          <table:table-cell/>
          <table:table-cell table:formula="of:=IF([.$A113]&lt;[.$D$5];0;IF([.$A113]&gt;[.$E$5];[.$E$5]-[.$D$5];[.$A113]-[.$D$5]))" office:value-type="currency" office:currency="USD" office:value="107671" calcext:value-type="currency">
            <text:p>$107,671.00</text:p>
          </table:table-cell>
          <table:table-cell table:formula="of:=[.M113]*[.$G$5]" office:value-type="currency" office:currency="USD" office:value="25841.04" calcext:value-type="currency">
            <text:p>$25,841.04</text:p>
          </table:table-cell>
          <table:table-cell/>
          <table:table-cell table:formula="of:=IF([.$A113]&lt;[.$D$6];0;IF([.$A113]&gt;[.$E$6];[.$E$6]-[.$D$6];[.$A113]-[.$D$6]))" office:value-type="currency" office:currency="USD" office:value="0" calcext:value-type="currency">
            <text:p>$0.00</text:p>
          </table:table-cell>
          <table:table-cell table:formula="of:=[.P113]*[.$G$6]" office:value-type="currency" office:currency="USD" office:value="0" calcext:value-type="currency">
            <text:p>$0.00</text:p>
          </table:table-cell>
          <table:table-cell/>
          <table:table-cell table:formula="of:=IF([.$A113]&lt;[.$D$7];0;IF([.$A113]&gt;[.$E$7];[.$E$7]-[.$D$7];[.$A113]-[.$D$7]))" office:value-type="currency" office:currency="USD" office:value="0" calcext:value-type="currency">
            <text:p>$0.00</text:p>
          </table:table-cell>
          <table:table-cell table:formula="of:=[.S113]*[.$G$7]" office:value-type="currency" office:currency="USD" office:value="0" calcext:value-type="currency">
            <text:p>$0.00</text:p>
          </table:table-cell>
          <table:table-cell/>
          <table:table-cell table:formula="of:=IF([.$A113]&lt;[.$D$8];0;IF([.$A113]&gt;[.$E$8];[.$E$8]-[.$D$8];[.$A113]-[.$D$8]))" office:value-type="currency" office:currency="USD" office:value="0" calcext:value-type="currency">
            <text:p>$0.00</text:p>
          </table:table-cell>
          <table:table-cell table:formula="of:=[.V1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13]/50)*50" office:value-type="currency" office:currency="USD" office:value="308700" calcext:value-type="currency">
            <text:p>$308,700.00</text:p>
          </table:table-cell>
          <table:table-cell table:formula="of:=ROUND([.E114]+[.H114]+[.K114]+[.N114]+[.Q114]+[.T114]+[.W114];0)" office:value-type="currency" office:currency="USD" office:value="60173" calcext:value-type="currency">
            <text:p>$60,173.00</text:p>
          </table:table-cell>
          <table:table-cell/>
          <table:table-cell table:formula="of:=IF([.$A114]&gt;=[.$E$2];[.$E$2];[.$A114])" office:value-type="currency" office:currency="USD" office:value="23200" calcext:value-type="currency">
            <text:p>$23,200.00</text:p>
          </table:table-cell>
          <table:table-cell table:formula="of:=[.D1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4]&lt;[.$D$3];0;IF([.$A114]&gt;[.$E$3];[.$E$3]-[.$D$3];[.$A114]-[.$D$3]))" office:value-type="currency" office:currency="USD" office:value="71100" calcext:value-type="currency">
            <text:p>$71,100.00</text:p>
          </table:table-cell>
          <table:table-cell table:formula="of:=[.G114]*[.$G$3]" office:value-type="currency" office:currency="USD" office:value="8532" calcext:value-type="currency">
            <text:p>$8,532.00</text:p>
          </table:table-cell>
          <table:table-cell/>
          <table:table-cell table:formula="of:=IF([.$A114]&lt;[.$D$4];0;IF([.$A114]&gt;[.$E$4];[.$E$4]-[.$D$4];[.$A114]-[.$D$4]))" office:value-type="currency" office:currency="USD" office:value="106750" calcext:value-type="currency">
            <text:p>$106,750.00</text:p>
          </table:table-cell>
          <table:table-cell table:formula="of:=[.J114]*[.$G$4]" office:value-type="currency" office:currency="USD" office:value="23485" calcext:value-type="currency">
            <text:p>$23,485.00</text:p>
          </table:table-cell>
          <table:table-cell/>
          <table:table-cell table:formula="of:=IF([.$A114]&lt;[.$D$5];0;IF([.$A114]&gt;[.$E$5];[.$E$5]-[.$D$5];[.$A114]-[.$D$5]))" office:value-type="currency" office:currency="USD" office:value="107650" calcext:value-type="currency">
            <text:p>$107,650.00</text:p>
          </table:table-cell>
          <table:table-cell table:formula="of:=[.M114]*[.$G$5]" office:value-type="currency" office:currency="USD" office:value="25836" calcext:value-type="currency">
            <text:p>$25,836.00</text:p>
          </table:table-cell>
          <table:table-cell/>
          <table:table-cell table:formula="of:=IF([.$A114]&lt;[.$D$6];0;IF([.$A114]&gt;[.$E$6];[.$E$6]-[.$D$6];[.$A114]-[.$D$6]))" office:value-type="currency" office:currency="USD" office:value="0" calcext:value-type="currency">
            <text:p>$0.00</text:p>
          </table:table-cell>
          <table:table-cell table:formula="of:=[.P114]*[.$G$6]" office:value-type="currency" office:currency="USD" office:value="0" calcext:value-type="currency">
            <text:p>$0.00</text:p>
          </table:table-cell>
          <table:table-cell/>
          <table:table-cell table:formula="of:=IF([.$A114]&lt;[.$D$7];0;IF([.$A114]&gt;[.$E$7];[.$E$7]-[.$D$7];[.$A114]-[.$D$7]))" office:value-type="currency" office:currency="USD" office:value="0" calcext:value-type="currency">
            <text:p>$0.00</text:p>
          </table:table-cell>
          <table:table-cell table:formula="of:=[.S114]*[.$G$7]" office:value-type="currency" office:currency="USD" office:value="0" calcext:value-type="currency">
            <text:p>$0.00</text:p>
          </table:table-cell>
          <table:table-cell/>
          <table:table-cell table:formula="of:=IF([.$A114]&lt;[.$D$8];0;IF([.$A114]&gt;[.$E$8];[.$E$8]-[.$D$8];[.$A114]-[.$D$8]))" office:value-type="currency" office:currency="USD" office:value="0" calcext:value-type="currency">
            <text:p>$0.00</text:p>
          </table:table-cell>
          <table:table-cell table:formula="of:=[.V1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113]/50)*50" office:value-type="currency" office:currency="USD" office:value="308750" calcext:value-type="currency">
            <text:p>$308,750.00</text:p>
          </table:table-cell>
          <table:table-cell table:formula="of:=ROUND([.E115]+[.H115]+[.K115]+[.N115]+[.Q115]+[.T115]+[.W115];0)" office:value-type="currency" office:currency="USD" office:value="60185" calcext:value-type="currency">
            <text:p>$60,185.00</text:p>
          </table:table-cell>
          <table:table-cell/>
          <table:table-cell table:formula="of:=IF([.$A115]&gt;=[.$E$2];[.$E$2];[.$A115])" office:value-type="currency" office:currency="USD" office:value="23200" calcext:value-type="currency">
            <text:p>$23,200.00</text:p>
          </table:table-cell>
          <table:table-cell table:formula="of:=[.D1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5]&lt;[.$D$3];0;IF([.$A115]&gt;[.$E$3];[.$E$3]-[.$D$3];[.$A115]-[.$D$3]))" office:value-type="currency" office:currency="USD" office:value="71100" calcext:value-type="currency">
            <text:p>$71,100.00</text:p>
          </table:table-cell>
          <table:table-cell table:formula="of:=[.G115]*[.$G$3]" office:value-type="currency" office:currency="USD" office:value="8532" calcext:value-type="currency">
            <text:p>$8,532.00</text:p>
          </table:table-cell>
          <table:table-cell/>
          <table:table-cell table:formula="of:=IF([.$A115]&lt;[.$D$4];0;IF([.$A115]&gt;[.$E$4];[.$E$4]-[.$D$4];[.$A115]-[.$D$4]))" office:value-type="currency" office:currency="USD" office:value="106750" calcext:value-type="currency">
            <text:p>$106,750.00</text:p>
          </table:table-cell>
          <table:table-cell table:formula="of:=[.J115]*[.$G$4]" office:value-type="currency" office:currency="USD" office:value="23485" calcext:value-type="currency">
            <text:p>$23,485.00</text:p>
          </table:table-cell>
          <table:table-cell/>
          <table:table-cell table:formula="of:=IF([.$A115]&lt;[.$D$5];0;IF([.$A115]&gt;[.$E$5];[.$E$5]-[.$D$5];[.$A115]-[.$D$5]))" office:value-type="currency" office:currency="USD" office:value="107700" calcext:value-type="currency">
            <text:p>$107,700.00</text:p>
          </table:table-cell>
          <table:table-cell table:formula="of:=[.M115]*[.$G$5]" office:value-type="currency" office:currency="USD" office:value="25848" calcext:value-type="currency">
            <text:p>$25,848.00</text:p>
          </table:table-cell>
          <table:table-cell/>
          <table:table-cell table:formula="of:=IF([.$A115]&lt;[.$D$6];0;IF([.$A115]&gt;[.$E$6];[.$E$6]-[.$D$6];[.$A115]-[.$D$6]))" office:value-type="currency" office:currency="USD" office:value="0" calcext:value-type="currency">
            <text:p>$0.00</text:p>
          </table:table-cell>
          <table:table-cell table:formula="of:=[.P115]*[.$G$6]" office:value-type="currency" office:currency="USD" office:value="0" calcext:value-type="currency">
            <text:p>$0.00</text:p>
          </table:table-cell>
          <table:table-cell/>
          <table:table-cell table:formula="of:=IF([.$A115]&lt;[.$D$7];0;IF([.$A115]&gt;[.$E$7];[.$E$7]-[.$D$7];[.$A115]-[.$D$7]))" office:value-type="currency" office:currency="USD" office:value="0" calcext:value-type="currency">
            <text:p>$0.00</text:p>
          </table:table-cell>
          <table:table-cell table:formula="of:=[.S115]*[.$G$7]" office:value-type="currency" office:currency="USD" office:value="0" calcext:value-type="currency">
            <text:p>$0.00</text:p>
          </table:table-cell>
          <table:table-cell/>
          <table:table-cell table:formula="of:=IF([.$A115]&lt;[.$D$8];0;IF([.$A115]&gt;[.$E$8];[.$E$8]-[.$D$8];[.$A115]-[.$D$8]))" office:value-type="currency" office:currency="USD" office:value="0" calcext:value-type="currency">
            <text:p>$0.00</text:p>
          </table:table-cell>
          <table:table-cell table:formula="of:=[.V1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4:.B115]);0)" office:value-type="currency" office:currency="USD" office:value="60179" calcext:value-type="currency">
            <text:p>$60,1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118]/50)*50" office:value-type="currency" office:currency="USD" office:value="29850" calcext:value-type="currency">
            <text:p>$29,850.00</text:p>
          </table:table-cell>
          <table:table-cell table:formula="of:=ROUND([.E119]+[.H119]+[.K119]+[.N119]+[.Q119]+[.T119]+[.W119];0)" office:value-type="currency" office:currency="USD" office:value="3118" calcext:value-type="currency">
            <text:p>$3,118.00</text:p>
          </table:table-cell>
          <table:table-cell/>
          <table:table-cell table:formula="of:=IF([.$A119]&gt;=[.$E$2];[.$E$2];[.$A119])" office:value-type="currency" office:currency="USD" office:value="23200" calcext:value-type="currency">
            <text:p>$23,200.00</text:p>
          </table:table-cell>
          <table:table-cell table:formula="of:=[.D1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9]&lt;[.$D$3];0;IF([.$A119]&gt;[.$E$3];[.$E$3]-[.$D$3];[.$A119]-[.$D$3]))" office:value-type="currency" office:currency="USD" office:value="6650" calcext:value-type="currency">
            <text:p>$6,650.00</text:p>
          </table:table-cell>
          <table:table-cell table:formula="of:=[.G119]*[.$G$3]" office:value-type="currency" office:currency="USD" office:value="798" calcext:value-type="currency">
            <text:p>$798.00</text:p>
          </table:table-cell>
          <table:table-cell/>
          <table:table-cell table:formula="of:=IF([.$A119]&lt;[.$D$4];0;IF([.$A119]&gt;[.$E$4];[.$E$4]-[.$D$4];[.$A119]-[.$D$4]))" office:value-type="currency" office:currency="USD" office:value="0" calcext:value-type="currency">
            <text:p>$0.00</text:p>
          </table:table-cell>
          <table:table-cell table:formula="of:=[.J119]*[.$G$4]" office:value-type="currency" office:currency="USD" office:value="0" calcext:value-type="currency">
            <text:p>$0.00</text:p>
          </table:table-cell>
          <table:table-cell/>
          <table:table-cell table:formula="of:=IF([.$A119]&lt;[.$D$5];0;IF([.$A119]&gt;[.$E$5];[.$E$5]-[.$D$5];[.$A119]-[.$D$5]))" office:value-type="currency" office:currency="USD" office:value="0" calcext:value-type="currency">
            <text:p>$0.00</text:p>
          </table:table-cell>
          <table:table-cell table:formula="of:=[.M119]*[.$G$5]" office:value-type="currency" office:currency="USD" office:value="0" calcext:value-type="currency">
            <text:p>$0.00</text:p>
          </table:table-cell>
          <table:table-cell/>
          <table:table-cell table:formula="of:=IF([.$A119]&lt;[.$D$6];0;IF([.$A119]&gt;[.$E$6];[.$E$6]-[.$D$6];[.$A119]-[.$D$6]))" office:value-type="currency" office:currency="USD" office:value="0" calcext:value-type="currency">
            <text:p>$0.00</text:p>
          </table:table-cell>
          <table:table-cell table:formula="of:=[.P119]*[.$G$6]" office:value-type="currency" office:currency="USD" office:value="0" calcext:value-type="currency">
            <text:p>$0.00</text:p>
          </table:table-cell>
          <table:table-cell/>
          <table:table-cell table:formula="of:=IF([.$A119]&lt;[.$D$7];0;IF([.$A119]&gt;[.$E$7];[.$E$7]-[.$D$7];[.$A119]-[.$D$7]))" office:value-type="currency" office:currency="USD" office:value="0" calcext:value-type="currency">
            <text:p>$0.00</text:p>
          </table:table-cell>
          <table:table-cell table:formula="of:=[.S119]*[.$G$7]" office:value-type="currency" office:currency="USD" office:value="0" calcext:value-type="currency">
            <text:p>$0.00</text:p>
          </table:table-cell>
          <table:table-cell/>
          <table:table-cell table:formula="of:=IF([.$A119]&lt;[.$D$8];0;IF([.$A119]&gt;[.$E$8];[.$E$8]-[.$D$8];[.$A119]-[.$D$8]))" office:value-type="currency" office:currency="USD" office:value="0" calcext:value-type="currency">
            <text:p>$0.00</text:p>
          </table:table-cell>
          <table:table-cell table:formula="of:=[.V1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118]/50)*50" office:value-type="currency" office:currency="USD" office:value="29900" calcext:value-type="currency">
            <text:p>$29,900.00</text:p>
          </table:table-cell>
          <table:table-cell table:formula="of:=ROUND([.E120]+[.H120]+[.K120]+[.N120]+[.Q120]+[.T120]+[.W120];0)" office:value-type="currency" office:currency="USD" office:value="3124" calcext:value-type="currency">
            <text:p>$3,124.00</text:p>
          </table:table-cell>
          <table:table-cell/>
          <table:table-cell table:formula="of:=IF([.$A120]&gt;=[.$E$2];[.$E$2];[.$A120])" office:value-type="currency" office:currency="USD" office:value="23200" calcext:value-type="currency">
            <text:p>$23,200.00</text:p>
          </table:table-cell>
          <table:table-cell table:formula="of:=[.D1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0]&lt;[.$D$3];0;IF([.$A120]&gt;[.$E$3];[.$E$3]-[.$D$3];[.$A120]-[.$D$3]))" office:value-type="currency" office:currency="USD" office:value="6700" calcext:value-type="currency">
            <text:p>$6,700.00</text:p>
          </table:table-cell>
          <table:table-cell table:formula="of:=[.G120]*[.$G$3]" office:value-type="currency" office:currency="USD" office:value="804" calcext:value-type="currency">
            <text:p>$804.00</text:p>
          </table:table-cell>
          <table:table-cell/>
          <table:table-cell table:formula="of:=IF([.$A120]&lt;[.$D$4];0;IF([.$A120]&gt;[.$E$4];[.$E$4]-[.$D$4];[.$A120]-[.$D$4]))" office:value-type="currency" office:currency="USD" office:value="0" calcext:value-type="currency">
            <text:p>$0.00</text:p>
          </table:table-cell>
          <table:table-cell table:formula="of:=[.J120]*[.$G$4]" office:value-type="currency" office:currency="USD" office:value="0" calcext:value-type="currency">
            <text:p>$0.00</text:p>
          </table:table-cell>
          <table:table-cell/>
          <table:table-cell table:formula="of:=IF([.$A120]&lt;[.$D$5];0;IF([.$A120]&gt;[.$E$5];[.$E$5]-[.$D$5];[.$A120]-[.$D$5]))" office:value-type="currency" office:currency="USD" office:value="0" calcext:value-type="currency">
            <text:p>$0.00</text:p>
          </table:table-cell>
          <table:table-cell table:formula="of:=[.M120]*[.$G$5]" office:value-type="currency" office:currency="USD" office:value="0" calcext:value-type="currency">
            <text:p>$0.00</text:p>
          </table:table-cell>
          <table:table-cell/>
          <table:table-cell table:formula="of:=IF([.$A120]&lt;[.$D$6];0;IF([.$A120]&gt;[.$E$6];[.$E$6]-[.$D$6];[.$A120]-[.$D$6]))" office:value-type="currency" office:currency="USD" office:value="0" calcext:value-type="currency">
            <text:p>$0.00</text:p>
          </table:table-cell>
          <table:table-cell table:formula="of:=[.P120]*[.$G$6]" office:value-type="currency" office:currency="USD" office:value="0" calcext:value-type="currency">
            <text:p>$0.00</text:p>
          </table:table-cell>
          <table:table-cell/>
          <table:table-cell table:formula="of:=IF([.$A120]&lt;[.$D$7];0;IF([.$A120]&gt;[.$E$7];[.$E$7]-[.$D$7];[.$A120]-[.$D$7]))" office:value-type="currency" office:currency="USD" office:value="0" calcext:value-type="currency">
            <text:p>$0.00</text:p>
          </table:table-cell>
          <table:table-cell table:formula="of:=[.S120]*[.$G$7]" office:value-type="currency" office:currency="USD" office:value="0" calcext:value-type="currency">
            <text:p>$0.00</text:p>
          </table:table-cell>
          <table:table-cell/>
          <table:table-cell table:formula="of:=IF([.$A120]&lt;[.$D$8];0;IF([.$A120]&gt;[.$E$8];[.$E$8]-[.$D$8];[.$A120]-[.$D$8]))" office:value-type="currency" office:currency="USD" office:value="0" calcext:value-type="currency">
            <text:p>$0.00</text:p>
          </table:table-cell>
          <table:table-cell table:formula="of:=[.V1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9:.B12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E123]+[.H123]+[.K123]+[.N123]+[.Q123]+[.T123]+[.W123];0)" office:value-type="currency" office:currency="USD" office:value="3736" calcext:value-type="currency">
            <text:p>$3,736.00</text:p>
          </table:table-cell>
          <table:table-cell/>
          <table:table-cell table:formula="of:=IF([.$A123]&gt;=[.$E$2];[.$E$2];[.$A123])" office:value-type="currency" office:currency="USD" office:value="23200" calcext:value-type="currency">
            <text:p>$23,200.00</text:p>
          </table:table-cell>
          <table:table-cell table:formula="of:=[.D12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3]&lt;[.$D$3];0;IF([.$A123]&gt;[.$E$3];[.$E$3]-[.$D$3];[.$A123]-[.$D$3]))" office:value-type="currency" office:currency="USD" office:value="11800" calcext:value-type="currency">
            <text:p>$11,800.00</text:p>
          </table:table-cell>
          <table:table-cell table:formula="of:=[.G123]*[.$G$3]" office:value-type="currency" office:currency="USD" office:value="1416" calcext:value-type="currency">
            <text:p>$1,416.00</text:p>
          </table:table-cell>
          <table:table-cell/>
          <table:table-cell table:formula="of:=IF([.$A123]&lt;[.$D$4];0;IF([.$A123]&gt;[.$E$4];[.$E$4]-[.$D$4];[.$A123]-[.$D$4]))" office:value-type="currency" office:currency="USD" office:value="0" calcext:value-type="currency">
            <text:p>$0.00</text:p>
          </table:table-cell>
          <table:table-cell table:formula="of:=[.J123]*[.$G$4]" office:value-type="currency" office:currency="USD" office:value="0" calcext:value-type="currency">
            <text:p>$0.00</text:p>
          </table:table-cell>
          <table:table-cell/>
          <table:table-cell table:formula="of:=IF([.$A123]&lt;[.$D$5];0;IF([.$A123]&gt;[.$E$5];[.$E$5]-[.$D$5];[.$A123]-[.$D$5]))" office:value-type="currency" office:currency="USD" office:value="0" calcext:value-type="currency">
            <text:p>$0.00</text:p>
          </table:table-cell>
          <table:table-cell table:formula="of:=[.M123]*[.$G$5]" office:value-type="currency" office:currency="USD" office:value="0" calcext:value-type="currency">
            <text:p>$0.00</text:p>
          </table:table-cell>
          <table:table-cell/>
          <table:table-cell table:formula="of:=IF([.$A123]&lt;[.$D$6];0;IF([.$A123]&gt;[.$E$6];[.$E$6]-[.$D$6];[.$A123]-[.$D$6]))" office:value-type="currency" office:currency="USD" office:value="0" calcext:value-type="currency">
            <text:p>$0.00</text:p>
          </table:table-cell>
          <table:table-cell table:formula="of:=[.P123]*[.$G$6]" office:value-type="currency" office:currency="USD" office:value="0" calcext:value-type="currency">
            <text:p>$0.00</text:p>
          </table:table-cell>
          <table:table-cell/>
          <table:table-cell table:formula="of:=IF([.$A123]&lt;[.$D$7];0;IF([.$A123]&gt;[.$E$7];[.$E$7]-[.$D$7];[.$A123]-[.$D$7]))" office:value-type="currency" office:currency="USD" office:value="0" calcext:value-type="currency">
            <text:p>$0.00</text:p>
          </table:table-cell>
          <table:table-cell table:formula="of:=[.S123]*[.$G$7]" office:value-type="currency" office:currency="USD" office:value="0" calcext:value-type="currency">
            <text:p>$0.00</text:p>
          </table:table-cell>
          <table:table-cell/>
          <table:table-cell table:formula="of:=IF([.$A123]&lt;[.$D$8];0;IF([.$A123]&gt;[.$E$8];[.$E$8]-[.$D$8];[.$A123]-[.$D$8]))" office:value-type="currency" office:currency="USD" office:value="0" calcext:value-type="currency">
            <text:p>$0.00</text:p>
          </table:table-cell>
          <table:table-cell table:formula="of:=[.V1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23]/50)*50" office:value-type="currency" office:currency="USD" office:value="35000" calcext:value-type="currency">
            <text:p>$35,000.00</text:p>
          </table:table-cell>
          <table:table-cell table:formula="of:=ROUND([.E124]+[.H124]+[.K124]+[.N124]+[.Q124]+[.T124]+[.W124];0)" office:value-type="currency" office:currency="USD" office:value="3736" calcext:value-type="currency">
            <text:p>$3,736.00</text:p>
          </table:table-cell>
          <table:table-cell/>
          <table:table-cell table:formula="of:=IF([.$A124]&gt;=[.$E$2];[.$E$2];[.$A124])" office:value-type="currency" office:currency="USD" office:value="23200" calcext:value-type="currency">
            <text:p>$23,200.00</text:p>
          </table:table-cell>
          <table:table-cell table:formula="of:=[.D12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4]&lt;[.$D$3];0;IF([.$A124]&gt;[.$E$3];[.$E$3]-[.$D$3];[.$A124]-[.$D$3]))" office:value-type="currency" office:currency="USD" office:value="11800" calcext:value-type="currency">
            <text:p>$11,800.00</text:p>
          </table:table-cell>
          <table:table-cell table:formula="of:=[.G124]*[.$G$3]" office:value-type="currency" office:currency="USD" office:value="1416" calcext:value-type="currency">
            <text:p>$1,416.00</text:p>
          </table:table-cell>
          <table:table-cell/>
          <table:table-cell table:formula="of:=IF([.$A124]&lt;[.$D$4];0;IF([.$A124]&gt;[.$E$4];[.$E$4]-[.$D$4];[.$A124]-[.$D$4]))" office:value-type="currency" office:currency="USD" office:value="0" calcext:value-type="currency">
            <text:p>$0.00</text:p>
          </table:table-cell>
          <table:table-cell table:formula="of:=[.J124]*[.$G$4]" office:value-type="currency" office:currency="USD" office:value="0" calcext:value-type="currency">
            <text:p>$0.00</text:p>
          </table:table-cell>
          <table:table-cell/>
          <table:table-cell table:formula="of:=IF([.$A124]&lt;[.$D$5];0;IF([.$A124]&gt;[.$E$5];[.$E$5]-[.$D$5];[.$A124]-[.$D$5]))" office:value-type="currency" office:currency="USD" office:value="0" calcext:value-type="currency">
            <text:p>$0.00</text:p>
          </table:table-cell>
          <table:table-cell table:formula="of:=[.M124]*[.$G$5]" office:value-type="currency" office:currency="USD" office:value="0" calcext:value-type="currency">
            <text:p>$0.00</text:p>
          </table:table-cell>
          <table:table-cell/>
          <table:table-cell table:formula="of:=IF([.$A124]&lt;[.$D$6];0;IF([.$A124]&gt;[.$E$6];[.$E$6]-[.$D$6];[.$A124]-[.$D$6]))" office:value-type="currency" office:currency="USD" office:value="0" calcext:value-type="currency">
            <text:p>$0.00</text:p>
          </table:table-cell>
          <table:table-cell table:formula="of:=[.P124]*[.$G$6]" office:value-type="currency" office:currency="USD" office:value="0" calcext:value-type="currency">
            <text:p>$0.00</text:p>
          </table:table-cell>
          <table:table-cell/>
          <table:table-cell table:formula="of:=IF([.$A124]&lt;[.$D$7];0;IF([.$A124]&gt;[.$E$7];[.$E$7]-[.$D$7];[.$A124]-[.$D$7]))" office:value-type="currency" office:currency="USD" office:value="0" calcext:value-type="currency">
            <text:p>$0.00</text:p>
          </table:table-cell>
          <table:table-cell table:formula="of:=[.S124]*[.$G$7]" office:value-type="currency" office:currency="USD" office:value="0" calcext:value-type="currency">
            <text:p>$0.00</text:p>
          </table:table-cell>
          <table:table-cell/>
          <table:table-cell table:formula="of:=IF([.$A124]&lt;[.$D$8];0;IF([.$A124]&gt;[.$E$8];[.$E$8]-[.$D$8];[.$A124]-[.$D$8]))" office:value-type="currency" office:currency="USD" office:value="0" calcext:value-type="currency">
            <text:p>$0.00</text:p>
          </table:table-cell>
          <table:table-cell table:formula="of:=[.V1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CEILING([.A123]/50)*50" office:value-type="currency" office:currency="USD" office:value="35000" calcext:value-type="currency">
            <text:p>$35,000.00</text:p>
          </table:table-cell>
          <table:table-cell table:formula="of:=ROUND([.E125]+[.H125]+[.K125]+[.N125]+[.Q125]+[.T125]+[.W125];0)" office:value-type="currency" office:currency="USD" office:value="3736" calcext:value-type="currency">
            <text:p>$3,736.00</text:p>
          </table:table-cell>
          <table:table-cell/>
          <table:table-cell table:formula="of:=IF([.$A125]&gt;=[.$E$2];[.$E$2];[.$A125])" office:value-type="currency" office:currency="USD" office:value="23200" calcext:value-type="currency">
            <text:p>$23,200.00</text:p>
          </table:table-cell>
          <table:table-cell table:formula="of:=[.D12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5]&lt;[.$D$3];0;IF([.$A125]&gt;[.$E$3];[.$E$3]-[.$D$3];[.$A125]-[.$D$3]))" office:value-type="currency" office:currency="USD" office:value="11800" calcext:value-type="currency">
            <text:p>$11,800.00</text:p>
          </table:table-cell>
          <table:table-cell table:formula="of:=[.G125]*[.$G$3]" office:value-type="currency" office:currency="USD" office:value="1416" calcext:value-type="currency">
            <text:p>$1,416.00</text:p>
          </table:table-cell>
          <table:table-cell/>
          <table:table-cell table:formula="of:=IF([.$A125]&lt;[.$D$4];0;IF([.$A125]&gt;[.$E$4];[.$E$4]-[.$D$4];[.$A125]-[.$D$4]))" office:value-type="currency" office:currency="USD" office:value="0" calcext:value-type="currency">
            <text:p>$0.00</text:p>
          </table:table-cell>
          <table:table-cell table:formula="of:=[.J125]*[.$G$4]" office:value-type="currency" office:currency="USD" office:value="0" calcext:value-type="currency">
            <text:p>$0.00</text:p>
          </table:table-cell>
          <table:table-cell/>
          <table:table-cell table:formula="of:=IF([.$A125]&lt;[.$D$5];0;IF([.$A125]&gt;[.$E$5];[.$E$5]-[.$D$5];[.$A125]-[.$D$5]))" office:value-type="currency" office:currency="USD" office:value="0" calcext:value-type="currency">
            <text:p>$0.00</text:p>
          </table:table-cell>
          <table:table-cell table:formula="of:=[.M125]*[.$G$5]" office:value-type="currency" office:currency="USD" office:value="0" calcext:value-type="currency">
            <text:p>$0.00</text:p>
          </table:table-cell>
          <table:table-cell/>
          <table:table-cell table:formula="of:=IF([.$A125]&lt;[.$D$6];0;IF([.$A125]&gt;[.$E$6];[.$E$6]-[.$D$6];[.$A125]-[.$D$6]))" office:value-type="currency" office:currency="USD" office:value="0" calcext:value-type="currency">
            <text:p>$0.00</text:p>
          </table:table-cell>
          <table:table-cell table:formula="of:=[.P125]*[.$G$6]" office:value-type="currency" office:currency="USD" office:value="0" calcext:value-type="currency">
            <text:p>$0.00</text:p>
          </table:table-cell>
          <table:table-cell/>
          <table:table-cell table:formula="of:=IF([.$A125]&lt;[.$D$7];0;IF([.$A125]&gt;[.$E$7];[.$E$7]-[.$D$7];[.$A125]-[.$D$7]))" office:value-type="currency" office:currency="USD" office:value="0" calcext:value-type="currency">
            <text:p>$0.00</text:p>
          </table:table-cell>
          <table:table-cell table:formula="of:=[.S125]*[.$G$7]" office:value-type="currency" office:currency="USD" office:value="0" calcext:value-type="currency">
            <text:p>$0.00</text:p>
          </table:table-cell>
          <table:table-cell/>
          <table:table-cell table:formula="of:=IF([.$A125]&lt;[.$D$8];0;IF([.$A125]&gt;[.$E$8];[.$E$8]-[.$D$8];[.$A125]-[.$D$8]))" office:value-type="currency" office:currency="USD" office:value="0" calcext:value-type="currency">
            <text:p>$0.00</text:p>
          </table:table-cell>
          <table:table-cell table:formula="of:=[.V1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4:.B125]);0)" office:value-type="currency" office:currency="USD" office:value="3736" calcext:value-type="currency">
            <text:p>$3,736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 table:number-rows-repeated="10484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alifiedDividendsAndCapitalGainTaxWorksheet" table:style-name="ta1">
        <table:table-column table:style-name="co6" table:default-cell-style-name="Default"/>
        <table:table-column table:style-name="co1" table:number-columns-repeated="3" table:default-cell-style-name="ce6"/>
        <table:table-column table:style-name="co1" table:default-cell-style-name="ce13"/>
        <table:table-column table:style-name="co1" table:number-columns-repeated="4" table:default-cell-style-name="ce6"/>
        <table:table-column table:style-name="co1" table:default-cell-style-name="Default"/>
        <table:table-column table:style-name="co1" table:default-cell-style-name="ce6"/>
        <table:table-row table:style-name="ro4">
          <table:table-cell office:value-type="string" calcext:value-type="string">
            <text:p><text:a xlink:href="https://www.irs.gov/pub/irs-pdf/i1040gi.pdf?os=wtmbzegmu5hwrefapp&amp;ref=app" xlink:type="simple">https://www.irs.gov/pub/irs-pdf/i1040gi.pdf?os=wtmbzegmu5hwrefapp&amp;ref=app</text:a></text:p>
          </table:table-cell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office:value-type="string" calcext:value-type="string">
            <text:p>Page 36</text:p>
          </table:table-cell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// setup scenario</text:p>
          </table:table-cell>
          <table:table-cell table:style-name="Default" office:value-type="string" calcext:value-type="string">
            <text:p>// low income, low gains</text:p>
          </table:table-cell>
          <table:table-cell table:style-name="Default" office:value-type="string" calcext:value-type="string">
            <text:p>// low income, high gains</text:p>
          </table:table-cell>
          <table:table-cell table:style-name="Default" office:value-type="string" calcext:value-type="string">
            <text:p>// high income, high gains</text:p>
          </table:table-cell>
          <table:table-cell table:style-name="Default" office:value-type="string" calcext:value-type="string">
            <text:p>// high income, low gains</text:p>
          </table:table-cell>
          <table:table-cell table:style-name="Default" office:value-type="string" calcext:value-type="string">
            <text:p>// low income, loss gains</text:p>
          </table:table-cell>
          <table:table-cell table:style-name="Default" office:value-type="string" calcext:value-type="string">
            <text:p>// high income loss gains</text:p>
          </table:table-cell>
          <table:table-cell table:style-name="Default" office:value-type="string" calcext:value-type="string">
            <text:p>// tbd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040 line 15 (taxable income)</text:p>
          </table:table-cell>
          <table:table-cell office:value-type="currency" office:currency="USD" office:value="105000" calcext:value-type="currency">
            <text:p>$105,000.00</text:p>
          </table:table-cell>
          <table:table-cell table:number-columns-repeated="2" office:value-type="currency" office:currency="USD" office:value="35000" calcext:value-type="currency">
            <text:p>$35,000.00</text:p>
          </table:table-cell>
          <table:table-cell office:value-type="currency" office:currency="USD" office:value="175000" calcext:value-type="currency">
            <text:p>$175,000.00</text:p>
          </table:table-cell>
          <table:table-cell office:value-type="currency" office:currency="USD" office:value="403000" calcext:value-type="currency">
            <text:p>$403,000.00</text:p>
          </table:table-cell>
          <table:table-cell office:value-type="currency" office:currency="USD" office:value="35000" calcext:value-type="currency">
            <text:p>$35,000.00</text:p>
          </table:table-cell>
          <table:table-cell office:value-type="currency" office:currency="USD" office:value="308721" calcext:value-type="currency">
            <text:p>$308,721.00</text:p>
          </table:table-cell>
          <table:table-cell office:value-type="currency" office:currency="USD" office:value="35000" calcext:value-type="currency">
            <text:p>$35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0 line 3a (qualified dividends)</text:p>
          </table:table-cell>
          <table:table-cell table:number-columns-repeated="8" office:value-type="currency" office:currency="USD" office:value="125" calcext:value-type="currency">
            <text:p>$12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 D line 15 (net long term)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185000" calcext:value-type="currency">
            <text:p>$185,000.00</text:p>
          </table:table-cell>
          <table:table-cell office:value-type="currency" office:currency="USD" office:value="125000" calcext:value-type="currency">
            <text:p>$125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-1123" calcext:value-type="currency">
            <text:p>-$1,123.00</text:p>
          </table:table-cell>
          <table:table-cell office:value-type="currency" office:currency="USD" office:value="5000" calcext:value-type="currency">
            <text:p>$5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e D line 16 (combined cap gains)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currency" office:currency="USD" office:value="215044" calcext:value-type="currency">
            <text:p>$215,044.00</text:p>
          </table:table-cell>
          <table:table-cell office:value-type="currency" office:currency="USD" office:value="184000" calcext:value-type="currency">
            <text:p>$184,000.00</text:p>
          </table:table-cell>
          <table:table-cell office:value-type="currency" office:currency="USD" office:value="6000" calcext:value-type="currency">
            <text:p>$6,000.00</text:p>
          </table:table-cell>
          <table:table-cell table:number-columns-repeated="2" office:value-type="currency" office:currency="USD" office:value="-3000" calcext:value-type="currency">
            <text:p>-$3,000.00</text:p>
          </table:table-cell>
          <table:table-cell office:value-type="currency" office:currency="USD" office:value="6000" calcext:value-type="currency">
            <text:p>$6,000.0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" office:value-type="currency" office:currency="USD" office:value="105000" calcext:value-type="currency">
            <text:p>$105,000.00</text:p>
          </table:table-cell>
          <table:table-cell table:formula="of:=[.C4]" office:value-type="currency" office:currency="USD" office:value="35000" calcext:value-type="currency">
            <text:p>$35,000.00</text:p>
          </table:table-cell>
          <table:table-cell table:formula="of:=[.D4]" office:value-type="currency" office:currency="USD" office:value="35000" calcext:value-type="currency">
            <text:p>$35,000.00</text:p>
          </table:table-cell>
          <table:table-cell table:formula="of:=[.E4]" office:value-type="currency" office:currency="USD" office:value="175000" calcext:value-type="currency">
            <text:p>$175,000.00</text:p>
          </table:table-cell>
          <table:table-cell table:formula="of:=[.F4]" office:value-type="currency" office:currency="USD" office:value="403000" calcext:value-type="currency">
            <text:p>$403,000.00</text:p>
          </table:table-cell>
          <table:table-cell table:formula="of:=[.G4]" office:value-type="currency" office:currency="USD" office:value="35000" calcext:value-type="currency">
            <text:p>$35,000.00</text:p>
          </table:table-cell>
          <table:table-cell table:formula="of:=[.H4]" office:value-type="currency" office:currency="USD" office:value="308721" calcext:value-type="currency">
            <text:p>$308,721.00</text:p>
          </table:table-cell>
          <table:table-cell table:formula="of:=[.I4]" office:value-type="currency" office:currency="USD" office:value="35000" calcext:value-type="currency">
            <text:p>$35,000.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currency" office:currency="USD" office:value="125" calcext:value-type="currency">
            <text:p>$125.00</text:p>
          </table:table-cell>
          <table:table-cell table:formula="of:=[.C5]" office:value-type="currency" office:currency="USD" office:value="125" calcext:value-type="currency">
            <text:p>$125.00</text:p>
          </table:table-cell>
          <table:table-cell table:formula="of:=[.D5]" office:value-type="currency" office:currency="USD" office:value="125" calcext:value-type="currency">
            <text:p>$125.00</text:p>
          </table:table-cell>
          <table:table-cell table:formula="of:=[.E5]" office:value-type="currency" office:currency="USD" office:value="125" calcext:value-type="currency">
            <text:p>$125.00</text:p>
          </table:table-cell>
          <table:table-cell table:formula="of:=[.F5]" office:value-type="currency" office:currency="USD" office:value="125" calcext:value-type="currency">
            <text:p>$125.00</text:p>
          </table:table-cell>
          <table:table-cell table:formula="of:=[.G5]" office:value-type="currency" office:currency="USD" office:value="125" calcext:value-type="currency">
            <text:p>$125.00</text:p>
          </table:table-cell>
          <table:table-cell table:formula="of:=[.H5]" office:value-type="currency" office:currency="USD" office:value="125" calcext:value-type="currency">
            <text:p>$125.00</text:p>
          </table:table-cell>
          <table:table-cell table:formula="of:=[.I5]" office:value-type="currency" office:currency="USD" office:value="125" calcext:value-type="currency">
            <text:p>$125.00</text:p>
          </table:table-cell>
          <table:table-cell table:number-columns-repeated="2"/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table:formula="of:=IF(OR([.B6]&lt;0;[.B7]&lt;0);0;MIN([.B6];[.B7]))" office:value-type="currency" office:currency="USD" office:value="5000" calcext:value-type="currency">
            <text:p>$5,000.00</text:p>
          </table:table-cell>
          <table:table-cell table:formula="of:=IF(OR([.C6]&lt;0;[.C7]&lt;0);0;MIN([.C6];[.C7]))" office:value-type="currency" office:currency="USD" office:value="5000" calcext:value-type="currency">
            <text:p>$5,000.00</text:p>
          </table:table-cell>
          <table:table-cell table:formula="of:=IF(OR([.D6]&lt;0;[.D7]&lt;0);0;MIN([.D6];[.D7]))" office:value-type="currency" office:currency="USD" office:value="185000" calcext:value-type="currency">
            <text:p>$185,000.00</text:p>
          </table:table-cell>
          <table:table-cell table:formula="of:=IF(OR([.E6]&lt;0;[.E7]&lt;0);0;MIN([.E6];[.E7]))" office:value-type="currency" office:currency="USD" office:value="125000" calcext:value-type="currency">
            <text:p>$125,000.00</text:p>
          </table:table-cell>
          <table:table-cell table:formula="of:=IF(OR([.F6]&lt;0;[.F7]&lt;0);0;MIN([.F6];[.F7]))" office:value-type="currency" office:currency="USD" office:value="5000" calcext:value-type="currency">
            <text:p>$5,000.00</text:p>
          </table:table-cell>
          <table:table-cell table:formula="of:=IF(OR([.G6]&lt;0;[.G7]&lt;0);0;MIN([.G6];[.G7]))" office:value-type="currency" office:currency="USD" office:value="0" calcext:value-type="currency">
            <text:p>$0.00</text:p>
          </table:table-cell>
          <table:table-cell table:formula="of:=IF(OR([.H6]&lt;0;[.H7]&lt;0);0;MIN([.H6];[.H7]))" office:value-type="currency" office:currency="USD" office:value="0" calcext:value-type="currency">
            <text:p>$0.00</text:p>
          </table:table-cell>
          <table:table-cell table:formula="of:=IF(OR([.I6]&lt;0;[.I7]&lt;0);0;MIN([.I6];[.I7]))" office:value-type="currency" office:currency="USD" office:value="5000" calcext:value-type="currency">
            <text:p>$5,000.00</text:p>
          </table:table-cell>
          <table:table-cell table:number-columns-repeated="2"/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table:formula="of:=[.B11]+[.B10]" office:value-type="currency" office:currency="USD" office:value="5125" calcext:value-type="currency">
            <text:p>$5,125.00</text:p>
          </table:table-cell>
          <table:table-cell table:formula="of:=[.C11]+[.C10]" office:value-type="currency" office:currency="USD" office:value="5125" calcext:value-type="currency">
            <text:p>$5,125.00</text:p>
          </table:table-cell>
          <table:table-cell table:formula="of:=[.D11]+[.D10]" office:value-type="currency" office:currency="USD" office:value="185125" calcext:value-type="currency">
            <text:p>$185,125.00</text:p>
          </table:table-cell>
          <table:table-cell table:formula="of:=[.E11]+[.E10]" office:value-type="currency" office:currency="USD" office:value="125125" calcext:value-type="currency">
            <text:p>$125,125.00</text:p>
          </table:table-cell>
          <table:table-cell table:formula="of:=[.F11]+[.F10]" office:value-type="currency" office:currency="USD" office:value="5125" calcext:value-type="currency">
            <text:p>$5,125.00</text:p>
          </table:table-cell>
          <table:table-cell table:formula="of:=[.G11]+[.G10]" office:value-type="currency" office:currency="USD" office:value="125" calcext:value-type="currency">
            <text:p>$125.00</text:p>
          </table:table-cell>
          <table:table-cell table:formula="of:=[.H11]+[.H10]" office:value-type="currency" office:currency="USD" office:value="125" calcext:value-type="currency">
            <text:p>$125.00</text:p>
          </table:table-cell>
          <table:table-cell table:formula="of:=[.I11]+[.I10]" office:value-type="currency" office:currency="USD" office:value="5125" calcext:value-type="currency">
            <text:p>$5,125.00</text:p>
          </table:table-cell>
          <table:table-cell table:number-columns-repeated="2"/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table:formula="of:=MAX(0;[.B9]-[.B12])" office:value-type="currency" office:currency="USD" office:value="99875" calcext:value-type="currency">
            <text:p>$99,875.00</text:p>
          </table:table-cell>
          <table:table-cell table:formula="of:=MAX(0;[.C9]-[.C12])" office:value-type="currency" office:currency="USD" office:value="29875" calcext:value-type="currency">
            <text:p>$29,875.00</text:p>
          </table:table-cell>
          <table:table-cell table:formula="of:=MAX(0;[.D9]-[.D12])" office:value-type="currency" office:currency="USD" office:value="0" calcext:value-type="currency">
            <text:p>$0.00</text:p>
          </table:table-cell>
          <table:table-cell table:formula="of:=MAX(0;[.E9]-[.E12])" office:value-type="currency" office:currency="USD" office:value="49875" calcext:value-type="currency">
            <text:p>$49,875.00</text:p>
          </table:table-cell>
          <table:table-cell table:formula="of:=MAX(0;[.F9]-[.F12])" office:value-type="currency" office:currency="USD" office:value="397875" calcext:value-type="currency">
            <text:p>$397,875.00</text:p>
          </table:table-cell>
          <table:table-cell table:formula="of:=MAX(0;[.G9]-[.G12])" office:value-type="currency" office:currency="USD" office:value="34875" calcext:value-type="currency">
            <text:p>$34,875.00</text:p>
          </table:table-cell>
          <table:table-cell table:formula="of:=MAX(0;[.H9]-[.H12])" office:value-type="currency" office:currency="USD" office:value="308596" calcext:value-type="currency">
            <text:p>$308,596.00</text:p>
          </table:table-cell>
          <table:table-cell table:formula="of:=MAX(0;[.I9]-[.I12])" office:value-type="currency" office:currency="USD" office:value="29875" calcext:value-type="currency">
            <text:p>$29,875.00</text:p>
          </table:table-cell>
          <table:table-cell table:number-columns-repeated="2"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number-columns-repeated="8" office:value-type="currency" office:currency="USD" office:value="94050" calcext:value-type="currency">
            <text:p>$94,050.00</text:p>
          </table:table-cell>
          <table:table-cell table:number-columns-repeated="2"/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table:formula="of:=MIN([.B9];[.B14])" office:value-type="currency" office:currency="USD" office:value="94050" calcext:value-type="currency">
            <text:p>$94,050.00</text:p>
          </table:table-cell>
          <table:table-cell table:formula="of:=MIN([.C9];[.C14])" office:value-type="currency" office:currency="USD" office:value="35000" calcext:value-type="currency">
            <text:p>$35,000.00</text:p>
          </table:table-cell>
          <table:table-cell table:formula="of:=MIN([.D9];[.D14])" office:value-type="currency" office:currency="USD" office:value="35000" calcext:value-type="currency">
            <text:p>$35,000.00</text:p>
          </table:table-cell>
          <table:table-cell table:formula="of:=MIN([.E9];[.E14])" office:value-type="currency" office:currency="USD" office:value="94050" calcext:value-type="currency">
            <text:p>$94,050.00</text:p>
          </table:table-cell>
          <table:table-cell table:formula="of:=MIN([.F9];[.F14])" office:value-type="currency" office:currency="USD" office:value="94050" calcext:value-type="currency">
            <text:p>$94,050.00</text:p>
          </table:table-cell>
          <table:table-cell table:formula="of:=MIN([.G9];[.G14])" office:value-type="currency" office:currency="USD" office:value="35000" calcext:value-type="currency">
            <text:p>$35,000.00</text:p>
          </table:table-cell>
          <table:table-cell table:formula="of:=MIN([.H9];[.H14])" office:value-type="currency" office:currency="USD" office:value="94050" calcext:value-type="currency">
            <text:p>$94,050.00</text:p>
          </table:table-cell>
          <table:table-cell table:formula="of:=MIN([.I9];[.I14])" office:value-type="currency" office:currency="USD" office:value="35000" calcext:value-type="currency">
            <text:p>$35,000.00</text:p>
          </table:table-cell>
          <table:table-cell table:number-columns-repeated="2"/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formula="of:=MIN([.B13];[.B15])" office:value-type="currency" office:currency="USD" office:value="94050" calcext:value-type="currency">
            <text:p>$94,050.00</text:p>
          </table:table-cell>
          <table:table-cell table:formula="of:=MIN([.C13];[.C15])" office:value-type="currency" office:currency="USD" office:value="29875" calcext:value-type="currency">
            <text:p>$29,875.00</text:p>
          </table:table-cell>
          <table:table-cell table:formula="of:=MIN([.D13];[.D15])" office:value-type="currency" office:currency="USD" office:value="0" calcext:value-type="currency">
            <text:p>$0.00</text:p>
          </table:table-cell>
          <table:table-cell table:formula="of:=MIN([.E13];[.E15])" office:value-type="currency" office:currency="USD" office:value="49875" calcext:value-type="currency">
            <text:p>$49,875.00</text:p>
          </table:table-cell>
          <table:table-cell table:formula="of:=MIN([.F13];[.F15])" office:value-type="currency" office:currency="USD" office:value="94050" calcext:value-type="currency">
            <text:p>$94,050.00</text:p>
          </table:table-cell>
          <table:table-cell table:formula="of:=MIN([.G13];[.G15])" office:value-type="currency" office:currency="USD" office:value="34875" calcext:value-type="currency">
            <text:p>$34,875.00</text:p>
          </table:table-cell>
          <table:table-cell table:formula="of:=MIN([.H13];[.H15])" office:value-type="currency" office:currency="USD" office:value="94050" calcext:value-type="currency">
            <text:p>$94,050.00</text:p>
          </table:table-cell>
          <table:table-cell table:formula="of:=MIN([.I13];[.I15])" office:value-type="currency" office:currency="USD" office:value="29875" calcext:value-type="currency">
            <text:p>$29,87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15]-[.B16]" office:value-type="currency" office:currency="USD" office:value="0" calcext:value-type="currency">
            <text:p>$0.00</text:p>
          </table:table-cell>
          <table:table-cell table:formula="of:=[.C15]-[.C16]" office:value-type="currency" office:currency="USD" office:value="5125" calcext:value-type="currency">
            <text:p>$5,125.00</text:p>
          </table:table-cell>
          <table:table-cell table:formula="of:=[.D15]-[.D16]" office:value-type="currency" office:currency="USD" office:value="35000" calcext:value-type="currency">
            <text:p>$35,000.00</text:p>
          </table:table-cell>
          <table:table-cell table:formula="of:=[.E15]-[.E16]" office:value-type="currency" office:currency="USD" office:value="44175" calcext:value-type="currency">
            <text:p>$44,175.00</text:p>
          </table:table-cell>
          <table:table-cell table:formula="of:=[.F15]-[.F16]" office:value-type="currency" office:currency="USD" office:value="0" calcext:value-type="currency">
            <text:p>$0.00</text:p>
          </table:table-cell>
          <table:table-cell table:formula="of:=[.G15]-[.G16]" office:value-type="currency" office:currency="USD" office:value="125" calcext:value-type="currency">
            <text:p>$125.00</text:p>
          </table:table-cell>
          <table:table-cell table:formula="of:=[.H15]-[.H16]" office:value-type="currency" office:currency="USD" office:value="0" calcext:value-type="currency">
            <text:p>$0.00</text:p>
          </table:table-cell>
          <table:table-cell table:formula="of:=[.I15]-[.I16]" office:value-type="currency" office:currency="USD" office:value="5125" calcext:value-type="currency">
            <text:p>$5,125.00</text:p>
          </table:table-cell>
          <table:table-cell/>
          <table:table-cell table:style-name="ce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9];[.B12])" office:value-type="currency" office:currency="USD" office:value="5125" calcext:value-type="currency">
            <text:p>$5,125.00</text:p>
          </table:table-cell>
          <table:table-cell table:formula="of:=MIN([.C9];[.C12])" office:value-type="currency" office:currency="USD" office:value="5125" calcext:value-type="currency">
            <text:p>$5,125.00</text:p>
          </table:table-cell>
          <table:table-cell table:formula="of:=MIN([.D9];[.D12])" office:value-type="currency" office:currency="USD" office:value="35000" calcext:value-type="currency">
            <text:p>$35,000.00</text:p>
          </table:table-cell>
          <table:table-cell table:formula="of:=MIN([.E9];[.E12])" office:value-type="currency" office:currency="USD" office:value="125125" calcext:value-type="currency">
            <text:p>$125,125.00</text:p>
          </table:table-cell>
          <table:table-cell table:formula="of:=MIN([.F9];[.F12])" office:value-type="currency" office:currency="USD" office:value="5125" calcext:value-type="currency">
            <text:p>$5,125.00</text:p>
          </table:table-cell>
          <table:table-cell table:formula="of:=MIN([.G9];[.G12])" office:value-type="currency" office:currency="USD" office:value="125" calcext:value-type="currency">
            <text:p>$125.00</text:p>
          </table:table-cell>
          <table:table-cell table:formula="of:=MIN([.H9];[.H12])" office:value-type="currency" office:currency="USD" office:value="125" calcext:value-type="currency">
            <text:p>$125.00</text:p>
          </table:table-cell>
          <table:table-cell table:formula="of:=MIN([.I9];[.I12])" office:value-type="currency" office:currency="USD" office:value="5125" calcext:value-type="currency">
            <text:p>$5,125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formula="of:=[.B17]" office:value-type="currency" office:currency="USD" office:value="0" calcext:value-type="currency">
            <text:p>$0.00</text:p>
          </table:table-cell>
          <table:table-cell table:formula="of:=[.C17]" office:value-type="currency" office:currency="USD" office:value="5125" calcext:value-type="currency">
            <text:p>$5,125.00</text:p>
          </table:table-cell>
          <table:table-cell table:formula="of:=[.D17]" office:value-type="currency" office:currency="USD" office:value="35000" calcext:value-type="currency">
            <text:p>$35,000.00</text:p>
          </table:table-cell>
          <table:table-cell table:formula="of:=[.E17]" office:value-type="currency" office:currency="USD" office:value="44175" calcext:value-type="currency">
            <text:p>$44,175.00</text:p>
          </table:table-cell>
          <table:table-cell table:formula="of:=[.F17]" office:value-type="currency" office:currency="USD" office:value="0" calcext:value-type="currency">
            <text:p>$0.00</text:p>
          </table:table-cell>
          <table:table-cell table:formula="of:=[.G17]" office:value-type="currency" office:currency="USD" office:value="125" calcext:value-type="currency">
            <text:p>$125.00</text:p>
          </table:table-cell>
          <table:table-cell table:formula="of:=[.H17]" office:value-type="currency" office:currency="USD" office:value="0" calcext:value-type="currency">
            <text:p>$0.00</text:p>
          </table:table-cell>
          <table:table-cell table:formula="of:=[.I17]" office:value-type="currency" office:currency="USD" office:value="5125" calcext:value-type="currency">
            <text:p>$5,125.00</text:p>
          </table:table-cell>
          <table:table-cell table:number-columns-repeated="2"/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table:formula="of:=[.B18]-[.B19]" office:value-type="currency" office:currency="USD" office:value="5125" calcext:value-type="currency">
            <text:p>$5,125.00</text:p>
          </table:table-cell>
          <table:table-cell table:formula="of:=[.C18]-[.C19]" office:value-type="currency" office:currency="USD" office:value="0" calcext:value-type="currency">
            <text:p>$0.00</text:p>
          </table:table-cell>
          <table:table-cell table:formula="of:=[.D18]-[.D19]" office:value-type="currency" office:currency="USD" office:value="0" calcext:value-type="currency">
            <text:p>$0.00</text:p>
          </table:table-cell>
          <table:table-cell table:formula="of:=[.E18]-[.E19]" office:value-type="currency" office:currency="USD" office:value="80950" calcext:value-type="currency">
            <text:p>$80,950.00</text:p>
          </table:table-cell>
          <table:table-cell table:formula="of:=[.F18]-[.F19]" office:value-type="currency" office:currency="USD" office:value="5125" calcext:value-type="currency">
            <text:p>$5,125.00</text:p>
          </table:table-cell>
          <table:table-cell table:formula="of:=[.G18]-[.G19]" office:value-type="currency" office:currency="USD" office:value="0" calcext:value-type="currency">
            <text:p>$0.00</text:p>
          </table:table-cell>
          <table:table-cell table:formula="of:=[.H18]-[.H19]" office:value-type="currency" office:currency="USD" office:value="125" calcext:value-type="currency">
            <text:p>$125.00</text:p>
          </table:table-cell>
          <table:table-cell table:formula="of:=[.I18]-[.I1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number-columns-repeated="8" office:value-type="currency" office:currency="USD" office:value="583750" calcext:value-type="currency">
            <text:p>$583,750.00</text:p>
          </table:table-cell>
          <table:table-cell table:number-columns-repeated="2"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formula="of:=MIN([.B9];[.B21])" office:value-type="currency" office:currency="USD" office:value="105000" calcext:value-type="currency">
            <text:p>$105,000.00</text:p>
          </table:table-cell>
          <table:table-cell table:formula="of:=MIN([.C9];[.C21])" office:value-type="currency" office:currency="USD" office:value="35000" calcext:value-type="currency">
            <text:p>$35,000.00</text:p>
          </table:table-cell>
          <table:table-cell table:formula="of:=MIN([.D9];[.D21])" office:value-type="currency" office:currency="USD" office:value="35000" calcext:value-type="currency">
            <text:p>$35,000.00</text:p>
          </table:table-cell>
          <table:table-cell table:formula="of:=MIN([.E9];[.E21])" office:value-type="currency" office:currency="USD" office:value="175000" calcext:value-type="currency">
            <text:p>$175,000.00</text:p>
          </table:table-cell>
          <table:table-cell table:formula="of:=MIN([.F9];[.F21])" office:value-type="currency" office:currency="USD" office:value="403000" calcext:value-type="currency">
            <text:p>$403,000.00</text:p>
          </table:table-cell>
          <table:table-cell table:formula="of:=MIN([.G9];[.G21])" office:value-type="currency" office:currency="USD" office:value="35000" calcext:value-type="currency">
            <text:p>$35,000.00</text:p>
          </table:table-cell>
          <table:table-cell table:formula="of:=MIN([.H9];[.H21])" office:value-type="currency" office:currency="USD" office:value="308721" calcext:value-type="currency">
            <text:p>$308,721.00</text:p>
          </table:table-cell>
          <table:table-cell table:formula="of:=MIN([.I9];[.I21])" office:value-type="currency" office:currency="USD" office:value="35000" calcext:value-type="currency">
            <text:p>$35,000.00</text:p>
          </table:table-cell>
          <table:table-cell table:number-columns-repeated="2"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formula="of:=[.B13]+[.B17]" office:value-type="currency" office:currency="USD" office:value="99875" calcext:value-type="currency">
            <text:p>$99,875.00</text:p>
          </table:table-cell>
          <table:table-cell table:formula="of:=[.C13]+[.C17]" office:value-type="currency" office:currency="USD" office:value="35000" calcext:value-type="currency">
            <text:p>$35,000.00</text:p>
          </table:table-cell>
          <table:table-cell table:formula="of:=[.D13]+[.D17]" office:value-type="currency" office:currency="USD" office:value="35000" calcext:value-type="currency">
            <text:p>$35,000.00</text:p>
          </table:table-cell>
          <table:table-cell table:formula="of:=[.E13]+[.E17]" office:value-type="currency" office:currency="USD" office:value="94050" calcext:value-type="currency">
            <text:p>$94,050.00</text:p>
          </table:table-cell>
          <table:table-cell table:formula="of:=[.F13]+[.F17]" office:value-type="currency" office:currency="USD" office:value="397875" calcext:value-type="currency">
            <text:p>$397,875.00</text:p>
          </table:table-cell>
          <table:table-cell table:formula="of:=[.G13]+[.G17]" office:value-type="currency" office:currency="USD" office:value="35000" calcext:value-type="currency">
            <text:p>$35,000.00</text:p>
          </table:table-cell>
          <table:table-cell table:formula="of:=[.H13]+[.H17]" office:value-type="currency" office:currency="USD" office:value="308596" calcext:value-type="currency">
            <text:p>$308,596.00</text:p>
          </table:table-cell>
          <table:table-cell table:formula="of:=[.I13]+[.I17]" office:value-type="currency" office:currency="USD" office:value="35000" calcext:value-type="currency">
            <text:p>$35,000.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22]-[.B23])" office:value-type="currency" office:currency="USD" office:value="5125" calcext:value-type="currency">
            <text:p>$5,125.00</text:p>
          </table:table-cell>
          <table:table-cell table:formula="of:=MAX(0;[.C22]-[.C23])" office:value-type="currency" office:currency="USD" office:value="0" calcext:value-type="currency">
            <text:p>$0.00</text:p>
          </table:table-cell>
          <table:table-cell table:formula="of:=MAX(0;[.D22]-[.D23])" office:value-type="currency" office:currency="USD" office:value="0" calcext:value-type="currency">
            <text:p>$0.00</text:p>
          </table:table-cell>
          <table:table-cell table:formula="of:=MAX(0;[.E22]-[.E23])" office:value-type="currency" office:currency="USD" office:value="80950" calcext:value-type="currency">
            <text:p>$80,950.00</text:p>
          </table:table-cell>
          <table:table-cell table:formula="of:=MAX(0;[.F22]-[.F23])" office:value-type="currency" office:currency="USD" office:value="5125" calcext:value-type="currency">
            <text:p>$5,125.00</text:p>
          </table:table-cell>
          <table:table-cell table:formula="of:=MAX(0;[.G22]-[.G23])" office:value-type="currency" office:currency="USD" office:value="0" calcext:value-type="currency">
            <text:p>$0.00</text:p>
          </table:table-cell>
          <table:table-cell table:formula="of:=MAX(0;[.H22]-[.H23])" office:value-type="currency" office:currency="USD" office:value="125" calcext:value-type="currency">
            <text:p>$125.00</text:p>
          </table:table-cell>
          <table:table-cell table:formula="of:=MAX(0;[.I22]-[.I2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20];[.B24])" office:value-type="currency" office:currency="USD" office:value="5125" calcext:value-type="currency">
            <text:p>$5,125.00</text:p>
          </table:table-cell>
          <table:table-cell table:formula="of:=MIN([.C20];[.C24])" office:value-type="currency" office:currency="USD" office:value="0" calcext:value-type="currency">
            <text:p>$0.00</text:p>
          </table:table-cell>
          <table:table-cell table:formula="of:=MIN([.D20];[.D24])" office:value-type="currency" office:currency="USD" office:value="0" calcext:value-type="currency">
            <text:p>$0.00</text:p>
          </table:table-cell>
          <table:table-cell table:formula="of:=MIN([.E20];[.E24])" office:value-type="currency" office:currency="USD" office:value="80950" calcext:value-type="currency">
            <text:p>$80,950.00</text:p>
          </table:table-cell>
          <table:table-cell table:formula="of:=MIN([.F20];[.F24])" office:value-type="currency" office:currency="USD" office:value="5125" calcext:value-type="currency">
            <text:p>$5,125.00</text:p>
          </table:table-cell>
          <table:table-cell table:formula="of:=MIN([.G20];[.G24])" office:value-type="currency" office:currency="USD" office:value="0" calcext:value-type="currency">
            <text:p>$0.00</text:p>
          </table:table-cell>
          <table:table-cell table:formula="of:=MIN([.H20];[.H24])" office:value-type="currency" office:currency="USD" office:value="125" calcext:value-type="currency">
            <text:p>$125.00</text:p>
          </table:table-cell>
          <table:table-cell table:formula="of:=MIN([.I20];[.I24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5]*0.15" office:value-type="currency" office:currency="USD" office:value="768.75" calcext:value-type="currency">
            <text:p>$768.75</text:p>
          </table:table-cell>
          <table:table-cell table:formula="of:=[.C25]*0.15" office:value-type="currency" office:currency="USD" office:value="0" calcext:value-type="currency">
            <text:p>$0.00</text:p>
          </table:table-cell>
          <table:table-cell table:formula="of:=[.D25]*0.15" office:value-type="currency" office:currency="USD" office:value="0" calcext:value-type="currency">
            <text:p>$0.00</text:p>
          </table:table-cell>
          <table:table-cell table:formula="of:=[.E25]*0.15" office:value-type="currency" office:currency="USD" office:value="12142.5" calcext:value-type="currency">
            <text:p>$12,142.50</text:p>
          </table:table-cell>
          <table:table-cell table:formula="of:=[.F25]*0.15" office:value-type="currency" office:currency="USD" office:value="768.75" calcext:value-type="currency">
            <text:p>$768.75</text:p>
          </table:table-cell>
          <table:table-cell table:formula="of:=[.G25]*0.15" office:value-type="currency" office:currency="USD" office:value="0" calcext:value-type="currency">
            <text:p>$0.00</text:p>
          </table:table-cell>
          <table:table-cell table:formula="of:=[.H25]*0.15" office:value-type="currency" office:currency="USD" office:value="18.75" calcext:value-type="currency">
            <text:p>$18.75</text:p>
          </table:table-cell>
          <table:table-cell table:formula="of:=[.I25]*0.15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formula="of:=[.B25]+[.B17]" office:value-type="currency" office:currency="USD" office:value="5125" calcext:value-type="currency">
            <text:p>$5,125.00</text:p>
          </table:table-cell>
          <table:table-cell table:formula="of:=[.C25]+[.C17]" office:value-type="currency" office:currency="USD" office:value="5125" calcext:value-type="currency">
            <text:p>$5,125.00</text:p>
          </table:table-cell>
          <table:table-cell table:formula="of:=[.D25]+[.D17]" office:value-type="currency" office:currency="USD" office:value="35000" calcext:value-type="currency">
            <text:p>$35,000.00</text:p>
          </table:table-cell>
          <table:table-cell table:style-name="ce6" table:formula="of:=[.E25]+[.E17]" office:value-type="currency" office:currency="USD" office:value="125125" calcext:value-type="currency">
            <text:p>$125,125.00</text:p>
          </table:table-cell>
          <table:table-cell table:formula="of:=[.F25]+[.F17]" office:value-type="currency" office:currency="USD" office:value="5125" calcext:value-type="currency">
            <text:p>$5,125.00</text:p>
          </table:table-cell>
          <table:table-cell table:formula="of:=[.G25]+[.G17]" office:value-type="currency" office:currency="USD" office:value="125" calcext:value-type="currency">
            <text:p>$125.00</text:p>
          </table:table-cell>
          <table:table-cell table:formula="of:=[.H25]+[.H17]" office:value-type="currency" office:currency="USD" office:value="125" calcext:value-type="currency">
            <text:p>$125.00</text:p>
          </table:table-cell>
          <table:table-cell table:formula="of:=[.I25]+[.I17]" office:value-type="currency" office:currency="USD" office:value="5125" calcext:value-type="currency">
            <text:p>$5,12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18]-[.B27]" office:value-type="currency" office:currency="USD" office:value="0" calcext:value-type="currency">
            <text:p>$0.00</text:p>
          </table:table-cell>
          <table:table-cell table:formula="of:=[.C18]-[.C27]" office:value-type="currency" office:currency="USD" office:value="0" calcext:value-type="currency">
            <text:p>$0.00</text:p>
          </table:table-cell>
          <table:table-cell table:formula="of:=[.D18]-[.D27]" office:value-type="currency" office:currency="USD" office:value="0" calcext:value-type="currency">
            <text:p>$0.00</text:p>
          </table:table-cell>
          <table:table-cell table:style-name="ce6" table:formula="of:=[.E18]-[.E27]" office:value-type="currency" office:currency="USD" office:value="0" calcext:value-type="currency">
            <text:p>$0.00</text:p>
          </table:table-cell>
          <table:table-cell table:formula="of:=[.F18]-[.F27]" office:value-type="currency" office:currency="USD" office:value="0" calcext:value-type="currency">
            <text:p>$0.00</text:p>
          </table:table-cell>
          <table:table-cell table:formula="of:=[.G18]-[.G27]" office:value-type="currency" office:currency="USD" office:value="0" calcext:value-type="currency">
            <text:p>$0.00</text:p>
          </table:table-cell>
          <table:table-cell table:formula="of:=[.H18]-[.H27]" office:value-type="currency" office:currency="USD" office:value="0" calcext:value-type="currency">
            <text:p>$0.00</text:p>
          </table:table-cell>
          <table:table-cell table:formula="of:=[.I18]-[.I2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8]*0.2" office:value-type="currency" office:currency="USD" office:value="0" calcext:value-type="currency">
            <text:p>$0.00</text:p>
          </table:table-cell>
          <table:table-cell table:formula="of:=[.C28]*0.2" office:value-type="currency" office:currency="USD" office:value="0" calcext:value-type="currency">
            <text:p>$0.00</text:p>
          </table:table-cell>
          <table:table-cell table:formula="of:=[.D28]*0.2" office:value-type="currency" office:currency="USD" office:value="0" calcext:value-type="currency">
            <text:p>$0.00</text:p>
          </table:table-cell>
          <table:table-cell table:style-name="ce6" table:formula="of:=[.E28]*0.2" office:value-type="currency" office:currency="USD" office:value="0" calcext:value-type="currency">
            <text:p>$0.00</text:p>
          </table:table-cell>
          <table:table-cell table:formula="of:=[.F28]*0.2" office:value-type="currency" office:currency="USD" office:value="0" calcext:value-type="currency">
            <text:p>$0.00</text:p>
          </table:table-cell>
          <table:table-cell table:formula="of:=[.G28]*0.2" office:value-type="currency" office:currency="USD" office:value="0" calcext:value-type="currency">
            <text:p>$0.00</text:p>
          </table:table-cell>
          <table:table-cell table:formula="of:=[.H28]*0.2" office:value-type="currency" office:currency="USD" office:value="0" calcext:value-type="currency">
            <text:p>$0.00</text:p>
          </table:table-cell>
          <table:table-cell table:formula="of:=[.I28]*0.2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style-name="ce9" table:formula="of:=IF([.B13]&lt;100000;[$FedTaxTableWorksheet.B51];[$FedTaxComputationWorksheet.B43])" office:value-type="currency" office:currency="USD" office:value="12079" calcext:value-type="currency">
            <text:p>$12,079.00</text:p>
          </table:table-cell>
          <table:table-cell table:style-name="ce9" table:formula="of:=IF([.C13]&lt;100000;[$FedTaxTableWorksheet.B61];[$FedTaxComputationWorksheet.B45])" office:value-type="currency" office:currency="USD" office:value="3121" calcext:value-type="currency">
            <text:p>$3,121.00</text:p>
          </table:table-cell>
          <table:table-cell table:style-name="ce9" table:formula="of:=IF([.D13]&lt;100000;[$FedTaxTableWorksheet.B71];[$FedTaxComputationWorksheet.B47])" office:value-type="currency" office:currency="USD" office:value="0" calcext:value-type="currency">
            <text:p>$0.00</text:p>
          </table:table-cell>
          <table:table-cell table:style-name="ce9" table:formula="of:=IF([.E13]&lt;100000;[$FedTaxTableWorksheet.B81];[$FedTaxComputationWorksheet.B49])" office:value-type="currency" office:currency="USD" office:value="5521" calcext:value-type="currency">
            <text:p>$5,521.00</text:p>
          </table:table-cell>
          <table:table-cell table:style-name="ce9" table:formula="of:=IF([.F13]&lt;100000;[$FedTaxTableWorksheet.B91];[$FedTaxComputationWorksheet.B51])" office:value-type="currency" office:currency="USD" office:value="82693" calcext:value-type="currency">
            <text:p>$82,693.00</text:p>
          </table:table-cell>
          <table:table-cell table:style-name="ce9" table:formula="of:=IF([.G13]&lt;100000;[$FedTaxTableWorksheet.B101];[$FedTaxComputationWorksheet.B53])" office:value-type="currency" office:currency="USD" office:value="3721" calcext:value-type="currency">
            <text:p>$3,721.00</text:p>
          </table:table-cell>
          <table:table-cell table:style-name="ce9" table:formula="of:=IF([.H13]&lt;100000;[$FedTaxTableWorksheet.B111];[$FedTaxComputationWorksheet.B55])" office:value-type="currency" office:currency="USD" office:value="60148.04" calcext:value-type="currency">
            <text:p>$60,148.04</text:p>
          </table:table-cell>
          <table:table-cell table:style-name="ce9" table:formula="of:=IF([.I13]&lt;100000;[$FedTaxTableWorksheet.B121];[$FedTaxComputationWorksheet.B57])" office:value-type="currency" office:currency="USD" office:value="3121" calcext:value-type="currency">
            <text:p>$3,121.00</text:p>
          </table:table-cell>
          <table:table-cell table:number-columns-repeated="2"/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 table:formula="of:=[.B26]+[.B29]+[.B30]" office:value-type="currency" office:currency="USD" office:value="12847.75" calcext:value-type="currency">
            <text:p>$12,847.75</text:p>
          </table:table-cell>
          <table:table-cell table:formula="of:=[.C26]+[.C29]+[.C30]" office:value-type="currency" office:currency="USD" office:value="3121" calcext:value-type="currency">
            <text:p>$3,121.00</text:p>
          </table:table-cell>
          <table:table-cell table:formula="of:=[.D26]+[.D29]+[.D30]" office:value-type="currency" office:currency="USD" office:value="0" calcext:value-type="currency">
            <text:p>$0.00</text:p>
          </table:table-cell>
          <table:table-cell table:style-name="ce6" table:formula="of:=[.E26]+[.E29]+[.E30]" office:value-type="currency" office:currency="USD" office:value="17663.5" calcext:value-type="currency">
            <text:p>$17,663.50</text:p>
          </table:table-cell>
          <table:table-cell table:formula="of:=[.F26]+[.F29]+[.F30]" office:value-type="currency" office:currency="USD" office:value="83461.75" calcext:value-type="currency">
            <text:p>$83,461.75</text:p>
          </table:table-cell>
          <table:table-cell table:formula="of:=[.G26]+[.G29]+[.G30]" office:value-type="currency" office:currency="USD" office:value="3721" calcext:value-type="currency">
            <text:p>$3,721.00</text:p>
          </table:table-cell>
          <table:table-cell table:formula="of:=[.H26]+[.H29]+[.H30]" office:value-type="currency" office:currency="USD" office:value="60166.79" calcext:value-type="currency">
            <text:p>$60,166.79</text:p>
          </table:table-cell>
          <table:table-cell table:formula="of:=[.I26]+[.I29]+[.I30]" office:value-type="currency" office:currency="USD" office:value="3121" calcext:value-type="currency">
            <text:p>$3,121.00</text:p>
          </table:table-cell>
          <table:table-cell table:number-columns-repeated="2"/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table:style-name="ce9" table:formula="of:=IF([.B9]&lt;100000;[$FedTaxTableWorksheet.B56];[$FedTaxComputationWorksheet.B44])" office:value-type="currency" office:currency="USD" office:value="13206" calcext:value-type="currency">
            <text:p>$13,206.00</text:p>
          </table:table-cell>
          <table:table-cell table:style-name="ce9" table:formula="of:=IF([.C9]&lt;100000;[$FedTaxTableWorksheet.B66];[$FedTaxComputationWorksheet.B46])" office:value-type="currency" office:currency="USD" office:value="3736" calcext:value-type="currency">
            <text:p>$3,736.00</text:p>
          </table:table-cell>
          <table:table-cell table:style-name="ce9" table:formula="of:=IF([.D9]&lt;100000;[$FedTaxTableWorksheet.B76];[$FedTaxComputationWorksheet.B48])" office:value-type="currency" office:currency="USD" office:value="3736" calcext:value-type="currency">
            <text:p>$3,736.00</text:p>
          </table:table-cell>
          <table:table-cell table:style-name="ce9" table:formula="of:=IF([.E9]&lt;100000;[$FedTaxTableWorksheet.B86];[$FedTaxComputationWorksheet.B50])" office:value-type="currency" office:currency="USD" office:value="28606" calcext:value-type="currency">
            <text:p>$28,606.00</text:p>
          </table:table-cell>
          <table:table-cell table:style-name="ce9" table:formula="of:=IF([.F9]&lt;100000;[$FedTaxTableWorksheet.B96];[$FedTaxComputationWorksheet.B52])" office:value-type="currency" office:currency="USD" office:value="84333" calcext:value-type="currency">
            <text:p>$84,333.00</text:p>
          </table:table-cell>
          <table:table-cell table:style-name="ce9" table:formula="of:=IF([.G9]&lt;100000;[$FedTaxTableWorksheet.B106];[$FedTaxComputationWorksheet.B54])" office:value-type="currency" office:currency="USD" office:value="3736" calcext:value-type="currency">
            <text:p>$3,736.00</text:p>
          </table:table-cell>
          <table:table-cell table:style-name="ce9" table:formula="of:=IF([.H9]&lt;100000;[$FedTaxTableWorksheet.B116];[$FedTaxComputationWorksheet.B56])" office:value-type="currency" office:currency="USD" office:value="60178.04" calcext:value-type="currency">
            <text:p>$60,178.04</text:p>
          </table:table-cell>
          <table:table-cell table:style-name="ce9" table:formula="of:=IF([.I9]&lt;100000;[$FedTaxTableWorksheet.B126];[$FedTaxComputationWorksheet.B58])" office:value-type="currency" office:currency="USD" office:value="3736" calcext:value-type="currency">
            <text:p>$3,736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31];[.B32])" office:value-type="currency" office:currency="USD" office:value="12847.75" calcext:value-type="currency">
            <text:p>$12,847.75</text:p>
          </table:table-cell>
          <table:table-cell table:formula="of:=MIN([.C31];[.C32])" office:value-type="currency" office:currency="USD" office:value="3121" calcext:value-type="currency">
            <text:p>$3,121.00</text:p>
          </table:table-cell>
          <table:table-cell table:formula="of:=MIN([.D31];[.D32])" office:value-type="currency" office:currency="USD" office:value="0" calcext:value-type="currency">
            <text:p>$0.00</text:p>
          </table:table-cell>
          <table:table-cell table:style-name="ce6" table:formula="of:=MIN([.E31];[.E32])" office:value-type="currency" office:currency="USD" office:value="17663.5" calcext:value-type="currency">
            <text:p>$17,663.50</text:p>
          </table:table-cell>
          <table:table-cell table:formula="of:=MIN([.F31];[.F32])" office:value-type="currency" office:currency="USD" office:value="83461.75" calcext:value-type="currency">
            <text:p>$83,461.75</text:p>
          </table:table-cell>
          <table:table-cell table:formula="of:=MIN([.G31];[.G32])" office:value-type="currency" office:currency="USD" office:value="3721" calcext:value-type="currency">
            <text:p>$3,721.00</text:p>
          </table:table-cell>
          <table:table-cell table:formula="of:=MIN([.H31];[.H32])" office:value-type="currency" office:currency="USD" office:value="60166.79" calcext:value-type="currency">
            <text:p>$60,166.79</text:p>
          </table:table-cell>
          <table:table-cell table:formula="of:=MIN([.I31];[.I32])" office:value-type="currency" office:currency="USD" office:value="3121" calcext:value-type="currency">
            <text:p>$3,121.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/>
          <table:table-cell table:style-name="Default" table:formula="of:=&quot;[InlineData(&quot;&amp;ROUND([.B4];2)&amp;&quot;, &quot;&amp;ROUND([.B5];2)&amp;&quot;, &quot;&amp;ROUND([.B6];2)&amp;&quot;, &quot;&amp;ROUND([.B7];2)&amp;&quot;, &quot;&amp;ROUND([.B33];2)&amp;&quot;)] &quot;&amp;[.B3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formula="of:=&quot;[InlineData(&quot;&amp;ROUND([.C4];2)&amp;&quot;, &quot;&amp;ROUND([.C5];2)&amp;&quot;, &quot;&amp;ROUND([.C6];2)&amp;&quot;, &quot;&amp;ROUND([.C7];2)&amp;&quot;, &quot;&amp;ROUND([.C33];2)&amp;&quot;)] &quot;&amp;[.C3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formula="of:=&quot;[InlineData(&quot;&amp;ROUND([.D4];2)&amp;&quot;, &quot;&amp;ROUND([.D5];2)&amp;&quot;, &quot;&amp;ROUND([.D6];2)&amp;&quot;, &quot;&amp;ROUND([.D7];2)&amp;&quot;, &quot;&amp;ROUND([.D33];2)&amp;&quot;)] &quot;&amp;[.D3]" office:value-type="string" office:string-value="[InlineData(35000, 125, 185000, 215044, 0)] // low income, high gains" calcext:value-type="string">
            <text:p>[InlineData(35000, 125, 185000, 215044, 0)] // low income, high gains</text:p>
          </table:table-cell>
          <table:table-cell table:style-name="Default" table:formula="of:=&quot;[InlineData(&quot;&amp;ROUND([.E4];2)&amp;&quot;, &quot;&amp;ROUND([.E5];2)&amp;&quot;, &quot;&amp;ROUND([.E6];2)&amp;&quot;, &quot;&amp;ROUND([.E7];2)&amp;&quot;, &quot;&amp;ROUND([.E33];2)&amp;&quot;)] &quot;&amp;[.E3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formula="of:=&quot;[InlineData(&quot;&amp;ROUND([.F4];2)&amp;&quot;, &quot;&amp;ROUND([.F5];2)&amp;&quot;, &quot;&amp;ROUND([.F6];2)&amp;&quot;, &quot;&amp;ROUND([.F7];2)&amp;&quot;, &quot;&amp;ROUND([.F33];2)&amp;&quot;)] &quot;&amp;[.F3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formula="of:=&quot;[InlineData(&quot;&amp;ROUND([.G4];2)&amp;&quot;, &quot;&amp;ROUND([.G5];2)&amp;&quot;, &quot;&amp;ROUND([.G6];2)&amp;&quot;, &quot;&amp;ROUND([.G7];2)&amp;&quot;, &quot;&amp;ROUND([.G33];2)&amp;&quot;)] &quot;&amp;[.G3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formula="of:=&quot;[InlineData(&quot;&amp;ROUND([.H4];2)&amp;&quot;, &quot;&amp;ROUND([.H5];2)&amp;&quot;, &quot;&amp;ROUND([.H6];2)&amp;&quot;, &quot;&amp;ROUND([.H7];2)&amp;&quot;, &quot;&amp;ROUND([.H33];2)&amp;&quot;)] &quot;&amp;[.H3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formula="of:=&quot;[InlineData(&quot;&amp;ROUND([.I4];2)&amp;&quot;, &quot;&amp;ROUND([.I5];2)&amp;&quot;, &quot;&amp;ROUND([.I6];2)&amp;&quot;, &quot;&amp;ROUND([.I7];2)&amp;&quot;, &quot;&amp;ROUND([.I33];2)&amp;&quot;)] &quot;&amp;[.I3]" office:value-type="string" office:string-value="[InlineData(35000, 125, 5000, 6000, 3121)] // tbd" calcext:value-type="string">
            <text:p>[InlineData(35000, 125, 5000, 6000, 3121)] // tbd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/>
          <table:table-cell table:style-name="Default" table:formula="of:=[.B36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/>
          <table:table-cell table:style-name="Default" table:formula="of:=[.C36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/>
          <table:table-cell table:style-name="Default" table:formula="of:=[.D36]" office:value-type="string" office:string-value="[InlineData(35000, 125, 185000, 215044, 0)] // low income, high gains" calcext:value-type="string">
            <text:p>[InlineData(35000, 125, 185000, 215044, 0)] // low income, high gains</text:p>
          </table:table-cell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/>
          <table:table-cell table:style-name="Default" table:formula="of:=[.E36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/>
          <table:table-cell table:style-name="Default" table:formula="of:=[.F36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/>
          <table:table-cell table:style-name="Default" table:formula="of:=[.G36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/>
          <table:table-cell table:style-name="Default" table:formula="of:=[.H36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/>
          <table:table-cell table:style-name="Default" table:formula="of:=[.I36]" office:value-type="string" office:string-value="[InlineData(35000, 125, 5000, 6000, 3121)] // tbd" calcext:value-type="string">
            <text:p>[InlineData(35000, 125, 5000, 6000, 3121)] // tbd</text:p>
          </table:table-cell>
          <table:table-cell table:style-name="Default" table:number-columns-repeated="7"/>
          <table:table-cell/>
          <table:table-cell table:style-name="Default"/>
        </table:table-row>
      </table:table>
      <table:table table:name="NorthCarolinaTaxLiability" table:style-name="ta1">
        <table:table-column table:style-name="co1" table:default-cell-style-name="ce3"/>
        <table:table-column table:style-name="co7" table:default-cell-style-name="ce3"/>
        <table:table-column table:style-name="co1" table:number-columns-repeated="16382" table:default-cell-style-name="ce3"/>
        <table:table-row table:style-name="ro1">
          <table:table-cell office:value-type="string" calcext:value-type="string">
            <text:p>earned income</text:p>
          </table:table-cell>
          <table:table-cell office:value-type="string" calcext:value-type="string">
            <text:p>total capital gains</text:p>
          </table:table-cell>
          <table:table-cell office:value-type="string" calcext:value-type="string">
            <text:p>expectation</text:p>
          </table:table-cell>
          <table:table-cell table:number-columns-repeated="16381"/>
        </table:table-row>
        <table:table-row table:style-name="ro1">
          <table:table-cell table:number-columns-repeated="2" table:style-name="ce15" office:value-type="currency" office:currency="USD" office:value="10000" calcext:value-type="currency">
            <text:p>$10,000.00</text:p>
          </table:table-cell>
          <table:table-cell table:style-name="ce15" table:formula="of:=ROUND(0.0399*([.A2]+[.B2]);2)" office:value-type="currency" office:currency="USD" office:value="798" calcext:value-type="currency">
            <text:p>$798.00</text:p>
          </table:table-cell>
          <table:table-cell table:style-name="Default"/>
          <table:table-cell table:formula="of:=&quot;[InlineData(&quot;&amp;[.A2]&amp;&quot;, &quot;&amp;[.B2]&amp;&quot;, &quot;&amp;[.C2]&amp;&quot;)]&quot;" office:value-type="string" office:string-value="[InlineData(10000, 10000, 798)]" calcext:value-type="string">
            <text:p>[InlineData(10000, 10000, 798)]</text:p>
          </table:table-cell>
          <table:table-cell table:number-columns-repeated="16379"/>
        </table:table-row>
        <table:table-row table:style-name="ro1">
          <table:table-cell table:style-name="ce15" table:formula="of:=[.A2]+([.A2]*1.5)" office:value-type="currency" office:currency="USD" office:value="25000" calcext:value-type="currency">
            <text:p>$25,000.00</text:p>
          </table:table-cell>
          <table:table-cell table:style-name="ce15" table:formula="of:=[.B2]+([.B2]*2)" office:value-type="currency" office:currency="USD" office:value="30000" calcext:value-type="currency">
            <text:p>$30,000.00</text:p>
          </table:table-cell>
          <table:table-cell table:style-name="ce15" table:formula="of:=ROUND(0.0399*([.A3]+[.B3]);2)" office:value-type="currency" office:currency="USD" office:value="2194.5" calcext:value-type="currency">
            <text:p>$2,194.50</text:p>
          </table:table-cell>
          <table:table-cell/>
          <table:table-cell table:formula="of:=&quot;[InlineData(&quot;&amp;[.A3]&amp;&quot;, &quot;&amp;[.B3]&amp;&quot;, &quot;&amp;[.C3]&amp;&quot;)]&quot;" office:value-type="string" office:string-value="[InlineData(25000, 30000, 2194.5)]" calcext:value-type="string">
            <text:p>[InlineData(25000, 30000, 2194.5)]</text:p>
          </table:table-cell>
          <table:table-cell table:number-columns-repeated="16379"/>
        </table:table-row>
        <table:table-row table:style-name="ro1">
          <table:table-cell table:style-name="ce15" table:formula="of:=[.A3]+([.A3]*1.5)" office:value-type="currency" office:currency="USD" office:value="62500" calcext:value-type="currency">
            <text:p>$62,500.00</text:p>
          </table:table-cell>
          <table:table-cell table:style-name="ce15" table:formula="of:=[.B3]+([.B3]*2)" office:value-type="currency" office:currency="USD" office:value="90000" calcext:value-type="currency">
            <text:p>$90,000.00</text:p>
          </table:table-cell>
          <table:table-cell table:style-name="ce15" table:formula="of:=ROUND(0.0399*([.A4]+[.B4]);2)" office:value-type="currency" office:currency="USD" office:value="6084.75" calcext:value-type="currency">
            <text:p>$6,084.75</text:p>
          </table:table-cell>
          <table:table-cell/>
          <table:table-cell table:formula="of:=&quot;[InlineData(&quot;&amp;[.A4]&amp;&quot;, &quot;&amp;[.B4]&amp;&quot;, &quot;&amp;[.C4]&amp;&quot;)]&quot;" office:value-type="string" office:string-value="[InlineData(62500, 90000, 6084.75)]" calcext:value-type="string">
            <text:p>[InlineData(62500, 90000, 6084.75)]</text:p>
          </table:table-cell>
          <table:table-cell table:number-columns-repeated="16379"/>
        </table:table-row>
        <table:table-row table:style-name="ro1">
          <table:table-cell table:style-name="ce15" table:formula="of:=[.A4]+([.A4]*1.5)" office:value-type="currency" office:currency="USD" office:value="156250" calcext:value-type="currency">
            <text:p>$156,250.00</text:p>
          </table:table-cell>
          <table:table-cell table:style-name="ce15" table:formula="of:=[.B4]+([.B4]*2)" office:value-type="currency" office:currency="USD" office:value="270000" calcext:value-type="currency">
            <text:p>$270,000.00</text:p>
          </table:table-cell>
          <table:table-cell table:style-name="ce15" table:formula="of:=ROUND(0.0399*([.A5]+[.B5]);2)" office:value-type="currency" office:currency="USD" office:value="17007.38" calcext:value-type="currency">
            <text:p>$17,007.38</text:p>
          </table:table-cell>
          <table:table-cell/>
          <table:table-cell table:formula="of:=&quot;[InlineData(&quot;&amp;[.A5]&amp;&quot;, &quot;&amp;[.B5]&amp;&quot;, &quot;&amp;[.C5]&amp;&quot;)]&quot;" office:value-type="string" office:string-value="[InlineData(156250, 270000, 17007.38)]" calcext:value-type="string">
            <text:p>[InlineData(156250, 270000, 17007.38)]</text:p>
          </table:table-cell>
          <table:table-cell table:number-columns-repeated="16379"/>
        </table:table-row>
        <table:table-row table:style-name="ro1">
          <table:table-cell table:style-name="ce15" table:formula="of:=[.A5]+([.A5]*1.5)" office:value-type="currency" office:currency="USD" office:value="390625" calcext:value-type="currency">
            <text:p>$390,625.00</text:p>
          </table:table-cell>
          <table:table-cell table:style-name="ce15" table:formula="of:=[.B5]+([.B5]*2)" office:value-type="currency" office:currency="USD" office:value="810000" calcext:value-type="currency">
            <text:p>$810,000.00</text:p>
          </table:table-cell>
          <table:table-cell table:style-name="ce15" table:formula="of:=ROUND(0.0399*([.A6]+[.B6]);2)" office:value-type="currency" office:currency="USD" office:value="47904.94" calcext:value-type="currency">
            <text:p>$47,904.94</text:p>
          </table:table-cell>
          <table:table-cell/>
          <table:table-cell table:formula="of:=&quot;[InlineData(&quot;&amp;[.A6]&amp;&quot;, &quot;&amp;[.B6]&amp;&quot;, &quot;&amp;[.C6]&amp;&quot;)]&quot;" office:value-type="string" office:string-value="[InlineData(390625, 810000, 47904.94)]" calcext:value-type="string">
            <text:p>[InlineData(390625, 810000, 47904.94)]</text:p>
          </table:table-cell>
          <table:table-cell table:number-columns-repeated="16379"/>
        </table:table-row>
        <table:table-row table:style-name="ro1">
          <table:table-cell table:style-name="ce15" table:formula="of:=[.A6]+([.A6]*1.5)" office:value-type="currency" office:currency="USD" office:value="976562.5" calcext:value-type="currency">
            <text:p>$976,562.50</text:p>
          </table:table-cell>
          <table:table-cell table:style-name="ce15" table:formula="of:=[.B6]+([.B6]*2)" office:value-type="currency" office:currency="USD" office:value="2430000" calcext:value-type="currency">
            <text:p>$2,430,000.00</text:p>
          </table:table-cell>
          <table:table-cell table:style-name="ce15" table:formula="of:=ROUND(0.0399*([.A7]+[.B7]);2)" office:value-type="currency" office:currency="USD" office:value="135921.84" calcext:value-type="currency">
            <text:p>$135,921.84</text:p>
          </table:table-cell>
          <table:table-cell/>
          <table:table-cell table:formula="of:=&quot;[InlineData(&quot;&amp;[.A7]&amp;&quot;, &quot;&amp;[.B7]&amp;&quot;, &quot;&amp;[.C7]&amp;&quot;)]&quot;" office:value-type="string" office:string-value="[InlineData(976562.5, 2430000, 135921.84)]" calcext:value-type="string">
            <text:p>[InlineData(976562.5, 2430000, 135921.84)]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SocialSecurityBenefitsWorksheet" table:style-name="ta1">
        <table:table-column table:style-name="co1" table:default-cell-style-name="ce3"/>
        <table:table-column table:style-name="co1" table:number-columns-repeated="2" table:default-cell-style-name="ce17"/>
        <table:table-column table:style-name="co1" table:number-columns-repeated="14" table:default-cell-style-name="ce3"/>
        <table:table-column table:style-name="co1" table:default-cell-style-name="Default"/>
        <table:table-column table:style-name="co1" table:number-columns-repeated="16366" table:default-cell-style-name="ce3"/>
        <table:table-row table:style-name="ro1">
          <table:table-cell table:style-name="ce1" office:value-type="string" calcext:value-type="string">
            <text:p>Monthly SSN </text:p>
          </table:table-cell>
          <table:table-cell table:style-name="ce16" office:value-type="string" calcext:value-type="string">
            <text:p>$500.00</text:p>
          </table:table-cell>
          <table:table-cell table:style-name="ce16" table:formula="of:=ROUND([.B1]*1.25;2)" office:value-type="currency" office:currency="USD" office:value="625" calcext:value-type="currency">
            <text:p>$625.00</text:p>
          </table:table-cell>
          <table:table-cell table:style-name="ce16" table:formula="of:=ROUND([.C1]*1.25;2)" office:value-type="currency" office:currency="USD" office:value="781.25" calcext:value-type="currency">
            <text:p>$781.25</text:p>
          </table:table-cell>
          <table:table-cell table:style-name="ce16" table:formula="of:=ROUND([.D1]*1.25;2)" office:value-type="currency" office:currency="USD" office:value="976.56" calcext:value-type="currency">
            <text:p>$976.56</text:p>
          </table:table-cell>
          <table:table-cell table:style-name="ce16" table:formula="of:=ROUND([.E1]*1.25;2)" office:value-type="currency" office:currency="USD" office:value="1220.7" calcext:value-type="currency">
            <text:p>$1,220.70</text:p>
          </table:table-cell>
          <table:table-cell table:style-name="ce16" table:formula="of:=ROUND([.F1]*1.25;2)" office:value-type="currency" office:currency="USD" office:value="1525.88" calcext:value-type="currency">
            <text:p>$1,525.88</text:p>
          </table:table-cell>
          <table:table-cell table:style-name="ce16" table:formula="of:=ROUND([.G1]*1.25;2)" office:value-type="currency" office:currency="USD" office:value="1907.35" calcext:value-type="currency">
            <text:p>$1,907.35</text:p>
          </table:table-cell>
          <table:table-cell table:style-name="ce16" table:formula="of:=ROUND([.H1]*1.25;2)" office:value-type="currency" office:currency="USD" office:value="2384.19" calcext:value-type="currency">
            <text:p>$2,384.19</text:p>
          </table:table-cell>
          <table:table-cell table:style-name="ce16" table:formula="of:=ROUND([.I1]*1.25;2)" office:value-type="currency" office:currency="USD" office:value="2980.24" calcext:value-type="currency">
            <text:p>$2,980.24</text:p>
          </table:table-cell>
          <table:table-cell table:style-name="ce16" table:formula="of:=ROUND([.J1]*1.25;2)" office:value-type="currency" office:currency="USD" office:value="3725.3" calcext:value-type="currency">
            <text:p>$3,725.30</text:p>
          </table:table-cell>
          <table:table-cell table:style-name="ce16" table:formula="of:=ROUND([.K1]*1.25;2)" office:value-type="currency" office:currency="USD" office:value="4656.63" calcext:value-type="currency">
            <text:p>$4,656.63</text:p>
          </table:table-cell>
          <table:table-cell table:style-name="ce16" table:formula="of:=ROUND([.L1]*1.25;2)" office:value-type="currency" office:currency="USD" office:value="5820.79" calcext:value-type="currency">
            <text:p>$5,820.79</text:p>
          </table:table-cell>
          <table:table-cell table:style-name="ce16" table:formula="of:=ROUND([.M1]*1.25;2)" office:value-type="currency" office:currency="USD" office:value="7275.99" calcext:value-type="currency">
            <text:p>$7,275.99</text:p>
          </table:table-cell>
          <table:table-cell table:style-name="ce16" table:formula="of:=ROUND([.N1]*1.25;2)" office:value-type="currency" office:currency="USD" office:value="9094.99" calcext:value-type="currency">
            <text:p>$9,094.99</text:p>
          </table:table-cell>
          <table:table-cell table:style-name="ce16"/>
          <table:table-cell table:style-name="ce19" table:number-columns-repeated="2"/>
          <table:table-cell table:number-columns-repeated="16366"/>
        </table:table-row>
        <table:table-row table:style-name="ro1">
          <table:table-cell table:style-name="ce1" office:value-type="string" calcext:value-type="string">
            <text:p>1040 income</text:p>
          </table:table-cell>
          <table:table-cell table:style-name="ce16" office:value-type="string" calcext:value-type="string">
            <text:p>$10,000.00</text:p>
          </table:table-cell>
          <table:table-cell table:style-name="ce16" table:formula="of:=ROUND([.B2]*1.25;2)" office:value-type="currency" office:currency="USD" office:value="12500" calcext:value-type="currency">
            <text:p>$12,500.00</text:p>
          </table:table-cell>
          <table:table-cell table:style-name="ce16" table:formula="of:=ROUND([.C2]*1.25;2)" office:value-type="currency" office:currency="USD" office:value="15625" calcext:value-type="currency">
            <text:p>$15,625.00</text:p>
          </table:table-cell>
          <table:table-cell table:style-name="ce16" table:formula="of:=ROUND([.D2]*1.25;2)" office:value-type="currency" office:currency="USD" office:value="19531.25" calcext:value-type="currency">
            <text:p>$19,531.25</text:p>
          </table:table-cell>
          <table:table-cell table:style-name="ce16" table:formula="of:=ROUND([.E2]*1.25;2)" office:value-type="currency" office:currency="USD" office:value="24414.06" calcext:value-type="currency">
            <text:p>$24,414.06</text:p>
          </table:table-cell>
          <table:table-cell table:style-name="ce16" table:formula="of:=ROUND([.F2]*1.25;2)" office:value-type="currency" office:currency="USD" office:value="30517.58" calcext:value-type="currency">
            <text:p>$30,517.58</text:p>
          </table:table-cell>
          <table:table-cell table:style-name="ce16" table:formula="of:=ROUND([.G2]*1.25;2)" office:value-type="currency" office:currency="USD" office:value="38146.98" calcext:value-type="currency">
            <text:p>$38,146.98</text:p>
          </table:table-cell>
          <table:table-cell table:style-name="ce16" table:formula="of:=ROUND([.H2]*1.25;2)" office:value-type="currency" office:currency="USD" office:value="47683.73" calcext:value-type="currency">
            <text:p>$47,683.73</text:p>
          </table:table-cell>
          <table:table-cell table:style-name="ce16" table:formula="of:=ROUND([.I2]*1.25;2)" office:value-type="currency" office:currency="USD" office:value="59604.66" calcext:value-type="currency">
            <text:p>$59,604.66</text:p>
          </table:table-cell>
          <table:table-cell table:style-name="ce16" table:formula="of:=ROUND([.J2]*1.25;2)" office:value-type="currency" office:currency="USD" office:value="74505.83" calcext:value-type="currency">
            <text:p>$74,505.83</text:p>
          </table:table-cell>
          <table:table-cell table:style-name="ce16" table:formula="of:=ROUND([.K2]*1.25;2)" office:value-type="currency" office:currency="USD" office:value="93132.29" calcext:value-type="currency">
            <text:p>$93,132.29</text:p>
          </table:table-cell>
          <table:table-cell table:style-name="ce16" table:formula="of:=ROUND([.L2]*1.25;2)" office:value-type="currency" office:currency="USD" office:value="116415.36" calcext:value-type="currency">
            <text:p>$116,415.36</text:p>
          </table:table-cell>
          <table:table-cell table:style-name="ce16" table:formula="of:=ROUND([.M2]*1.25;2)" office:value-type="currency" office:currency="USD" office:value="145519.2" calcext:value-type="currency">
            <text:p>$145,519.20</text:p>
          </table:table-cell>
          <table:table-cell table:style-name="ce16" table:formula="of:=ROUND([.N2]*1.25;2)" office:value-type="currency" office:currency="USD" office:value="181899" calcext:value-type="currency">
            <text:p>$181,899.00</text:p>
          </table:table-cell>
          <table:table-cell table:style-name="ce16"/>
          <table:table-cell table:style-name="ce19" table:number-columns-repeated="2"/>
          <table:table-cell table:number-columns-repeated="16366"/>
        </table:table-row>
        <table:table-row table:style-name="ro2">
          <table:table-cell table:style-name="ce1" office:value-type="string" calcext:value-type="string">
            <text:p>tax exempt interest</text:p>
          </table:table-cell>
          <table:table-cell table:style-name="ce16" office:value-type="string" calcext:value-type="string">
            <text:p>$100.00</text:p>
          </table:table-cell>
          <table:table-cell table:style-name="ce16" table:formula="of:=ROUND([.B3]*1.25;2)" office:value-type="currency" office:currency="USD" office:value="125" calcext:value-type="currency">
            <text:p>$125.00</text:p>
          </table:table-cell>
          <table:table-cell table:style-name="ce16" table:formula="of:=ROUND([.C3]*1.25;2)" office:value-type="currency" office:currency="USD" office:value="156.25" calcext:value-type="currency">
            <text:p>$156.25</text:p>
          </table:table-cell>
          <table:table-cell table:style-name="ce16" table:formula="of:=ROUND([.D3]*1.25;2)" office:value-type="currency" office:currency="USD" office:value="195.31" calcext:value-type="currency">
            <text:p>$195.31</text:p>
          </table:table-cell>
          <table:table-cell table:style-name="ce16" table:formula="of:=ROUND([.E3]*1.25;2)" office:value-type="currency" office:currency="USD" office:value="244.14" calcext:value-type="currency">
            <text:p>$244.14</text:p>
          </table:table-cell>
          <table:table-cell table:style-name="ce16" table:formula="of:=ROUND([.F3]*1.25;2)" office:value-type="currency" office:currency="USD" office:value="305.18" calcext:value-type="currency">
            <text:p>$305.18</text:p>
          </table:table-cell>
          <table:table-cell table:style-name="ce16" table:formula="of:=ROUND([.G3]*1.25;2)" office:value-type="currency" office:currency="USD" office:value="381.48" calcext:value-type="currency">
            <text:p>$381.48</text:p>
          </table:table-cell>
          <table:table-cell table:style-name="ce16" table:formula="of:=ROUND([.H3]*1.25;2)" office:value-type="currency" office:currency="USD" office:value="476.85" calcext:value-type="currency">
            <text:p>$476.85</text:p>
          </table:table-cell>
          <table:table-cell table:style-name="ce16" table:formula="of:=ROUND([.I3]*1.25;2)" office:value-type="currency" office:currency="USD" office:value="596.06" calcext:value-type="currency">
            <text:p>$596.06</text:p>
          </table:table-cell>
          <table:table-cell table:style-name="ce16" table:formula="of:=ROUND([.J3]*1.25;2)" office:value-type="currency" office:currency="USD" office:value="745.08" calcext:value-type="currency">
            <text:p>$745.08</text:p>
          </table:table-cell>
          <table:table-cell table:style-name="ce16" table:formula="of:=ROUND([.K3]*1.25;2)" office:value-type="currency" office:currency="USD" office:value="931.35" calcext:value-type="currency">
            <text:p>$931.35</text:p>
          </table:table-cell>
          <table:table-cell table:style-name="ce16" table:formula="of:=ROUND([.L3]*1.25;2)" office:value-type="currency" office:currency="USD" office:value="1164.19" calcext:value-type="currency">
            <text:p>$1,164.19</text:p>
          </table:table-cell>
          <table:table-cell table:style-name="ce16" table:formula="of:=ROUND([.M3]*1.25;2)" office:value-type="currency" office:currency="USD" office:value="1455.24" calcext:value-type="currency">
            <text:p>$1,455.24</text:p>
          </table:table-cell>
          <table:table-cell table:style-name="ce16" table:formula="of:=ROUND([.N3]*1.25;2)" office:value-type="currency" office:currency="USD" office:value="1819.05" calcext:value-type="currency">
            <text:p>$1,819.05</text:p>
          </table:table-cell>
          <table:table-cell table:style-name="ce16"/>
          <table:table-cell table:style-name="ce19" table:number-columns-repeated="2"/>
          <table:table-cell table:number-columns-repeated="16366"/>
        </table:table-row>
        <table:table-row table:style-name="ro1">
          <table:table-cell table:style-name="ce1"/>
          <table:table-cell table:style-name="ce16" table:number-columns-repeated="15"/>
          <table:table-cell table:style-name="ce19" table:number-columns-repeated="2"/>
          <table:table-cell table:number-columns-repeated="1636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1]*12" office:value-type="currency" office:currency="USD" office:value="6000" calcext:value-type="currency">
            <text:p>$6,000.00</text:p>
          </table:table-cell>
          <table:table-cell table:formula="of:=[.C1]*12" office:value-type="currency" office:currency="USD" office:value="7500" calcext:value-type="currency">
            <text:p>$7,500.00</text:p>
          </table:table-cell>
          <table:table-cell table:style-name="ce17" table:formula="of:=[.D1]*12" office:value-type="currency" office:currency="USD" office:value="9375" calcext:value-type="currency">
            <text:p>$9,375.00</text:p>
          </table:table-cell>
          <table:table-cell table:style-name="ce17" table:formula="of:=[.E1]*12" office:value-type="currency" office:currency="USD" office:value="11718.72" calcext:value-type="currency">
            <text:p>$11,718.72</text:p>
          </table:table-cell>
          <table:table-cell table:style-name="ce17" table:formula="of:=[.F1]*12" office:value-type="currency" office:currency="USD" office:value="14648.4" calcext:value-type="currency">
            <text:p>$14,648.40</text:p>
          </table:table-cell>
          <table:table-cell table:style-name="ce17" table:formula="of:=[.G1]*12" office:value-type="currency" office:currency="USD" office:value="18310.56" calcext:value-type="currency">
            <text:p>$18,310.56</text:p>
          </table:table-cell>
          <table:table-cell table:style-name="ce17" table:formula="of:=[.H1]*12" office:value-type="currency" office:currency="USD" office:value="22888.2" calcext:value-type="currency">
            <text:p>$22,888.20</text:p>
          </table:table-cell>
          <table:table-cell table:style-name="ce17" table:formula="of:=[.I1]*12" office:value-type="currency" office:currency="USD" office:value="28610.28" calcext:value-type="currency">
            <text:p>$28,610.28</text:p>
          </table:table-cell>
          <table:table-cell table:style-name="ce17" table:formula="of:=[.J1]*12" office:value-type="currency" office:currency="USD" office:value="35762.88" calcext:value-type="currency">
            <text:p>$35,762.88</text:p>
          </table:table-cell>
          <table:table-cell table:style-name="ce17" table:formula="of:=[.K1]*12" office:value-type="currency" office:currency="USD" office:value="44703.6" calcext:value-type="currency">
            <text:p>$44,703.60</text:p>
          </table:table-cell>
          <table:table-cell table:style-name="ce17" table:formula="of:=[.L1]*12" office:value-type="currency" office:currency="USD" office:value="55879.56" calcext:value-type="currency">
            <text:p>$55,879.56</text:p>
          </table:table-cell>
          <table:table-cell table:style-name="ce17" table:formula="of:=[.M1]*12" office:value-type="currency" office:currency="USD" office:value="69849.48" calcext:value-type="currency">
            <text:p>$69,849.48</text:p>
          </table:table-cell>
          <table:table-cell table:style-name="ce17" table:formula="of:=[.N1]*12" office:value-type="currency" office:currency="USD" office:value="87311.88" calcext:value-type="currency">
            <text:p>$87,311.88</text:p>
          </table:table-cell>
          <table:table-cell table:style-name="ce17" table:formula="of:=[.O1]*12" office:value-type="currency" office:currency="USD" office:value="109139.88" calcext:value-type="currency">
            <text:p>$109,139.88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5]/2" office:value-type="currency" office:currency="USD" office:value="3000" calcext:value-type="currency">
            <text:p>$3,000.00</text:p>
          </table:table-cell>
          <table:table-cell table:formula="of:=[.C5]/2" office:value-type="currency" office:currency="USD" office:value="3750" calcext:value-type="currency">
            <text:p>$3,750.00</text:p>
          </table:table-cell>
          <table:table-cell table:style-name="ce17" table:formula="of:=[.D5]/2" office:value-type="currency" office:currency="USD" office:value="4687.5" calcext:value-type="currency">
            <text:p>$4,687.50</text:p>
          </table:table-cell>
          <table:table-cell table:style-name="ce17" table:formula="of:=[.E5]/2" office:value-type="currency" office:currency="USD" office:value="5859.36" calcext:value-type="currency">
            <text:p>$5,859.36</text:p>
          </table:table-cell>
          <table:table-cell table:style-name="ce17" table:formula="of:=[.F5]/2" office:value-type="currency" office:currency="USD" office:value="7324.2" calcext:value-type="currency">
            <text:p>$7,324.20</text:p>
          </table:table-cell>
          <table:table-cell table:style-name="ce17" table:formula="of:=[.G5]/2" office:value-type="currency" office:currency="USD" office:value="9155.28" calcext:value-type="currency">
            <text:p>$9,155.28</text:p>
          </table:table-cell>
          <table:table-cell table:style-name="ce17" table:formula="of:=[.H5]/2" office:value-type="currency" office:currency="USD" office:value="11444.1" calcext:value-type="currency">
            <text:p>$11,444.10</text:p>
          </table:table-cell>
          <table:table-cell table:style-name="ce17" table:formula="of:=[.I5]/2" office:value-type="currency" office:currency="USD" office:value="14305.14" calcext:value-type="currency">
            <text:p>$14,305.14</text:p>
          </table:table-cell>
          <table:table-cell table:style-name="ce17" table:formula="of:=[.J5]/2" office:value-type="currency" office:currency="USD" office:value="17881.44" calcext:value-type="currency">
            <text:p>$17,881.44</text:p>
          </table:table-cell>
          <table:table-cell table:style-name="ce17" table:formula="of:=[.K5]/2" office:value-type="currency" office:currency="USD" office:value="22351.8" calcext:value-type="currency">
            <text:p>$22,351.80</text:p>
          </table:table-cell>
          <table:table-cell table:style-name="ce17" table:formula="of:=[.L5]/2" office:value-type="currency" office:currency="USD" office:value="27939.78" calcext:value-type="currency">
            <text:p>$27,939.78</text:p>
          </table:table-cell>
          <table:table-cell table:style-name="ce17" table:formula="of:=[.M5]/2" office:value-type="currency" office:currency="USD" office:value="34924.74" calcext:value-type="currency">
            <text:p>$34,924.74</text:p>
          </table:table-cell>
          <table:table-cell table:style-name="ce17" table:formula="of:=[.N5]/2" office:value-type="currency" office:currency="USD" office:value="43655.94" calcext:value-type="currency">
            <text:p>$43,655.94</text:p>
          </table:table-cell>
          <table:table-cell table:style-name="ce17" table:formula="of:=[.O5]/2" office:value-type="currency" office:currency="USD" office:value="54569.94" calcext:value-type="currency">
            <text:p>$54,569.94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2]" office:value-type="string" office:string-value="$10,000.00" calcext:value-type="string">
            <text:p>$10,000.00</text:p>
          </table:table-cell>
          <table:table-cell table:formula="of:=[.C2]" office:value-type="currency" office:currency="USD" office:value="12500" calcext:value-type="currency">
            <text:p>$12,500.00</text:p>
          </table:table-cell>
          <table:table-cell table:style-name="ce17" table:formula="of:=[.D2]" office:value-type="currency" office:currency="USD" office:value="15625" calcext:value-type="currency">
            <text:p>$15,625.00</text:p>
          </table:table-cell>
          <table:table-cell table:style-name="ce17" table:formula="of:=[.E2]" office:value-type="currency" office:currency="USD" office:value="19531.25" calcext:value-type="currency">
            <text:p>$19,531.25</text:p>
          </table:table-cell>
          <table:table-cell table:style-name="ce17" table:formula="of:=[.F2]" office:value-type="currency" office:currency="USD" office:value="24414.06" calcext:value-type="currency">
            <text:p>$24,414.06</text:p>
          </table:table-cell>
          <table:table-cell table:style-name="ce17" table:formula="of:=[.G2]" office:value-type="currency" office:currency="USD" office:value="30517.58" calcext:value-type="currency">
            <text:p>$30,517.58</text:p>
          </table:table-cell>
          <table:table-cell table:style-name="ce17" table:formula="of:=[.H2]" office:value-type="currency" office:currency="USD" office:value="38146.98" calcext:value-type="currency">
            <text:p>$38,146.98</text:p>
          </table:table-cell>
          <table:table-cell table:style-name="ce17" table:formula="of:=[.I2]" office:value-type="currency" office:currency="USD" office:value="47683.73" calcext:value-type="currency">
            <text:p>$47,683.73</text:p>
          </table:table-cell>
          <table:table-cell table:style-name="ce17" table:formula="of:=[.J2]" office:value-type="currency" office:currency="USD" office:value="59604.66" calcext:value-type="currency">
            <text:p>$59,604.66</text:p>
          </table:table-cell>
          <table:table-cell table:style-name="ce17" table:formula="of:=[.K2]" office:value-type="currency" office:currency="USD" office:value="74505.83" calcext:value-type="currency">
            <text:p>$74,505.83</text:p>
          </table:table-cell>
          <table:table-cell table:style-name="ce17" table:formula="of:=[.L2]" office:value-type="currency" office:currency="USD" office:value="93132.29" calcext:value-type="currency">
            <text:p>$93,132.29</text:p>
          </table:table-cell>
          <table:table-cell table:style-name="ce17" table:formula="of:=[.M2]" office:value-type="currency" office:currency="USD" office:value="116415.36" calcext:value-type="currency">
            <text:p>$116,415.36</text:p>
          </table:table-cell>
          <table:table-cell table:style-name="ce17" table:formula="of:=[.N2]" office:value-type="currency" office:currency="USD" office:value="145519.2" calcext:value-type="currency">
            <text:p>$145,519.20</text:p>
          </table:table-cell>
          <table:table-cell table:style-name="ce17" table:formula="of:=[.O2]" office:value-type="currency" office:currency="USD" office:value="181899" calcext:value-type="currency">
            <text:p>$181,899.00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3]" office:value-type="string" office:string-value="$100.00" calcext:value-type="string">
            <text:p>$100.00</text:p>
          </table:table-cell>
          <table:table-cell table:formula="of:=[.C3]" office:value-type="currency" office:currency="USD" office:value="125" calcext:value-type="currency">
            <text:p>$125.00</text:p>
          </table:table-cell>
          <table:table-cell table:style-name="ce17" table:formula="of:=[.D3]" office:value-type="currency" office:currency="USD" office:value="156.25" calcext:value-type="currency">
            <text:p>$156.25</text:p>
          </table:table-cell>
          <table:table-cell table:style-name="ce17" table:formula="of:=[.E3]" office:value-type="currency" office:currency="USD" office:value="195.31" calcext:value-type="currency">
            <text:p>$195.31</text:p>
          </table:table-cell>
          <table:table-cell table:style-name="ce17" table:formula="of:=[.F3]" office:value-type="currency" office:currency="USD" office:value="244.14" calcext:value-type="currency">
            <text:p>$244.14</text:p>
          </table:table-cell>
          <table:table-cell table:style-name="ce17" table:formula="of:=[.G3]" office:value-type="currency" office:currency="USD" office:value="305.18" calcext:value-type="currency">
            <text:p>$305.18</text:p>
          </table:table-cell>
          <table:table-cell table:style-name="ce17" table:formula="of:=[.H3]" office:value-type="currency" office:currency="USD" office:value="381.48" calcext:value-type="currency">
            <text:p>$381.48</text:p>
          </table:table-cell>
          <table:table-cell table:style-name="ce17" table:formula="of:=[.I3]" office:value-type="currency" office:currency="USD" office:value="476.85" calcext:value-type="currency">
            <text:p>$476.85</text:p>
          </table:table-cell>
          <table:table-cell table:style-name="ce17" table:formula="of:=[.J3]" office:value-type="currency" office:currency="USD" office:value="596.06" calcext:value-type="currency">
            <text:p>$596.06</text:p>
          </table:table-cell>
          <table:table-cell table:style-name="ce17" table:formula="of:=[.K3]" office:value-type="currency" office:currency="USD" office:value="745.08" calcext:value-type="currency">
            <text:p>$745.08</text:p>
          </table:table-cell>
          <table:table-cell table:style-name="ce17" table:formula="of:=[.L3]" office:value-type="currency" office:currency="USD" office:value="931.35" calcext:value-type="currency">
            <text:p>$931.35</text:p>
          </table:table-cell>
          <table:table-cell table:style-name="ce17" table:formula="of:=[.M3]" office:value-type="currency" office:currency="USD" office:value="1164.19" calcext:value-type="currency">
            <text:p>$1,164.19</text:p>
          </table:table-cell>
          <table:table-cell table:style-name="ce17" table:formula="of:=[.N3]" office:value-type="currency" office:currency="USD" office:value="1455.24" calcext:value-type="currency">
            <text:p>$1,455.24</text:p>
          </table:table-cell>
          <table:table-cell table:style-name="ce17" table:formula="of:=[.O3]" office:value-type="currency" office:currency="USD" office:value="1819.05" calcext:value-type="currency">
            <text:p>$1,819.05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SUM([.B6:.B8])" office:value-type="currency" office:currency="USD" office:value="3000" calcext:value-type="currency">
            <text:p>$3,000.00</text:p>
          </table:table-cell>
          <table:table-cell table:formula="of:=SUM([.C6:.C8])" office:value-type="currency" office:currency="USD" office:value="16375" calcext:value-type="currency">
            <text:p>$16,375.00</text:p>
          </table:table-cell>
          <table:table-cell table:style-name="ce17" table:formula="of:=SUM([.D6:.D8])" office:value-type="currency" office:currency="USD" office:value="20468.75" calcext:value-type="currency">
            <text:p>$20,468.75</text:p>
          </table:table-cell>
          <table:table-cell table:style-name="ce17" table:formula="of:=SUM([.E6:.E8])" office:value-type="currency" office:currency="USD" office:value="25585.92" calcext:value-type="currency">
            <text:p>$25,585.92</text:p>
          </table:table-cell>
          <table:table-cell table:style-name="ce17" table:formula="of:=SUM([.F6:.F8])" office:value-type="currency" office:currency="USD" office:value="31982.4" calcext:value-type="currency">
            <text:p>$31,982.40</text:p>
          </table:table-cell>
          <table:table-cell table:style-name="ce17" table:formula="of:=SUM([.G6:.G8])" office:value-type="currency" office:currency="USD" office:value="39978.04" calcext:value-type="currency">
            <text:p>$39,978.04</text:p>
          </table:table-cell>
          <table:table-cell table:style-name="ce17" table:formula="of:=SUM([.H6:.H8])" office:value-type="currency" office:currency="USD" office:value="49972.56" calcext:value-type="currency">
            <text:p>$49,972.56</text:p>
          </table:table-cell>
          <table:table-cell table:style-name="ce17" table:formula="of:=SUM([.I6:.I8])" office:value-type="currency" office:currency="USD" office:value="62465.72" calcext:value-type="currency">
            <text:p>$62,465.72</text:p>
          </table:table-cell>
          <table:table-cell table:style-name="ce17" table:formula="of:=SUM([.J6:.J8])" office:value-type="currency" office:currency="USD" office:value="78082.16" calcext:value-type="currency">
            <text:p>$78,082.16</text:p>
          </table:table-cell>
          <table:table-cell table:style-name="ce17" table:formula="of:=SUM([.K6:.K8])" office:value-type="currency" office:currency="USD" office:value="97602.71" calcext:value-type="currency">
            <text:p>$97,602.71</text:p>
          </table:table-cell>
          <table:table-cell table:style-name="ce17" table:formula="of:=SUM([.L6:.L8])" office:value-type="currency" office:currency="USD" office:value="122003.42" calcext:value-type="currency">
            <text:p>$122,003.42</text:p>
          </table:table-cell>
          <table:table-cell table:style-name="ce17" table:formula="of:=SUM([.M6:.M8])" office:value-type="currency" office:currency="USD" office:value="152504.29" calcext:value-type="currency">
            <text:p>$152,504.29</text:p>
          </table:table-cell>
          <table:table-cell table:style-name="ce17" table:formula="of:=SUM([.N6:.N8])" office:value-type="currency" office:currency="USD" office:value="190630.38" calcext:value-type="currency">
            <text:p>$190,630.38</text:p>
          </table:table-cell>
          <table:table-cell table:style-name="ce17" table:formula="of:=SUM([.O6:.O8])" office:value-type="currency" office:currency="USD" office:value="238287.99" calcext:value-type="currency">
            <text:p>$238,287.99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2" table:style-name="ce17" office:value-type="currency" office:currency="USD" office:value="0" calcext:value-type="currency">
            <text:p>$0.00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B9]-[.B10]" office:value-type="currency" office:currency="USD" office:value="3000" calcext:value-type="currency">
            <text:p>$3,000.00</text:p>
          </table:table-cell>
          <table:table-cell table:formula="of:=[.C9]-[.C10]" office:value-type="currency" office:currency="USD" office:value="16375" calcext:value-type="currency">
            <text:p>$16,375.00</text:p>
          </table:table-cell>
          <table:table-cell table:style-name="ce17" table:formula="of:=[.D9]-[.D10]" office:value-type="currency" office:currency="USD" office:value="20468.75" calcext:value-type="currency">
            <text:p>$20,468.75</text:p>
          </table:table-cell>
          <table:table-cell table:style-name="ce17" table:formula="of:=[.E9]-[.E10]" office:value-type="currency" office:currency="USD" office:value="25585.92" calcext:value-type="currency">
            <text:p>$25,585.92</text:p>
          </table:table-cell>
          <table:table-cell table:style-name="ce17" table:formula="of:=[.F9]-[.F10]" office:value-type="currency" office:currency="USD" office:value="31982.4" calcext:value-type="currency">
            <text:p>$31,982.40</text:p>
          </table:table-cell>
          <table:table-cell table:style-name="ce17" table:formula="of:=[.G9]-[.G10]" office:value-type="currency" office:currency="USD" office:value="39978.04" calcext:value-type="currency">
            <text:p>$39,978.04</text:p>
          </table:table-cell>
          <table:table-cell table:style-name="ce17" table:formula="of:=[.H9]-[.H10]" office:value-type="currency" office:currency="USD" office:value="49972.56" calcext:value-type="currency">
            <text:p>$49,972.56</text:p>
          </table:table-cell>
          <table:table-cell table:style-name="ce17" table:formula="of:=[.I9]-[.I10]" office:value-type="currency" office:currency="USD" office:value="62465.72" calcext:value-type="currency">
            <text:p>$62,465.72</text:p>
          </table:table-cell>
          <table:table-cell table:style-name="ce17" table:formula="of:=[.J9]-[.J10]" office:value-type="currency" office:currency="USD" office:value="78082.16" calcext:value-type="currency">
            <text:p>$78,082.16</text:p>
          </table:table-cell>
          <table:table-cell table:style-name="ce17" table:formula="of:=[.K9]-[.K10]" office:value-type="currency" office:currency="USD" office:value="97602.71" calcext:value-type="currency">
            <text:p>$97,602.71</text:p>
          </table:table-cell>
          <table:table-cell table:style-name="ce17" table:formula="of:=[.L9]-[.L10]" office:value-type="currency" office:currency="USD" office:value="122003.42" calcext:value-type="currency">
            <text:p>$122,003.42</text:p>
          </table:table-cell>
          <table:table-cell table:style-name="ce17" table:formula="of:=[.M9]-[.M10]" office:value-type="currency" office:currency="USD" office:value="152504.29" calcext:value-type="currency">
            <text:p>$152,504.29</text:p>
          </table:table-cell>
          <table:table-cell table:style-name="ce17" table:formula="of:=[.N9]-[.N10]" office:value-type="currency" office:currency="USD" office:value="190630.38" calcext:value-type="currency">
            <text:p>$190,630.38</text:p>
          </table:table-cell>
          <table:table-cell table:style-name="ce17" table:formula="of:=[.O9]-[.O10]" office:value-type="currency" office:currency="USD" office:value="238287.99" calcext:value-type="currency">
            <text:p>$238,287.99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office:value-type="currency" office:currency="USD" office:value="32000" calcext:value-type="currency">
            <text:p>$32,000.00</text:p>
          </table:table-cell>
          <table:table-cell table:number-columns-repeated="12" table:style-name="ce17" office:value-type="currency" office:currency="USD" office:value="32000" calcext:value-type="currency">
            <text:p>$32,000.00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2"/>
          <table:table-cell table:formula="of:=IF([.B12]&lt;[.B11];&quot;YES&quot;;&quot;NO&quot;)" office:value-type="string" office:string-value="NO" calcext:value-type="string">
            <text:p>NO</text:p>
          </table:table-cell>
          <table:table-cell table:formula="of:=IF([.C12]&lt;[.C11];&quot;YES&quot;;&quot;NO&quot;)" office:value-type="string" office:string-value="NO" calcext:value-type="string">
            <text:p>NO</text:p>
          </table:table-cell>
          <table:table-cell table:style-name="ce17" table:formula="of:=IF([.D12]&lt;[.D11];&quot;YES&quot;;&quot;NO&quot;)" office:value-type="string" office:string-value="NO" calcext:value-type="string">
            <text:p>NO</text:p>
          </table:table-cell>
          <table:table-cell table:style-name="ce17" table:formula="of:=IF([.E12]&lt;[.E11];&quot;YES&quot;;&quot;NO&quot;)" office:value-type="string" office:string-value="NO" calcext:value-type="string">
            <text:p>NO</text:p>
          </table:table-cell>
          <table:table-cell table:style-name="ce17" table:formula="of:=IF([.F12]&lt;[.F11];&quot;YES&quot;;&quot;NO&quot;)" office:value-type="string" office:string-value="NO" calcext:value-type="string">
            <text:p>NO</text:p>
          </table:table-cell>
          <table:table-cell table:style-name="ce17" table:formula="of:=IF([.G12]&lt;[.G11];&quot;YES&quot;;&quot;NO&quot;)" office:value-type="string" office:string-value="YES" calcext:value-type="string">
            <text:p>YES</text:p>
          </table:table-cell>
          <table:table-cell table:style-name="ce17" table:formula="of:=IF([.H12]&lt;[.H11];&quot;YES&quot;;&quot;NO&quot;)" office:value-type="string" office:string-value="YES" calcext:value-type="string">
            <text:p>YES</text:p>
          </table:table-cell>
          <table:table-cell table:style-name="ce17" table:formula="of:=IF([.I12]&lt;[.I11];&quot;YES&quot;;&quot;NO&quot;)" office:value-type="string" office:string-value="YES" calcext:value-type="string">
            <text:p>YES</text:p>
          </table:table-cell>
          <table:table-cell table:style-name="ce17" table:formula="of:=IF([.J12]&lt;[.J11];&quot;YES&quot;;&quot;NO&quot;)" office:value-type="string" office:string-value="YES" calcext:value-type="string">
            <text:p>YES</text:p>
          </table:table-cell>
          <table:table-cell table:style-name="ce17" table:formula="of:=IF([.K12]&lt;[.K11];&quot;YES&quot;;&quot;NO&quot;)" office:value-type="string" office:string-value="YES" calcext:value-type="string">
            <text:p>YES</text:p>
          </table:table-cell>
          <table:table-cell table:style-name="ce17" table:formula="of:=IF([.L12]&lt;[.L11];&quot;YES&quot;;&quot;NO&quot;)" office:value-type="string" office:string-value="YES" calcext:value-type="string">
            <text:p>YES</text:p>
          </table:table-cell>
          <table:table-cell table:style-name="ce17" table:formula="of:=IF([.M12]&lt;[.M11];&quot;YES&quot;;&quot;NO&quot;)" office:value-type="string" office:string-value="YES" calcext:value-type="string">
            <text:p>YES</text:p>
          </table:table-cell>
          <table:table-cell table:style-name="ce17" table:formula="of:=IF([.N12]&lt;[.N11];&quot;YES&quot;;&quot;NO&quot;)" office:value-type="string" office:string-value="YES" calcext:value-type="string">
            <text:p>YES</text:p>
          </table:table-cell>
          <table:table-cell table:style-name="ce17" table:formula="of:=IF([.O12]&lt;[.O11];&quot;YES&quot;;&quot;NO&quot;)" office:value-type="string" office:string-value="YES" calcext:value-type="string">
            <text:p>YES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B11]-[.B12]" office:value-type="currency" office:currency="USD" office:value="-29000" calcext:value-type="currency">
            <text:p>-$29,000.00</text:p>
          </table:table-cell>
          <table:table-cell table:formula="of:=[.C11]-[.C12]" office:value-type="currency" office:currency="USD" office:value="-15625" calcext:value-type="currency">
            <text:p>-$15,625.00</text:p>
          </table:table-cell>
          <table:table-cell table:style-name="ce17" table:formula="of:=[.D11]-[.D12]" office:value-type="currency" office:currency="USD" office:value="-11531.25" calcext:value-type="currency">
            <text:p>-$11,531.25</text:p>
          </table:table-cell>
          <table:table-cell table:style-name="ce17" table:formula="of:=[.E11]-[.E12]" office:value-type="currency" office:currency="USD" office:value="-6414.08" calcext:value-type="currency">
            <text:p>-$6,414.08</text:p>
          </table:table-cell>
          <table:table-cell table:style-name="ce17" table:formula="of:=[.F11]-[.F12]" office:value-type="currency" office:currency="USD" office:value="-17.5999999999985" calcext:value-type="currency">
            <text:p>-$17.60</text:p>
          </table:table-cell>
          <table:table-cell table:style-name="ce17" table:formula="of:=[.G11]-[.G12]" office:value-type="currency" office:currency="USD" office:value="7978.04" calcext:value-type="currency">
            <text:p>$7,978.04</text:p>
          </table:table-cell>
          <table:table-cell table:style-name="ce17" table:formula="of:=[.H11]-[.H12]" office:value-type="currency" office:currency="USD" office:value="17972.56" calcext:value-type="currency">
            <text:p>$17,972.56</text:p>
          </table:table-cell>
          <table:table-cell table:style-name="ce17" table:formula="of:=[.I11]-[.I12]" office:value-type="currency" office:currency="USD" office:value="30465.72" calcext:value-type="currency">
            <text:p>$30,465.72</text:p>
          </table:table-cell>
          <table:table-cell table:style-name="ce17" table:formula="of:=[.J11]-[.J12]" office:value-type="currency" office:currency="USD" office:value="46082.16" calcext:value-type="currency">
            <text:p>$46,082.16</text:p>
          </table:table-cell>
          <table:table-cell table:style-name="ce17" table:formula="of:=[.K11]-[.K12]" office:value-type="currency" office:currency="USD" office:value="65602.71" calcext:value-type="currency">
            <text:p>$65,602.71</text:p>
          </table:table-cell>
          <table:table-cell table:style-name="ce17" table:formula="of:=[.L11]-[.L12]" office:value-type="currency" office:currency="USD" office:value="90003.42" calcext:value-type="currency">
            <text:p>$90,003.42</text:p>
          </table:table-cell>
          <table:table-cell table:style-name="ce17" table:formula="of:=[.M11]-[.M12]" office:value-type="currency" office:currency="USD" office:value="120504.29" calcext:value-type="currency">
            <text:p>$120,504.29</text:p>
          </table:table-cell>
          <table:table-cell table:style-name="ce17" table:formula="of:=[.N11]-[.N12]" office:value-type="currency" office:currency="USD" office:value="158630.38" calcext:value-type="currency">
            <text:p>$158,630.38</text:p>
          </table:table-cell>
          <table:table-cell table:style-name="ce17" table:formula="of:=[.O11]-[.O12]" office:value-type="currency" office:currency="USD" office:value="206287.99" calcext:value-type="currency">
            <text:p>$206,287.99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office:value-type="currency" office:currency="USD" office:value="12000" calcext:value-type="currency">
            <text:p>$12,000.00</text:p>
          </table:table-cell>
          <table:table-cell table:number-columns-repeated="12" table:style-name="ce17" office:value-type="currency" office:currency="USD" office:value="12000" calcext:value-type="currency">
            <text:p>$12,000.00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MAX(0;[.B14]-[.B15])" office:value-type="currency" office:currency="USD" office:value="0" calcext:value-type="currency">
            <text:p>$0.00</text:p>
          </table:table-cell>
          <table:table-cell table:formula="of:=MAX(0;[.C14]-[.C15])" office:value-type="currency" office:currency="USD" office:value="0" calcext:value-type="currency">
            <text:p>$0.00</text:p>
          </table:table-cell>
          <table:table-cell table:style-name="ce17" table:formula="of:=MAX(0;[.D14]-[.D15])" office:value-type="currency" office:currency="USD" office:value="0" calcext:value-type="currency">
            <text:p>$0.00</text:p>
          </table:table-cell>
          <table:table-cell table:style-name="ce17" table:formula="of:=MAX(0;[.E14]-[.E15])" office:value-type="currency" office:currency="USD" office:value="0" calcext:value-type="currency">
            <text:p>$0.00</text:p>
          </table:table-cell>
          <table:table-cell table:style-name="ce17" table:formula="of:=MAX(0;[.F14]-[.F15])" office:value-type="currency" office:currency="USD" office:value="0" calcext:value-type="currency">
            <text:p>$0.00</text:p>
          </table:table-cell>
          <table:table-cell table:style-name="ce17" table:formula="of:=MAX(0;[.G14]-[.G15])" office:value-type="currency" office:currency="USD" office:value="0" calcext:value-type="currency">
            <text:p>$0.00</text:p>
          </table:table-cell>
          <table:table-cell table:style-name="ce17" table:formula="of:=MAX(0;[.H14]-[.H15])" office:value-type="currency" office:currency="USD" office:value="5972.56000000001" calcext:value-type="currency">
            <text:p>$5,972.56</text:p>
          </table:table-cell>
          <table:table-cell table:style-name="ce17" table:formula="of:=MAX(0;[.I14]-[.I15])" office:value-type="currency" office:currency="USD" office:value="18465.72" calcext:value-type="currency">
            <text:p>$18,465.72</text:p>
          </table:table-cell>
          <table:table-cell table:style-name="ce17" table:formula="of:=MAX(0;[.J14]-[.J15])" office:value-type="currency" office:currency="USD" office:value="34082.16" calcext:value-type="currency">
            <text:p>$34,082.16</text:p>
          </table:table-cell>
          <table:table-cell table:style-name="ce17" table:formula="of:=MAX(0;[.K14]-[.K15])" office:value-type="currency" office:currency="USD" office:value="53602.71" calcext:value-type="currency">
            <text:p>$53,602.71</text:p>
          </table:table-cell>
          <table:table-cell table:style-name="ce17" table:formula="of:=MAX(0;[.L14]-[.L15])" office:value-type="currency" office:currency="USD" office:value="78003.42" calcext:value-type="currency">
            <text:p>$78,003.42</text:p>
          </table:table-cell>
          <table:table-cell table:style-name="ce17" table:formula="of:=MAX(0;[.M14]-[.M15])" office:value-type="currency" office:currency="USD" office:value="108504.29" calcext:value-type="currency">
            <text:p>$108,504.29</text:p>
          </table:table-cell>
          <table:table-cell table:style-name="ce17" table:formula="of:=MAX(0;[.N14]-[.N15])" office:value-type="currency" office:currency="USD" office:value="146630.38" calcext:value-type="currency">
            <text:p>$146,630.38</text:p>
          </table:table-cell>
          <table:table-cell table:style-name="ce17" table:formula="of:=MAX(0;[.O14]-[.O15])" office:value-type="currency" office:currency="USD" office:value="194287.99" calcext:value-type="currency">
            <text:p>$194,287.99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IF([.B15]&lt;[.B14];[.B15];[.B14])" office:value-type="currency" office:currency="USD" office:value="-29000" calcext:value-type="currency">
            <text:p>-$29,000.00</text:p>
          </table:table-cell>
          <table:table-cell table:formula="of:=IF([.C15]&lt;[.C14];[.C15];[.C14])" office:value-type="currency" office:currency="USD" office:value="-15625" calcext:value-type="currency">
            <text:p>-$15,625.00</text:p>
          </table:table-cell>
          <table:table-cell table:style-name="ce17" table:formula="of:=IF([.D15]&lt;[.D14];[.D15];[.D14])" office:value-type="currency" office:currency="USD" office:value="-11531.25" calcext:value-type="currency">
            <text:p>-$11,531.25</text:p>
          </table:table-cell>
          <table:table-cell table:style-name="ce17" table:formula="of:=IF([.E15]&lt;[.E14];[.E15];[.E14])" office:value-type="currency" office:currency="USD" office:value="-6414.08" calcext:value-type="currency">
            <text:p>-$6,414.08</text:p>
          </table:table-cell>
          <table:table-cell table:style-name="ce17" table:formula="of:=IF([.F15]&lt;[.F14];[.F15];[.F14])" office:value-type="currency" office:currency="USD" office:value="-17.5999999999985" calcext:value-type="currency">
            <text:p>-$17.60</text:p>
          </table:table-cell>
          <table:table-cell table:style-name="ce17" table:formula="of:=IF([.G15]&lt;[.G14];[.G15];[.G14])" office:value-type="currency" office:currency="USD" office:value="7978.04" calcext:value-type="currency">
            <text:p>$7,978.04</text:p>
          </table:table-cell>
          <table:table-cell table:style-name="ce17" table:formula="of:=IF([.H15]&lt;[.H14];[.H15];[.H14])" office:value-type="currency" office:currency="USD" office:value="12000" calcext:value-type="currency">
            <text:p>$12,000.00</text:p>
          </table:table-cell>
          <table:table-cell table:style-name="ce17" table:formula="of:=IF([.I15]&lt;[.I14];[.I15];[.I14])" office:value-type="currency" office:currency="USD" office:value="12000" calcext:value-type="currency">
            <text:p>$12,000.00</text:p>
          </table:table-cell>
          <table:table-cell table:style-name="ce17" table:formula="of:=IF([.J15]&lt;[.J14];[.J15];[.J14])" office:value-type="currency" office:currency="USD" office:value="12000" calcext:value-type="currency">
            <text:p>$12,000.00</text:p>
          </table:table-cell>
          <table:table-cell table:style-name="ce17" table:formula="of:=IF([.K15]&lt;[.K14];[.K15];[.K14])" office:value-type="currency" office:currency="USD" office:value="12000" calcext:value-type="currency">
            <text:p>$12,000.00</text:p>
          </table:table-cell>
          <table:table-cell table:style-name="ce17" table:formula="of:=IF([.L15]&lt;[.L14];[.L15];[.L14])" office:value-type="currency" office:currency="USD" office:value="12000" calcext:value-type="currency">
            <text:p>$12,000.00</text:p>
          </table:table-cell>
          <table:table-cell table:style-name="ce17" table:formula="of:=IF([.M15]&lt;[.M14];[.M15];[.M14])" office:value-type="currency" office:currency="USD" office:value="12000" calcext:value-type="currency">
            <text:p>$12,000.00</text:p>
          </table:table-cell>
          <table:table-cell table:style-name="ce17" table:formula="of:=IF([.N15]&lt;[.N14];[.N15];[.N14])" office:value-type="currency" office:currency="USD" office:value="12000" calcext:value-type="currency">
            <text:p>$12,000.00</text:p>
          </table:table-cell>
          <table:table-cell table:style-name="ce17" table:formula="of:=IF([.O15]&lt;[.O14];[.O15];[.O14])" office:value-type="currency" office:currency="USD" office:value="12000" calcext:value-type="currency">
            <text:p>$12,000.00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B17]/2" office:value-type="currency" office:currency="USD" office:value="-14500" calcext:value-type="currency">
            <text:p>-$14,500.00</text:p>
          </table:table-cell>
          <table:table-cell table:formula="of:=[.C17]/2" office:value-type="currency" office:currency="USD" office:value="-7812.5" calcext:value-type="currency">
            <text:p>-$7,812.50</text:p>
          </table:table-cell>
          <table:table-cell table:style-name="ce17" table:formula="of:=[.D17]/2" office:value-type="currency" office:currency="USD" office:value="-5765.625" calcext:value-type="currency">
            <text:p>-$5,765.63</text:p>
          </table:table-cell>
          <table:table-cell table:style-name="ce17" table:formula="of:=[.E17]/2" office:value-type="currency" office:currency="USD" office:value="-3207.04" calcext:value-type="currency">
            <text:p>-$3,207.04</text:p>
          </table:table-cell>
          <table:table-cell table:style-name="ce17" table:formula="of:=[.F17]/2" office:value-type="currency" office:currency="USD" office:value="-8.79999999999927" calcext:value-type="currency">
            <text:p>-$8.80</text:p>
          </table:table-cell>
          <table:table-cell table:style-name="ce17" table:formula="of:=[.G17]/2" office:value-type="currency" office:currency="USD" office:value="3989.02" calcext:value-type="currency">
            <text:p>$3,989.02</text:p>
          </table:table-cell>
          <table:table-cell table:style-name="ce17" table:formula="of:=[.H17]/2" office:value-type="currency" office:currency="USD" office:value="6000" calcext:value-type="currency">
            <text:p>$6,000.00</text:p>
          </table:table-cell>
          <table:table-cell table:style-name="ce17" table:formula="of:=[.I17]/2" office:value-type="currency" office:currency="USD" office:value="6000" calcext:value-type="currency">
            <text:p>$6,000.00</text:p>
          </table:table-cell>
          <table:table-cell table:style-name="ce17" table:formula="of:=[.J17]/2" office:value-type="currency" office:currency="USD" office:value="6000" calcext:value-type="currency">
            <text:p>$6,000.00</text:p>
          </table:table-cell>
          <table:table-cell table:style-name="ce17" table:formula="of:=[.K17]/2" office:value-type="currency" office:currency="USD" office:value="6000" calcext:value-type="currency">
            <text:p>$6,000.00</text:p>
          </table:table-cell>
          <table:table-cell table:style-name="ce17" table:formula="of:=[.L17]/2" office:value-type="currency" office:currency="USD" office:value="6000" calcext:value-type="currency">
            <text:p>$6,000.00</text:p>
          </table:table-cell>
          <table:table-cell table:style-name="ce17" table:formula="of:=[.M17]/2" office:value-type="currency" office:currency="USD" office:value="6000" calcext:value-type="currency">
            <text:p>$6,000.00</text:p>
          </table:table-cell>
          <table:table-cell table:style-name="ce17" table:formula="of:=[.N17]/2" office:value-type="currency" office:currency="USD" office:value="6000" calcext:value-type="currency">
            <text:p>$6,000.00</text:p>
          </table:table-cell>
          <table:table-cell table:style-name="ce17" table:formula="of:=[.O17]/2" office:value-type="currency" office:currency="USD" office:value="6000" calcext:value-type="currency">
            <text:p>$6,000.00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[.B6]&lt;[.B18];[.B6];[.B18])" office:value-type="currency" office:currency="USD" office:value="-14500" calcext:value-type="currency">
            <text:p>-$14,500.00</text:p>
          </table:table-cell>
          <table:table-cell table:formula="of:=IF([.C6]&lt;[.C18];[.C6];[.C18])" office:value-type="currency" office:currency="USD" office:value="-7812.5" calcext:value-type="currency">
            <text:p>-$7,812.50</text:p>
          </table:table-cell>
          <table:table-cell table:style-name="ce17" table:formula="of:=IF([.D6]&lt;[.D18];[.D6];[.D18])" office:value-type="currency" office:currency="USD" office:value="-5765.625" calcext:value-type="currency">
            <text:p>-$5,765.63</text:p>
          </table:table-cell>
          <table:table-cell table:style-name="ce17" table:formula="of:=IF([.E6]&lt;[.E18];[.E6];[.E18])" office:value-type="currency" office:currency="USD" office:value="-3207.04" calcext:value-type="currency">
            <text:p>-$3,207.04</text:p>
          </table:table-cell>
          <table:table-cell table:style-name="ce17" table:formula="of:=IF([.F6]&lt;[.F18];[.F6];[.F18])" office:value-type="currency" office:currency="USD" office:value="-8.79999999999927" calcext:value-type="currency">
            <text:p>-$8.80</text:p>
          </table:table-cell>
          <table:table-cell table:style-name="ce17" table:formula="of:=IF([.G6]&lt;[.G18];[.G6];[.G18])" office:value-type="currency" office:currency="USD" office:value="3989.02" calcext:value-type="currency">
            <text:p>$3,989.02</text:p>
          </table:table-cell>
          <table:table-cell table:style-name="ce17" table:formula="of:=IF([.H6]&lt;[.H18];[.H6];[.H18])" office:value-type="currency" office:currency="USD" office:value="6000" calcext:value-type="currency">
            <text:p>$6,000.00</text:p>
          </table:table-cell>
          <table:table-cell table:style-name="ce17" table:formula="of:=IF([.I6]&lt;[.I18];[.I6];[.I18])" office:value-type="currency" office:currency="USD" office:value="6000" calcext:value-type="currency">
            <text:p>$6,000.00</text:p>
          </table:table-cell>
          <table:table-cell table:style-name="ce17" table:formula="of:=IF([.J6]&lt;[.J18];[.J6];[.J18])" office:value-type="currency" office:currency="USD" office:value="6000" calcext:value-type="currency">
            <text:p>$6,000.00</text:p>
          </table:table-cell>
          <table:table-cell table:style-name="ce17" table:formula="of:=IF([.K6]&lt;[.K18];[.K6];[.K18])" office:value-type="currency" office:currency="USD" office:value="6000" calcext:value-type="currency">
            <text:p>$6,000.00</text:p>
          </table:table-cell>
          <table:table-cell table:style-name="ce17" table:formula="of:=IF([.L6]&lt;[.L18];[.L6];[.L18])" office:value-type="currency" office:currency="USD" office:value="6000" calcext:value-type="currency">
            <text:p>$6,000.00</text:p>
          </table:table-cell>
          <table:table-cell table:style-name="ce17" table:formula="of:=IF([.M6]&lt;[.M18];[.M6];[.M18])" office:value-type="currency" office:currency="USD" office:value="6000" calcext:value-type="currency">
            <text:p>$6,000.00</text:p>
          </table:table-cell>
          <table:table-cell table:style-name="ce17" table:formula="of:=IF([.N6]&lt;[.N18];[.N6];[.N18])" office:value-type="currency" office:currency="USD" office:value="6000" calcext:value-type="currency">
            <text:p>$6,000.00</text:p>
          </table:table-cell>
          <table:table-cell table:style-name="ce17" table:formula="of:=IF([.O6]&lt;[.O18];[.O6];[.O18])" office:value-type="currency" office:currency="USD" office:value="6000" calcext:value-type="currency">
            <text:p>$6,000.00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B16]*0.85" office:value-type="currency" office:currency="USD" office:value="0" calcext:value-type="currency">
            <text:p>$0.00</text:p>
          </table:table-cell>
          <table:table-cell table:formula="of:=[.C16]*0.85" office:value-type="currency" office:currency="USD" office:value="0" calcext:value-type="currency">
            <text:p>$0.00</text:p>
          </table:table-cell>
          <table:table-cell table:style-name="ce17" table:formula="of:=[.D16]*0.85" office:value-type="currency" office:currency="USD" office:value="0" calcext:value-type="currency">
            <text:p>$0.00</text:p>
          </table:table-cell>
          <table:table-cell table:style-name="ce17" table:formula="of:=[.E16]*0.85" office:value-type="currency" office:currency="USD" office:value="0" calcext:value-type="currency">
            <text:p>$0.00</text:p>
          </table:table-cell>
          <table:table-cell table:style-name="ce17" table:formula="of:=[.F16]*0.85" office:value-type="currency" office:currency="USD" office:value="0" calcext:value-type="currency">
            <text:p>$0.00</text:p>
          </table:table-cell>
          <table:table-cell table:style-name="ce17" table:formula="of:=[.G16]*0.85" office:value-type="currency" office:currency="USD" office:value="0" calcext:value-type="currency">
            <text:p>$0.00</text:p>
          </table:table-cell>
          <table:table-cell table:style-name="ce17" table:formula="of:=[.H16]*0.85" office:value-type="currency" office:currency="USD" office:value="5076.676" calcext:value-type="currency">
            <text:p>$5,076.68</text:p>
          </table:table-cell>
          <table:table-cell table:style-name="ce17" table:formula="of:=[.I16]*0.85" office:value-type="currency" office:currency="USD" office:value="15695.862" calcext:value-type="currency">
            <text:p>$15,695.86</text:p>
          </table:table-cell>
          <table:table-cell table:style-name="ce17" table:formula="of:=[.J16]*0.85" office:value-type="currency" office:currency="USD" office:value="28969.836" calcext:value-type="currency">
            <text:p>$28,969.84</text:p>
          </table:table-cell>
          <table:table-cell table:style-name="ce17" table:formula="of:=[.K16]*0.85" office:value-type="currency" office:currency="USD" office:value="45562.3035" calcext:value-type="currency">
            <text:p>$45,562.30</text:p>
          </table:table-cell>
          <table:table-cell table:style-name="ce17" table:formula="of:=[.L16]*0.85" office:value-type="currency" office:currency="USD" office:value="66302.907" calcext:value-type="currency">
            <text:p>$66,302.91</text:p>
          </table:table-cell>
          <table:table-cell table:style-name="ce17" table:formula="of:=[.M16]*0.85" office:value-type="currency" office:currency="USD" office:value="92228.6465" calcext:value-type="currency">
            <text:p>$92,228.65</text:p>
          </table:table-cell>
          <table:table-cell table:style-name="ce17" table:formula="of:=[.N16]*0.85" office:value-type="currency" office:currency="USD" office:value="124635.823" calcext:value-type="currency">
            <text:p>$124,635.82</text:p>
          </table:table-cell>
          <table:table-cell table:style-name="ce17" table:formula="of:=[.O16]*0.85" office:value-type="currency" office:currency="USD" office:value="165144.7915" calcext:value-type="currency">
            <text:p>$165,144.79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20]+[.B19]" office:value-type="currency" office:currency="USD" office:value="-14500" calcext:value-type="currency">
            <text:p>-$14,500.00</text:p>
          </table:table-cell>
          <table:table-cell table:formula="of:=[.C20]+[.C19]" office:value-type="currency" office:currency="USD" office:value="-7812.5" calcext:value-type="currency">
            <text:p>-$7,812.50</text:p>
          </table:table-cell>
          <table:table-cell table:style-name="ce17" table:formula="of:=[.D20]+[.D19]" office:value-type="currency" office:currency="USD" office:value="-5765.625" calcext:value-type="currency">
            <text:p>-$5,765.63</text:p>
          </table:table-cell>
          <table:table-cell table:style-name="ce17" table:formula="of:=[.E20]+[.E19]" office:value-type="currency" office:currency="USD" office:value="-3207.04" calcext:value-type="currency">
            <text:p>-$3,207.04</text:p>
          </table:table-cell>
          <table:table-cell table:style-name="ce17" table:formula="of:=[.F20]+[.F19]" office:value-type="currency" office:currency="USD" office:value="-8.79999999999927" calcext:value-type="currency">
            <text:p>-$8.80</text:p>
          </table:table-cell>
          <table:table-cell table:style-name="ce17" table:formula="of:=[.G20]+[.G19]" office:value-type="currency" office:currency="USD" office:value="3989.02" calcext:value-type="currency">
            <text:p>$3,989.02</text:p>
          </table:table-cell>
          <table:table-cell table:style-name="ce17" table:formula="of:=[.H20]+[.H19]" office:value-type="currency" office:currency="USD" office:value="11076.676" calcext:value-type="currency">
            <text:p>$11,076.68</text:p>
          </table:table-cell>
          <table:table-cell table:style-name="ce17" table:formula="of:=[.I20]+[.I19]" office:value-type="currency" office:currency="USD" office:value="21695.862" calcext:value-type="currency">
            <text:p>$21,695.86</text:p>
          </table:table-cell>
          <table:table-cell table:style-name="ce17" table:formula="of:=[.J20]+[.J19]" office:value-type="currency" office:currency="USD" office:value="34969.836" calcext:value-type="currency">
            <text:p>$34,969.84</text:p>
          </table:table-cell>
          <table:table-cell table:style-name="ce17" table:formula="of:=[.K20]+[.K19]" office:value-type="currency" office:currency="USD" office:value="51562.3035" calcext:value-type="currency">
            <text:p>$51,562.30</text:p>
          </table:table-cell>
          <table:table-cell table:style-name="ce17" table:formula="of:=[.L20]+[.L19]" office:value-type="currency" office:currency="USD" office:value="72302.907" calcext:value-type="currency">
            <text:p>$72,302.91</text:p>
          </table:table-cell>
          <table:table-cell table:style-name="ce17" table:formula="of:=[.M20]+[.M19]" office:value-type="currency" office:currency="USD" office:value="98228.6465" calcext:value-type="currency">
            <text:p>$98,228.65</text:p>
          </table:table-cell>
          <table:table-cell table:style-name="ce17" table:formula="of:=[.N20]+[.N19]" office:value-type="currency" office:currency="USD" office:value="130635.823" calcext:value-type="currency">
            <text:p>$130,635.82</text:p>
          </table:table-cell>
          <table:table-cell table:style-name="ce17" table:formula="of:=[.O20]+[.O19]" office:value-type="currency" office:currency="USD" office:value="171144.7915" calcext:value-type="currency">
            <text:p>$171,144.79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B5]*0.85" office:value-type="currency" office:currency="USD" office:value="5100" calcext:value-type="currency">
            <text:p>$5,100.00</text:p>
          </table:table-cell>
          <table:table-cell table:formula="of:=[.C5]*0.85" office:value-type="currency" office:currency="USD" office:value="6375" calcext:value-type="currency">
            <text:p>$6,375.00</text:p>
          </table:table-cell>
          <table:table-cell table:style-name="ce17" table:formula="of:=[.D5]*0.85" office:value-type="currency" office:currency="USD" office:value="7968.75" calcext:value-type="currency">
            <text:p>$7,968.75</text:p>
          </table:table-cell>
          <table:table-cell table:style-name="ce17" table:formula="of:=[.E5]*0.85" office:value-type="currency" office:currency="USD" office:value="9960.912" calcext:value-type="currency">
            <text:p>$9,960.91</text:p>
          </table:table-cell>
          <table:table-cell table:style-name="ce17" table:formula="of:=[.F5]*0.85" office:value-type="currency" office:currency="USD" office:value="12451.14" calcext:value-type="currency">
            <text:p>$12,451.14</text:p>
          </table:table-cell>
          <table:table-cell table:style-name="ce17" table:formula="of:=[.G5]*0.85" office:value-type="currency" office:currency="USD" office:value="15563.976" calcext:value-type="currency">
            <text:p>$15,563.98</text:p>
          </table:table-cell>
          <table:table-cell table:style-name="ce17" table:formula="of:=[.H5]*0.85" office:value-type="currency" office:currency="USD" office:value="19454.97" calcext:value-type="currency">
            <text:p>$19,454.97</text:p>
          </table:table-cell>
          <table:table-cell table:style-name="ce17" table:formula="of:=[.I5]*0.85" office:value-type="currency" office:currency="USD" office:value="24318.738" calcext:value-type="currency">
            <text:p>$24,318.74</text:p>
          </table:table-cell>
          <table:table-cell table:style-name="ce17" table:formula="of:=[.J5]*0.85" office:value-type="currency" office:currency="USD" office:value="30398.448" calcext:value-type="currency">
            <text:p>$30,398.45</text:p>
          </table:table-cell>
          <table:table-cell table:style-name="ce17" table:formula="of:=[.K5]*0.85" office:value-type="currency" office:currency="USD" office:value="37998.06" calcext:value-type="currency">
            <text:p>$37,998.06</text:p>
          </table:table-cell>
          <table:table-cell table:style-name="ce17" table:formula="of:=[.L5]*0.85" office:value-type="currency" office:currency="USD" office:value="47497.626" calcext:value-type="currency">
            <text:p>$47,497.63</text:p>
          </table:table-cell>
          <table:table-cell table:style-name="ce17" table:formula="of:=[.M5]*0.85" office:value-type="currency" office:currency="USD" office:value="59372.058" calcext:value-type="currency">
            <text:p>$59,372.06</text:p>
          </table:table-cell>
          <table:table-cell table:style-name="ce17" table:formula="of:=[.N5]*0.85" office:value-type="currency" office:currency="USD" office:value="74215.098" calcext:value-type="currency">
            <text:p>$74,215.10</text:p>
          </table:table-cell>
          <table:table-cell table:style-name="ce17" table:formula="of:=[.O5]*0.85" office:value-type="currency" office:currency="USD" office:value="92768.898" calcext:value-type="currency">
            <text:p>$92,768.90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IF([.B21]&lt;[.B22];[.B21];[.B22])" office:value-type="currency" office:currency="USD" office:value="-14500" calcext:value-type="currency">
            <text:p>-$14,500.00</text:p>
          </table:table-cell>
          <table:table-cell table:formula="of:=IF([.C21]&lt;[.C22];[.C21];[.C22])" office:value-type="currency" office:currency="USD" office:value="-7812.5" calcext:value-type="currency">
            <text:p>-$7,812.50</text:p>
          </table:table-cell>
          <table:table-cell table:style-name="ce17" table:formula="of:=IF([.D21]&lt;[.D22];[.D21];[.D22])" office:value-type="currency" office:currency="USD" office:value="-5765.625" calcext:value-type="currency">
            <text:p>-$5,765.63</text:p>
          </table:table-cell>
          <table:table-cell table:style-name="ce17" table:formula="of:=IF([.E21]&lt;[.E22];[.E21];[.E22])" office:value-type="currency" office:currency="USD" office:value="-3207.04" calcext:value-type="currency">
            <text:p>-$3,207.04</text:p>
          </table:table-cell>
          <table:table-cell table:style-name="ce17" table:formula="of:=IF([.F21]&lt;[.F22];[.F21];[.F22])" office:value-type="currency" office:currency="USD" office:value="-8.79999999999927" calcext:value-type="currency">
            <text:p>-$8.80</text:p>
          </table:table-cell>
          <table:table-cell table:style-name="ce17" table:formula="of:=IF([.G21]&lt;[.G22];[.G21];[.G22])" office:value-type="currency" office:currency="USD" office:value="3989.02" calcext:value-type="currency">
            <text:p>$3,989.02</text:p>
          </table:table-cell>
          <table:table-cell table:style-name="ce17" table:formula="of:=IF([.H21]&lt;[.H22];[.H21];[.H22])" office:value-type="currency" office:currency="USD" office:value="11076.676" calcext:value-type="currency">
            <text:p>$11,076.68</text:p>
          </table:table-cell>
          <table:table-cell table:style-name="ce17" table:formula="of:=IF([.I21]&lt;[.I22];[.I21];[.I22])" office:value-type="currency" office:currency="USD" office:value="21695.862" calcext:value-type="currency">
            <text:p>$21,695.86</text:p>
          </table:table-cell>
          <table:table-cell table:style-name="ce17" table:formula="of:=IF([.J21]&lt;[.J22];[.J21];[.J22])" office:value-type="currency" office:currency="USD" office:value="30398.448" calcext:value-type="currency">
            <text:p>$30,398.45</text:p>
          </table:table-cell>
          <table:table-cell table:style-name="ce17" table:formula="of:=IF([.K21]&lt;[.K22];[.K21];[.K22])" office:value-type="currency" office:currency="USD" office:value="37998.06" calcext:value-type="currency">
            <text:p>$37,998.06</text:p>
          </table:table-cell>
          <table:table-cell table:style-name="ce17" table:formula="of:=IF([.L21]&lt;[.L22];[.L21];[.L22])" office:value-type="currency" office:currency="USD" office:value="47497.626" calcext:value-type="currency">
            <text:p>$47,497.63</text:p>
          </table:table-cell>
          <table:table-cell table:style-name="ce17" table:formula="of:=IF([.M21]&lt;[.M22];[.M21];[.M22])" office:value-type="currency" office:currency="USD" office:value="59372.058" calcext:value-type="currency">
            <text:p>$59,372.06</text:p>
          </table:table-cell>
          <table:table-cell table:style-name="ce17" table:formula="of:=IF([.N21]&lt;[.N22];[.N21];[.N22])" office:value-type="currency" office:currency="USD" office:value="74215.098" calcext:value-type="currency">
            <text:p>$74,215.10</text:p>
          </table:table-cell>
          <table:table-cell table:style-name="ce17" table:formula="of:=IF([.O21]&lt;[.O22];[.O21];[.O22])" office:value-type="currency" office:currency="USD" office:value="92768.898" calcext:value-type="currency">
            <text:p>$92,768.90</text:p>
          </table:table-cell>
          <table:table-cell table:style-name="ce17" table:number-columns-repeated="3"/>
          <table:table-cell table:number-columns-repeated="16366"/>
        </table:table-row>
        <table:table-row table:style-name="ro1">
          <table:table-cell table:style-name="ce2"/>
          <table:table-cell table:number-columns-repeated="2"/>
          <table:table-cell table:style-name="ce17" table:number-columns-repeated="15"/>
          <table:table-cell table:number-columns-repeated="16366"/>
        </table:table-row>
        <table:table-row table:style-name="ro1">
          <table:table-cell table:style-name="ce2"/>
          <table:table-cell table:formula="of:=IF([.B13]=&quot;NO&quot;;0;[.B23])" office:value-type="currency" office:currency="USD" office:value="0" calcext:value-type="currency">
            <text:p>$0.00</text:p>
          </table:table-cell>
          <table:table-cell table:formula="of:=IF([.C13]=&quot;NO&quot;;0;[.C23])" office:value-type="currency" office:currency="USD" office:value="0" calcext:value-type="currency">
            <text:p>$0.00</text:p>
          </table:table-cell>
          <table:table-cell table:style-name="ce17" table:formula="of:=IF([.D13]=&quot;NO&quot;;0;[.D23])" office:value-type="currency" office:currency="USD" office:value="0" calcext:value-type="currency">
            <text:p>$0.00</text:p>
          </table:table-cell>
          <table:table-cell table:style-name="ce17" table:formula="of:=IF([.E13]=&quot;NO&quot;;0;[.E23])" office:value-type="currency" office:currency="USD" office:value="0" calcext:value-type="currency">
            <text:p>$0.00</text:p>
          </table:table-cell>
          <table:table-cell table:style-name="ce17" table:formula="of:=IF([.F13]=&quot;NO&quot;;0;[.F23])" office:value-type="currency" office:currency="USD" office:value="0" calcext:value-type="currency">
            <text:p>$0.00</text:p>
          </table:table-cell>
          <table:table-cell table:style-name="ce17" table:formula="of:=IF([.G13]=&quot;NO&quot;;0;[.G23])" office:value-type="currency" office:currency="USD" office:value="3989.02" calcext:value-type="currency">
            <text:p>$3,989.02</text:p>
          </table:table-cell>
          <table:table-cell table:style-name="ce17" table:formula="of:=IF([.H13]=&quot;NO&quot;;0;[.H23])" office:value-type="currency" office:currency="USD" office:value="11076.676" calcext:value-type="currency">
            <text:p>$11,076.68</text:p>
          </table:table-cell>
          <table:table-cell table:style-name="ce17" table:formula="of:=IF([.I13]=&quot;NO&quot;;0;[.I23])" office:value-type="currency" office:currency="USD" office:value="21695.862" calcext:value-type="currency">
            <text:p>$21,695.86</text:p>
          </table:table-cell>
          <table:table-cell table:style-name="ce17" table:formula="of:=IF([.J13]=&quot;NO&quot;;0;[.J23])" office:value-type="currency" office:currency="USD" office:value="30398.448" calcext:value-type="currency">
            <text:p>$30,398.45</text:p>
          </table:table-cell>
          <table:table-cell table:style-name="ce17" table:formula="of:=IF([.K13]=&quot;NO&quot;;0;[.K23])" office:value-type="currency" office:currency="USD" office:value="37998.06" calcext:value-type="currency">
            <text:p>$37,998.06</text:p>
          </table:table-cell>
          <table:table-cell table:style-name="ce17" table:formula="of:=IF([.L13]=&quot;NO&quot;;0;[.L23])" office:value-type="currency" office:currency="USD" office:value="47497.626" calcext:value-type="currency">
            <text:p>$47,497.63</text:p>
          </table:table-cell>
          <table:table-cell table:style-name="ce17" table:formula="of:=IF([.M13]=&quot;NO&quot;;0;[.M23])" office:value-type="currency" office:currency="USD" office:value="59372.058" calcext:value-type="currency">
            <text:p>$59,372.06</text:p>
          </table:table-cell>
          <table:table-cell table:style-name="ce17" table:formula="of:=IF([.N13]=&quot;NO&quot;;0;[.N23])" office:value-type="currency" office:currency="USD" office:value="74215.098" calcext:value-type="currency">
            <text:p>$74,215.10</text:p>
          </table:table-cell>
          <table:table-cell table:style-name="ce17" table:formula="of:=IF([.O13]=&quot;NO&quot;;0;[.O23])" office:value-type="currency" office:currency="USD" office:value="92768.898" calcext:value-type="currency">
            <text:p>$92,768.90</text:p>
          </table:table-cell>
          <table:table-cell table:style-name="ce17" table:number-columns-repeated="3"/>
          <table:table-cell table:number-columns-repeated="16366"/>
        </table:table-row>
        <table:table-row table:style-name="ro1" table:number-rows-repeated="2">
          <table:table-cell table:style-name="ce2"/>
          <table:table-cell table:number-columns-repeated="2"/>
          <table:table-cell table:style-name="ce17" table:number-columns-repeated="15"/>
          <table:table-cell table:number-columns-repeated="16366"/>
        </table:table-row>
        <table:table-row table:style-name="ro1">
          <table:table-cell table:style-name="ce2"/>
          <table:table-cell table:style-name="ce18" table:formula="of:=&quot;[InlineData(&quot;&amp;ROUND([.B1];2)&amp;&quot;, &quot;&amp;ROUND([.B2];2)&amp;&quot;, &quot;&amp;ROUND([.B3];2)&amp;&quot;, &quot;&amp;ROUND([.B25];2)&amp;&quot;)]&quot;" office:value-type="string" office:string-value="[InlineData(500, 10000, 100, 0)]" calcext:value-type="string">
            <text:p>[InlineData(500, 10000, 100, 0)]</text:p>
          </table:table-cell>
          <table:table-cell table:style-name="ce18" table:formula="of:=&quot;[InlineData(&quot;&amp;ROUND([.C1];2)&amp;&quot;, &quot;&amp;ROUND([.C2];2)&amp;&quot;, &quot;&amp;ROUND([.C3];2)&amp;&quot;, &quot;&amp;ROUND([.C25];2)&amp;&quot;)]&quot;" office:value-type="string" office:string-value="[InlineData(625, 12500, 125, 0)]" calcext:value-type="string">
            <text:p>[InlineData(625, 12500, 125, 0)]</text:p>
          </table:table-cell>
          <table:table-cell table:style-name="ce18" table:formula="of:=&quot;[InlineData(&quot;&amp;ROUND([.D1];2)&amp;&quot;, &quot;&amp;ROUND([.D2];2)&amp;&quot;, &quot;&amp;ROUND([.D3];2)&amp;&quot;, &quot;&amp;ROUND([.D25];2)&amp;&quot;)]&quot;" office:value-type="string" office:string-value="[InlineData(781.25, 15625, 156.25, 0)]" calcext:value-type="string">
            <text:p>[InlineData(781.25, 15625, 156.25, 0)]</text:p>
          </table:table-cell>
          <table:table-cell table:style-name="ce18" table:formula="of:=&quot;[InlineData(&quot;&amp;ROUND([.E1];2)&amp;&quot;, &quot;&amp;ROUND([.E2];2)&amp;&quot;, &quot;&amp;ROUND([.E3];2)&amp;&quot;, &quot;&amp;ROUND([.E25];2)&amp;&quot;)]&quot;" office:value-type="string" office:string-value="[InlineData(976.56, 19531.25, 195.31, 0)]" calcext:value-type="string">
            <text:p>[InlineData(976.56, 19531.25, 195.31, 0)]</text:p>
          </table:table-cell>
          <table:table-cell table:style-name="ce18" table:formula="of:=&quot;[InlineData(&quot;&amp;ROUND([.F1];2)&amp;&quot;, &quot;&amp;ROUND([.F2];2)&amp;&quot;, &quot;&amp;ROUND([.F3];2)&amp;&quot;, &quot;&amp;ROUND([.F25];2)&amp;&quot;)]&quot;" office:value-type="string" office:string-value="[InlineData(1220.7, 24414.06, 244.14, 0)]" calcext:value-type="string">
            <text:p>[InlineData(1220.7, 24414.06, 244.14, 0)]</text:p>
          </table:table-cell>
          <table:table-cell table:style-name="ce18" table:formula="of:=&quot;[InlineData(&quot;&amp;ROUND([.G1];2)&amp;&quot;, &quot;&amp;ROUND([.G2];2)&amp;&quot;, &quot;&amp;ROUND([.G3];2)&amp;&quot;, &quot;&amp;ROUND([.G25];2)&amp;&quot;)]&quot;" office:value-type="string" office:string-value="[InlineData(1525.88, 30517.58, 305.18, 3989.02)]" calcext:value-type="string">
            <text:p>[InlineData(1525.88, 30517.58, 305.18, 3989.02)]</text:p>
          </table:table-cell>
          <table:table-cell table:style-name="ce18" table:formula="of:=&quot;[InlineData(&quot;&amp;ROUND([.H1];2)&amp;&quot;, &quot;&amp;ROUND([.H2];2)&amp;&quot;, &quot;&amp;ROUND([.H3];2)&amp;&quot;, &quot;&amp;ROUND([.H25];2)&amp;&quot;)]&quot;" office:value-type="string" office:string-value="[InlineData(1907.35, 38146.98, 381.48, 11076.68)]" calcext:value-type="string">
            <text:p>[InlineData(1907.35, 38146.98, 381.48, 11076.68)]</text:p>
          </table:table-cell>
          <table:table-cell table:style-name="ce18" table:formula="of:=&quot;[InlineData(&quot;&amp;ROUND([.I1];2)&amp;&quot;, &quot;&amp;ROUND([.I2];2)&amp;&quot;, &quot;&amp;ROUND([.I3];2)&amp;&quot;, &quot;&amp;ROUND([.I25];2)&amp;&quot;)]&quot;" office:value-type="string" office:string-value="[InlineData(2384.19, 47683.73, 476.85, 21695.86)]" calcext:value-type="string">
            <text:p>[InlineData(2384.19, 47683.73, 476.85, 21695.86)]</text:p>
          </table:table-cell>
          <table:table-cell table:style-name="ce18" table:formula="of:=&quot;[InlineData(&quot;&amp;ROUND([.J1];2)&amp;&quot;, &quot;&amp;ROUND([.J2];2)&amp;&quot;, &quot;&amp;ROUND([.J3];2)&amp;&quot;, &quot;&amp;ROUND([.J25];2)&amp;&quot;)]&quot;" office:value-type="string" office:string-value="[InlineData(2980.24, 59604.66, 596.06, 30398.45)]" calcext:value-type="string">
            <text:p>[InlineData(2980.24, 59604.66, 596.06, 30398.45)]</text:p>
          </table:table-cell>
          <table:table-cell table:style-name="ce18" table:formula="of:=&quot;[InlineData(&quot;&amp;ROUND([.K1];2)&amp;&quot;, &quot;&amp;ROUND([.K2];2)&amp;&quot;, &quot;&amp;ROUND([.K3];2)&amp;&quot;, &quot;&amp;ROUND([.K25];2)&amp;&quot;)]&quot;" office:value-type="string" office:string-value="[InlineData(3725.3, 74505.83, 745.08, 37998.06)]" calcext:value-type="string">
            <text:p>[InlineData(3725.3, 74505.83, 745.08, 37998.06)]</text:p>
          </table:table-cell>
          <table:table-cell table:style-name="ce18" table:formula="of:=&quot;[InlineData(&quot;&amp;ROUND([.L1];2)&amp;&quot;, &quot;&amp;ROUND([.L2];2)&amp;&quot;, &quot;&amp;ROUND([.L3];2)&amp;&quot;, &quot;&amp;ROUND([.L25];2)&amp;&quot;)]&quot;" office:value-type="string" office:string-value="[InlineData(4656.63, 93132.29, 931.35, 47497.63)]" calcext:value-type="string">
            <text:p>[InlineData(4656.63, 93132.29, 931.35, 47497.63)]</text:p>
          </table:table-cell>
          <table:table-cell table:style-name="ce18" table:formula="of:=&quot;[InlineData(&quot;&amp;ROUND([.M1];2)&amp;&quot;, &quot;&amp;ROUND([.M2];2)&amp;&quot;, &quot;&amp;ROUND([.M3];2)&amp;&quot;, &quot;&amp;ROUND([.M25];2)&amp;&quot;)]&quot;" office:value-type="string" office:string-value="[InlineData(5820.79, 116415.36, 1164.19, 59372.06)]" calcext:value-type="string">
            <text:p>[InlineData(5820.79, 116415.36, 1164.19, 59372.06)]</text:p>
          </table:table-cell>
          <table:table-cell table:style-name="ce18" table:formula="of:=&quot;[InlineData(&quot;&amp;ROUND([.N1];2)&amp;&quot;, &quot;&amp;ROUND([.N2];2)&amp;&quot;, &quot;&amp;ROUND([.N3];2)&amp;&quot;, &quot;&amp;ROUND([.N25];2)&amp;&quot;)]&quot;" office:value-type="string" office:string-value="[InlineData(7275.99, 145519.2, 1455.24, 74215.1)]" calcext:value-type="string">
            <text:p>[InlineData(7275.99, 145519.2, 1455.24, 74215.1)]</text:p>
          </table:table-cell>
          <table:table-cell table:style-name="ce18" table:formula="of:=&quot;[InlineData(&quot;&amp;ROUND([.O1];2)&amp;&quot;, &quot;&amp;ROUND([.O2];2)&amp;&quot;, &quot;&amp;ROUND([.O3];2)&amp;&quot;, &quot;&amp;ROUND([.O25];2)&amp;&quot;)]&quot;" office:value-type="string" office:string-value="[InlineData(9094.99, 181899, 1819.05, 92768.9)]" calcext:value-type="string">
            <text:p>[InlineData(9094.99, 181899, 1819.05, 92768.9)]</text:p>
          </table:table-cell>
          <table:table-cell table:style-name="ce18" table:number-columns-repeated="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8" table:formula="of:=[.B28]" office:value-type="string" office:string-value="[InlineData(500, 10000, 100, 0)]" calcext:value-type="string">
            <text:p>[InlineData(500, 10000, 100, 0)]</text:p>
          </table:table-cell>
          <table:table-cell table:style-name="Default" table:number-columns-repeated="13"/>
          <table:table-cell table:number-columns-repeated="16369"/>
        </table:table-row>
        <table:table-row table:style-name="ro1">
          <table:table-cell/>
          <table:table-cell table:style-name="ce18" table:formula="of:=[.C28]" office:value-type="string" office:string-value="[InlineData(625, 12500, 125, 0)]" calcext:value-type="string">
            <text:p>[InlineData(625, 12500, 125, 0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D28]" office:value-type="string" office:string-value="[InlineData(781.25, 15625, 156.25, 0)]" calcext:value-type="string">
            <text:p>[InlineData(781.25, 15625, 156.25, 0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E28]" office:value-type="string" office:string-value="[InlineData(976.56, 19531.25, 195.31, 0)]" calcext:value-type="string">
            <text:p>[InlineData(976.56, 19531.25, 195.31, 0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F28]" office:value-type="string" office:string-value="[InlineData(1220.7, 24414.06, 244.14, 0)]" calcext:value-type="string">
            <text:p>[InlineData(1220.7, 24414.06, 244.14, 0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G28]" office:value-type="string" office:string-value="[InlineData(1525.88, 30517.58, 305.18, 3989.02)]" calcext:value-type="string">
            <text:p>[InlineData(1525.88, 30517.58, 305.18, 3989.02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H28]" office:value-type="string" office:string-value="[InlineData(1907.35, 38146.98, 381.48, 11076.68)]" calcext:value-type="string">
            <text:p>[InlineData(1907.35, 38146.98, 381.48, 11076.68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I28]" office:value-type="string" office:string-value="[InlineData(2384.19, 47683.73, 476.85, 21695.86)]" calcext:value-type="string">
            <text:p>[InlineData(2384.19, 47683.73, 476.85, 21695.86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J28]" office:value-type="string" office:string-value="[InlineData(2980.24, 59604.66, 596.06, 30398.45)]" calcext:value-type="string">
            <text:p>[InlineData(2980.24, 59604.66, 596.06, 30398.45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K28]" office:value-type="string" office:string-value="[InlineData(3725.3, 74505.83, 745.08, 37998.06)]" calcext:value-type="string">
            <text:p>[InlineData(3725.3, 74505.83, 745.08, 37998.06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L28]" office:value-type="string" office:string-value="[InlineData(4656.63, 93132.29, 931.35, 47497.63)]" calcext:value-type="string">
            <text:p>[InlineData(4656.63, 93132.29, 931.35, 47497.63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M28]" office:value-type="string" office:string-value="[InlineData(5820.79, 116415.36, 1164.19, 59372.06)]" calcext:value-type="string">
            <text:p>[InlineData(5820.79, 116415.36, 1164.19, 59372.06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N28]" office:value-type="string" office:string-value="[InlineData(7275.99, 145519.2, 1455.24, 74215.1)]" calcext:value-type="string">
            <text:p>[InlineData(7275.99, 145519.2, 1455.24, 74215.1)]</text:p>
          </table:table-cell>
          <table:table-cell table:number-columns-repeated="16382"/>
        </table:table-row>
        <table:table-row table:style-name="ro1">
          <table:table-cell/>
          <table:table-cell table:style-name="ce18" table:formula="of:=[.O28]" office:value-type="string" office:string-value="[InlineData(9094.99, 181899, 1819.05, 92768.9)]" calcext:value-type="string">
            <text:p>[InlineData(9094.99, 181899, 1819.05, 92768.9)]</text:p>
          </table:table-cell>
          <table:table-cell table:number-columns-repeated="16382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lthcareSpend" table:style-name="ta1">
        <table:table-column table:style-name="co1" table:number-columns-repeated="16384" table:default-cell-style-name="ce3"/>
        <table:table-row table:style-name="ro3">
          <table:table-cell table:style-name="ce1" office:value-type="string" calcext:value-type="string">
            <text:p>year</text:p>
          </table:table-cell>
          <table:table-cell table:style-name="ce1"/>
          <table:table-cell table:style-name="ce1" office:value-type="string" calcext:value-type="string">
            <text:p>return val</text:p>
          </table:table-cell>
          <table:table-cell table:style-name="ce1" office:value-type="string" calcext:value-type="string">
            <text:p>retirement year</text:p>
          </table:table-cell>
          <table:table-cell table:style-name="ce1" office:value-type="string" calcext:value-type="string">
            <text:p>birth 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s retired?</text:p>
          </table:table-cell>
          <table:table-cell table:style-name="ce1" office:value-type="string" calcext:value-type="string">
            <text:p>RequiredMonthlySpendHealthCare</text:p>
          </table:table-cell>
          <table:table-cell table:style-name="ce1" office:value-type="string" calcext:value-type="string">
            <text:p>yearsOver65</text:p>
          </table:table-cell>
          <table:table-cell table:style-name="ce1" office:value-type="string" calcext:value-type="string">
            <text:p>decadesOver65</text:p>
          </table:table-cell>
          <table:table-cell table:style-name="ce1" office:value-type="string" calcext:value-type="string">
            <text:p>numHospitalAdmissionsPerYear</text:p>
          </table:table-cell>
          <table:table-cell table:style-name="ce1" office:value-type="string" calcext:value-type="string">
            <text:p>partADeductible</text:p>
          </table:table-cell>
          <table:table-cell table:style-name="ce1" office:value-type="string" calcext:value-type="string">
            <text:p>totalPartACostPerYear</text:p>
          </table:table-cell>
          <table:table-cell table:style-name="ce1" office:value-type="string" calcext:value-type="string">
            <text:p>totalPartACostPerMonth</text:p>
          </table:table-cell>
          <table:table-cell table:style-name="ce1" office:value-type="string" calcext:value-type="string">
            <text:p>totalPartBCostPerMonth</text:p>
          </table:table-cell>
          <table:table-cell table:style-name="ce1" office:value-type="string" calcext:value-type="string">
            <text:p>totalPartDCostPerMonth</text:p>
          </table:table-cell>
          <table:table-cell table:style-name="ce1" office:value-type="string" calcext:value-type="string">
            <text:p>total medicare cost</text:p>
          </table:table-cell>
          <table:table-cell table:number-columns-repeated="16367"/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table:formula="of:=IF([.G2]=0;0;IF([.F2] &lt; 65;[.H2];IF([.F2]&gt;=88;[.H2]*2;[.Q2])))"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2]-[.E2]" office:value-type="float" office:value="50" calcext:value-type="float">
            <text:p>50</text:p>
          </table:table-cell>
          <table:table-cell table:formula="of:=IF([.A2]&gt;=[.D2];1; 0)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[.F2]-65" office:value-type="float" office:value="-15" calcext:value-type="float">
            <text:p>-15</text:p>
          </table:table-cell>
          <table:table-cell table:formula="of:=[.I2]/10" office:value-type="float" office:value="-1.5" calcext:value-type="float">
            <text:p>-1.5</text:p>
          </table:table-cell>
          <table:table-cell table:formula="of:=1.5+([.J2]*1)" office:value-type="float" office:value="0" calcext:value-type="float">
            <text:p>0</text:p>
          </table:table-cell>
          <table:table-cell table:formula="of:=[.K2]*1676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[.M2]/12" office:value-type="float" office:value="0" calcext:value-type="float">
            <text:p>0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2]+[.O2]+[.P2];2)" office:value-type="float" office:value="655.83" calcext:value-type="float">
            <text:p>655.83</text:p>
          </table:table-cell>
          <table:table-cell table:formula="of:=&quot;[InlineData(&quot;&amp;[.A2]&amp;&quot;, &quot;&amp;[.C2]&amp;&quot;)] &quot;&amp;[.B2]" office:value-type="string" office:string-value="[InlineData(2025, 0)] " calcext:value-type="string">
            <text:p>[InlineData(2025, 0)] </text:p>
          </table:table-cell>
          <table:table-cell table:number-columns-repeated="16366"/>
        </table:table-row>
        <table:table-row table:style-name="ro1">
          <table:table-cell table:formula="of:=[.A2]+5" office:value-type="float" office:value="2030" calcext:value-type="float">
            <text:p>2030</text:p>
          </table:table-cell>
          <table:table-cell office:value-type="string" calcext:value-type="string">
            <text:p>// retirement age, no medicare</text:p>
          </table:table-cell>
          <table:table-cell table:formula="of:=IF([.G3]=0;0;IF([.F3] &lt; 65;[.H3];IF([.F3]&gt;=88;[.H3]*2;[.Q3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3]-[.E3]" office:value-type="float" office:value="55" calcext:value-type="float">
            <text:p>55</text:p>
          </table:table-cell>
          <table:table-cell table:formula="of:=IF([.A3]&gt;=[.D3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3]-65" office:value-type="float" office:value="-10" calcext:value-type="float">
            <text:p>-10</text:p>
          </table:table-cell>
          <table:table-cell table:formula="of:=[.I3]/10" office:value-type="float" office:value="-1" calcext:value-type="float">
            <text:p>-1</text:p>
          </table:table-cell>
          <table:table-cell table:formula="of:=1.5+([.J3]*1)" office:value-type="float" office:value="0.5" calcext:value-type="float">
            <text:p>0.5</text:p>
          </table:table-cell>
          <table:table-cell table:formula="of:=[.K3]*1676" office:value-type="float" office:value="838" calcext:value-type="float">
            <text:p>838</text:p>
          </table:table-cell>
          <table:table-cell table:formula="of:=[.L3]" office:value-type="float" office:value="838" calcext:value-type="float">
            <text:p>838</text:p>
          </table:table-cell>
          <table:table-cell table:formula="of:=[.M3]/12" office:value-type="float" office:value="69.8333333333333" calcext:value-type="float">
            <text:p>69.8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3]+[.O3]+[.P3];2)" office:value-type="float" office:value="725.67" calcext:value-type="float">
            <text:p>725.67</text:p>
          </table:table-cell>
          <table:table-cell table:formula="of:=&quot;[InlineData(&quot;&amp;[.A3]&amp;&quot;, &quot;&amp;[.C3]&amp;&quot;)] &quot;&amp;[.B3]" office:value-type="string" office:string-value="[InlineData(2030, 3000)] // retirement age, no medicare" calcext:value-type="string">
            <text:p>[InlineData(2030, 3000)] // retirement age, no medicare</text:p>
          </table:table-cell>
          <table:table-cell table:number-columns-repeated="16366"/>
        </table:table-row>
        <table:table-row table:style-name="ro1">
          <table:table-cell table:formula="of:=[.A3]+5" office:value-type="float" office:value="2035" calcext:value-type="float">
            <text:p>2035</text:p>
          </table:table-cell>
          <table:table-cell/>
          <table:table-cell table:formula="of:=IF([.G4]=0;0;IF([.F4] &lt; 65;[.H4];IF([.F4]&gt;=88;[.H4]*2;[.Q4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4]-[.E4]" office:value-type="float" office:value="60" calcext:value-type="float">
            <text:p>60</text:p>
          </table:table-cell>
          <table:table-cell table:formula="of:=IF([.A4]&gt;=[.D4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4]-65" office:value-type="float" office:value="-5" calcext:value-type="float">
            <text:p>-5</text:p>
          </table:table-cell>
          <table:table-cell table:formula="of:=[.I4]/10" office:value-type="float" office:value="-0.5" calcext:value-type="float">
            <text:p>-0.5</text:p>
          </table:table-cell>
          <table:table-cell table:formula="of:=1.5+([.J4]*1)" office:value-type="float" office:value="1" calcext:value-type="float">
            <text:p>1</text:p>
          </table:table-cell>
          <table:table-cell table:formula="of:=[.K4]*1676" office:value-type="float" office:value="1676" calcext:value-type="float">
            <text:p>1676</text:p>
          </table:table-cell>
          <table:table-cell table:formula="of:=[.L4]" office:value-type="float" office:value="1676" calcext:value-type="float">
            <text:p>1676</text:p>
          </table:table-cell>
          <table:table-cell table:formula="of:=[.M4]/12" office:value-type="float" office:value="139.666666666667" calcext:value-type="float">
            <text:p>139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4]+[.O4]+[.P4];2)" office:value-type="float" office:value="795.5" calcext:value-type="float">
            <text:p>795.5</text:p>
          </table:table-cell>
          <table:table-cell table:formula="of:=&quot;[InlineData(&quot;&amp;[.A4]&amp;&quot;, &quot;&amp;[.C4]&amp;&quot;)] &quot;&amp;[.B4]" office:value-type="string" office:string-value="[InlineData(2035, 3000)] " calcext:value-type="string">
            <text:p>[InlineData(2035, 3000)] </text:p>
          </table:table-cell>
          <table:table-cell table:number-columns-repeated="16366"/>
        </table:table-row>
        <table:table-row table:style-name="ro1">
          <table:table-cell table:formula="of:=[.A4]+5" office:value-type="float" office:value="2040" calcext:value-type="float">
            <text:p>2040</text:p>
          </table:table-cell>
          <table:table-cell office:value-type="string" calcext:value-type="string">
            <text:p>// age 65, medicare kicks in</text:p>
          </table:table-cell>
          <table:table-cell table:formula="of:=IF([.G5]=0;0;IF([.F5] &lt; 65;[.H5];IF([.F5]&gt;=88;[.H5]*2;[.Q5])))" office:value-type="float" office:value="865.33" calcext:value-type="float">
            <text:p>865.3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5]-[.E5]" office:value-type="float" office:value="65" calcext:value-type="float">
            <text:p>65</text:p>
          </table:table-cell>
          <table:table-cell table:formula="of:=IF([.A5]&gt;=[.D5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5]-65" office:value-type="float" office:value="0" calcext:value-type="float">
            <text:p>0</text:p>
          </table:table-cell>
          <table:table-cell table:formula="of:=[.I5]/10" office:value-type="float" office:value="0" calcext:value-type="float">
            <text:p>0</text:p>
          </table:table-cell>
          <table:table-cell table:formula="of:=1.5+([.J5]*1)" office:value-type="float" office:value="1.5" calcext:value-type="float">
            <text:p>1.5</text:p>
          </table:table-cell>
          <table:table-cell table:formula="of:=[.K5]*1676" office:value-type="float" office:value="2514" calcext:value-type="float">
            <text:p>2514</text:p>
          </table:table-cell>
          <table:table-cell table:formula="of:=[.L5]" office:value-type="float" office:value="2514" calcext:value-type="float">
            <text:p>2514</text:p>
          </table:table-cell>
          <table:table-cell table:formula="of:=[.M5]/12" office:value-type="float" office:value="209.5" calcext:value-type="float">
            <text:p>209.5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5]+[.O5]+[.P5];2)" office:value-type="float" office:value="865.33" calcext:value-type="float">
            <text:p>865.33</text:p>
          </table:table-cell>
          <table:table-cell table:formula="of:=&quot;[InlineData(&quot;&amp;[.A5]&amp;&quot;, &quot;&amp;[.C5]&amp;&quot;)] &quot;&amp;[.B5]" office:value-type="string" office:string-value="[InlineData(2040, 865.33)] // age 65, medicare kicks in" calcext:value-type="string">
            <text:p>[InlineData(2040, 865.33)] // age 65, medicare kicks in</text:p>
          </table:table-cell>
          <table:table-cell table:number-columns-repeated="16366"/>
        </table:table-row>
        <table:table-row table:style-name="ro1">
          <table:table-cell table:formula="of:=[.A5]+5" office:value-type="float" office:value="2045" calcext:value-type="float">
            <text:p>2045</text:p>
          </table:table-cell>
          <table:table-cell/>
          <table:table-cell table:formula="of:=IF([.G6]=0;0;IF([.F6] &lt; 65;[.H6];IF([.F6]&gt;=88;[.H6]*2;[.Q6])))" office:value-type="float" office:value="935.17" calcext:value-type="float">
            <text:p>935.1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6]-[.E6]" office:value-type="float" office:value="70" calcext:value-type="float">
            <text:p>70</text:p>
          </table:table-cell>
          <table:table-cell table:formula="of:=IF([.A6]&gt;=[.D6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6]-65" office:value-type="float" office:value="5" calcext:value-type="float">
            <text:p>5</text:p>
          </table:table-cell>
          <table:table-cell table:formula="of:=[.I6]/10" office:value-type="float" office:value="0.5" calcext:value-type="float">
            <text:p>0.5</text:p>
          </table:table-cell>
          <table:table-cell table:formula="of:=1.5+([.J6]*1)" office:value-type="float" office:value="2" calcext:value-type="float">
            <text:p>2</text:p>
          </table:table-cell>
          <table:table-cell table:formula="of:=[.K6]*1676" office:value-type="float" office:value="3352" calcext:value-type="float">
            <text:p>3352</text:p>
          </table:table-cell>
          <table:table-cell table:formula="of:=[.L6]" office:value-type="float" office:value="3352" calcext:value-type="float">
            <text:p>3352</text:p>
          </table:table-cell>
          <table:table-cell table:formula="of:=[.M6]/12" office:value-type="float" office:value="279.333333333333" calcext:value-type="float">
            <text:p>279.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6]+[.O6]+[.P6];2)" office:value-type="float" office:value="935.17" calcext:value-type="float">
            <text:p>935.17</text:p>
          </table:table-cell>
          <table:table-cell table:formula="of:=&quot;[InlineData(&quot;&amp;[.A6]&amp;&quot;, &quot;&amp;[.C6]&amp;&quot;)] &quot;&amp;[.B6]" office:value-type="string" office:string-value="[InlineData(2045, 935.17)] " calcext:value-type="string">
            <text:p>[InlineData(2045, 935.17)] </text:p>
          </table:table-cell>
          <table:table-cell table:number-columns-repeated="16366"/>
        </table:table-row>
        <table:table-row table:style-name="ro1">
          <table:table-cell table:formula="of:=[.A6]+5" office:value-type="float" office:value="2050" calcext:value-type="float">
            <text:p>2050</text:p>
          </table:table-cell>
          <table:table-cell/>
          <table:table-cell table:formula="of:=IF([.G7]=0;0;IF([.F7] &lt; 65;[.H7];IF([.F7]&gt;=88;[.H7]*2;[.Q7])))" office:value-type="float" office:value="1005" calcext:value-type="float">
            <text:p>1005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7]-[.E7]" office:value-type="float" office:value="75" calcext:value-type="float">
            <text:p>75</text:p>
          </table:table-cell>
          <table:table-cell table:formula="of:=IF([.A7]&gt;=[.D7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7]-65" office:value-type="float" office:value="10" calcext:value-type="float">
            <text:p>10</text:p>
          </table:table-cell>
          <table:table-cell table:formula="of:=[.I7]/10" office:value-type="float" office:value="1" calcext:value-type="float">
            <text:p>1</text:p>
          </table:table-cell>
          <table:table-cell table:formula="of:=1.5+([.J7]*1)" office:value-type="float" office:value="2.5" calcext:value-type="float">
            <text:p>2.5</text:p>
          </table:table-cell>
          <table:table-cell table:formula="of:=[.K7]*1676" office:value-type="float" office:value="4190" calcext:value-type="float">
            <text:p>4190</text:p>
          </table:table-cell>
          <table:table-cell table:formula="of:=[.L7]" office:value-type="float" office:value="4190" calcext:value-type="float">
            <text:p>4190</text:p>
          </table:table-cell>
          <table:table-cell table:formula="of:=[.M7]/12" office:value-type="float" office:value="349.166666666667" calcext:value-type="float">
            <text:p>349.1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7]+[.O7]+[.P7];2)" office:value-type="float" office:value="1005" calcext:value-type="float">
            <text:p>1005</text:p>
          </table:table-cell>
          <table:table-cell table:formula="of:=&quot;[InlineData(&quot;&amp;[.A7]&amp;&quot;, &quot;&amp;[.C7]&amp;&quot;)] &quot;&amp;[.B7]" office:value-type="string" office:string-value="[InlineData(2050, 1005)] " calcext:value-type="string">
            <text:p>[InlineData(2050, 1005)] </text:p>
          </table:table-cell>
          <table:table-cell table:number-columns-repeated="16366"/>
        </table:table-row>
        <table:table-row table:style-name="ro1">
          <table:table-cell table:formula="of:=[.A7]+5" office:value-type="float" office:value="2055" calcext:value-type="float">
            <text:p>2055</text:p>
          </table:table-cell>
          <table:table-cell/>
          <table:table-cell table:formula="of:=IF([.G8]=0;0;IF([.F8] &lt; 65;[.H8];IF([.F8]&gt;=88;[.H8]*2;[.Q8])))" office:value-type="float" office:value="1074.83" calcext:value-type="float">
            <text:p>1074.8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8]-[.E8]" office:value-type="float" office:value="80" calcext:value-type="float">
            <text:p>80</text:p>
          </table:table-cell>
          <table:table-cell table:formula="of:=IF([.A8]&gt;=[.D8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8]-65" office:value-type="float" office:value="15" calcext:value-type="float">
            <text:p>15</text:p>
          </table:table-cell>
          <table:table-cell table:formula="of:=[.I8]/10" office:value-type="float" office:value="1.5" calcext:value-type="float">
            <text:p>1.5</text:p>
          </table:table-cell>
          <table:table-cell table:formula="of:=1.5+([.J8]*1)" office:value-type="float" office:value="3" calcext:value-type="float">
            <text:p>3</text:p>
          </table:table-cell>
          <table:table-cell table:formula="of:=[.K8]*1676" office:value-type="float" office:value="5028" calcext:value-type="float">
            <text:p>5028</text:p>
          </table:table-cell>
          <table:table-cell table:formula="of:=[.L8]" office:value-type="float" office:value="5028" calcext:value-type="float">
            <text:p>5028</text:p>
          </table:table-cell>
          <table:table-cell table:formula="of:=[.M8]/12" office:value-type="float" office:value="419" calcext:value-type="float">
            <text:p>419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8]+[.O8]+[.P8];2)" office:value-type="float" office:value="1074.83" calcext:value-type="float">
            <text:p>1074.83</text:p>
          </table:table-cell>
          <table:table-cell table:formula="of:=&quot;[InlineData(&quot;&amp;[.A8]&amp;&quot;, &quot;&amp;[.C8]&amp;&quot;)] &quot;&amp;[.B8]" office:value-type="string" office:string-value="[InlineData(2055, 1074.83)] " calcext:value-type="string">
            <text:p>[InlineData(2055, 1074.83)] </text:p>
          </table:table-cell>
          <table:table-cell table:number-columns-repeated="16366"/>
        </table:table-row>
        <table:table-row table:style-name="ro1">
          <table:table-cell table:formula="of:=[.A8]+5" office:value-type="float" office:value="2060" calcext:value-type="float">
            <text:p>2060</text:p>
          </table:table-cell>
          <table:table-cell/>
          <table:table-cell table:formula="of:=IF([.G9]=0;0;IF([.F9] &lt; 65;[.H9];IF([.F9]&gt;=88;[.H9]*2;[.Q9])))" office:value-type="float" office:value="1144.67" calcext:value-type="float">
            <text:p>1144.6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9]-[.E9]" office:value-type="float" office:value="85" calcext:value-type="float">
            <text:p>85</text:p>
          </table:table-cell>
          <table:table-cell table:formula="of:=IF([.A9]&gt;=[.D9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9]-65" office:value-type="float" office:value="20" calcext:value-type="float">
            <text:p>20</text:p>
          </table:table-cell>
          <table:table-cell table:formula="of:=[.I9]/10" office:value-type="float" office:value="2" calcext:value-type="float">
            <text:p>2</text:p>
          </table:table-cell>
          <table:table-cell table:formula="of:=1.5+([.J9]*1)" office:value-type="float" office:value="3.5" calcext:value-type="float">
            <text:p>3.5</text:p>
          </table:table-cell>
          <table:table-cell table:formula="of:=[.K9]*1676" office:value-type="float" office:value="5866" calcext:value-type="float">
            <text:p>5866</text:p>
          </table:table-cell>
          <table:table-cell table:formula="of:=[.L9]" office:value-type="float" office:value="5866" calcext:value-type="float">
            <text:p>5866</text:p>
          </table:table-cell>
          <table:table-cell table:formula="of:=[.M9]/12" office:value-type="float" office:value="488.833333333333" calcext:value-type="float">
            <text:p>488.8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9]+[.O9]+[.P9];2)" office:value-type="float" office:value="1144.67" calcext:value-type="float">
            <text:p>1144.67</text:p>
          </table:table-cell>
          <table:table-cell table:formula="of:=&quot;[InlineData(&quot;&amp;[.A9]&amp;&quot;, &quot;&amp;[.C9]&amp;&quot;)] &quot;&amp;[.B9]" office:value-type="string" office:string-value="[InlineData(2060, 1144.67)] " calcext:value-type="string">
            <text:p>[InlineData(2060, 1144.67)] </text:p>
          </table:table-cell>
          <table:table-cell table:number-columns-repeated="16366"/>
        </table:table-row>
        <table:table-row table:style-name="ro1">
          <table:table-cell table:formula="of:=[.A9]+5" office:value-type="float" office:value="2065" calcext:value-type="float">
            <text:p>2065</text:p>
          </table:table-cell>
          <table:table-cell/>
          <table:table-cell table:formula="of:=IF([.G10]=0;0;IF([.F10] &lt; 65;[.H10];IF([.F10]&gt;=88;[.H10]*2;[.Q10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0]-[.E10]" office:value-type="float" office:value="90" calcext:value-type="float">
            <text:p>90</text:p>
          </table:table-cell>
          <table:table-cell table:formula="of:=IF([.A10]&gt;=[.D10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0]-65" office:value-type="float" office:value="25" calcext:value-type="float">
            <text:p>25</text:p>
          </table:table-cell>
          <table:table-cell table:formula="of:=[.I10]/10" office:value-type="float" office:value="2.5" calcext:value-type="float">
            <text:p>2.5</text:p>
          </table:table-cell>
          <table:table-cell table:formula="of:=1.5+([.J10]*1)" office:value-type="float" office:value="4" calcext:value-type="float">
            <text:p>4</text:p>
          </table:table-cell>
          <table:table-cell table:formula="of:=[.K10]*1676" office:value-type="float" office:value="6704" calcext:value-type="float">
            <text:p>6704</text:p>
          </table:table-cell>
          <table:table-cell table:formula="of:=[.L10]" office:value-type="float" office:value="6704" calcext:value-type="float">
            <text:p>6704</text:p>
          </table:table-cell>
          <table:table-cell table:formula="of:=[.M10]/12" office:value-type="float" office:value="558.666666666667" calcext:value-type="float">
            <text:p>558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0]+[.O10]+[.P10];2)" office:value-type="float" office:value="1214.5" calcext:value-type="float">
            <text:p>1214.5</text:p>
          </table:table-cell>
          <table:table-cell table:formula="of:=&quot;[InlineData(&quot;&amp;[.A10]&amp;&quot;, &quot;&amp;[.C10]&amp;&quot;)] &quot;&amp;[.B10]" office:value-type="string" office:string-value="[InlineData(2065, 6000)] " calcext:value-type="string">
            <text:p>[InlineData(2065, 6000)] </text:p>
          </table:table-cell>
          <table:table-cell table:number-columns-repeated="16366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// age 88, first year of assisted living</text:p>
          </table:table-cell>
          <table:table-cell table:formula="of:=IF([.G11]=0;0;IF([.F11] &lt; 65;[.H11];IF([.F11]&gt;=88;[.H11]*2;[.Q11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1]-[.E11]" office:value-type="float" office:value="88" calcext:value-type="float">
            <text:p>88</text:p>
          </table:table-cell>
          <table:table-cell table:formula="of:=IF([.A11]&gt;=[.D11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1]-65" office:value-type="float" office:value="23" calcext:value-type="float">
            <text:p>23</text:p>
          </table:table-cell>
          <table:table-cell table:formula="of:=[.I11]/10" office:value-type="float" office:value="2.3" calcext:value-type="float">
            <text:p>2.3</text:p>
          </table:table-cell>
          <table:table-cell table:formula="of:=1.5+([.J11]*1)" office:value-type="float" office:value="3.8" calcext:value-type="float">
            <text:p>3.8</text:p>
          </table:table-cell>
          <table:table-cell table:formula="of:=[.K11]*1676" office:value-type="float" office:value="6368.8" calcext:value-type="float">
            <text:p>6368.8</text:p>
          </table:table-cell>
          <table:table-cell table:formula="of:=[.L11]" office:value-type="float" office:value="6368.8" calcext:value-type="float">
            <text:p>6368.8</text:p>
          </table:table-cell>
          <table:table-cell table:formula="of:=[.M11]/12" office:value-type="float" office:value="530.733333333333" calcext:value-type="float">
            <text:p>530.7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1]+[.O11]+[.P11];2)" office:value-type="float" office:value="1186.57" calcext:value-type="float">
            <text:p>1186.57</text:p>
          </table:table-cell>
          <table:table-cell table:formula="of:=&quot;[InlineData(&quot;&amp;[.A11]&amp;&quot;, &quot;&amp;[.C11]&amp;&quot;)] &quot;&amp;[.B11]" office:value-type="string" office:string-value="[InlineData(2063, 6000)] // age 88, first year of assisted living" calcext:value-type="string">
            <text:p>[InlineData(2063, 6000)] // age 88, first year of assisted living</text:p>
          </table:table-cell>
          <table:table-cell table:number-columns-repeated="1636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06:46:58.583156255</meta:creation-date>
    <meta:generator>LibreOffice/24.2.7.2$Linux_X86_64 LibreOffice_project/420$Build-2</meta:generator>
    <dc:date>2025-07-19T11:00:10.968729116</dc:date>
    <meta:editing-duration>PT53M58S</meta:editing-duration>
    <meta:editing-cycles>7</meta:editing-cycles>
    <meta:document-statistic meta:table-count="7" meta:cell-count="2692" meta:object-count="0"/>
  </office:meta>
</office:document-meta>
</file>